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.807959219326676" calcext:value-type="float">
            <text:p>0.807959219326676</text:p>
          </table:table-cell>
          <table:table-cell table:formula="of:=[.A1]" office:value-type="float" office:value="0.807959219326676" calcext:value-type="float">
            <text:p>0.807959219326676</text:p>
          </table:table-cell>
        </table:table-row>
        <table:table-row table:style-name="ro1">
          <table:table-cell office:value-type="float" office:value="0.157703861669719" calcext:value-type="float">
            <text:p>0.157703861669719</text:p>
          </table:table-cell>
          <table:table-cell table:formula="of:=[.A2]+[.B1]" office:value-type="float" office:value="0.965663080996394" calcext:value-type="float">
            <text:p>0.965663080996394</text:p>
          </table:table-cell>
        </table:table-row>
        <table:table-row table:style-name="ro1">
          <table:table-cell office:value-type="float" office:value="0.20222105885793" calcext:value-type="float">
            <text:p>0.20222105885793</text:p>
          </table:table-cell>
          <table:table-cell table:formula="of:=[.A3]+[.B2]" office:value-type="float" office:value="1.16788413985432" calcext:value-type="float">
            <text:p>1.16788413985432</text:p>
          </table:table-cell>
        </table:table-row>
        <table:table-row table:style-name="ro1">
          <table:table-cell office:value-type="float" office:value="0.102107878130765" calcext:value-type="float">
            <text:p>0.102107878130765</text:p>
          </table:table-cell>
          <table:table-cell table:formula="of:=[.A4]+[.B3]" office:value-type="float" office:value="1.26999201798509" calcext:value-type="float">
            <text:p>1.26999201798509</text:p>
          </table:table-cell>
        </table:table-row>
        <table:table-row table:style-name="ro1">
          <table:table-cell office:value-type="float" office:value="0.44705196203352" calcext:value-type="float">
            <text:p>0.44705196203352</text:p>
          </table:table-cell>
          <table:table-cell table:formula="of:=[.A5]+[.B4]" office:value-type="float" office:value="1.71704398001861" calcext:value-type="float">
            <text:p>1.71704398001861</text:p>
          </table:table-cell>
        </table:table-row>
        <table:table-row table:style-name="ro1">
          <table:table-cell office:value-type="float" office:value="0.874114736445637" calcext:value-type="float">
            <text:p>0.874114736445637</text:p>
          </table:table-cell>
          <table:table-cell table:formula="of:=[.A6]+[.B5]" office:value-type="float" office:value="2.59115871646425" calcext:value-type="float">
            <text:p>2.59115871646425</text:p>
          </table:table-cell>
        </table:table-row>
        <table:table-row table:style-name="ro1">
          <table:table-cell office:value-type="float" office:value="0.867649250151015" calcext:value-type="float">
            <text:p>0.867649250151015</text:p>
          </table:table-cell>
          <table:table-cell table:formula="of:=[.A7]+[.B6]" office:value-type="float" office:value="3.45880796661526" calcext:value-type="float">
            <text:p>3.45880796661526</text:p>
          </table:table-cell>
        </table:table-row>
        <table:table-row table:style-name="ro1">
          <table:table-cell office:value-type="float" office:value="0.786825483293778" calcext:value-type="float">
            <text:p>0.786825483293778</text:p>
          </table:table-cell>
          <table:table-cell table:formula="of:=[.A8]+[.B7]" office:value-type="float" office:value="4.24563344990904" calcext:value-type="float">
            <text:p>4.24563344990904</text:p>
          </table:table-cell>
        </table:table-row>
        <table:table-row table:style-name="ro1">
          <table:table-cell office:value-type="float" office:value="0.185358019675365" calcext:value-type="float">
            <text:p>0.185358019675365</text:p>
          </table:table-cell>
          <table:table-cell table:formula="of:=[.A9]+[.B8]" office:value-type="float" office:value="4.4309914695844" calcext:value-type="float">
            <text:p>4.4309914695844</text:p>
          </table:table-cell>
        </table:table-row>
        <table:table-row table:style-name="ro1">
          <table:table-cell office:value-type="float" office:value="0.890702149317783" calcext:value-type="float">
            <text:p>0.890702149317783</text:p>
          </table:table-cell>
          <table:table-cell table:formula="of:=[.A10]+[.B9]" office:value-type="float" office:value="5.32169361890219" calcext:value-type="float">
            <text:p>5.32169361890219</text:p>
          </table:table-cell>
        </table:table-row>
        <table:table-row table:style-name="ro1">
          <table:table-cell office:value-type="float" office:value="0.0838534055148773" calcext:value-type="float">
            <text:p>0.0838534055148773</text:p>
          </table:table-cell>
          <table:table-cell table:formula="of:=[.A11]+[.B10]" office:value-type="float" office:value="5.40554702441706" calcext:value-type="float">
            <text:p>5.40554702441706</text:p>
          </table:table-cell>
        </table:table-row>
        <table:table-row table:style-name="ro1">
          <table:table-cell office:value-type="float" office:value="0.456141345470126" calcext:value-type="float">
            <text:p>0.456141345470126</text:p>
          </table:table-cell>
          <table:table-cell table:formula="of:=[.A12]+[.B11]" office:value-type="float" office:value="5.86168836988719" calcext:value-type="float">
            <text:p>5.86168836988719</text:p>
          </table:table-cell>
        </table:table-row>
        <table:table-row table:style-name="ro1">
          <table:table-cell office:value-type="float" office:value="0.474796808598302" calcext:value-type="float">
            <text:p>0.474796808598302</text:p>
          </table:table-cell>
          <table:table-cell table:formula="of:=[.A13]+[.B12]" office:value-type="float" office:value="6.33648517848549" calcext:value-type="float">
            <text:p>6.33648517848549</text:p>
          </table:table-cell>
        </table:table-row>
        <table:table-row table:style-name="ro1">
          <table:table-cell office:value-type="float" office:value="0.218980753353698" calcext:value-type="float">
            <text:p>0.218980753353698</text:p>
          </table:table-cell>
          <table:table-cell table:formula="of:=[.A14]+[.B13]" office:value-type="float" office:value="6.55546593183919" calcext:value-type="float">
            <text:p>6.55546593183919</text:p>
          </table:table-cell>
        </table:table-row>
        <table:table-row table:style-name="ro1">
          <table:table-cell office:value-type="float" office:value="0.266436127279897" calcext:value-type="float">
            <text:p>0.266436127279897</text:p>
          </table:table-cell>
          <table:table-cell table:formula="of:=[.A15]+[.B14]" office:value-type="float" office:value="6.82190205911909" calcext:value-type="float">
            <text:p>6.82190205911909</text:p>
          </table:table-cell>
        </table:table-row>
        <table:table-row table:style-name="ro1">
          <table:table-cell office:value-type="float" office:value="0.674542480171508" calcext:value-type="float">
            <text:p>0.674542480171508</text:p>
          </table:table-cell>
          <table:table-cell table:formula="of:=[.A16]+[.B15]" office:value-type="float" office:value="7.4964445392906" calcext:value-type="float">
            <text:p>7.4964445392906</text:p>
          </table:table-cell>
        </table:table-row>
        <table:table-row table:style-name="ro1">
          <table:table-cell office:value-type="float" office:value="0.744103188873286" calcext:value-type="float">
            <text:p>0.744103188873286</text:p>
          </table:table-cell>
          <table:table-cell table:formula="of:=[.A17]+[.B16]" office:value-type="float" office:value="8.24054772816388" calcext:value-type="float">
            <text:p>8.24054772816388</text:p>
          </table:table-cell>
        </table:table-row>
        <table:table-row table:style-name="ro1">
          <table:table-cell office:value-type="float" office:value="0.51278510397232" calcext:value-type="float">
            <text:p>0.51278510397232</text:p>
          </table:table-cell>
          <table:table-cell table:formula="of:=[.A18]+[.B17]" office:value-type="float" office:value="8.7533328321362" calcext:value-type="float">
            <text:p>8.7533328321362</text:p>
          </table:table-cell>
        </table:table-row>
        <table:table-row table:style-name="ro1">
          <table:table-cell office:value-type="float" office:value="0.35532066538771" calcext:value-type="float">
            <text:p>0.35532066538771</text:p>
          </table:table-cell>
          <table:table-cell table:formula="of:=[.A19]+[.B18]" office:value-type="float" office:value="9.10865349752391" calcext:value-type="float">
            <text:p>9.10865349752391</text:p>
          </table:table-cell>
        </table:table-row>
        <table:table-row table:style-name="ro1">
          <table:table-cell office:value-type="float" office:value="0.455544046922269" calcext:value-type="float">
            <text:p>0.455544046922269</text:p>
          </table:table-cell>
          <table:table-cell table:formula="of:=[.A20]+[.B19]" office:value-type="float" office:value="9.56419754444618" calcext:value-type="float">
            <text:p>9.56419754444618</text:p>
          </table:table-cell>
        </table:table-row>
        <table:table-row table:style-name="ro1">
          <table:table-cell office:value-type="float" office:value="0.00408350972076457" calcext:value-type="float">
            <text:p>0.00408350972076457</text:p>
          </table:table-cell>
          <table:table-cell table:formula="of:=[.A21]+[.B20]" office:value-type="float" office:value="9.56828105416695" calcext:value-type="float">
            <text:p>9.56828105416695</text:p>
          </table:table-cell>
        </table:table-row>
        <table:table-row table:style-name="ro1">
          <table:table-cell office:value-type="float" office:value="0.1097043685266" calcext:value-type="float">
            <text:p>0.1097043685266</text:p>
          </table:table-cell>
          <table:table-cell table:formula="of:=[.A22]+[.B21]" office:value-type="float" office:value="9.67798542269355" calcext:value-type="float">
            <text:p>9.67798542269355</text:p>
          </table:table-cell>
        </table:table-row>
        <table:table-row table:style-name="ro1">
          <table:table-cell office:value-type="float" office:value="0.521995463751372" calcext:value-type="float">
            <text:p>0.521995463751372</text:p>
          </table:table-cell>
          <table:table-cell table:formula="of:=[.A23]+[.B22]" office:value-type="float" office:value="10.1999808864449" calcext:value-type="float">
            <text:p>10.1999808864449</text:p>
          </table:table-cell>
        </table:table-row>
        <table:table-row table:style-name="ro1">
          <table:table-cell office:value-type="float" office:value="0.41613798121997" calcext:value-type="float">
            <text:p>0.41613798121997</text:p>
          </table:table-cell>
          <table:table-cell table:formula="of:=[.A24]+[.B23]" office:value-type="float" office:value="10.6161188676649" calcext:value-type="float">
            <text:p>10.6161188676649</text:p>
          </table:table-cell>
        </table:table-row>
        <table:table-row table:style-name="ro1">
          <table:table-cell office:value-type="float" office:value="0.289583426611034" calcext:value-type="float">
            <text:p>0.289583426611034</text:p>
          </table:table-cell>
          <table:table-cell table:formula="of:=[.A25]+[.B24]" office:value-type="float" office:value="10.9057022942759" calcext:value-type="float">
            <text:p>10.9057022942759</text:p>
          </table:table-cell>
        </table:table-row>
        <table:table-row table:style-name="ro1">
          <table:table-cell office:value-type="float" office:value="0.675069411829236" calcext:value-type="float">
            <text:p>0.675069411829236</text:p>
          </table:table-cell>
          <table:table-cell table:formula="of:=[.A26]+[.B25]" office:value-type="float" office:value="11.5807717061052" calcext:value-type="float">
            <text:p>11.5807717061052</text:p>
          </table:table-cell>
        </table:table-row>
        <table:table-row table:style-name="ro1">
          <table:table-cell office:value-type="float" office:value="0.699103476801462" calcext:value-type="float">
            <text:p>0.699103476801462</text:p>
          </table:table-cell>
          <table:table-cell table:formula="of:=[.A27]+[.B26]" office:value-type="float" office:value="12.2798751829066" calcext:value-type="float">
            <text:p>12.2798751829066</text:p>
          </table:table-cell>
        </table:table-row>
        <table:table-row table:style-name="ro1">
          <table:table-cell office:value-type="float" office:value="0.836688999255784" calcext:value-type="float">
            <text:p>0.836688999255784</text:p>
          </table:table-cell>
          <table:table-cell table:formula="of:=[.A28]+[.B27]" office:value-type="float" office:value="13.1165641821624" calcext:value-type="float">
            <text:p>13.1165641821624</text:p>
          </table:table-cell>
        </table:table-row>
        <table:table-row table:style-name="ro1">
          <table:table-cell office:value-type="float" office:value="0.0718405321387737" calcext:value-type="float">
            <text:p>0.0718405321387737</text:p>
          </table:table-cell>
          <table:table-cell table:formula="of:=[.A29]+[.B28]" office:value-type="float" office:value="13.1884047143012" calcext:value-type="float">
            <text:p>13.1884047143012</text:p>
          </table:table-cell>
        </table:table-row>
        <table:table-row table:style-name="ro1">
          <table:table-cell office:value-type="float" office:value="0.660594571346638" calcext:value-type="float">
            <text:p>0.660594571346638</text:p>
          </table:table-cell>
          <table:table-cell table:formula="of:=[.A30]+[.B29]" office:value-type="float" office:value="13.8489992856478" calcext:value-type="float">
            <text:p>13.8489992856478</text:p>
          </table:table-cell>
        </table:table-row>
        <table:table-row table:style-name="ro1">
          <table:table-cell office:value-type="float" office:value="0.966283070566387" calcext:value-type="float">
            <text:p>0.966283070566387</text:p>
          </table:table-cell>
          <table:table-cell table:formula="of:=[.A31]+[.B30]" office:value-type="float" office:value="14.8152823562142" calcext:value-type="float">
            <text:p>14.8152823562142</text:p>
          </table:table-cell>
        </table:table-row>
        <table:table-row table:style-name="ro1">
          <table:table-cell office:value-type="float" office:value="0.378575555868884" calcext:value-type="float">
            <text:p>0.378575555868884</text:p>
          </table:table-cell>
          <table:table-cell table:formula="of:=[.A32]+[.B31]" office:value-type="float" office:value="15.1938579120831" calcext:value-type="float">
            <text:p>15.1938579120831</text:p>
          </table:table-cell>
        </table:table-row>
        <table:table-row table:style-name="ro1">
          <table:table-cell office:value-type="float" office:value="0.77197794624962" calcext:value-type="float">
            <text:p>0.77197794624962</text:p>
          </table:table-cell>
          <table:table-cell table:formula="of:=[.A33]+[.B32]" office:value-type="float" office:value="15.9658358583327" calcext:value-type="float">
            <text:p>15.9658358583327</text:p>
          </table:table-cell>
        </table:table-row>
        <table:table-row table:style-name="ro1">
          <table:table-cell office:value-type="float" office:value="0.724987352098685" calcext:value-type="float">
            <text:p>0.724987352098685</text:p>
          </table:table-cell>
          <table:table-cell table:formula="of:=[.A34]+[.B33]" office:value-type="float" office:value="16.6908232104314" calcext:value-type="float">
            <text:p>16.6908232104314</text:p>
          </table:table-cell>
        </table:table-row>
        <table:table-row table:style-name="ro1">
          <table:table-cell office:value-type="float" office:value="0.62075222131059" calcext:value-type="float">
            <text:p>0.62075222131059</text:p>
          </table:table-cell>
          <table:table-cell table:formula="of:=[.A35]+[.B34]" office:value-type="float" office:value="17.311575431742" calcext:value-type="float">
            <text:p>17.311575431742</text:p>
          </table:table-cell>
        </table:table-row>
        <table:table-row table:style-name="ro1">
          <table:table-cell office:value-type="float" office:value="0.990889840675562" calcext:value-type="float">
            <text:p>0.990889840675562</text:p>
          </table:table-cell>
          <table:table-cell table:formula="of:=[.A36]+[.B35]" office:value-type="float" office:value="18.3024652724175" calcext:value-type="float">
            <text:p>18.3024652724175</text:p>
          </table:table-cell>
        </table:table-row>
        <table:table-row table:style-name="ro1">
          <table:table-cell office:value-type="float" office:value="0.0232865968559001" calcext:value-type="float">
            <text:p>0.0232865968559001</text:p>
          </table:table-cell>
          <table:table-cell table:formula="of:=[.A37]+[.B36]" office:value-type="float" office:value="18.3257518692734" calcext:value-type="float">
            <text:p>18.3257518692734</text:p>
          </table:table-cell>
        </table:table-row>
        <table:table-row table:style-name="ro1">
          <table:table-cell office:value-type="float" office:value="0.733352941238587" calcext:value-type="float">
            <text:p>0.733352941238587</text:p>
          </table:table-cell>
          <table:table-cell table:formula="of:=[.A38]+[.B37]" office:value-type="float" office:value="19.059104810512" calcext:value-type="float">
            <text:p>19.059104810512</text:p>
          </table:table-cell>
        </table:table-row>
        <table:table-row table:style-name="ro1">
          <table:table-cell office:value-type="float" office:value="0.984838215096852" calcext:value-type="float">
            <text:p>0.984838215096852</text:p>
          </table:table-cell>
          <table:table-cell table:formula="of:=[.A39]+[.B38]" office:value-type="float" office:value="20.0439430256089" calcext:value-type="float">
            <text:p>20.0439430256089</text:p>
          </table:table-cell>
        </table:table-row>
        <table:table-row table:style-name="ro1">
          <table:table-cell office:value-type="float" office:value="0.00622777456175322" calcext:value-type="float">
            <text:p>0.00622777456175322</text:p>
          </table:table-cell>
          <table:table-cell table:formula="of:=[.A40]+[.B39]" office:value-type="float" office:value="20.0501708001706" calcext:value-type="float">
            <text:p>20.0501708001706</text:p>
          </table:table-cell>
        </table:table-row>
        <table:table-row table:style-name="ro1">
          <table:table-cell office:value-type="float" office:value="0.912695748388504" calcext:value-type="float">
            <text:p>0.912695748388504</text:p>
          </table:table-cell>
          <table:table-cell table:formula="of:=[.A41]+[.B40]" office:value-type="float" office:value="20.9628665485591" calcext:value-type="float">
            <text:p>20.9628665485591</text:p>
          </table:table-cell>
        </table:table-row>
        <table:table-row table:style-name="ro1">
          <table:table-cell office:value-type="float" office:value="0.161691403094445" calcext:value-type="float">
            <text:p>0.161691403094445</text:p>
          </table:table-cell>
          <table:table-cell table:formula="of:=[.A42]+[.B41]" office:value-type="float" office:value="21.1245579516536" calcext:value-type="float">
            <text:p>21.1245579516536</text:p>
          </table:table-cell>
        </table:table-row>
        <table:table-row table:style-name="ro1">
          <table:table-cell office:value-type="float" office:value="0.443357613134823" calcext:value-type="float">
            <text:p>0.443357613134823</text:p>
          </table:table-cell>
          <table:table-cell table:formula="of:=[.A43]+[.B42]" office:value-type="float" office:value="21.5679155647884" calcext:value-type="float">
            <text:p>21.5679155647884</text:p>
          </table:table-cell>
        </table:table-row>
        <table:table-row table:style-name="ro1">
          <table:table-cell office:value-type="float" office:value="0.767639512920549" calcext:value-type="float">
            <text:p>0.767639512920549</text:p>
          </table:table-cell>
          <table:table-cell table:formula="of:=[.A44]+[.B43]" office:value-type="float" office:value="22.335555077709" calcext:value-type="float">
            <text:p>22.335555077709</text:p>
          </table:table-cell>
        </table:table-row>
        <table:table-row table:style-name="ro1">
          <table:table-cell office:value-type="float" office:value="0.477918688747138" calcext:value-type="float">
            <text:p>0.477918688747138</text:p>
          </table:table-cell>
          <table:table-cell table:formula="of:=[.A45]+[.B44]" office:value-type="float" office:value="22.8134737664561" calcext:value-type="float">
            <text:p>22.8134737664561</text:p>
          </table:table-cell>
        </table:table-row>
        <table:table-row table:style-name="ro1">
          <table:table-cell office:value-type="float" office:value="0.14262578403104" calcext:value-type="float">
            <text:p>0.14262578403104</text:p>
          </table:table-cell>
          <table:table-cell table:formula="of:=[.A46]+[.B45]" office:value-type="float" office:value="22.9560995504871" calcext:value-type="float">
            <text:p>22.9560995504871</text:p>
          </table:table-cell>
        </table:table-row>
        <table:table-row table:style-name="ro1">
          <table:table-cell office:value-type="float" office:value="0.781409013537379" calcext:value-type="float">
            <text:p>0.781409013537379</text:p>
          </table:table-cell>
          <table:table-cell table:formula="of:=[.A47]+[.B46]" office:value-type="float" office:value="23.7375085640245" calcext:value-type="float">
            <text:p>23.7375085640245</text:p>
          </table:table-cell>
        </table:table-row>
        <table:table-row table:style-name="ro1">
          <table:table-cell office:value-type="float" office:value="0.214308900561354" calcext:value-type="float">
            <text:p>0.214308900561354</text:p>
          </table:table-cell>
          <table:table-cell table:formula="of:=[.A48]+[.B47]" office:value-type="float" office:value="23.9518174645859" calcext:value-type="float">
            <text:p>23.9518174645859</text:p>
          </table:table-cell>
        </table:table-row>
        <table:table-row table:style-name="ro1">
          <table:table-cell office:value-type="float" office:value="0.138593602119837" calcext:value-type="float">
            <text:p>0.138593602119837</text:p>
          </table:table-cell>
          <table:table-cell table:formula="of:=[.A49]+[.B48]" office:value-type="float" office:value="24.0904110667057" calcext:value-type="float">
            <text:p>24.0904110667057</text:p>
          </table:table-cell>
        </table:table-row>
        <table:table-row table:style-name="ro1">
          <table:table-cell office:value-type="float" office:value="0.794941700109509" calcext:value-type="float">
            <text:p>0.794941700109509</text:p>
          </table:table-cell>
          <table:table-cell table:formula="of:=[.A50]+[.B49]" office:value-type="float" office:value="24.8853527668152" calcext:value-type="float">
            <text:p>24.8853527668152</text:p>
          </table:table-cell>
        </table:table-row>
        <table:table-row table:style-name="ro1">
          <table:table-cell office:value-type="float" office:value="0.909825357044159" calcext:value-type="float">
            <text:p>0.909825357044159</text:p>
          </table:table-cell>
          <table:table-cell table:formula="of:=[.A51]+[.B50]" office:value-type="float" office:value="25.7951781238594" calcext:value-type="float">
            <text:p>25.7951781238594</text:p>
          </table:table-cell>
        </table:table-row>
        <table:table-row table:style-name="ro1">
          <table:table-cell office:value-type="float" office:value="0.577803667211154" calcext:value-type="float">
            <text:p>0.577803667211154</text:p>
          </table:table-cell>
          <table:table-cell table:formula="of:=[.A52]+[.B51]" office:value-type="float" office:value="26.3729817910705" calcext:value-type="float">
            <text:p>26.3729817910705</text:p>
          </table:table-cell>
        </table:table-row>
        <table:table-row table:style-name="ro1">
          <table:table-cell office:value-type="float" office:value="0.458329032459464" calcext:value-type="float">
            <text:p>0.458329032459464</text:p>
          </table:table-cell>
          <table:table-cell table:formula="of:=[.A53]+[.B52]" office:value-type="float" office:value="26.83131082353" calcext:value-type="float">
            <text:p>26.83131082353</text:p>
          </table:table-cell>
        </table:table-row>
        <table:table-row table:style-name="ro1">
          <table:table-cell office:value-type="float" office:value="0.481426003990709" calcext:value-type="float">
            <text:p>0.481426003990709</text:p>
          </table:table-cell>
          <table:table-cell table:formula="of:=[.A54]+[.B53]" office:value-type="float" office:value="27.3127368275207" calcext:value-type="float">
            <text:p>27.3127368275207</text:p>
          </table:table-cell>
        </table:table-row>
        <table:table-row table:style-name="ro1">
          <table:table-cell office:value-type="float" office:value="0.712034177199026" calcext:value-type="float">
            <text:p>0.712034177199026</text:p>
          </table:table-cell>
          <table:table-cell table:formula="of:=[.A55]+[.B54]" office:value-type="float" office:value="28.0247710047197" calcext:value-type="float">
            <text:p>28.0247710047197</text:p>
          </table:table-cell>
        </table:table-row>
        <table:table-row table:style-name="ro1">
          <table:table-cell office:value-type="float" office:value="0.527372636497809" calcext:value-type="float">
            <text:p>0.527372636497809</text:p>
          </table:table-cell>
          <table:table-cell table:formula="of:=[.A56]+[.B55]" office:value-type="float" office:value="28.5521436412175" calcext:value-type="float">
            <text:p>28.5521436412175</text:p>
          </table:table-cell>
        </table:table-row>
        <table:table-row table:style-name="ro1">
          <table:table-cell office:value-type="float" office:value="0.242780857758725" calcext:value-type="float">
            <text:p>0.242780857758725</text:p>
          </table:table-cell>
          <table:table-cell table:formula="of:=[.A57]+[.B56]" office:value-type="float" office:value="28.7949244989762" calcext:value-type="float">
            <text:p>28.7949244989762</text:p>
          </table:table-cell>
        </table:table-row>
        <table:table-row table:style-name="ro1">
          <table:table-cell office:value-type="float" office:value="0.521339095535909" calcext:value-type="float">
            <text:p>0.521339095535909</text:p>
          </table:table-cell>
          <table:table-cell table:formula="of:=[.A58]+[.B57]" office:value-type="float" office:value="29.3162635945122" calcext:value-type="float">
            <text:p>29.3162635945122</text:p>
          </table:table-cell>
        </table:table-row>
        <table:table-row table:style-name="ro1">
          <table:table-cell office:value-type="float" office:value="0.0546946508601621" calcext:value-type="float">
            <text:p>0.0546946508601621</text:p>
          </table:table-cell>
          <table:table-cell table:formula="of:=[.A59]+[.B58]" office:value-type="float" office:value="29.3709582453723" calcext:value-type="float">
            <text:p>29.3709582453723</text:p>
          </table:table-cell>
        </table:table-row>
        <table:table-row table:style-name="ro1">
          <table:table-cell office:value-type="float" office:value="0.679345630949673" calcext:value-type="float">
            <text:p>0.679345630949673</text:p>
          </table:table-cell>
          <table:table-cell table:formula="of:=[.A60]+[.B59]" office:value-type="float" office:value="30.050303876322" calcext:value-type="float">
            <text:p>30.050303876322</text:p>
          </table:table-cell>
        </table:table-row>
        <table:table-row table:style-name="ro1">
          <table:table-cell office:value-type="float" office:value="0.456686194847713" calcext:value-type="float">
            <text:p>0.456686194847713</text:p>
          </table:table-cell>
          <table:table-cell table:formula="of:=[.A61]+[.B60]" office:value-type="float" office:value="30.5069900711697" calcext:value-type="float">
            <text:p>30.5069900711697</text:p>
          </table:table-cell>
        </table:table-row>
        <table:table-row table:style-name="ro1">
          <table:table-cell office:value-type="float" office:value="0.959495784482088" calcext:value-type="float">
            <text:p>0.959495784482088</text:p>
          </table:table-cell>
          <table:table-cell table:formula="of:=[.A62]+[.B61]" office:value-type="float" office:value="31.4664858556518" calcext:value-type="float">
            <text:p>31.4664858556518</text:p>
          </table:table-cell>
        </table:table-row>
        <table:table-row table:style-name="ro1">
          <table:table-cell office:value-type="float" office:value="0.31557380320209" calcext:value-type="float">
            <text:p>0.31557380320209</text:p>
          </table:table-cell>
          <table:table-cell table:formula="of:=[.A63]+[.B62]" office:value-type="float" office:value="31.7820596588539" calcext:value-type="float">
            <text:p>31.7820596588539</text:p>
          </table:table-cell>
        </table:table-row>
        <table:table-row table:style-name="ro1">
          <table:table-cell office:value-type="float" office:value="0.0794020285034719" calcext:value-type="float">
            <text:p>0.0794020285034719</text:p>
          </table:table-cell>
          <table:table-cell table:formula="of:=[.A64]+[.B63]" office:value-type="float" office:value="31.8614616873574" calcext:value-type="float">
            <text:p>31.8614616873574</text:p>
          </table:table-cell>
        </table:table-row>
        <table:table-row table:style-name="ro1">
          <table:table-cell office:value-type="float" office:value="0.034810750141302" calcext:value-type="float">
            <text:p>0.034810750141302</text:p>
          </table:table-cell>
          <table:table-cell table:formula="of:=[.A65]+[.B64]" office:value-type="float" office:value="31.8962724374987" calcext:value-type="float">
            <text:p>31.8962724374987</text:p>
          </table:table-cell>
        </table:table-row>
        <table:table-row table:style-name="ro1">
          <table:table-cell office:value-type="float" office:value="0.764458827289476" calcext:value-type="float">
            <text:p>0.764458827289476</text:p>
          </table:table-cell>
          <table:table-cell table:formula="of:=[.A66]+[.B65]" office:value-type="float" office:value="32.6607312647881" calcext:value-type="float">
            <text:p>32.6607312647881</text:p>
          </table:table-cell>
        </table:table-row>
        <table:table-row table:style-name="ro1">
          <table:table-cell office:value-type="float" office:value="0.472277407944713" calcext:value-type="float">
            <text:p>0.472277407944713</text:p>
          </table:table-cell>
          <table:table-cell table:formula="of:=[.A67]+[.B66]" office:value-type="float" office:value="33.1330086727328" calcext:value-type="float">
            <text:p>33.1330086727328</text:p>
          </table:table-cell>
        </table:table-row>
        <table:table-row table:style-name="ro1">
          <table:table-cell office:value-type="float" office:value="0.831132511656683" calcext:value-type="float">
            <text:p>0.831132511656683</text:p>
          </table:table-cell>
          <table:table-cell table:formula="of:=[.A68]+[.B67]" office:value-type="float" office:value="33.9641411843895" calcext:value-type="float">
            <text:p>33.9641411843895</text:p>
          </table:table-cell>
        </table:table-row>
        <table:table-row table:style-name="ro1">
          <table:table-cell office:value-type="float" office:value="0.915904139070269" calcext:value-type="float">
            <text:p>0.915904139070269</text:p>
          </table:table-cell>
          <table:table-cell table:formula="of:=[.A69]+[.B68]" office:value-type="float" office:value="34.8800453234598" calcext:value-type="float">
            <text:p>34.8800453234598</text:p>
          </table:table-cell>
        </table:table-row>
        <table:table-row table:style-name="ro1">
          <table:table-cell office:value-type="float" office:value="0.14374527706871" calcext:value-type="float">
            <text:p>0.14374527706871</text:p>
          </table:table-cell>
          <table:table-cell table:formula="of:=[.A70]+[.B69]" office:value-type="float" office:value="35.0237906005285" calcext:value-type="float">
            <text:p>35.0237906005285</text:p>
          </table:table-cell>
        </table:table-row>
        <table:table-row table:style-name="ro1">
          <table:table-cell office:value-type="float" office:value="0.373263613687865" calcext:value-type="float">
            <text:p>0.373263613687865</text:p>
          </table:table-cell>
          <table:table-cell table:formula="of:=[.A71]+[.B70]" office:value-type="float" office:value="35.3970542142164" calcext:value-type="float">
            <text:p>35.3970542142164</text:p>
          </table:table-cell>
        </table:table-row>
        <table:table-row table:style-name="ro1">
          <table:table-cell office:value-type="float" office:value="0.339195787755859" calcext:value-type="float">
            <text:p>0.339195787755859</text:p>
          </table:table-cell>
          <table:table-cell table:formula="of:=[.A72]+[.B71]" office:value-type="float" office:value="35.7362500019722" calcext:value-type="float">
            <text:p>35.7362500019722</text:p>
          </table:table-cell>
        </table:table-row>
        <table:table-row table:style-name="ro1">
          <table:table-cell office:value-type="float" office:value="0.989741436342841" calcext:value-type="float">
            <text:p>0.989741436342841</text:p>
          </table:table-cell>
          <table:table-cell table:formula="of:=[.A73]+[.B72]" office:value-type="float" office:value="36.7259914383151" calcext:value-type="float">
            <text:p>36.7259914383151</text:p>
          </table:table-cell>
        </table:table-row>
        <table:table-row table:style-name="ro1">
          <table:table-cell office:value-type="float" office:value="0.538513667983588" calcext:value-type="float">
            <text:p>0.538513667983588</text:p>
          </table:table-cell>
          <table:table-cell table:formula="of:=[.A74]+[.B73]" office:value-type="float" office:value="37.2645051062987" calcext:value-type="float">
            <text:p>37.2645051062987</text:p>
          </table:table-cell>
        </table:table-row>
        <table:table-row table:style-name="ro1">
          <table:table-cell office:value-type="float" office:value="0.413161296402081" calcext:value-type="float">
            <text:p>0.413161296402081</text:p>
          </table:table-cell>
          <table:table-cell table:formula="of:=[.A75]+[.B74]" office:value-type="float" office:value="37.6776664027007" calcext:value-type="float">
            <text:p>37.6776664027007</text:p>
          </table:table-cell>
        </table:table-row>
        <table:table-row table:style-name="ro1">
          <table:table-cell office:value-type="float" office:value="0.0847931202429797" calcext:value-type="float">
            <text:p>0.0847931202429797</text:p>
          </table:table-cell>
          <table:table-cell table:formula="of:=[.A76]+[.B75]" office:value-type="float" office:value="37.7624595229437" calcext:value-type="float">
            <text:p>37.7624595229437</text:p>
          </table:table-cell>
        </table:table-row>
        <table:table-row table:style-name="ro1">
          <table:table-cell office:value-type="float" office:value="0.43008777127069" calcext:value-type="float">
            <text:p>0.43008777127069</text:p>
          </table:table-cell>
          <table:table-cell table:formula="of:=[.A77]+[.B76]" office:value-type="float" office:value="38.1925472942144" calcext:value-type="float">
            <text:p>38.1925472942144</text:p>
          </table:table-cell>
        </table:table-row>
        <table:table-row table:style-name="ro1">
          <table:table-cell office:value-type="float" office:value="0.403818077765137" calcext:value-type="float">
            <text:p>0.403818077765137</text:p>
          </table:table-cell>
          <table:table-cell table:formula="of:=[.A78]+[.B77]" office:value-type="float" office:value="38.5963653719795" calcext:value-type="float">
            <text:p>38.5963653719795</text:p>
          </table:table-cell>
        </table:table-row>
        <table:table-row table:style-name="ro1">
          <table:table-cell office:value-type="float" office:value="0.822700126781162" calcext:value-type="float">
            <text:p>0.822700126781162</text:p>
          </table:table-cell>
          <table:table-cell table:formula="of:=[.A79]+[.B78]" office:value-type="float" office:value="39.4190654987607" calcext:value-type="float">
            <text:p>39.4190654987607</text:p>
          </table:table-cell>
        </table:table-row>
        <table:table-row table:style-name="ro1">
          <table:table-cell office:value-type="float" office:value="0.674973495932152" calcext:value-type="float">
            <text:p>0.674973495932152</text:p>
          </table:table-cell>
          <table:table-cell table:formula="of:=[.A80]+[.B79]" office:value-type="float" office:value="40.0940389946929" calcext:value-type="float">
            <text:p>40.0940389946929</text:p>
          </table:table-cell>
        </table:table-row>
        <table:table-row table:style-name="ro1">
          <table:table-cell office:value-type="float" office:value="0.204455690771696" calcext:value-type="float">
            <text:p>0.204455690771696</text:p>
          </table:table-cell>
          <table:table-cell table:formula="of:=[.A81]+[.B80]" office:value-type="float" office:value="40.2984946854646" calcext:value-type="float">
            <text:p>40.2984946854646</text:p>
          </table:table-cell>
        </table:table-row>
        <table:table-row table:style-name="ro1">
          <table:table-cell office:value-type="float" office:value="0.181680320571191" calcext:value-type="float">
            <text:p>0.181680320571191</text:p>
          </table:table-cell>
          <table:table-cell table:formula="of:=[.A82]+[.B81]" office:value-type="float" office:value="40.4801750060358" calcext:value-type="float">
            <text:p>40.4801750060358</text:p>
          </table:table-cell>
        </table:table-row>
        <table:table-row table:style-name="ro1">
          <table:table-cell office:value-type="float" office:value="0.197947496471578" calcext:value-type="float">
            <text:p>0.197947496471578</text:p>
          </table:table-cell>
          <table:table-cell table:formula="of:=[.A83]+[.B82]" office:value-type="float" office:value="40.6781225025073" calcext:value-type="float">
            <text:p>40.6781225025073</text:p>
          </table:table-cell>
        </table:table-row>
        <table:table-row table:style-name="ro1">
          <table:table-cell office:value-type="float" office:value="0.678358923731413" calcext:value-type="float">
            <text:p>0.678358923731413</text:p>
          </table:table-cell>
          <table:table-cell table:formula="of:=[.A84]+[.B83]" office:value-type="float" office:value="41.3564814262387" calcext:value-type="float">
            <text:p>41.3564814262387</text:p>
          </table:table-cell>
        </table:table-row>
        <table:table-row table:style-name="ro1">
          <table:table-cell office:value-type="float" office:value="0.0318433237610136" calcext:value-type="float">
            <text:p>0.0318433237610136</text:p>
          </table:table-cell>
          <table:table-cell table:formula="of:=[.A85]+[.B84]" office:value-type="float" office:value="41.3883247499998" calcext:value-type="float">
            <text:p>41.3883247499998</text:p>
          </table:table-cell>
        </table:table-row>
        <table:table-row table:style-name="ro1">
          <table:table-cell office:value-type="float" office:value="0.797476867627511" calcext:value-type="float">
            <text:p>0.797476867627511</text:p>
          </table:table-cell>
          <table:table-cell table:formula="of:=[.A86]+[.B85]" office:value-type="float" office:value="42.1858016176273" calcext:value-type="float">
            <text:p>42.1858016176273</text:p>
          </table:table-cell>
        </table:table-row>
        <table:table-row table:style-name="ro1">
          <table:table-cell office:value-type="float" office:value="0.207166408010143" calcext:value-type="float">
            <text:p>0.207166408010143</text:p>
          </table:table-cell>
          <table:table-cell table:formula="of:=[.A87]+[.B86]" office:value-type="float" office:value="42.3929680256374" calcext:value-type="float">
            <text:p>42.3929680256374</text:p>
          </table:table-cell>
        </table:table-row>
        <table:table-row table:style-name="ro1">
          <table:table-cell office:value-type="float" office:value="0.983260760981134" calcext:value-type="float">
            <text:p>0.983260760981134</text:p>
          </table:table-cell>
          <table:table-cell table:formula="of:=[.A88]+[.B87]" office:value-type="float" office:value="43.3762287866186" calcext:value-type="float">
            <text:p>43.3762287866186</text:p>
          </table:table-cell>
        </table:table-row>
        <table:table-row table:style-name="ro1">
          <table:table-cell office:value-type="float" office:value="0.081067229412201" calcext:value-type="float">
            <text:p>0.081067229412201</text:p>
          </table:table-cell>
          <table:table-cell table:formula="of:=[.A89]+[.B88]" office:value-type="float" office:value="43.4572960160307" calcext:value-type="float">
            <text:p>43.4572960160307</text:p>
          </table:table-cell>
        </table:table-row>
        <table:table-row table:style-name="ro1">
          <table:table-cell office:value-type="float" office:value="0.982278646820511" calcext:value-type="float">
            <text:p>0.982278646820511</text:p>
          </table:table-cell>
          <table:table-cell table:formula="of:=[.A90]+[.B89]" office:value-type="float" office:value="44.4395746628513" calcext:value-type="float">
            <text:p>44.4395746628513</text:p>
          </table:table-cell>
        </table:table-row>
        <table:table-row table:style-name="ro1">
          <table:table-cell office:value-type="float" office:value="0.977555824388491" calcext:value-type="float">
            <text:p>0.977555824388491</text:p>
          </table:table-cell>
          <table:table-cell table:formula="of:=[.A91]+[.B90]" office:value-type="float" office:value="45.4171304872398" calcext:value-type="float">
            <text:p>45.4171304872398</text:p>
          </table:table-cell>
        </table:table-row>
        <table:table-row table:style-name="ro1">
          <table:table-cell office:value-type="float" office:value="0.442570052049947" calcext:value-type="float">
            <text:p>0.442570052049947</text:p>
          </table:table-cell>
          <table:table-cell table:formula="of:=[.A92]+[.B91]" office:value-type="float" office:value="45.8597005392897" calcext:value-type="float">
            <text:p>45.8597005392897</text:p>
          </table:table-cell>
        </table:table-row>
        <table:table-row table:style-name="ro1">
          <table:table-cell office:value-type="float" office:value="0.883418174843799" calcext:value-type="float">
            <text:p>0.883418174843799</text:p>
          </table:table-cell>
          <table:table-cell table:formula="of:=[.A93]+[.B92]" office:value-type="float" office:value="46.7431187141335" calcext:value-type="float">
            <text:p>46.7431187141335</text:p>
          </table:table-cell>
        </table:table-row>
        <table:table-row table:style-name="ro1">
          <table:table-cell office:value-type="float" office:value="0.324730321469864" calcext:value-type="float">
            <text:p>0.324730321469864</text:p>
          </table:table-cell>
          <table:table-cell table:formula="of:=[.A94]+[.B93]" office:value-type="float" office:value="47.0678490356034" calcext:value-type="float">
            <text:p>47.0678490356034</text:p>
          </table:table-cell>
        </table:table-row>
        <table:table-row table:style-name="ro1">
          <table:table-cell office:value-type="float" office:value="0.992799842730944" calcext:value-type="float">
            <text:p>0.992799842730944</text:p>
          </table:table-cell>
          <table:table-cell table:formula="of:=[.A95]+[.B94]" office:value-type="float" office:value="48.0606488783343" calcext:value-type="float">
            <text:p>48.0606488783343</text:p>
          </table:table-cell>
        </table:table-row>
        <table:table-row table:style-name="ro1">
          <table:table-cell office:value-type="float" office:value="0.990496551376735" calcext:value-type="float">
            <text:p>0.990496551376735</text:p>
          </table:table-cell>
          <table:table-cell table:formula="of:=[.A96]+[.B95]" office:value-type="float" office:value="49.051145429711" calcext:value-type="float">
            <text:p>49.051145429711</text:p>
          </table:table-cell>
        </table:table-row>
        <table:table-row table:style-name="ro1">
          <table:table-cell office:value-type="float" office:value="0.563279618162948" calcext:value-type="float">
            <text:p>0.563279618162948</text:p>
          </table:table-cell>
          <table:table-cell table:formula="of:=[.A97]+[.B96]" office:value-type="float" office:value="49.614425047874" calcext:value-type="float">
            <text:p>49.614425047874</text:p>
          </table:table-cell>
        </table:table-row>
        <table:table-row table:style-name="ro1">
          <table:table-cell office:value-type="float" office:value="0.23909238056225" calcext:value-type="float">
            <text:p>0.23909238056225</text:p>
          </table:table-cell>
          <table:table-cell table:formula="of:=[.A98]+[.B97]" office:value-type="float" office:value="49.8535174284362" calcext:value-type="float">
            <text:p>49.8535174284362</text:p>
          </table:table-cell>
        </table:table-row>
        <table:table-row table:style-name="ro1">
          <table:table-cell office:value-type="float" office:value="0.94818253175829" calcext:value-type="float">
            <text:p>0.94818253175829</text:p>
          </table:table-cell>
          <table:table-cell table:formula="of:=[.A99]+[.B98]" office:value-type="float" office:value="50.8016999601945" calcext:value-type="float">
            <text:p>50.8016999601945</text:p>
          </table:table-cell>
        </table:table-row>
        <table:table-row table:style-name="ro1">
          <table:table-cell office:value-type="float" office:value="0.668355806414436" calcext:value-type="float">
            <text:p>0.668355806414436</text:p>
          </table:table-cell>
          <table:table-cell table:formula="of:=[.A100]+[.B99]" office:value-type="float" office:value="51.470055766609" calcext:value-type="float">
            <text:p>51.470055766609</text:p>
          </table:table-cell>
        </table:table-row>
        <table:table-row table:style-name="ro1">
          <table:table-cell office:value-type="float" office:value="0.478572602000983" calcext:value-type="float">
            <text:p>0.478572602000983</text:p>
          </table:table-cell>
          <table:table-cell table:formula="of:=[.A101]+[.B100]" office:value-type="float" office:value="51.9486283686099" calcext:value-type="float">
            <text:p>51.9486283686099</text:p>
          </table:table-cell>
        </table:table-row>
        <table:table-row table:style-name="ro1">
          <table:table-cell office:value-type="float" office:value="0.845833397189152" calcext:value-type="float">
            <text:p>0.845833397189152</text:p>
          </table:table-cell>
          <table:table-cell table:formula="of:=[.A102]+[.B101]" office:value-type="float" office:value="52.7944617657991" calcext:value-type="float">
            <text:p>52.7944617657991</text:p>
          </table:table-cell>
        </table:table-row>
        <table:table-row table:style-name="ro1">
          <table:table-cell office:value-type="float" office:value="0.660439748291777" calcext:value-type="float">
            <text:p>0.660439748291777</text:p>
          </table:table-cell>
          <table:table-cell table:formula="of:=[.A103]+[.B102]" office:value-type="float" office:value="53.4549015140909" calcext:value-type="float">
            <text:p>53.4549015140909</text:p>
          </table:table-cell>
        </table:table-row>
        <table:table-row table:style-name="ro1">
          <table:table-cell office:value-type="float" office:value="0.198421549101339" calcext:value-type="float">
            <text:p>0.198421549101339</text:p>
          </table:table-cell>
          <table:table-cell table:formula="of:=[.A104]+[.B103]" office:value-type="float" office:value="53.6533230631922" calcext:value-type="float">
            <text:p>53.6533230631922</text:p>
          </table:table-cell>
        </table:table-row>
        <table:table-row table:style-name="ro1">
          <table:table-cell office:value-type="float" office:value="0.856371912817416" calcext:value-type="float">
            <text:p>0.856371912817416</text:p>
          </table:table-cell>
          <table:table-cell table:formula="of:=[.A105]+[.B104]" office:value-type="float" office:value="54.5096949760096" calcext:value-type="float">
            <text:p>54.5096949760096</text:p>
          </table:table-cell>
        </table:table-row>
        <table:table-row table:style-name="ro1">
          <table:table-cell office:value-type="float" office:value="0.104786166373434" calcext:value-type="float">
            <text:p>0.104786166373434</text:p>
          </table:table-cell>
          <table:table-cell table:formula="of:=[.A106]+[.B105]" office:value-type="float" office:value="54.6144811423831" calcext:value-type="float">
            <text:p>54.6144811423831</text:p>
          </table:table-cell>
        </table:table-row>
        <table:table-row table:style-name="ro1">
          <table:table-cell office:value-type="float" office:value="0.94600244143012" calcext:value-type="float">
            <text:p>0.94600244143012</text:p>
          </table:table-cell>
          <table:table-cell table:formula="of:=[.A107]+[.B106]" office:value-type="float" office:value="55.5604835838132" calcext:value-type="float">
            <text:p>55.5604835838132</text:p>
          </table:table-cell>
        </table:table-row>
        <table:table-row table:style-name="ro1">
          <table:table-cell office:value-type="float" office:value="0.795933589518952" calcext:value-type="float">
            <text:p>0.795933589518952</text:p>
          </table:table-cell>
          <table:table-cell table:formula="of:=[.A108]+[.B107]" office:value-type="float" office:value="56.3564171733321" calcext:value-type="float">
            <text:p>56.3564171733321</text:p>
          </table:table-cell>
        </table:table-row>
        <table:table-row table:style-name="ro1">
          <table:table-cell office:value-type="float" office:value="0.462650474091824" calcext:value-type="float">
            <text:p>0.462650474091824</text:p>
          </table:table-cell>
          <table:table-cell table:formula="of:=[.A109]+[.B108]" office:value-type="float" office:value="56.819067647424" calcext:value-type="float">
            <text:p>56.819067647424</text:p>
          </table:table-cell>
        </table:table-row>
        <table:table-row table:style-name="ro1">
          <table:table-cell office:value-type="float" office:value="0.460822721900496" calcext:value-type="float">
            <text:p>0.460822721900496</text:p>
          </table:table-cell>
          <table:table-cell table:formula="of:=[.A110]+[.B109]" office:value-type="float" office:value="57.2798903693244" calcext:value-type="float">
            <text:p>57.2798903693244</text:p>
          </table:table-cell>
        </table:table-row>
        <table:table-row table:style-name="ro1">
          <table:table-cell office:value-type="float" office:value="0.703675919834366" calcext:value-type="float">
            <text:p>0.703675919834366</text:p>
          </table:table-cell>
          <table:table-cell table:formula="of:=[.A111]+[.B110]" office:value-type="float" office:value="57.9835662891588" calcext:value-type="float">
            <text:p>57.9835662891588</text:p>
          </table:table-cell>
        </table:table-row>
        <table:table-row table:style-name="ro1">
          <table:table-cell office:value-type="float" office:value="0.933759752565927" calcext:value-type="float">
            <text:p>0.933759752565927</text:p>
          </table:table-cell>
          <table:table-cell table:formula="of:=[.A112]+[.B111]" office:value-type="float" office:value="58.9173260417247" calcext:value-type="float">
            <text:p>58.9173260417247</text:p>
          </table:table-cell>
        </table:table-row>
        <table:table-row table:style-name="ro1">
          <table:table-cell office:value-type="float" office:value="0.0965094665777057" calcext:value-type="float">
            <text:p>0.0965094665777057</text:p>
          </table:table-cell>
          <table:table-cell table:formula="of:=[.A113]+[.B112]" office:value-type="float" office:value="59.0138355083024" calcext:value-type="float">
            <text:p>59.0138355083024</text:p>
          </table:table-cell>
        </table:table-row>
        <table:table-row table:style-name="ro1">
          <table:table-cell office:value-type="float" office:value="0.0691843144977228" calcext:value-type="float">
            <text:p>0.0691843144977228</text:p>
          </table:table-cell>
          <table:table-cell table:formula="of:=[.A114]+[.B113]" office:value-type="float" office:value="59.0830198228002" calcext:value-type="float">
            <text:p>59.0830198228002</text:p>
          </table:table-cell>
        </table:table-row>
        <table:table-row table:style-name="ro1">
          <table:table-cell office:value-type="float" office:value="0.0081305961503999" calcext:value-type="float">
            <text:p>0.0081305961503999</text:p>
          </table:table-cell>
          <table:table-cell table:formula="of:=[.A115]+[.B114]" office:value-type="float" office:value="59.0911504189506" calcext:value-type="float">
            <text:p>59.0911504189506</text:p>
          </table:table-cell>
        </table:table-row>
        <table:table-row table:style-name="ro1">
          <table:table-cell office:value-type="float" office:value="0.600023756758459" calcext:value-type="float">
            <text:p>0.600023756758459</text:p>
          </table:table-cell>
          <table:table-cell table:formula="of:=[.A116]+[.B115]" office:value-type="float" office:value="59.691174175709" calcext:value-type="float">
            <text:p>59.691174175709</text:p>
          </table:table-cell>
        </table:table-row>
        <table:table-row table:style-name="ro1">
          <table:table-cell office:value-type="float" office:value="0.685698617974733" calcext:value-type="float">
            <text:p>0.685698617974733</text:p>
          </table:table-cell>
          <table:table-cell table:formula="of:=[.A117]+[.B116]" office:value-type="float" office:value="60.3768727936838" calcext:value-type="float">
            <text:p>60.3768727936838</text:p>
          </table:table-cell>
        </table:table-row>
        <table:table-row table:style-name="ro1">
          <table:table-cell office:value-type="float" office:value="0.431432123979057" calcext:value-type="float">
            <text:p>0.431432123979057</text:p>
          </table:table-cell>
          <table:table-cell table:formula="of:=[.A118]+[.B117]" office:value-type="float" office:value="60.8083049176628" calcext:value-type="float">
            <text:p>60.8083049176628</text:p>
          </table:table-cell>
        </table:table-row>
        <table:table-row table:style-name="ro1">
          <table:table-cell office:value-type="float" office:value="0.254217102233707" calcext:value-type="float">
            <text:p>0.254217102233707</text:p>
          </table:table-cell>
          <table:table-cell table:formula="of:=[.A119]+[.B118]" office:value-type="float" office:value="61.0625220198965" calcext:value-type="float">
            <text:p>61.0625220198965</text:p>
          </table:table-cell>
        </table:table-row>
        <table:table-row table:style-name="ro1">
          <table:table-cell office:value-type="float" office:value="0.615443387319097" calcext:value-type="float">
            <text:p>0.615443387319097</text:p>
          </table:table-cell>
          <table:table-cell table:formula="of:=[.A120]+[.B119]" office:value-type="float" office:value="61.6779654072156" calcext:value-type="float">
            <text:p>61.6779654072156</text:p>
          </table:table-cell>
        </table:table-row>
        <table:table-row table:style-name="ro1">
          <table:table-cell office:value-type="float" office:value="0.782611209803898" calcext:value-type="float">
            <text:p>0.782611209803898</text:p>
          </table:table-cell>
          <table:table-cell table:formula="of:=[.A121]+[.B120]" office:value-type="float" office:value="62.4605766170195" calcext:value-type="float">
            <text:p>62.4605766170195</text:p>
          </table:table-cell>
        </table:table-row>
        <table:table-row table:style-name="ro1">
          <table:table-cell office:value-type="float" office:value="0.606467266001193" calcext:value-type="float">
            <text:p>0.606467266001193</text:p>
          </table:table-cell>
          <table:table-cell table:formula="of:=[.A122]+[.B121]" office:value-type="float" office:value="63.0670438830207" calcext:value-type="float">
            <text:p>63.0670438830207</text:p>
          </table:table-cell>
        </table:table-row>
        <table:table-row table:style-name="ro1">
          <table:table-cell office:value-type="float" office:value="0.556531086512316" calcext:value-type="float">
            <text:p>0.556531086512316</text:p>
          </table:table-cell>
          <table:table-cell table:formula="of:=[.A123]+[.B122]" office:value-type="float" office:value="63.623574969533" calcext:value-type="float">
            <text:p>63.623574969533</text:p>
          </table:table-cell>
        </table:table-row>
        <table:table-row table:style-name="ro1">
          <table:table-cell office:value-type="float" office:value="0.235390272451847" calcext:value-type="float">
            <text:p>0.235390272451847</text:p>
          </table:table-cell>
          <table:table-cell table:formula="of:=[.A124]+[.B123]" office:value-type="float" office:value="63.8589652419849" calcext:value-type="float">
            <text:p>63.8589652419849</text:p>
          </table:table-cell>
        </table:table-row>
        <table:table-row table:style-name="ro1">
          <table:table-cell office:value-type="float" office:value="0.466513559204247" calcext:value-type="float">
            <text:p>0.466513559204247</text:p>
          </table:table-cell>
          <table:table-cell table:formula="of:=[.A125]+[.B124]" office:value-type="float" office:value="64.3254788011891" calcext:value-type="float">
            <text:p>64.3254788011891</text:p>
          </table:table-cell>
        </table:table-row>
        <table:table-row table:style-name="ro1">
          <table:table-cell office:value-type="float" office:value="0.828872991579174" calcext:value-type="float">
            <text:p>0.828872991579174</text:p>
          </table:table-cell>
          <table:table-cell table:formula="of:=[.A126]+[.B125]" office:value-type="float" office:value="65.1543517927683" calcext:value-type="float">
            <text:p>65.1543517927683</text:p>
          </table:table-cell>
        </table:table-row>
        <table:table-row table:style-name="ro1">
          <table:table-cell office:value-type="float" office:value="0.275549545383534" calcext:value-type="float">
            <text:p>0.275549545383534</text:p>
          </table:table-cell>
          <table:table-cell table:formula="of:=[.A127]+[.B126]" office:value-type="float" office:value="65.4299013381518" calcext:value-type="float">
            <text:p>65.4299013381518</text:p>
          </table:table-cell>
        </table:table-row>
        <table:table-row table:style-name="ro1">
          <table:table-cell office:value-type="float" office:value="0.016394631923526" calcext:value-type="float">
            <text:p>0.016394631923526</text:p>
          </table:table-cell>
          <table:table-cell table:formula="of:=[.A128]+[.B127]" office:value-type="float" office:value="65.4462959700754" calcext:value-type="float">
            <text:p>65.4462959700754</text:p>
          </table:table-cell>
        </table:table-row>
        <table:table-row table:style-name="ro1">
          <table:table-cell office:value-type="float" office:value="0.508313619620774" calcext:value-type="float">
            <text:p>0.508313619620774</text:p>
          </table:table-cell>
          <table:table-cell table:formula="of:=[.A129]+[.B128]" office:value-type="float" office:value="65.9546095896962" calcext:value-type="float">
            <text:p>65.9546095896962</text:p>
          </table:table-cell>
        </table:table-row>
        <table:table-row table:style-name="ro1">
          <table:table-cell office:value-type="float" office:value="0.647500956322241" calcext:value-type="float">
            <text:p>0.647500956322241</text:p>
          </table:table-cell>
          <table:table-cell table:formula="of:=[.A130]+[.B129]" office:value-type="float" office:value="66.6021105460184" calcext:value-type="float">
            <text:p>66.6021105460184</text:p>
          </table:table-cell>
        </table:table-row>
        <table:table-row table:style-name="ro1">
          <table:table-cell office:value-type="float" office:value="0.556008216002103" calcext:value-type="float">
            <text:p>0.556008216002103</text:p>
          </table:table-cell>
          <table:table-cell table:formula="of:=[.A131]+[.B130]" office:value-type="float" office:value="67.1581187620205" calcext:value-type="float">
            <text:p>67.1581187620205</text:p>
          </table:table-cell>
        </table:table-row>
        <table:table-row table:style-name="ro1">
          <table:table-cell office:value-type="float" office:value="0.946856853247216" calcext:value-type="float">
            <text:p>0.946856853247216</text:p>
          </table:table-cell>
          <table:table-cell table:formula="of:=[.A132]+[.B131]" office:value-type="float" office:value="68.1049756152677" calcext:value-type="float">
            <text:p>68.1049756152677</text:p>
          </table:table-cell>
        </table:table-row>
        <table:table-row table:style-name="ro1">
          <table:table-cell office:value-type="float" office:value="0.395865214838712" calcext:value-type="float">
            <text:p>0.395865214838712</text:p>
          </table:table-cell>
          <table:table-cell table:formula="of:=[.A133]+[.B132]" office:value-type="float" office:value="68.5008408301064" calcext:value-type="float">
            <text:p>68.5008408301064</text:p>
          </table:table-cell>
        </table:table-row>
        <table:table-row table:style-name="ro1">
          <table:table-cell office:value-type="float" office:value="0.788944885946798" calcext:value-type="float">
            <text:p>0.788944885946798</text:p>
          </table:table-cell>
          <table:table-cell table:formula="of:=[.A134]+[.B133]" office:value-type="float" office:value="69.2897857160532" calcext:value-type="float">
            <text:p>69.2897857160532</text:p>
          </table:table-cell>
        </table:table-row>
        <table:table-row table:style-name="ro1">
          <table:table-cell office:value-type="float" office:value="0.471106801991593" calcext:value-type="float">
            <text:p>0.471106801991593</text:p>
          </table:table-cell>
          <table:table-cell table:formula="of:=[.A135]+[.B134]" office:value-type="float" office:value="69.7608925180448" calcext:value-type="float">
            <text:p>69.7608925180448</text:p>
          </table:table-cell>
        </table:table-row>
        <table:table-row table:style-name="ro1">
          <table:table-cell office:value-type="float" office:value="0.0789421700692418" calcext:value-type="float">
            <text:p>0.0789421700692418</text:p>
          </table:table-cell>
          <table:table-cell table:formula="of:=[.A136]+[.B135]" office:value-type="float" office:value="69.8398346881141" calcext:value-type="float">
            <text:p>69.8398346881141</text:p>
          </table:table-cell>
        </table:table-row>
        <table:table-row table:style-name="ro1">
          <table:table-cell office:value-type="float" office:value="0.437138399556233" calcext:value-type="float">
            <text:p>0.437138399556233</text:p>
          </table:table-cell>
          <table:table-cell table:formula="of:=[.A137]+[.B136]" office:value-type="float" office:value="70.2769730876703" calcext:value-type="float">
            <text:p>70.2769730876703</text:p>
          </table:table-cell>
        </table:table-row>
        <table:table-row table:style-name="ro1">
          <table:table-cell office:value-type="float" office:value="0.765295475354534" calcext:value-type="float">
            <text:p>0.765295475354534</text:p>
          </table:table-cell>
          <table:table-cell table:formula="of:=[.A138]+[.B137]" office:value-type="float" office:value="71.0422685630248" calcext:value-type="float">
            <text:p>71.0422685630248</text:p>
          </table:table-cell>
        </table:table-row>
        <table:table-row table:style-name="ro1">
          <table:table-cell office:value-type="float" office:value="0.279939850535873" calcext:value-type="float">
            <text:p>0.279939850535873</text:p>
          </table:table-cell>
          <table:table-cell table:formula="of:=[.A139]+[.B138]" office:value-type="float" office:value="71.3222084135607" calcext:value-type="float">
            <text:p>71.3222084135607</text:p>
          </table:table-cell>
        </table:table-row>
        <table:table-row table:style-name="ro1">
          <table:table-cell office:value-type="float" office:value="0.651520609724543" calcext:value-type="float">
            <text:p>0.651520609724543</text:p>
          </table:table-cell>
          <table:table-cell table:formula="of:=[.A140]+[.B139]" office:value-type="float" office:value="71.9737290232852" calcext:value-type="float">
            <text:p>71.9737290232852</text:p>
          </table:table-cell>
        </table:table-row>
        <table:table-row table:style-name="ro1">
          <table:table-cell office:value-type="float" office:value="0.00270089828389153" calcext:value-type="float">
            <text:p>0.00270089828389153</text:p>
          </table:table-cell>
          <table:table-cell table:formula="of:=[.A141]+[.B140]" office:value-type="float" office:value="71.9764299215691" calcext:value-type="float">
            <text:p>71.9764299215691</text:p>
          </table:table-cell>
        </table:table-row>
        <table:table-row table:style-name="ro1">
          <table:table-cell office:value-type="float" office:value="0.622452398929438" calcext:value-type="float">
            <text:p>0.622452398929438</text:p>
          </table:table-cell>
          <table:table-cell table:formula="of:=[.A142]+[.B141]" office:value-type="float" office:value="72.5988823204986" calcext:value-type="float">
            <text:p>72.5988823204986</text:p>
          </table:table-cell>
        </table:table-row>
        <table:table-row table:style-name="ro1">
          <table:table-cell office:value-type="float" office:value="0.442863647111334" calcext:value-type="float">
            <text:p>0.442863647111334</text:p>
          </table:table-cell>
          <table:table-cell table:formula="of:=[.A143]+[.B142]" office:value-type="float" office:value="73.0417459676099" calcext:value-type="float">
            <text:p>73.0417459676099</text:p>
          </table:table-cell>
        </table:table-row>
        <table:table-row table:style-name="ro1">
          <table:table-cell office:value-type="float" office:value="0.474720481521488" calcext:value-type="float">
            <text:p>0.474720481521488</text:p>
          </table:table-cell>
          <table:table-cell table:formula="of:=[.A144]+[.B143]" office:value-type="float" office:value="73.5164664491314" calcext:value-type="float">
            <text:p>73.5164664491314</text:p>
          </table:table-cell>
        </table:table-row>
        <table:table-row table:style-name="ro1">
          <table:table-cell office:value-type="float" office:value="0.252294433172802" calcext:value-type="float">
            <text:p>0.252294433172802</text:p>
          </table:table-cell>
          <table:table-cell table:formula="of:=[.A145]+[.B144]" office:value-type="float" office:value="73.7687608823042" calcext:value-type="float">
            <text:p>73.7687608823042</text:p>
          </table:table-cell>
        </table:table-row>
        <table:table-row table:style-name="ro1">
          <table:table-cell office:value-type="float" office:value="0.145890756286448" calcext:value-type="float">
            <text:p>0.145890756286448</text:p>
          </table:table-cell>
          <table:table-cell table:formula="of:=[.A146]+[.B145]" office:value-type="float" office:value="73.9146516385906" calcext:value-type="float">
            <text:p>73.9146516385906</text:p>
          </table:table-cell>
        </table:table-row>
        <table:table-row table:style-name="ro1">
          <table:table-cell office:value-type="float" office:value="0.864452242055778" calcext:value-type="float">
            <text:p>0.864452242055778</text:p>
          </table:table-cell>
          <table:table-cell table:formula="of:=[.A147]+[.B146]" office:value-type="float" office:value="74.7791038806464" calcext:value-type="float">
            <text:p>74.7791038806464</text:p>
          </table:table-cell>
        </table:table-row>
        <table:table-row table:style-name="ro1">
          <table:table-cell office:value-type="float" office:value="0.956415689644628" calcext:value-type="float">
            <text:p>0.956415689644628</text:p>
          </table:table-cell>
          <table:table-cell table:formula="of:=[.A148]+[.B147]" office:value-type="float" office:value="75.7355195702911" calcext:value-type="float">
            <text:p>75.7355195702911</text:p>
          </table:table-cell>
        </table:table-row>
        <table:table-row table:style-name="ro1">
          <table:table-cell office:value-type="float" office:value="0.528998822358508" calcext:value-type="float">
            <text:p>0.528998822358508</text:p>
          </table:table-cell>
          <table:table-cell table:formula="of:=[.A149]+[.B148]" office:value-type="float" office:value="76.2645183926496" calcext:value-type="float">
            <text:p>76.2645183926496</text:p>
          </table:table-cell>
        </table:table-row>
        <table:table-row table:style-name="ro1">
          <table:table-cell office:value-type="float" office:value="0.334069465666025" calcext:value-type="float">
            <text:p>0.334069465666025</text:p>
          </table:table-cell>
          <table:table-cell table:formula="of:=[.A150]+[.B149]" office:value-type="float" office:value="76.5985878583156" calcext:value-type="float">
            <text:p>76.5985878583156</text:p>
          </table:table-cell>
        </table:table-row>
        <table:table-row table:style-name="ro1">
          <table:table-cell office:value-type="float" office:value="0.22468902039185" calcext:value-type="float">
            <text:p>0.22468902039185</text:p>
          </table:table-cell>
          <table:table-cell table:formula="of:=[.A151]+[.B150]" office:value-type="float" office:value="76.8232768787074" calcext:value-type="float">
            <text:p>76.8232768787074</text:p>
          </table:table-cell>
        </table:table-row>
        <table:table-row table:style-name="ro1">
          <table:table-cell office:value-type="float" office:value="0.0607349369435121" calcext:value-type="float">
            <text:p>0.0607349369435121</text:p>
          </table:table-cell>
          <table:table-cell table:formula="of:=[.A152]+[.B151]" office:value-type="float" office:value="76.8840118156509" calcext:value-type="float">
            <text:p>76.8840118156509</text:p>
          </table:table-cell>
        </table:table-row>
        <table:table-row table:style-name="ro1">
          <table:table-cell office:value-type="float" office:value="0.801622753580612" calcext:value-type="float">
            <text:p>0.801622753580612</text:p>
          </table:table-cell>
          <table:table-cell table:formula="of:=[.A153]+[.B152]" office:value-type="float" office:value="77.6856345692316" calcext:value-type="float">
            <text:p>77.6856345692316</text:p>
          </table:table-cell>
        </table:table-row>
        <table:table-row table:style-name="ro1">
          <table:table-cell office:value-type="float" office:value="0.190478720393419" calcext:value-type="float">
            <text:p>0.190478720393419</text:p>
          </table:table-cell>
          <table:table-cell table:formula="of:=[.A154]+[.B153]" office:value-type="float" office:value="77.876113289625" calcext:value-type="float">
            <text:p>77.876113289625</text:p>
          </table:table-cell>
        </table:table-row>
        <table:table-row table:style-name="ro1">
          <table:table-cell office:value-type="float" office:value="0.763039702313535" calcext:value-type="float">
            <text:p>0.763039702313535</text:p>
          </table:table-cell>
          <table:table-cell table:formula="of:=[.A155]+[.B154]" office:value-type="float" office:value="78.6391529919385" calcext:value-type="float">
            <text:p>78.6391529919385</text:p>
          </table:table-cell>
        </table:table-row>
        <table:table-row table:style-name="ro1">
          <table:table-cell office:value-type="float" office:value="0.754959360981325" calcext:value-type="float">
            <text:p>0.754959360981325</text:p>
          </table:table-cell>
          <table:table-cell table:formula="of:=[.A156]+[.B155]" office:value-type="float" office:value="79.3941123529198" calcext:value-type="float">
            <text:p>79.3941123529198</text:p>
          </table:table-cell>
        </table:table-row>
        <table:table-row table:style-name="ro1">
          <table:table-cell office:value-type="float" office:value="0.936644607874831" calcext:value-type="float">
            <text:p>0.936644607874831</text:p>
          </table:table-cell>
          <table:table-cell table:formula="of:=[.A157]+[.B156]" office:value-type="float" office:value="80.3307569607947" calcext:value-type="float">
            <text:p>80.3307569607947</text:p>
          </table:table-cell>
        </table:table-row>
        <table:table-row table:style-name="ro1">
          <table:table-cell office:value-type="float" office:value="0.17429480157107" calcext:value-type="float">
            <text:p>0.17429480157107</text:p>
          </table:table-cell>
          <table:table-cell table:formula="of:=[.A158]+[.B157]" office:value-type="float" office:value="80.5050517623657" calcext:value-type="float">
            <text:p>80.5050517623657</text:p>
          </table:table-cell>
        </table:table-row>
        <table:table-row table:style-name="ro1">
          <table:table-cell office:value-type="float" office:value="0.326801407328012" calcext:value-type="float">
            <text:p>0.326801407328012</text:p>
          </table:table-cell>
          <table:table-cell table:formula="of:=[.A159]+[.B158]" office:value-type="float" office:value="80.8318531696937" calcext:value-type="float">
            <text:p>80.8318531696937</text:p>
          </table:table-cell>
        </table:table-row>
        <table:table-row table:style-name="ro1">
          <table:table-cell office:value-type="float" office:value="0.766006975661203" calcext:value-type="float">
            <text:p>0.766006975661203</text:p>
          </table:table-cell>
          <table:table-cell table:formula="of:=[.A160]+[.B159]" office:value-type="float" office:value="81.5978601453549" calcext:value-type="float">
            <text:p>81.5978601453549</text:p>
          </table:table-cell>
        </table:table-row>
        <table:table-row table:style-name="ro1">
          <table:table-cell office:value-type="float" office:value="0.908343159487895" calcext:value-type="float">
            <text:p>0.908343159487895</text:p>
          </table:table-cell>
          <table:table-cell table:formula="of:=[.A161]+[.B160]" office:value-type="float" office:value="82.5062033048428" calcext:value-type="float">
            <text:p>82.5062033048428</text:p>
          </table:table-cell>
        </table:table-row>
        <table:table-row table:style-name="ro1">
          <table:table-cell office:value-type="float" office:value="0.502521594571761" calcext:value-type="float">
            <text:p>0.502521594571761</text:p>
          </table:table-cell>
          <table:table-cell table:formula="of:=[.A162]+[.B161]" office:value-type="float" office:value="83.0087248994146" calcext:value-type="float">
            <text:p>83.0087248994146</text:p>
          </table:table-cell>
        </table:table-row>
        <table:table-row table:style-name="ro1">
          <table:table-cell office:value-type="float" office:value="0.22263321128009" calcext:value-type="float">
            <text:p>0.22263321128009</text:p>
          </table:table-cell>
          <table:table-cell table:formula="of:=[.A163]+[.B162]" office:value-type="float" office:value="83.2313581106947" calcext:value-type="float">
            <text:p>83.2313581106947</text:p>
          </table:table-cell>
        </table:table-row>
        <table:table-row table:style-name="ro1">
          <table:table-cell office:value-type="float" office:value="0.467912797227276" calcext:value-type="float">
            <text:p>0.467912797227276</text:p>
          </table:table-cell>
          <table:table-cell table:formula="of:=[.A164]+[.B163]" office:value-type="float" office:value="83.6992709079219" calcext:value-type="float">
            <text:p>83.6992709079219</text:p>
          </table:table-cell>
        </table:table-row>
        <table:table-row table:style-name="ro1">
          <table:table-cell office:value-type="float" office:value="0.831637529942611" calcext:value-type="float">
            <text:p>0.831637529942611</text:p>
          </table:table-cell>
          <table:table-cell table:formula="of:=[.A165]+[.B164]" office:value-type="float" office:value="84.5309084378646" calcext:value-type="float">
            <text:p>84.5309084378646</text:p>
          </table:table-cell>
        </table:table-row>
        <table:table-row table:style-name="ro1">
          <table:table-cell office:value-type="float" office:value="0.292385774633103" calcext:value-type="float">
            <text:p>0.292385774633103</text:p>
          </table:table-cell>
          <table:table-cell table:formula="of:=[.A166]+[.B165]" office:value-type="float" office:value="84.8232942124977" calcext:value-type="float">
            <text:p>84.8232942124977</text:p>
          </table:table-cell>
        </table:table-row>
        <table:table-row table:style-name="ro1">
          <table:table-cell office:value-type="float" office:value="0.112242283306188" calcext:value-type="float">
            <text:p>0.112242283306188</text:p>
          </table:table-cell>
          <table:table-cell table:formula="of:=[.A167]+[.B166]" office:value-type="float" office:value="84.9355364958038" calcext:value-type="float">
            <text:p>84.9355364958038</text:p>
          </table:table-cell>
        </table:table-row>
        <table:table-row table:style-name="ro1">
          <table:table-cell office:value-type="float" office:value="0.594695286934721" calcext:value-type="float">
            <text:p>0.594695286934721</text:p>
          </table:table-cell>
          <table:table-cell table:formula="of:=[.A168]+[.B167]" office:value-type="float" office:value="85.5302317827386" calcext:value-type="float">
            <text:p>85.5302317827386</text:p>
          </table:table-cell>
        </table:table-row>
        <table:table-row table:style-name="ro1">
          <table:table-cell office:value-type="float" office:value="0.23810348445221" calcext:value-type="float">
            <text:p>0.23810348445221</text:p>
          </table:table-cell>
          <table:table-cell table:formula="of:=[.A169]+[.B168]" office:value-type="float" office:value="85.7683352671908" calcext:value-type="float">
            <text:p>85.7683352671908</text:p>
          </table:table-cell>
        </table:table-row>
        <table:table-row table:style-name="ro1">
          <table:table-cell office:value-type="float" office:value="0.502245250012925" calcext:value-type="float">
            <text:p>0.502245250012925</text:p>
          </table:table-cell>
          <table:table-cell table:formula="of:=[.A170]+[.B169]" office:value-type="float" office:value="86.2705805172037" calcext:value-type="float">
            <text:p>86.2705805172037</text:p>
          </table:table-cell>
        </table:table-row>
        <table:table-row table:style-name="ro1">
          <table:table-cell office:value-type="float" office:value="0.719731684633893" calcext:value-type="float">
            <text:p>0.719731684633893</text:p>
          </table:table-cell>
          <table:table-cell table:formula="of:=[.A171]+[.B170]" office:value-type="float" office:value="86.9903122018376" calcext:value-type="float">
            <text:p>86.9903122018376</text:p>
          </table:table-cell>
        </table:table-row>
        <table:table-row table:style-name="ro1">
          <table:table-cell office:value-type="float" office:value="0.378022758850835" calcext:value-type="float">
            <text:p>0.378022758850835</text:p>
          </table:table-cell>
          <table:table-cell table:formula="of:=[.A172]+[.B171]" office:value-type="float" office:value="87.3683349606884" calcext:value-type="float">
            <text:p>87.3683349606884</text:p>
          </table:table-cell>
        </table:table-row>
        <table:table-row table:style-name="ro1">
          <table:table-cell office:value-type="float" office:value="0.15580406827735" calcext:value-type="float">
            <text:p>0.15580406827735</text:p>
          </table:table-cell>
          <table:table-cell table:formula="of:=[.A173]+[.B172]" office:value-type="float" office:value="87.5241390289658" calcext:value-type="float">
            <text:p>87.5241390289658</text:p>
          </table:table-cell>
        </table:table-row>
        <table:table-row table:style-name="ro1">
          <table:table-cell office:value-type="float" office:value="0.380281534031268" calcext:value-type="float">
            <text:p>0.380281534031268</text:p>
          </table:table-cell>
          <table:table-cell table:formula="of:=[.A174]+[.B173]" office:value-type="float" office:value="87.9044205629971" calcext:value-type="float">
            <text:p>87.9044205629971</text:p>
          </table:table-cell>
        </table:table-row>
        <table:table-row table:style-name="ro1">
          <table:table-cell office:value-type="float" office:value="0.531601730410356" calcext:value-type="float">
            <text:p>0.531601730410356</text:p>
          </table:table-cell>
          <table:table-cell table:formula="of:=[.A175]+[.B174]" office:value-type="float" office:value="88.4360222934074" calcext:value-type="float">
            <text:p>88.4360222934074</text:p>
          </table:table-cell>
        </table:table-row>
        <table:table-row table:style-name="ro1">
          <table:table-cell office:value-type="float" office:value="0.0891493177453213" calcext:value-type="float">
            <text:p>0.0891493177453213</text:p>
          </table:table-cell>
          <table:table-cell table:formula="of:=[.A176]+[.B175]" office:value-type="float" office:value="88.5251716111527" calcext:value-type="float">
            <text:p>88.5251716111527</text:p>
          </table:table-cell>
        </table:table-row>
        <table:table-row table:style-name="ro1">
          <table:table-cell office:value-type="float" office:value="0.568100755874197" calcext:value-type="float">
            <text:p>0.568100755874197</text:p>
          </table:table-cell>
          <table:table-cell table:formula="of:=[.A177]+[.B176]" office:value-type="float" office:value="89.0932723670269" calcext:value-type="float">
            <text:p>89.0932723670269</text:p>
          </table:table-cell>
        </table:table-row>
        <table:table-row table:style-name="ro1">
          <table:table-cell office:value-type="float" office:value="0.580882632709563" calcext:value-type="float">
            <text:p>0.580882632709563</text:p>
          </table:table-cell>
          <table:table-cell table:formula="of:=[.A178]+[.B177]" office:value-type="float" office:value="89.6741549997365" calcext:value-type="float">
            <text:p>89.6741549997365</text:p>
          </table:table-cell>
        </table:table-row>
        <table:table-row table:style-name="ro1">
          <table:table-cell office:value-type="float" office:value="0.742324439213014" calcext:value-type="float">
            <text:p>0.742324439213014</text:p>
          </table:table-cell>
          <table:table-cell table:formula="of:=[.A179]+[.B178]" office:value-type="float" office:value="90.4164794389495" calcext:value-type="float">
            <text:p>90.4164794389495</text:p>
          </table:table-cell>
        </table:table-row>
        <table:table-row table:style-name="ro1">
          <table:table-cell office:value-type="float" office:value="0.427396518129175" calcext:value-type="float">
            <text:p>0.427396518129175</text:p>
          </table:table-cell>
          <table:table-cell table:formula="of:=[.A180]+[.B179]" office:value-type="float" office:value="90.8438759570787" calcext:value-type="float">
            <text:p>90.8438759570787</text:p>
          </table:table-cell>
        </table:table-row>
        <table:table-row table:style-name="ro1">
          <table:table-cell office:value-type="float" office:value="0.357163580166262" calcext:value-type="float">
            <text:p>0.357163580166262</text:p>
          </table:table-cell>
          <table:table-cell table:formula="of:=[.A181]+[.B180]" office:value-type="float" office:value="91.2010395372449" calcext:value-type="float">
            <text:p>91.2010395372449</text:p>
          </table:table-cell>
        </table:table-row>
        <table:table-row table:style-name="ro1">
          <table:table-cell office:value-type="float" office:value="0.889593216048234" calcext:value-type="float">
            <text:p>0.889593216048234</text:p>
          </table:table-cell>
          <table:table-cell table:formula="of:=[.A182]+[.B181]" office:value-type="float" office:value="92.0906327532932" calcext:value-type="float">
            <text:p>92.0906327532932</text:p>
          </table:table-cell>
        </table:table-row>
        <table:table-row table:style-name="ro1">
          <table:table-cell office:value-type="float" office:value="0.377300111110117" calcext:value-type="float">
            <text:p>0.377300111110117</text:p>
          </table:table-cell>
          <table:table-cell table:formula="of:=[.A183]+[.B182]" office:value-type="float" office:value="92.4679328644033" calcext:value-type="float">
            <text:p>92.4679328644033</text:p>
          </table:table-cell>
        </table:table-row>
        <table:table-row table:style-name="ro1">
          <table:table-cell office:value-type="float" office:value="0.34964530663468" calcext:value-type="float">
            <text:p>0.34964530663468</text:p>
          </table:table-cell>
          <table:table-cell table:formula="of:=[.A184]+[.B183]" office:value-type="float" office:value="92.817578171038" calcext:value-type="float">
            <text:p>92.817578171038</text:p>
          </table:table-cell>
        </table:table-row>
        <table:table-row table:style-name="ro1">
          <table:table-cell office:value-type="float" office:value="0.118861268363894" calcext:value-type="float">
            <text:p>0.118861268363894</text:p>
          </table:table-cell>
          <table:table-cell table:formula="of:=[.A185]+[.B184]" office:value-type="float" office:value="92.9364394394019" calcext:value-type="float">
            <text:p>92.9364394394019</text:p>
          </table:table-cell>
        </table:table-row>
        <table:table-row table:style-name="ro1">
          <table:table-cell office:value-type="float" office:value="0.945631316703956" calcext:value-type="float">
            <text:p>0.945631316703956</text:p>
          </table:table-cell>
          <table:table-cell table:formula="of:=[.A186]+[.B185]" office:value-type="float" office:value="93.8820707561058" calcext:value-type="float">
            <text:p>93.8820707561058</text:p>
          </table:table-cell>
        </table:table-row>
        <table:table-row table:style-name="ro1">
          <table:table-cell office:value-type="float" office:value="0.295614100933145" calcext:value-type="float">
            <text:p>0.295614100933145</text:p>
          </table:table-cell>
          <table:table-cell table:formula="of:=[.A187]+[.B186]" office:value-type="float" office:value="94.177684857039" calcext:value-type="float">
            <text:p>94.177684857039</text:p>
          </table:table-cell>
        </table:table-row>
        <table:table-row table:style-name="ro1">
          <table:table-cell office:value-type="float" office:value="0.204852745859211" calcext:value-type="float">
            <text:p>0.204852745859211</text:p>
          </table:table-cell>
          <table:table-cell table:formula="of:=[.A188]+[.B187]" office:value-type="float" office:value="94.3825376028982" calcext:value-type="float">
            <text:p>94.3825376028982</text:p>
          </table:table-cell>
        </table:table-row>
        <table:table-row table:style-name="ro1">
          <table:table-cell office:value-type="float" office:value="0.328595375530236" calcext:value-type="float">
            <text:p>0.328595375530236</text:p>
          </table:table-cell>
          <table:table-cell table:formula="of:=[.A189]+[.B188]" office:value-type="float" office:value="94.7111329784284" calcext:value-type="float">
            <text:p>94.7111329784284</text:p>
          </table:table-cell>
        </table:table-row>
        <table:table-row table:style-name="ro1">
          <table:table-cell office:value-type="float" office:value="0.814449284870554" calcext:value-type="float">
            <text:p>0.814449284870554</text:p>
          </table:table-cell>
          <table:table-cell table:formula="of:=[.A190]+[.B189]" office:value-type="float" office:value="95.525582263299" calcext:value-type="float">
            <text:p>95.525582263299</text:p>
          </table:table-cell>
        </table:table-row>
        <table:table-row table:style-name="ro1">
          <table:table-cell office:value-type="float" office:value="0.845401796193904" calcext:value-type="float">
            <text:p>0.845401796193904</text:p>
          </table:table-cell>
          <table:table-cell table:formula="of:=[.A191]+[.B190]" office:value-type="float" office:value="96.3709840594929" calcext:value-type="float">
            <text:p>96.3709840594929</text:p>
          </table:table-cell>
        </table:table-row>
        <table:table-row table:style-name="ro1">
          <table:table-cell office:value-type="float" office:value="0.464748211921017" calcext:value-type="float">
            <text:p>0.464748211921017</text:p>
          </table:table-cell>
          <table:table-cell table:formula="of:=[.A192]+[.B191]" office:value-type="float" office:value="96.8357322714139" calcext:value-type="float">
            <text:p>96.8357322714139</text:p>
          </table:table-cell>
        </table:table-row>
        <table:table-row table:style-name="ro1">
          <table:table-cell office:value-type="float" office:value="0.176135363308185" calcext:value-type="float">
            <text:p>0.176135363308185</text:p>
          </table:table-cell>
          <table:table-cell table:formula="of:=[.A193]+[.B192]" office:value-type="float" office:value="97.0118676347221" calcext:value-type="float">
            <text:p>97.0118676347221</text:p>
          </table:table-cell>
        </table:table-row>
        <table:table-row table:style-name="ro1">
          <table:table-cell office:value-type="float" office:value="0.906173520533974" calcext:value-type="float">
            <text:p>0.906173520533974</text:p>
          </table:table-cell>
          <table:table-cell table:formula="of:=[.A194]+[.B193]" office:value-type="float" office:value="97.9180411552561" calcext:value-type="float">
            <text:p>97.9180411552561</text:p>
          </table:table-cell>
        </table:table-row>
        <table:table-row table:style-name="ro1">
          <table:table-cell office:value-type="float" office:value="0.976967839052697" calcext:value-type="float">
            <text:p>0.976967839052697</text:p>
          </table:table-cell>
          <table:table-cell table:formula="of:=[.A195]+[.B194]" office:value-type="float" office:value="98.8950089943087" calcext:value-type="float">
            <text:p>98.8950089943087</text:p>
          </table:table-cell>
        </table:table-row>
        <table:table-row table:style-name="ro1">
          <table:table-cell office:value-type="float" office:value="0.0203458655928225" calcext:value-type="float">
            <text:p>0.0203458655928225</text:p>
          </table:table-cell>
          <table:table-cell table:formula="of:=[.A196]+[.B195]" office:value-type="float" office:value="98.9153548599016" calcext:value-type="float">
            <text:p>98.9153548599016</text:p>
          </table:table-cell>
        </table:table-row>
        <table:table-row table:style-name="ro1">
          <table:table-cell office:value-type="float" office:value="0.728035339409043" calcext:value-type="float">
            <text:p>0.728035339409043</text:p>
          </table:table-cell>
          <table:table-cell table:formula="of:=[.A197]+[.B196]" office:value-type="float" office:value="99.6433901993106" calcext:value-type="float">
            <text:p>99.6433901993106</text:p>
          </table:table-cell>
        </table:table-row>
        <table:table-row table:style-name="ro1">
          <table:table-cell office:value-type="float" office:value="0.561890736411823" calcext:value-type="float">
            <text:p>0.561890736411823</text:p>
          </table:table-cell>
          <table:table-cell table:formula="of:=[.A198]+[.B197]" office:value-type="float" office:value="100.205280935722" calcext:value-type="float">
            <text:p>100.205280935722</text:p>
          </table:table-cell>
        </table:table-row>
        <table:table-row table:style-name="ro1">
          <table:table-cell office:value-type="float" office:value="0.23482435061371" calcext:value-type="float">
            <text:p>0.23482435061371</text:p>
          </table:table-cell>
          <table:table-cell table:formula="of:=[.A199]+[.B198]" office:value-type="float" office:value="100.440105286336" calcext:value-type="float">
            <text:p>100.440105286336</text:p>
          </table:table-cell>
        </table:table-row>
        <table:table-row table:style-name="ro1">
          <table:table-cell office:value-type="float" office:value="0.0416452205856566" calcext:value-type="float">
            <text:p>0.0416452205856566</text:p>
          </table:table-cell>
          <table:table-cell table:formula="of:=[.A200]+[.B199]" office:value-type="float" office:value="100.481750506922" calcext:value-type="float">
            <text:p>100.481750506922</text:p>
          </table:table-cell>
        </table:table-row>
        <table:table-row table:style-name="ro1">
          <table:table-cell office:value-type="float" office:value="0.114898136496522" calcext:value-type="float">
            <text:p>0.114898136496522</text:p>
          </table:table-cell>
          <table:table-cell table:formula="of:=[.A201]+[.B200]" office:value-type="float" office:value="100.596648643418" calcext:value-type="float">
            <text:p>100.596648643418</text:p>
          </table:table-cell>
        </table:table-row>
        <table:table-row table:style-name="ro1">
          <table:table-cell office:value-type="float" office:value="0.734654406689551" calcext:value-type="float">
            <text:p>0.734654406689551</text:p>
          </table:table-cell>
          <table:table-cell table:formula="of:=[.A202]+[.B201]" office:value-type="float" office:value="101.331303050108" calcext:value-type="float">
            <text:p>101.331303050108</text:p>
          </table:table-cell>
        </table:table-row>
        <table:table-row table:style-name="ro1">
          <table:table-cell office:value-type="float" office:value="0.275078836667398" calcext:value-type="float">
            <text:p>0.275078836667398</text:p>
          </table:table-cell>
          <table:table-cell table:formula="of:=[.A203]+[.B202]" office:value-type="float" office:value="101.606381886775" calcext:value-type="float">
            <text:p>101.606381886775</text:p>
          </table:table-cell>
        </table:table-row>
        <table:table-row table:style-name="ro1">
          <table:table-cell office:value-type="float" office:value="0.343595131474526" calcext:value-type="float">
            <text:p>0.343595131474526</text:p>
          </table:table-cell>
          <table:table-cell table:formula="of:=[.A204]+[.B203]" office:value-type="float" office:value="101.94997701825" calcext:value-type="float">
            <text:p>101.94997701825</text:p>
          </table:table-cell>
        </table:table-row>
        <table:table-row table:style-name="ro1">
          <table:table-cell office:value-type="float" office:value="0.446443671240381" calcext:value-type="float">
            <text:p>0.446443671240381</text:p>
          </table:table-cell>
          <table:table-cell table:formula="of:=[.A205]+[.B204]" office:value-type="float" office:value="102.39642068949" calcext:value-type="float">
            <text:p>102.39642068949</text:p>
          </table:table-cell>
        </table:table-row>
        <table:table-row table:style-name="ro1">
          <table:table-cell office:value-type="float" office:value="0.941533823158991" calcext:value-type="float">
            <text:p>0.941533823158991</text:p>
          </table:table-cell>
          <table:table-cell table:formula="of:=[.A206]+[.B205]" office:value-type="float" office:value="103.337954512649" calcext:value-type="float">
            <text:p>103.337954512649</text:p>
          </table:table-cell>
        </table:table-row>
        <table:table-row table:style-name="ro1">
          <table:table-cell office:value-type="float" office:value="0.952275436951475" calcext:value-type="float">
            <text:p>0.952275436951475</text:p>
          </table:table-cell>
          <table:table-cell table:formula="of:=[.A207]+[.B206]" office:value-type="float" office:value="104.290229949601" calcext:value-type="float">
            <text:p>104.290229949601</text:p>
          </table:table-cell>
        </table:table-row>
        <table:table-row table:style-name="ro1">
          <table:table-cell office:value-type="float" office:value="0.826264494858988" calcext:value-type="float">
            <text:p>0.826264494858988</text:p>
          </table:table-cell>
          <table:table-cell table:formula="of:=[.A208]+[.B207]" office:value-type="float" office:value="105.11649444446" calcext:value-type="float">
            <text:p>105.11649444446</text:p>
          </table:table-cell>
        </table:table-row>
        <table:table-row table:style-name="ro1">
          <table:table-cell office:value-type="float" office:value="0.955273288352119" calcext:value-type="float">
            <text:p>0.955273288352119</text:p>
          </table:table-cell>
          <table:table-cell table:formula="of:=[.A209]+[.B208]" office:value-type="float" office:value="106.071767732812" calcext:value-type="float">
            <text:p>106.071767732812</text:p>
          </table:table-cell>
        </table:table-row>
        <table:table-row table:style-name="ro1">
          <table:table-cell office:value-type="float" office:value="0.368570792913427" calcext:value-type="float">
            <text:p>0.368570792913427</text:p>
          </table:table-cell>
          <table:table-cell table:formula="of:=[.A210]+[.B209]" office:value-type="float" office:value="106.440338525725" calcext:value-type="float">
            <text:p>106.440338525725</text:p>
          </table:table-cell>
        </table:table-row>
        <table:table-row table:style-name="ro1">
          <table:table-cell office:value-type="float" office:value="0.362185457848944" calcext:value-type="float">
            <text:p>0.362185457848944</text:p>
          </table:table-cell>
          <table:table-cell table:formula="of:=[.A211]+[.B210]" office:value-type="float" office:value="106.802523983574" calcext:value-type="float">
            <text:p>106.802523983574</text:p>
          </table:table-cell>
        </table:table-row>
        <table:table-row table:style-name="ro1">
          <table:table-cell office:value-type="float" office:value="0.0888786572275964" calcext:value-type="float">
            <text:p>0.0888786572275964</text:p>
          </table:table-cell>
          <table:table-cell table:formula="of:=[.A212]+[.B211]" office:value-type="float" office:value="106.891402640802" calcext:value-type="float">
            <text:p>106.891402640802</text:p>
          </table:table-cell>
        </table:table-row>
        <table:table-row table:style-name="ro1">
          <table:table-cell office:value-type="float" office:value="0.927623199108229" calcext:value-type="float">
            <text:p>0.927623199108229</text:p>
          </table:table-cell>
          <table:table-cell table:formula="of:=[.A213]+[.B212]" office:value-type="float" office:value="107.81902583991" calcext:value-type="float">
            <text:p>107.81902583991</text:p>
          </table:table-cell>
        </table:table-row>
        <table:table-row table:style-name="ro1">
          <table:table-cell office:value-type="float" office:value="0.243874958985533" calcext:value-type="float">
            <text:p>0.243874958985533</text:p>
          </table:table-cell>
          <table:table-cell table:formula="of:=[.A214]+[.B213]" office:value-type="float" office:value="108.062900798895" calcext:value-type="float">
            <text:p>108.062900798895</text:p>
          </table:table-cell>
        </table:table-row>
        <table:table-row table:style-name="ro1">
          <table:table-cell office:value-type="float" office:value="0.639351209627416" calcext:value-type="float">
            <text:p>0.639351209627416</text:p>
          </table:table-cell>
          <table:table-cell table:formula="of:=[.A215]+[.B214]" office:value-type="float" office:value="108.702252008523" calcext:value-type="float">
            <text:p>108.702252008523</text:p>
          </table:table-cell>
        </table:table-row>
        <table:table-row table:style-name="ro1">
          <table:table-cell office:value-type="float" office:value="0.530375583021076" calcext:value-type="float">
            <text:p>0.530375583021076</text:p>
          </table:table-cell>
          <table:table-cell table:formula="of:=[.A216]+[.B215]" office:value-type="float" office:value="109.232627591544" calcext:value-type="float">
            <text:p>109.232627591544</text:p>
          </table:table-cell>
        </table:table-row>
        <table:table-row table:style-name="ro1">
          <table:table-cell office:value-type="float" office:value="0.552746451719252" calcext:value-type="float">
            <text:p>0.552746451719252</text:p>
          </table:table-cell>
          <table:table-cell table:formula="of:=[.A217]+[.B216]" office:value-type="float" office:value="109.785374043263" calcext:value-type="float">
            <text:p>109.785374043263</text:p>
          </table:table-cell>
        </table:table-row>
        <table:table-row table:style-name="ro1">
          <table:table-cell office:value-type="float" office:value="0.99535286576703" calcext:value-type="float">
            <text:p>0.99535286576703</text:p>
          </table:table-cell>
          <table:table-cell table:formula="of:=[.A218]+[.B217]" office:value-type="float" office:value="110.78072690903" calcext:value-type="float">
            <text:p>110.78072690903</text:p>
          </table:table-cell>
        </table:table-row>
        <table:table-row table:style-name="ro1">
          <table:table-cell office:value-type="float" office:value="0.0896566910606765" calcext:value-type="float">
            <text:p>0.0896566910606765</text:p>
          </table:table-cell>
          <table:table-cell table:formula="of:=[.A219]+[.B218]" office:value-type="float" office:value="110.870383600091" calcext:value-type="float">
            <text:p>110.870383600091</text:p>
          </table:table-cell>
        </table:table-row>
        <table:table-row table:style-name="ro1">
          <table:table-cell office:value-type="float" office:value="0.669237962294076" calcext:value-type="float">
            <text:p>0.669237962294076</text:p>
          </table:table-cell>
          <table:table-cell table:formula="of:=[.A220]+[.B219]" office:value-type="float" office:value="111.539621562385" calcext:value-type="float">
            <text:p>111.539621562385</text:p>
          </table:table-cell>
        </table:table-row>
        <table:table-row table:style-name="ro1">
          <table:table-cell office:value-type="float" office:value="0.380732717341111" calcext:value-type="float">
            <text:p>0.380732717341111</text:p>
          </table:table-cell>
          <table:table-cell table:formula="of:=[.A221]+[.B220]" office:value-type="float" office:value="111.920354279726" calcext:value-type="float">
            <text:p>111.920354279726</text:p>
          </table:table-cell>
        </table:table-row>
        <table:table-row table:style-name="ro1">
          <table:table-cell office:value-type="float" office:value="0.0371849477719792" calcext:value-type="float">
            <text:p>0.0371849477719792</text:p>
          </table:table-cell>
          <table:table-cell table:formula="of:=[.A222]+[.B221]" office:value-type="float" office:value="111.957539227498" calcext:value-type="float">
            <text:p>111.957539227498</text:p>
          </table:table-cell>
        </table:table-row>
        <table:table-row table:style-name="ro1">
          <table:table-cell office:value-type="float" office:value="0.418889040050048" calcext:value-type="float">
            <text:p>0.418889040050048</text:p>
          </table:table-cell>
          <table:table-cell table:formula="of:=[.A223]+[.B222]" office:value-type="float" office:value="112.376428267548" calcext:value-type="float">
            <text:p>112.376428267548</text:p>
          </table:table-cell>
        </table:table-row>
        <table:table-row table:style-name="ro1">
          <table:table-cell office:value-type="float" office:value="0.716665504314808" calcext:value-type="float">
            <text:p>0.716665504314808</text:p>
          </table:table-cell>
          <table:table-cell table:formula="of:=[.A224]+[.B223]" office:value-type="float" office:value="113.093093771863" calcext:value-type="float">
            <text:p>113.093093771863</text:p>
          </table:table-cell>
        </table:table-row>
        <table:table-row table:style-name="ro1">
          <table:table-cell office:value-type="float" office:value="0.344519828138077" calcext:value-type="float">
            <text:p>0.344519828138077</text:p>
          </table:table-cell>
          <table:table-cell table:formula="of:=[.A225]+[.B224]" office:value-type="float" office:value="113.437613600001" calcext:value-type="float">
            <text:p>113.437613600001</text:p>
          </table:table-cell>
        </table:table-row>
        <table:table-row table:style-name="ro1">
          <table:table-cell office:value-type="float" office:value="0.873699570623082" calcext:value-type="float">
            <text:p>0.873699570623082</text:p>
          </table:table-cell>
          <table:table-cell table:formula="of:=[.A226]+[.B225]" office:value-type="float" office:value="114.311313170624" calcext:value-type="float">
            <text:p>114.311313170624</text:p>
          </table:table-cell>
        </table:table-row>
        <table:table-row table:style-name="ro1">
          <table:table-cell office:value-type="float" office:value="0.244851477686654" calcext:value-type="float">
            <text:p>0.244851477686654</text:p>
          </table:table-cell>
          <table:table-cell table:formula="of:=[.A227]+[.B226]" office:value-type="float" office:value="114.556164648311" calcext:value-type="float">
            <text:p>114.556164648311</text:p>
          </table:table-cell>
        </table:table-row>
        <table:table-row table:style-name="ro1">
          <table:table-cell office:value-type="float" office:value="0.662741175846664" calcext:value-type="float">
            <text:p>0.662741175846664</text:p>
          </table:table-cell>
          <table:table-cell table:formula="of:=[.A228]+[.B227]" office:value-type="float" office:value="115.218905824157" calcext:value-type="float">
            <text:p>115.218905824157</text:p>
          </table:table-cell>
        </table:table-row>
        <table:table-row table:style-name="ro1">
          <table:table-cell office:value-type="float" office:value="0.556774395839699" calcext:value-type="float">
            <text:p>0.556774395839699</text:p>
          </table:table-cell>
          <table:table-cell table:formula="of:=[.A229]+[.B228]" office:value-type="float" office:value="115.775680219997" calcext:value-type="float">
            <text:p>115.775680219997</text:p>
          </table:table-cell>
        </table:table-row>
        <table:table-row table:style-name="ro1">
          <table:table-cell office:value-type="float" office:value="0.215110358942617" calcext:value-type="float">
            <text:p>0.215110358942617</text:p>
          </table:table-cell>
          <table:table-cell table:formula="of:=[.A230]+[.B229]" office:value-type="float" office:value="115.99079057894" calcext:value-type="float">
            <text:p>115.99079057894</text:p>
          </table:table-cell>
        </table:table-row>
        <table:table-row table:style-name="ro1">
          <table:table-cell office:value-type="float" office:value="0.605834059445531" calcext:value-type="float">
            <text:p>0.605834059445531</text:p>
          </table:table-cell>
          <table:table-cell table:formula="of:=[.A231]+[.B230]" office:value-type="float" office:value="116.596624638385" calcext:value-type="float">
            <text:p>116.596624638385</text:p>
          </table:table-cell>
        </table:table-row>
        <table:table-row table:style-name="ro1">
          <table:table-cell office:value-type="float" office:value="0.633127736424832" calcext:value-type="float">
            <text:p>0.633127736424832</text:p>
          </table:table-cell>
          <table:table-cell table:formula="of:=[.A232]+[.B231]" office:value-type="float" office:value="117.22975237481" calcext:value-type="float">
            <text:p>117.22975237481</text:p>
          </table:table-cell>
        </table:table-row>
        <table:table-row table:style-name="ro1">
          <table:table-cell office:value-type="float" office:value="0.626719246413021" calcext:value-type="float">
            <text:p>0.626719246413021</text:p>
          </table:table-cell>
          <table:table-cell table:formula="of:=[.A233]+[.B232]" office:value-type="float" office:value="117.856471621223" calcext:value-type="float">
            <text:p>117.856471621223</text:p>
          </table:table-cell>
        </table:table-row>
        <table:table-row table:style-name="ro1">
          <table:table-cell office:value-type="float" office:value="0.858837898424986" calcext:value-type="float">
            <text:p>0.858837898424986</text:p>
          </table:table-cell>
          <table:table-cell table:formula="of:=[.A234]+[.B233]" office:value-type="float" office:value="118.715309519648" calcext:value-type="float">
            <text:p>118.715309519648</text:p>
          </table:table-cell>
        </table:table-row>
        <table:table-row table:style-name="ro1">
          <table:table-cell office:value-type="float" office:value="0.917548539252874" calcext:value-type="float">
            <text:p>0.917548539252874</text:p>
          </table:table-cell>
          <table:table-cell table:formula="of:=[.A235]+[.B234]" office:value-type="float" office:value="119.632858058901" calcext:value-type="float">
            <text:p>119.632858058901</text:p>
          </table:table-cell>
        </table:table-row>
        <table:table-row table:style-name="ro1">
          <table:table-cell office:value-type="float" office:value="0.905209447071255" calcext:value-type="float">
            <text:p>0.905209447071255</text:p>
          </table:table-cell>
          <table:table-cell table:formula="of:=[.A236]+[.B235]" office:value-type="float" office:value="120.538067505972" calcext:value-type="float">
            <text:p>120.538067505972</text:p>
          </table:table-cell>
        </table:table-row>
        <table:table-row table:style-name="ro1">
          <table:table-cell office:value-type="float" office:value="0.082835631184629" calcext:value-type="float">
            <text:p>0.082835631184629</text:p>
          </table:table-cell>
          <table:table-cell table:formula="of:=[.A237]+[.B236]" office:value-type="float" office:value="120.620903137157" calcext:value-type="float">
            <text:p>120.620903137157</text:p>
          </table:table-cell>
        </table:table-row>
        <table:table-row table:style-name="ro1">
          <table:table-cell office:value-type="float" office:value="0.578297277345208" calcext:value-type="float">
            <text:p>0.578297277345208</text:p>
          </table:table-cell>
          <table:table-cell table:formula="of:=[.A238]+[.B237]" office:value-type="float" office:value="121.199200414502" calcext:value-type="float">
            <text:p>121.199200414502</text:p>
          </table:table-cell>
        </table:table-row>
        <table:table-row table:style-name="ro1">
          <table:table-cell office:value-type="float" office:value="0.532162078167877" calcext:value-type="float">
            <text:p>0.532162078167877</text:p>
          </table:table-cell>
          <table:table-cell table:formula="of:=[.A239]+[.B238]" office:value-type="float" office:value="121.73136249267" calcext:value-type="float">
            <text:p>121.73136249267</text:p>
          </table:table-cell>
        </table:table-row>
        <table:table-row table:style-name="ro1">
          <table:table-cell office:value-type="float" office:value="0.824978204143956" calcext:value-type="float">
            <text:p>0.824978204143956</text:p>
          </table:table-cell>
          <table:table-cell table:formula="of:=[.A240]+[.B239]" office:value-type="float" office:value="122.556340696814" calcext:value-type="float">
            <text:p>122.556340696814</text:p>
          </table:table-cell>
        </table:table-row>
        <table:table-row table:style-name="ro1">
          <table:table-cell office:value-type="float" office:value="0.531806686117844" calcext:value-type="float">
            <text:p>0.531806686117844</text:p>
          </table:table-cell>
          <table:table-cell table:formula="of:=[.A241]+[.B240]" office:value-type="float" office:value="123.088147382932" calcext:value-type="float">
            <text:p>123.088147382932</text:p>
          </table:table-cell>
        </table:table-row>
        <table:table-row table:style-name="ro1">
          <table:table-cell office:value-type="float" office:value="0.163752582229441" calcext:value-type="float">
            <text:p>0.163752582229441</text:p>
          </table:table-cell>
          <table:table-cell table:formula="of:=[.A242]+[.B241]" office:value-type="float" office:value="123.251899965161" calcext:value-type="float">
            <text:p>123.251899965161</text:p>
          </table:table-cell>
        </table:table-row>
        <table:table-row table:style-name="ro1">
          <table:table-cell office:value-type="float" office:value="0.578368890007918" calcext:value-type="float">
            <text:p>0.578368890007918</text:p>
          </table:table-cell>
          <table:table-cell table:formula="of:=[.A243]+[.B242]" office:value-type="float" office:value="123.830268855169" calcext:value-type="float">
            <text:p>123.830268855169</text:p>
          </table:table-cell>
        </table:table-row>
        <table:table-row table:style-name="ro1">
          <table:table-cell office:value-type="float" office:value="0.4360621557059" calcext:value-type="float">
            <text:p>0.4360621557059</text:p>
          </table:table-cell>
          <table:table-cell table:formula="of:=[.A244]+[.B243]" office:value-type="float" office:value="124.266331010875" calcext:value-type="float">
            <text:p>124.266331010875</text:p>
          </table:table-cell>
        </table:table-row>
        <table:table-row table:style-name="ro1">
          <table:table-cell office:value-type="float" office:value="0.0440820751398648" calcext:value-type="float">
            <text:p>0.0440820751398648</text:p>
          </table:table-cell>
          <table:table-cell table:formula="of:=[.A245]+[.B244]" office:value-type="float" office:value="124.310413086015" calcext:value-type="float">
            <text:p>124.310413086015</text:p>
          </table:table-cell>
        </table:table-row>
        <table:table-row table:style-name="ro1">
          <table:table-cell office:value-type="float" office:value="0.223836909873993" calcext:value-type="float">
            <text:p>0.223836909873993</text:p>
          </table:table-cell>
          <table:table-cell table:formula="of:=[.A246]+[.B245]" office:value-type="float" office:value="124.534249995889" calcext:value-type="float">
            <text:p>124.534249995889</text:p>
          </table:table-cell>
        </table:table-row>
        <table:table-row table:style-name="ro1">
          <table:table-cell office:value-type="float" office:value="0.342862415912614" calcext:value-type="float">
            <text:p>0.342862415912614</text:p>
          </table:table-cell>
          <table:table-cell table:formula="of:=[.A247]+[.B246]" office:value-type="float" office:value="124.877112411801" calcext:value-type="float">
            <text:p>124.877112411801</text:p>
          </table:table-cell>
        </table:table-row>
        <table:table-row table:style-name="ro1">
          <table:table-cell office:value-type="float" office:value="0.409136477429622" calcext:value-type="float">
            <text:p>0.409136477429622</text:p>
          </table:table-cell>
          <table:table-cell table:formula="of:=[.A248]+[.B247]" office:value-type="float" office:value="125.286248889231" calcext:value-type="float">
            <text:p>125.286248889231</text:p>
          </table:table-cell>
        </table:table-row>
        <table:table-row table:style-name="ro1">
          <table:table-cell office:value-type="float" office:value="0.147383820667005" calcext:value-type="float">
            <text:p>0.147383820667005</text:p>
          </table:table-cell>
          <table:table-cell table:formula="of:=[.A249]+[.B248]" office:value-type="float" office:value="125.433632709898" calcext:value-type="float">
            <text:p>125.433632709898</text:p>
          </table:table-cell>
        </table:table-row>
        <table:table-row table:style-name="ro1">
          <table:table-cell office:value-type="float" office:value="0.754483850594081" calcext:value-type="float">
            <text:p>0.754483850594081</text:p>
          </table:table-cell>
          <table:table-cell table:formula="of:=[.A250]+[.B249]" office:value-type="float" office:value="126.188116560492" calcext:value-type="float">
            <text:p>126.188116560492</text:p>
          </table:table-cell>
        </table:table-row>
        <table:table-row table:style-name="ro1">
          <table:table-cell office:value-type="float" office:value="0.692816576846155" calcext:value-type="float">
            <text:p>0.692816576846155</text:p>
          </table:table-cell>
          <table:table-cell table:formula="of:=[.A251]+[.B250]" office:value-type="float" office:value="126.880933137338" calcext:value-type="float">
            <text:p>126.880933137338</text:p>
          </table:table-cell>
        </table:table-row>
        <table:table-row table:style-name="ro1">
          <table:table-cell office:value-type="float" office:value="0.763880831800033" calcext:value-type="float">
            <text:p>0.763880831800033</text:p>
          </table:table-cell>
          <table:table-cell table:formula="of:=[.A252]+[.B251]" office:value-type="float" office:value="127.644813969138" calcext:value-type="float">
            <text:p>127.644813969138</text:p>
          </table:table-cell>
        </table:table-row>
        <table:table-row table:style-name="ro1">
          <table:table-cell office:value-type="float" office:value="0.550426747801607" calcext:value-type="float">
            <text:p>0.550426747801607</text:p>
          </table:table-cell>
          <table:table-cell table:formula="of:=[.A253]+[.B252]" office:value-type="float" office:value="128.19524071694" calcext:value-type="float">
            <text:p>128.19524071694</text:p>
          </table:table-cell>
        </table:table-row>
        <table:table-row table:style-name="ro1">
          <table:table-cell office:value-type="float" office:value="0.942675498603205" calcext:value-type="float">
            <text:p>0.942675498603205</text:p>
          </table:table-cell>
          <table:table-cell table:formula="of:=[.A254]+[.B253]" office:value-type="float" office:value="129.137916215543" calcext:value-type="float">
            <text:p>129.137916215543</text:p>
          </table:table-cell>
        </table:table-row>
        <table:table-row table:style-name="ro1">
          <table:table-cell office:value-type="float" office:value="0.946305674884509" calcext:value-type="float">
            <text:p>0.946305674884509</text:p>
          </table:table-cell>
          <table:table-cell table:formula="of:=[.A255]+[.B254]" office:value-type="float" office:value="130.084221890428" calcext:value-type="float">
            <text:p>130.084221890428</text:p>
          </table:table-cell>
        </table:table-row>
        <table:table-row table:style-name="ro1">
          <table:table-cell office:value-type="float" office:value="0.350067575338349" calcext:value-type="float">
            <text:p>0.350067575338349</text:p>
          </table:table-cell>
          <table:table-cell table:formula="of:=[.A256]+[.B255]" office:value-type="float" office:value="130.434289465766" calcext:value-type="float">
            <text:p>130.434289465766</text:p>
          </table:table-cell>
        </table:table-row>
        <table:table-row table:style-name="ro1">
          <table:table-cell office:value-type="float" office:value="0.142808364386084" calcext:value-type="float">
            <text:p>0.142808364386084</text:p>
          </table:table-cell>
          <table:table-cell table:formula="of:=[.A257]+[.B256]" office:value-type="float" office:value="130.577097830152" calcext:value-type="float">
            <text:p>130.577097830152</text:p>
          </table:table-cell>
        </table:table-row>
        <table:table-row table:style-name="ro1">
          <table:table-cell office:value-type="float" office:value="0.0140312055422329" calcext:value-type="float">
            <text:p>0.0140312055422329</text:p>
          </table:table-cell>
          <table:table-cell table:formula="of:=[.A258]+[.B257]" office:value-type="float" office:value="130.591129035694" calcext:value-type="float">
            <text:p>130.591129035694</text:p>
          </table:table-cell>
        </table:table-row>
        <table:table-row table:style-name="ro1">
          <table:table-cell office:value-type="float" office:value="0.554756244560808" calcext:value-type="float">
            <text:p>0.554756244560808</text:p>
          </table:table-cell>
          <table:table-cell table:formula="of:=[.A259]+[.B258]" office:value-type="float" office:value="131.145885280255" calcext:value-type="float">
            <text:p>131.145885280255</text:p>
          </table:table-cell>
        </table:table-row>
        <table:table-row table:style-name="ro1">
          <table:table-cell office:value-type="float" office:value="0.260699436154151" calcext:value-type="float">
            <text:p>0.260699436154151</text:p>
          </table:table-cell>
          <table:table-cell table:formula="of:=[.A260]+[.B259]" office:value-type="float" office:value="131.406584716409" calcext:value-type="float">
            <text:p>131.406584716409</text:p>
          </table:table-cell>
        </table:table-row>
        <table:table-row table:style-name="ro1">
          <table:table-cell office:value-type="float" office:value="0.0270261815398287" calcext:value-type="float">
            <text:p>0.0270261815398287</text:p>
          </table:table-cell>
          <table:table-cell table:formula="of:=[.A261]+[.B260]" office:value-type="float" office:value="131.433610897949" calcext:value-type="float">
            <text:p>131.433610897949</text:p>
          </table:table-cell>
        </table:table-row>
        <table:table-row table:style-name="ro1">
          <table:table-cell office:value-type="float" office:value="0.448355888917699" calcext:value-type="float">
            <text:p>0.448355888917699</text:p>
          </table:table-cell>
          <table:table-cell table:formula="of:=[.A262]+[.B261]" office:value-type="float" office:value="131.881966786867" calcext:value-type="float">
            <text:p>131.881966786867</text:p>
          </table:table-cell>
        </table:table-row>
        <table:table-row table:style-name="ro1">
          <table:table-cell office:value-type="float" office:value="0.455245679404197" calcext:value-type="float">
            <text:p>0.455245679404197</text:p>
          </table:table-cell>
          <table:table-cell table:formula="of:=[.A263]+[.B262]" office:value-type="float" office:value="132.337212466271" calcext:value-type="float">
            <text:p>132.337212466271</text:p>
          </table:table-cell>
        </table:table-row>
        <table:table-row table:style-name="ro1">
          <table:table-cell office:value-type="float" office:value="0.884714965071494" calcext:value-type="float">
            <text:p>0.884714965071494</text:p>
          </table:table-cell>
          <table:table-cell table:formula="of:=[.A264]+[.B263]" office:value-type="float" office:value="133.221927431343" calcext:value-type="float">
            <text:p>133.221927431343</text:p>
          </table:table-cell>
        </table:table-row>
        <table:table-row table:style-name="ro1">
          <table:table-cell office:value-type="float" office:value="0.915449505984173" calcext:value-type="float">
            <text:p>0.915449505984173</text:p>
          </table:table-cell>
          <table:table-cell table:formula="of:=[.A265]+[.B264]" office:value-type="float" office:value="134.137376937327" calcext:value-type="float">
            <text:p>134.137376937327</text:p>
          </table:table-cell>
        </table:table-row>
        <table:table-row table:style-name="ro1">
          <table:table-cell office:value-type="float" office:value="0.65813557158651" calcext:value-type="float">
            <text:p>0.65813557158651</text:p>
          </table:table-cell>
          <table:table-cell table:formula="of:=[.A266]+[.B265]" office:value-type="float" office:value="134.795512508913" calcext:value-type="float">
            <text:p>134.795512508913</text:p>
          </table:table-cell>
        </table:table-row>
        <table:table-row table:style-name="ro1">
          <table:table-cell office:value-type="float" office:value="0.272677229171423" calcext:value-type="float">
            <text:p>0.272677229171423</text:p>
          </table:table-cell>
          <table:table-cell table:formula="of:=[.A267]+[.B266]" office:value-type="float" office:value="135.068189738085" calcext:value-type="float">
            <text:p>135.068189738085</text:p>
          </table:table-cell>
        </table:table-row>
        <table:table-row table:style-name="ro1">
          <table:table-cell office:value-type="float" office:value="0.985784272652977" calcext:value-type="float">
            <text:p>0.985784272652977</text:p>
          </table:table-cell>
          <table:table-cell table:formula="of:=[.A268]+[.B267]" office:value-type="float" office:value="136.053974010738" calcext:value-type="float">
            <text:p>136.053974010738</text:p>
          </table:table-cell>
        </table:table-row>
        <table:table-row table:style-name="ro1">
          <table:table-cell office:value-type="float" office:value="0.0984058009571053" calcext:value-type="float">
            <text:p>0.0984058009571053</text:p>
          </table:table-cell>
          <table:table-cell table:formula="of:=[.A269]+[.B268]" office:value-type="float" office:value="136.152379811695" calcext:value-type="float">
            <text:p>136.152379811695</text:p>
          </table:table-cell>
        </table:table-row>
        <table:table-row table:style-name="ro1">
          <table:table-cell office:value-type="float" office:value="0.160360100442554" calcext:value-type="float">
            <text:p>0.160360100442554</text:p>
          </table:table-cell>
          <table:table-cell table:formula="of:=[.A270]+[.B269]" office:value-type="float" office:value="136.312739912137" calcext:value-type="float">
            <text:p>136.312739912137</text:p>
          </table:table-cell>
        </table:table-row>
        <table:table-row table:style-name="ro1">
          <table:table-cell office:value-type="float" office:value="0.0585465236287277" calcext:value-type="float">
            <text:p>0.0585465236287277</text:p>
          </table:table-cell>
          <table:table-cell table:formula="of:=[.A271]+[.B270]" office:value-type="float" office:value="136.371286435766" calcext:value-type="float">
            <text:p>136.371286435766</text:p>
          </table:table-cell>
        </table:table-row>
        <table:table-row table:style-name="ro1">
          <table:table-cell office:value-type="float" office:value="0.858335023483736" calcext:value-type="float">
            <text:p>0.858335023483736</text:p>
          </table:table-cell>
          <table:table-cell table:formula="of:=[.A272]+[.B271]" office:value-type="float" office:value="137.22962145925" calcext:value-type="float">
            <text:p>137.22962145925</text:p>
          </table:table-cell>
        </table:table-row>
        <table:table-row table:style-name="ro1">
          <table:table-cell office:value-type="float" office:value="0.0452960809443606" calcext:value-type="float">
            <text:p>0.0452960809443606</text:p>
          </table:table-cell>
          <table:table-cell table:formula="of:=[.A273]+[.B272]" office:value-type="float" office:value="137.274917540194" calcext:value-type="float">
            <text:p>137.274917540194</text:p>
          </table:table-cell>
        </table:table-row>
        <table:table-row table:style-name="ro1">
          <table:table-cell office:value-type="float" office:value="0.61051158470864" calcext:value-type="float">
            <text:p>0.61051158470864</text:p>
          </table:table-cell>
          <table:table-cell table:formula="of:=[.A274]+[.B273]" office:value-type="float" office:value="137.885429124903" calcext:value-type="float">
            <text:p>137.885429124903</text:p>
          </table:table-cell>
        </table:table-row>
        <table:table-row table:style-name="ro1">
          <table:table-cell office:value-type="float" office:value="0.5487249940388" calcext:value-type="float">
            <text:p>0.5487249940388</text:p>
          </table:table-cell>
          <table:table-cell table:formula="of:=[.A275]+[.B274]" office:value-type="float" office:value="138.434154118942" calcext:value-type="float">
            <text:p>138.434154118942</text:p>
          </table:table-cell>
        </table:table-row>
        <table:table-row table:style-name="ro1">
          <table:table-cell office:value-type="float" office:value="0.435576805046825" calcext:value-type="float">
            <text:p>0.435576805046825</text:p>
          </table:table-cell>
          <table:table-cell table:formula="of:=[.A276]+[.B275]" office:value-type="float" office:value="138.869730923988" calcext:value-type="float">
            <text:p>138.869730923988</text:p>
          </table:table-cell>
        </table:table-row>
        <table:table-row table:style-name="ro1">
          <table:table-cell office:value-type="float" office:value="0.291266146540587" calcext:value-type="float">
            <text:p>0.291266146540587</text:p>
          </table:table-cell>
          <table:table-cell table:formula="of:=[.A277]+[.B276]" office:value-type="float" office:value="139.160997070529" calcext:value-type="float">
            <text:p>139.160997070529</text:p>
          </table:table-cell>
        </table:table-row>
        <table:table-row table:style-name="ro1">
          <table:table-cell office:value-type="float" office:value="0.617363895172483" calcext:value-type="float">
            <text:p>0.617363895172483</text:p>
          </table:table-cell>
          <table:table-cell table:formula="of:=[.A278]+[.B277]" office:value-type="float" office:value="139.778360965701" calcext:value-type="float">
            <text:p>139.778360965701</text:p>
          </table:table-cell>
        </table:table-row>
        <table:table-row table:style-name="ro1">
          <table:table-cell office:value-type="float" office:value="0.557032575369015" calcext:value-type="float">
            <text:p>0.557032575369015</text:p>
          </table:table-cell>
          <table:table-cell table:formula="of:=[.A279]+[.B278]" office:value-type="float" office:value="140.33539354107" calcext:value-type="float">
            <text:p>140.33539354107</text:p>
          </table:table-cell>
        </table:table-row>
        <table:table-row table:style-name="ro1">
          <table:table-cell office:value-type="float" office:value="0.736449867120492" calcext:value-type="float">
            <text:p>0.736449867120492</text:p>
          </table:table-cell>
          <table:table-cell table:formula="of:=[.A280]+[.B279]" office:value-type="float" office:value="141.071843408191" calcext:value-type="float">
            <text:p>141.071843408191</text:p>
          </table:table-cell>
        </table:table-row>
        <table:table-row table:style-name="ro1">
          <table:table-cell office:value-type="float" office:value="0.994605596615058" calcext:value-type="float">
            <text:p>0.994605596615058</text:p>
          </table:table-cell>
          <table:table-cell table:formula="of:=[.A281]+[.B280]" office:value-type="float" office:value="142.066449004806" calcext:value-type="float">
            <text:p>142.066449004806</text:p>
          </table:table-cell>
        </table:table-row>
        <table:table-row table:style-name="ro1">
          <table:table-cell office:value-type="float" office:value="0.212615077707021" calcext:value-type="float">
            <text:p>0.212615077707021</text:p>
          </table:table-cell>
          <table:table-cell table:formula="of:=[.A282]+[.B281]" office:value-type="float" office:value="142.279064082513" calcext:value-type="float">
            <text:p>142.279064082513</text:p>
          </table:table-cell>
        </table:table-row>
        <table:table-row table:style-name="ro1">
          <table:table-cell office:value-type="float" office:value="0.210731443429669" calcext:value-type="float">
            <text:p>0.210731443429669</text:p>
          </table:table-cell>
          <table:table-cell table:formula="of:=[.A283]+[.B282]" office:value-type="float" office:value="142.489795525943" calcext:value-type="float">
            <text:p>142.489795525943</text:p>
          </table:table-cell>
        </table:table-row>
        <table:table-row table:style-name="ro1">
          <table:table-cell office:value-type="float" office:value="0.72431888834644" calcext:value-type="float">
            <text:p>0.72431888834644</text:p>
          </table:table-cell>
          <table:table-cell table:formula="of:=[.A284]+[.B283]" office:value-type="float" office:value="143.214114414289" calcext:value-type="float">
            <text:p>143.214114414289</text:p>
          </table:table-cell>
        </table:table-row>
        <table:table-row table:style-name="ro1">
          <table:table-cell office:value-type="float" office:value="0.526154339214319" calcext:value-type="float">
            <text:p>0.526154339214319</text:p>
          </table:table-cell>
          <table:table-cell table:formula="of:=[.A285]+[.B284]" office:value-type="float" office:value="143.740268753503" calcext:value-type="float">
            <text:p>143.740268753503</text:p>
          </table:table-cell>
        </table:table-row>
        <table:table-row table:style-name="ro1">
          <table:table-cell office:value-type="float" office:value="0.737189872151323" calcext:value-type="float">
            <text:p>0.737189872151323</text:p>
          </table:table-cell>
          <table:table-cell table:formula="of:=[.A286]+[.B285]" office:value-type="float" office:value="144.477458625655" calcext:value-type="float">
            <text:p>144.477458625655</text:p>
          </table:table-cell>
        </table:table-row>
        <table:table-row table:style-name="ro1">
          <table:table-cell office:value-type="float" office:value="0.452644593732942" calcext:value-type="float">
            <text:p>0.452644593732942</text:p>
          </table:table-cell>
          <table:table-cell table:formula="of:=[.A287]+[.B286]" office:value-type="float" office:value="144.930103219388" calcext:value-type="float">
            <text:p>144.930103219388</text:p>
          </table:table-cell>
        </table:table-row>
        <table:table-row table:style-name="ro1">
          <table:table-cell office:value-type="float" office:value="0.882189948347065" calcext:value-type="float">
            <text:p>0.882189948347065</text:p>
          </table:table-cell>
          <table:table-cell table:formula="of:=[.A288]+[.B287]" office:value-type="float" office:value="145.812293167735" calcext:value-type="float">
            <text:p>145.812293167735</text:p>
          </table:table-cell>
        </table:table-row>
        <table:table-row table:style-name="ro1">
          <table:table-cell office:value-type="float" office:value="0.518252930199243" calcext:value-type="float">
            <text:p>0.518252930199243</text:p>
          </table:table-cell>
          <table:table-cell table:formula="of:=[.A289]+[.B288]" office:value-type="float" office:value="146.330546097934" calcext:value-type="float">
            <text:p>146.330546097934</text:p>
          </table:table-cell>
        </table:table-row>
        <table:table-row table:style-name="ro1">
          <table:table-cell office:value-type="float" office:value="0.633357514148772" calcext:value-type="float">
            <text:p>0.633357514148772</text:p>
          </table:table-cell>
          <table:table-cell table:formula="of:=[.A290]+[.B289]" office:value-type="float" office:value="146.963903612083" calcext:value-type="float">
            <text:p>146.963903612083</text:p>
          </table:table-cell>
        </table:table-row>
        <table:table-row table:style-name="ro1">
          <table:table-cell office:value-type="float" office:value="0.63628353292604" calcext:value-type="float">
            <text:p>0.63628353292604</text:p>
          </table:table-cell>
          <table:table-cell table:formula="of:=[.A291]+[.B290]" office:value-type="float" office:value="147.600187145009" calcext:value-type="float">
            <text:p>147.600187145009</text:p>
          </table:table-cell>
        </table:table-row>
        <table:table-row table:style-name="ro1">
          <table:table-cell office:value-type="float" office:value="0.284170348373494" calcext:value-type="float">
            <text:p>0.284170348373494</text:p>
          </table:table-cell>
          <table:table-cell table:formula="of:=[.A292]+[.B291]" office:value-type="float" office:value="147.884357493382" calcext:value-type="float">
            <text:p>147.884357493382</text:p>
          </table:table-cell>
        </table:table-row>
        <table:table-row table:style-name="ro1">
          <table:table-cell office:value-type="float" office:value="0.448678019578085" calcext:value-type="float">
            <text:p>0.448678019578085</text:p>
          </table:table-cell>
          <table:table-cell table:formula="of:=[.A293]+[.B292]" office:value-type="float" office:value="148.33303551296" calcext:value-type="float">
            <text:p>148.33303551296</text:p>
          </table:table-cell>
        </table:table-row>
        <table:table-row table:style-name="ro1">
          <table:table-cell office:value-type="float" office:value="0.432859636729187" calcext:value-type="float">
            <text:p>0.432859636729187</text:p>
          </table:table-cell>
          <table:table-cell table:formula="of:=[.A294]+[.B293]" office:value-type="float" office:value="148.76589514969" calcext:value-type="float">
            <text:p>148.76589514969</text:p>
          </table:table-cell>
        </table:table-row>
        <table:table-row table:style-name="ro1">
          <table:table-cell office:value-type="float" office:value="0.581276398973792" calcext:value-type="float">
            <text:p>0.581276398973792</text:p>
          </table:table-cell>
          <table:table-cell table:formula="of:=[.A295]+[.B294]" office:value-type="float" office:value="149.347171548663" calcext:value-type="float">
            <text:p>149.347171548663</text:p>
          </table:table-cell>
        </table:table-row>
        <table:table-row table:style-name="ro1">
          <table:table-cell office:value-type="float" office:value="0.995651517566584" calcext:value-type="float">
            <text:p>0.995651517566584</text:p>
          </table:table-cell>
          <table:table-cell table:formula="of:=[.A296]+[.B295]" office:value-type="float" office:value="150.34282306623" calcext:value-type="float">
            <text:p>150.34282306623</text:p>
          </table:table-cell>
        </table:table-row>
        <table:table-row table:style-name="ro1">
          <table:table-cell office:value-type="float" office:value="0.628835077443224" calcext:value-type="float">
            <text:p>0.628835077443224</text:p>
          </table:table-cell>
          <table:table-cell table:formula="of:=[.A297]+[.B296]" office:value-type="float" office:value="150.971658143673" calcext:value-type="float">
            <text:p>150.971658143673</text:p>
          </table:table-cell>
        </table:table-row>
        <table:table-row table:style-name="ro1">
          <table:table-cell office:value-type="float" office:value="0.0588817496398619" calcext:value-type="float">
            <text:p>0.0588817496398619</text:p>
          </table:table-cell>
          <table:table-cell table:formula="of:=[.A298]+[.B297]" office:value-type="float" office:value="151.030539893313" calcext:value-type="float">
            <text:p>151.030539893313</text:p>
          </table:table-cell>
        </table:table-row>
        <table:table-row table:style-name="ro1">
          <table:table-cell office:value-type="float" office:value="0.684147786492222" calcext:value-type="float">
            <text:p>0.684147786492222</text:p>
          </table:table-cell>
          <table:table-cell table:formula="of:=[.A299]+[.B298]" office:value-type="float" office:value="151.714687679805" calcext:value-type="float">
            <text:p>151.714687679805</text:p>
          </table:table-cell>
        </table:table-row>
        <table:table-row table:style-name="ro1">
          <table:table-cell office:value-type="float" office:value="0.946930751085876" calcext:value-type="float">
            <text:p>0.946930751085876</text:p>
          </table:table-cell>
          <table:table-cell table:formula="of:=[.A300]+[.B299]" office:value-type="float" office:value="152.661618430891" calcext:value-type="float">
            <text:p>152.661618430891</text:p>
          </table:table-cell>
        </table:table-row>
        <table:table-row table:style-name="ro1">
          <table:table-cell office:value-type="float" office:value="0.0182160893796893" calcext:value-type="float">
            <text:p>0.0182160893796893</text:p>
          </table:table-cell>
          <table:table-cell table:formula="of:=[.A301]+[.B300]" office:value-type="float" office:value="152.679834520271" calcext:value-type="float">
            <text:p>152.679834520271</text:p>
          </table:table-cell>
        </table:table-row>
        <table:table-row table:style-name="ro1">
          <table:table-cell office:value-type="float" office:value="0.290802236931657" calcext:value-type="float">
            <text:p>0.290802236931657</text:p>
          </table:table-cell>
          <table:table-cell table:formula="of:=[.A302]+[.B301]" office:value-type="float" office:value="152.970636757202" calcext:value-type="float">
            <text:p>152.970636757202</text:p>
          </table:table-cell>
        </table:table-row>
        <table:table-row table:style-name="ro1">
          <table:table-cell office:value-type="float" office:value="0.352403465217679" calcext:value-type="float">
            <text:p>0.352403465217679</text:p>
          </table:table-cell>
          <table:table-cell table:formula="of:=[.A303]+[.B302]" office:value-type="float" office:value="153.32304022242" calcext:value-type="float">
            <text:p>153.32304022242</text:p>
          </table:table-cell>
        </table:table-row>
        <table:table-row table:style-name="ro1">
          <table:table-cell office:value-type="float" office:value="0.493637482060553" calcext:value-type="float">
            <text:p>0.493637482060553</text:p>
          </table:table-cell>
          <table:table-cell table:formula="of:=[.A304]+[.B303]" office:value-type="float" office:value="153.816677704481" calcext:value-type="float">
            <text:p>153.816677704481</text:p>
          </table:table-cell>
        </table:table-row>
        <table:table-row table:style-name="ro1">
          <table:table-cell office:value-type="float" office:value="0.5921861420957" calcext:value-type="float">
            <text:p>0.5921861420957</text:p>
          </table:table-cell>
          <table:table-cell table:formula="of:=[.A305]+[.B304]" office:value-type="float" office:value="154.408863846576" calcext:value-type="float">
            <text:p>154.408863846576</text:p>
          </table:table-cell>
        </table:table-row>
        <table:table-row table:style-name="ro1">
          <table:table-cell office:value-type="float" office:value="0.580979478425495" calcext:value-type="float">
            <text:p>0.580979478425495</text:p>
          </table:table-cell>
          <table:table-cell table:formula="of:=[.A306]+[.B305]" office:value-type="float" office:value="154.989843325002" calcext:value-type="float">
            <text:p>154.989843325002</text:p>
          </table:table-cell>
        </table:table-row>
        <table:table-row table:style-name="ro1">
          <table:table-cell office:value-type="float" office:value="0.758593948889835" calcext:value-type="float">
            <text:p>0.758593948889835</text:p>
          </table:table-cell>
          <table:table-cell table:formula="of:=[.A307]+[.B306]" office:value-type="float" office:value="155.748437273892" calcext:value-type="float">
            <text:p>155.748437273892</text:p>
          </table:table-cell>
        </table:table-row>
        <table:table-row table:style-name="ro1">
          <table:table-cell office:value-type="float" office:value="0.227396368791463" calcext:value-type="float">
            <text:p>0.227396368791463</text:p>
          </table:table-cell>
          <table:table-cell table:formula="of:=[.A308]+[.B307]" office:value-type="float" office:value="155.975833642683" calcext:value-type="float">
            <text:p>155.975833642683</text:p>
          </table:table-cell>
        </table:table-row>
        <table:table-row table:style-name="ro1">
          <table:table-cell office:value-type="float" office:value="0.526453364306291" calcext:value-type="float">
            <text:p>0.526453364306291</text:p>
          </table:table-cell>
          <table:table-cell table:formula="of:=[.A309]+[.B308]" office:value-type="float" office:value="156.502287006989" calcext:value-type="float">
            <text:p>156.502287006989</text:p>
          </table:table-cell>
        </table:table-row>
        <table:table-row table:style-name="ro1">
          <table:table-cell office:value-type="float" office:value="0.274962290313544" calcext:value-type="float">
            <text:p>0.274962290313544</text:p>
          </table:table-cell>
          <table:table-cell table:formula="of:=[.A310]+[.B309]" office:value-type="float" office:value="156.777249297303" calcext:value-type="float">
            <text:p>156.777249297303</text:p>
          </table:table-cell>
        </table:table-row>
        <table:table-row table:style-name="ro1">
          <table:table-cell office:value-type="float" office:value="0.9076728189761" calcext:value-type="float">
            <text:p>0.9076728189761</text:p>
          </table:table-cell>
          <table:table-cell table:formula="of:=[.A311]+[.B310]" office:value-type="float" office:value="157.684922116279" calcext:value-type="float">
            <text:p>157.684922116279</text:p>
          </table:table-cell>
        </table:table-row>
        <table:table-row table:style-name="ro1">
          <table:table-cell office:value-type="float" office:value="0.939583243051787" calcext:value-type="float">
            <text:p>0.939583243051787</text:p>
          </table:table-cell>
          <table:table-cell table:formula="of:=[.A312]+[.B311]" office:value-type="float" office:value="158.624505359331" calcext:value-type="float">
            <text:p>158.624505359331</text:p>
          </table:table-cell>
        </table:table-row>
        <table:table-row table:style-name="ro1">
          <table:table-cell office:value-type="float" office:value="0.701146713368004" calcext:value-type="float">
            <text:p>0.701146713368004</text:p>
          </table:table-cell>
          <table:table-cell table:formula="of:=[.A313]+[.B312]" office:value-type="float" office:value="159.325652072699" calcext:value-type="float">
            <text:p>159.325652072699</text:p>
          </table:table-cell>
        </table:table-row>
        <table:table-row table:style-name="ro1">
          <table:table-cell office:value-type="float" office:value="0.982089977684586" calcext:value-type="float">
            <text:p>0.982089977684586</text:p>
          </table:table-cell>
          <table:table-cell table:formula="of:=[.A314]+[.B313]" office:value-type="float" office:value="160.307742050383" calcext:value-type="float">
            <text:p>160.307742050383</text:p>
          </table:table-cell>
        </table:table-row>
        <table:table-row table:style-name="ro1">
          <table:table-cell office:value-type="float" office:value="0.909126434263149" calcext:value-type="float">
            <text:p>0.909126434263149</text:p>
          </table:table-cell>
          <table:table-cell table:formula="of:=[.A315]+[.B314]" office:value-type="float" office:value="161.216868484647" calcext:value-type="float">
            <text:p>161.216868484647</text:p>
          </table:table-cell>
        </table:table-row>
        <table:table-row table:style-name="ro1">
          <table:table-cell office:value-type="float" office:value="0.700848925641085" calcext:value-type="float">
            <text:p>0.700848925641085</text:p>
          </table:table-cell>
          <table:table-cell table:formula="of:=[.A316]+[.B315]" office:value-type="float" office:value="161.917717410288" calcext:value-type="float">
            <text:p>161.917717410288</text:p>
          </table:table-cell>
        </table:table-row>
        <table:table-row table:style-name="ro1">
          <table:table-cell office:value-type="float" office:value="0.325550679301455" calcext:value-type="float">
            <text:p>0.325550679301455</text:p>
          </table:table-cell>
          <table:table-cell table:formula="of:=[.A317]+[.B316]" office:value-type="float" office:value="162.243268089589" calcext:value-type="float">
            <text:p>162.243268089589</text:p>
          </table:table-cell>
        </table:table-row>
        <table:table-row table:style-name="ro1">
          <table:table-cell office:value-type="float" office:value="0.242401679906053" calcext:value-type="float">
            <text:p>0.242401679906053</text:p>
          </table:table-cell>
          <table:table-cell table:formula="of:=[.A318]+[.B317]" office:value-type="float" office:value="162.485669769495" calcext:value-type="float">
            <text:p>162.485669769495</text:p>
          </table:table-cell>
        </table:table-row>
        <table:table-row table:style-name="ro1">
          <table:table-cell office:value-type="float" office:value="0.543402132849779" calcext:value-type="float">
            <text:p>0.543402132849779</text:p>
          </table:table-cell>
          <table:table-cell table:formula="of:=[.A319]+[.B318]" office:value-type="float" office:value="163.029071902345" calcext:value-type="float">
            <text:p>163.029071902345</text:p>
          </table:table-cell>
        </table:table-row>
        <table:table-row table:style-name="ro1">
          <table:table-cell office:value-type="float" office:value="0.418624862964604" calcext:value-type="float">
            <text:p>0.418624862964604</text:p>
          </table:table-cell>
          <table:table-cell table:formula="of:=[.A320]+[.B319]" office:value-type="float" office:value="163.44769676531" calcext:value-type="float">
            <text:p>163.44769676531</text:p>
          </table:table-cell>
        </table:table-row>
        <table:table-row table:style-name="ro1">
          <table:table-cell office:value-type="float" office:value="0.714938776806134" calcext:value-type="float">
            <text:p>0.714938776806134</text:p>
          </table:table-cell>
          <table:table-cell table:formula="of:=[.A321]+[.B320]" office:value-type="float" office:value="164.162635542116" calcext:value-type="float">
            <text:p>164.162635542116</text:p>
          </table:table-cell>
        </table:table-row>
        <table:table-row table:style-name="ro1">
          <table:table-cell office:value-type="float" office:value="0.0113491251263759" calcext:value-type="float">
            <text:p>0.0113491251263759</text:p>
          </table:table-cell>
          <table:table-cell table:formula="of:=[.A322]+[.B321]" office:value-type="float" office:value="164.173984667242" calcext:value-type="float">
            <text:p>164.173984667242</text:p>
          </table:table-cell>
        </table:table-row>
        <table:table-row table:style-name="ro1">
          <table:table-cell office:value-type="float" office:value="0.953618872046533" calcext:value-type="float">
            <text:p>0.953618872046533</text:p>
          </table:table-cell>
          <table:table-cell table:formula="of:=[.A323]+[.B322]" office:value-type="float" office:value="165.127603539289" calcext:value-type="float">
            <text:p>165.127603539289</text:p>
          </table:table-cell>
        </table:table-row>
        <table:table-row table:style-name="ro1">
          <table:table-cell office:value-type="float" office:value="0.170901501876089" calcext:value-type="float">
            <text:p>0.170901501876089</text:p>
          </table:table-cell>
          <table:table-cell table:formula="of:=[.A324]+[.B323]" office:value-type="float" office:value="165.298505041165" calcext:value-type="float">
            <text:p>165.298505041165</text:p>
          </table:table-cell>
        </table:table-row>
        <table:table-row table:style-name="ro1">
          <table:table-cell office:value-type="float" office:value="0.683956657960653" calcext:value-type="float">
            <text:p>0.683956657960653</text:p>
          </table:table-cell>
          <table:table-cell table:formula="of:=[.A325]+[.B324]" office:value-type="float" office:value="165.982461699125" calcext:value-type="float">
            <text:p>165.982461699125</text:p>
          </table:table-cell>
        </table:table-row>
        <table:table-row table:style-name="ro1">
          <table:table-cell office:value-type="float" office:value="0.954662437983422" calcext:value-type="float">
            <text:p>0.954662437983422</text:p>
          </table:table-cell>
          <table:table-cell table:formula="of:=[.A326]+[.B325]" office:value-type="float" office:value="166.937124137109" calcext:value-type="float">
            <text:p>166.937124137109</text:p>
          </table:table-cell>
        </table:table-row>
        <table:table-row table:style-name="ro1">
          <table:table-cell office:value-type="float" office:value="0.0500319379125202" calcext:value-type="float">
            <text:p>0.0500319379125202</text:p>
          </table:table-cell>
          <table:table-cell table:formula="of:=[.A327]+[.B326]" office:value-type="float" office:value="166.987156075021" calcext:value-type="float">
            <text:p>166.987156075021</text:p>
          </table:table-cell>
        </table:table-row>
        <table:table-row table:style-name="ro1">
          <table:table-cell office:value-type="float" office:value="0.961292564395497" calcext:value-type="float">
            <text:p>0.961292564395497</text:p>
          </table:table-cell>
          <table:table-cell table:formula="of:=[.A328]+[.B327]" office:value-type="float" office:value="167.948448639417" calcext:value-type="float">
            <text:p>167.948448639417</text:p>
          </table:table-cell>
        </table:table-row>
        <table:table-row table:style-name="ro1">
          <table:table-cell office:value-type="float" office:value="0.859598076688974" calcext:value-type="float">
            <text:p>0.859598076688974</text:p>
          </table:table-cell>
          <table:table-cell table:formula="of:=[.A329]+[.B328]" office:value-type="float" office:value="168.808046716106" calcext:value-type="float">
            <text:p>168.808046716106</text:p>
          </table:table-cell>
        </table:table-row>
        <table:table-row table:style-name="ro1">
          <table:table-cell office:value-type="float" office:value="0.673301482414119" calcext:value-type="float">
            <text:p>0.673301482414119</text:p>
          </table:table-cell>
          <table:table-cell table:formula="of:=[.A330]+[.B329]" office:value-type="float" office:value="169.48134819852" calcext:value-type="float">
            <text:p>169.48134819852</text:p>
          </table:table-cell>
        </table:table-row>
        <table:table-row table:style-name="ro1">
          <table:table-cell office:value-type="float" office:value="0.968827442268227" calcext:value-type="float">
            <text:p>0.968827442268227</text:p>
          </table:table-cell>
          <table:table-cell table:formula="of:=[.A331]+[.B330]" office:value-type="float" office:value="170.450175640788" calcext:value-type="float">
            <text:p>170.450175640788</text:p>
          </table:table-cell>
        </table:table-row>
        <table:table-row table:style-name="ro1">
          <table:table-cell office:value-type="float" office:value="0.597187113019159" calcext:value-type="float">
            <text:p>0.597187113019159</text:p>
          </table:table-cell>
          <table:table-cell table:formula="of:=[.A332]+[.B331]" office:value-type="float" office:value="171.047362753807" calcext:value-type="float">
            <text:p>171.047362753807</text:p>
          </table:table-cell>
        </table:table-row>
        <table:table-row table:style-name="ro1">
          <table:table-cell office:value-type="float" office:value="0.566758461268041" calcext:value-type="float">
            <text:p>0.566758461268041</text:p>
          </table:table-cell>
          <table:table-cell table:formula="of:=[.A333]+[.B332]" office:value-type="float" office:value="171.614121215075" calcext:value-type="float">
            <text:p>171.614121215075</text:p>
          </table:table-cell>
        </table:table-row>
        <table:table-row table:style-name="ro1">
          <table:table-cell office:value-type="float" office:value="0.178725309617786" calcext:value-type="float">
            <text:p>0.178725309617786</text:p>
          </table:table-cell>
          <table:table-cell table:formula="of:=[.A334]+[.B333]" office:value-type="float" office:value="171.792846524693" calcext:value-type="float">
            <text:p>171.792846524693</text:p>
          </table:table-cell>
        </table:table-row>
        <table:table-row table:style-name="ro1">
          <table:table-cell office:value-type="float" office:value="0.953428972213273" calcext:value-type="float">
            <text:p>0.953428972213273</text:p>
          </table:table-cell>
          <table:table-cell table:formula="of:=[.A335]+[.B334]" office:value-type="float" office:value="172.746275496906" calcext:value-type="float">
            <text:p>172.746275496906</text:p>
          </table:table-cell>
        </table:table-row>
        <table:table-row table:style-name="ro1">
          <table:table-cell office:value-type="float" office:value="0.0292435677755335" calcext:value-type="float">
            <text:p>0.0292435677755335</text:p>
          </table:table-cell>
          <table:table-cell table:formula="of:=[.A336]+[.B335]" office:value-type="float" office:value="172.775519064682" calcext:value-type="float">
            <text:p>172.775519064682</text:p>
          </table:table-cell>
        </table:table-row>
        <table:table-row table:style-name="ro1">
          <table:table-cell office:value-type="float" office:value="0.776585766672643" calcext:value-type="float">
            <text:p>0.776585766672643</text:p>
          </table:table-cell>
          <table:table-cell table:formula="of:=[.A337]+[.B336]" office:value-type="float" office:value="173.552104831355" calcext:value-type="float">
            <text:p>173.552104831355</text:p>
          </table:table-cell>
        </table:table-row>
        <table:table-row table:style-name="ro1">
          <table:table-cell office:value-type="float" office:value="0.446047455101366" calcext:value-type="float">
            <text:p>0.446047455101366</text:p>
          </table:table-cell>
          <table:table-cell table:formula="of:=[.A338]+[.B337]" office:value-type="float" office:value="173.998152286456" calcext:value-type="float">
            <text:p>173.998152286456</text:p>
          </table:table-cell>
        </table:table-row>
        <table:table-row table:style-name="ro1">
          <table:table-cell office:value-type="float" office:value="0.822568526680873" calcext:value-type="float">
            <text:p>0.822568526680873</text:p>
          </table:table-cell>
          <table:table-cell table:formula="of:=[.A339]+[.B338]" office:value-type="float" office:value="174.820720813137" calcext:value-type="float">
            <text:p>174.820720813137</text:p>
          </table:table-cell>
        </table:table-row>
        <table:table-row table:style-name="ro1">
          <table:table-cell office:value-type="float" office:value="0.446621100333718" calcext:value-type="float">
            <text:p>0.446621100333718</text:p>
          </table:table-cell>
          <table:table-cell table:formula="of:=[.A340]+[.B339]" office:value-type="float" office:value="175.267341913471" calcext:value-type="float">
            <text:p>175.267341913471</text:p>
          </table:table-cell>
        </table:table-row>
        <table:table-row table:style-name="ro1">
          <table:table-cell office:value-type="float" office:value="0.0562355530611543" calcext:value-type="float">
            <text:p>0.0562355530611543</text:p>
          </table:table-cell>
          <table:table-cell table:formula="of:=[.A341]+[.B340]" office:value-type="float" office:value="175.323577466532" calcext:value-type="float">
            <text:p>175.323577466532</text:p>
          </table:table-cell>
        </table:table-row>
        <table:table-row table:style-name="ro1">
          <table:table-cell office:value-type="float" office:value="0.563684423795766" calcext:value-type="float">
            <text:p>0.563684423795766</text:p>
          </table:table-cell>
          <table:table-cell table:formula="of:=[.A342]+[.B341]" office:value-type="float" office:value="175.887261890327" calcext:value-type="float">
            <text:p>175.887261890327</text:p>
          </table:table-cell>
        </table:table-row>
        <table:table-row table:style-name="ro1">
          <table:table-cell office:value-type="float" office:value="0.663821423722962" calcext:value-type="float">
            <text:p>0.663821423722962</text:p>
          </table:table-cell>
          <table:table-cell table:formula="of:=[.A343]+[.B342]" office:value-type="float" office:value="176.55108331405" calcext:value-type="float">
            <text:p>176.55108331405</text:p>
          </table:table-cell>
        </table:table-row>
        <table:table-row table:style-name="ro1">
          <table:table-cell office:value-type="float" office:value="0.124626476662197" calcext:value-type="float">
            <text:p>0.124626476662197</text:p>
          </table:table-cell>
          <table:table-cell table:formula="of:=[.A344]+[.B343]" office:value-type="float" office:value="176.675709790713" calcext:value-type="float">
            <text:p>176.675709790713</text:p>
          </table:table-cell>
        </table:table-row>
        <table:table-row table:style-name="ro1">
          <table:table-cell office:value-type="float" office:value="0.147518015139147" calcext:value-type="float">
            <text:p>0.147518015139147</text:p>
          </table:table-cell>
          <table:table-cell table:formula="of:=[.A345]+[.B344]" office:value-type="float" office:value="176.823227805852" calcext:value-type="float">
            <text:p>176.823227805852</text:p>
          </table:table-cell>
        </table:table-row>
        <table:table-row table:style-name="ro1">
          <table:table-cell office:value-type="float" office:value="0.991621422932421" calcext:value-type="float">
            <text:p>0.991621422932421</text:p>
          </table:table-cell>
          <table:table-cell table:formula="of:=[.A346]+[.B345]" office:value-type="float" office:value="177.814849228784" calcext:value-type="float">
            <text:p>177.814849228784</text:p>
          </table:table-cell>
        </table:table-row>
        <table:table-row table:style-name="ro1">
          <table:table-cell office:value-type="float" office:value="0.209460637536061" calcext:value-type="float">
            <text:p>0.209460637536061</text:p>
          </table:table-cell>
          <table:table-cell table:formula="of:=[.A347]+[.B346]" office:value-type="float" office:value="178.02430986632" calcext:value-type="float">
            <text:p>178.02430986632</text:p>
          </table:table-cell>
        </table:table-row>
        <table:table-row table:style-name="ro1">
          <table:table-cell office:value-type="float" office:value="0.839656096585757" calcext:value-type="float">
            <text:p>0.839656096585757</text:p>
          </table:table-cell>
          <table:table-cell table:formula="of:=[.A348]+[.B347]" office:value-type="float" office:value="178.863965962906" calcext:value-type="float">
            <text:p>178.863965962906</text:p>
          </table:table-cell>
        </table:table-row>
        <table:table-row table:style-name="ro1">
          <table:table-cell office:value-type="float" office:value="0.157920989469716" calcext:value-type="float">
            <text:p>0.157920989469716</text:p>
          </table:table-cell>
          <table:table-cell table:formula="of:=[.A349]+[.B348]" office:value-type="float" office:value="179.021886952376" calcext:value-type="float">
            <text:p>179.021886952376</text:p>
          </table:table-cell>
        </table:table-row>
        <table:table-row table:style-name="ro1">
          <table:table-cell office:value-type="float" office:value="0.390888028139634" calcext:value-type="float">
            <text:p>0.390888028139634</text:p>
          </table:table-cell>
          <table:table-cell table:formula="of:=[.A350]+[.B349]" office:value-type="float" office:value="179.412774980515" calcext:value-type="float">
            <text:p>179.412774980515</text:p>
          </table:table-cell>
        </table:table-row>
        <table:table-row table:style-name="ro1">
          <table:table-cell office:value-type="float" office:value="0.521947546972056" calcext:value-type="float">
            <text:p>0.521947546972056</text:p>
          </table:table-cell>
          <table:table-cell table:formula="of:=[.A351]+[.B350]" office:value-type="float" office:value="179.934722527487" calcext:value-type="float">
            <text:p>179.934722527487</text:p>
          </table:table-cell>
        </table:table-row>
        <table:table-row table:style-name="ro1">
          <table:table-cell office:value-type="float" office:value="0.0309110431109245" calcext:value-type="float">
            <text:p>0.0309110431109245</text:p>
          </table:table-cell>
          <table:table-cell table:formula="of:=[.A352]+[.B351]" office:value-type="float" office:value="179.965633570598" calcext:value-type="float">
            <text:p>179.965633570598</text:p>
          </table:table-cell>
        </table:table-row>
        <table:table-row table:style-name="ro1">
          <table:table-cell office:value-type="float" office:value="0.0607658203990609" calcext:value-type="float">
            <text:p>0.0607658203990609</text:p>
          </table:table-cell>
          <table:table-cell table:formula="of:=[.A353]+[.B352]" office:value-type="float" office:value="180.026399390997" calcext:value-type="float">
            <text:p>180.026399390997</text:p>
          </table:table-cell>
        </table:table-row>
        <table:table-row table:style-name="ro1">
          <table:table-cell office:value-type="float" office:value="0.95221203032098" calcext:value-type="float">
            <text:p>0.95221203032098</text:p>
          </table:table-cell>
          <table:table-cell table:formula="of:=[.A354]+[.B353]" office:value-type="float" office:value="180.978611421318" calcext:value-type="float">
            <text:p>180.978611421318</text:p>
          </table:table-cell>
        </table:table-row>
        <table:table-row table:style-name="ro1">
          <table:table-cell office:value-type="float" office:value="0.858661157433685" calcext:value-type="float">
            <text:p>0.858661157433685</text:p>
          </table:table-cell>
          <table:table-cell table:formula="of:=[.A355]+[.B354]" office:value-type="float" office:value="181.837272578752" calcext:value-type="float">
            <text:p>181.837272578752</text:p>
          </table:table-cell>
        </table:table-row>
        <table:table-row table:style-name="ro1">
          <table:table-cell office:value-type="float" office:value="0.72019026484059" calcext:value-type="float">
            <text:p>0.72019026484059</text:p>
          </table:table-cell>
          <table:table-cell table:formula="of:=[.A356]+[.B355]" office:value-type="float" office:value="182.557462843593" calcext:value-type="float">
            <text:p>182.557462843593</text:p>
          </table:table-cell>
        </table:table-row>
        <table:table-row table:style-name="ro1">
          <table:table-cell office:value-type="float" office:value="0.916286241945951" calcext:value-type="float">
            <text:p>0.916286241945951</text:p>
          </table:table-cell>
          <table:table-cell table:formula="of:=[.A357]+[.B356]" office:value-type="float" office:value="183.473749085539" calcext:value-type="float">
            <text:p>183.473749085539</text:p>
          </table:table-cell>
        </table:table-row>
        <table:table-row table:style-name="ro1">
          <table:table-cell office:value-type="float" office:value="0.213131291310949" calcext:value-type="float">
            <text:p>0.213131291310949</text:p>
          </table:table-cell>
          <table:table-cell table:formula="of:=[.A358]+[.B357]" office:value-type="float" office:value="183.68688037685" calcext:value-type="float">
            <text:p>183.68688037685</text:p>
          </table:table-cell>
        </table:table-row>
        <table:table-row table:style-name="ro1">
          <table:table-cell office:value-type="float" office:value="0.708200224905459" calcext:value-type="float">
            <text:p>0.708200224905459</text:p>
          </table:table-cell>
          <table:table-cell table:formula="of:=[.A359]+[.B358]" office:value-type="float" office:value="184.395080601755" calcext:value-type="float">
            <text:p>184.395080601755</text:p>
          </table:table-cell>
        </table:table-row>
        <table:table-row table:style-name="ro1">
          <table:table-cell office:value-type="float" office:value="0.501147166194731" calcext:value-type="float">
            <text:p>0.501147166194731</text:p>
          </table:table-cell>
          <table:table-cell table:formula="of:=[.A360]+[.B359]" office:value-type="float" office:value="184.89622776795" calcext:value-type="float">
            <text:p>184.89622776795</text:p>
          </table:table-cell>
        </table:table-row>
        <table:table-row table:style-name="ro1">
          <table:table-cell office:value-type="float" office:value="0.0317890302922997" calcext:value-type="float">
            <text:p>0.0317890302922997</text:p>
          </table:table-cell>
          <table:table-cell table:formula="of:=[.A361]+[.B360]" office:value-type="float" office:value="184.928016798242" calcext:value-type="float">
            <text:p>184.928016798242</text:p>
          </table:table-cell>
        </table:table-row>
        <table:table-row table:style-name="ro1">
          <table:table-cell office:value-type="float" office:value="0.890028562951547" calcext:value-type="float">
            <text:p>0.890028562951547</text:p>
          </table:table-cell>
          <table:table-cell table:formula="of:=[.A362]+[.B361]" office:value-type="float" office:value="185.818045361194" calcext:value-type="float">
            <text:p>185.818045361194</text:p>
          </table:table-cell>
        </table:table-row>
        <table:table-row table:style-name="ro1">
          <table:table-cell office:value-type="float" office:value="0.248786678026768" calcext:value-type="float">
            <text:p>0.248786678026768</text:p>
          </table:table-cell>
          <table:table-cell table:formula="of:=[.A363]+[.B362]" office:value-type="float" office:value="186.06683203922" calcext:value-type="float">
            <text:p>186.06683203922</text:p>
          </table:table-cell>
        </table:table-row>
        <table:table-row table:style-name="ro1">
          <table:table-cell office:value-type="float" office:value="0.624717973686481" calcext:value-type="float">
            <text:p>0.624717973686481</text:p>
          </table:table-cell>
          <table:table-cell table:formula="of:=[.A364]+[.B363]" office:value-type="float" office:value="186.691550012907" calcext:value-type="float">
            <text:p>186.691550012907</text:p>
          </table:table-cell>
        </table:table-row>
        <table:table-row table:style-name="ro1">
          <table:table-cell office:value-type="float" office:value="0.469459006664171" calcext:value-type="float">
            <text:p>0.469459006664171</text:p>
          </table:table-cell>
          <table:table-cell table:formula="of:=[.A365]+[.B364]" office:value-type="float" office:value="187.161009019571" calcext:value-type="float">
            <text:p>187.161009019571</text:p>
          </table:table-cell>
        </table:table-row>
        <table:table-row table:style-name="ro1">
          <table:table-cell office:value-type="float" office:value="0.313762468443752" calcext:value-type="float">
            <text:p>0.313762468443752</text:p>
          </table:table-cell>
          <table:table-cell table:formula="of:=[.A366]+[.B365]" office:value-type="float" office:value="187.474771488015" calcext:value-type="float">
            <text:p>187.474771488015</text:p>
          </table:table-cell>
        </table:table-row>
        <table:table-row table:style-name="ro1">
          <table:table-cell office:value-type="float" office:value="0.71579527306385" calcext:value-type="float">
            <text:p>0.71579527306385</text:p>
          </table:table-cell>
          <table:table-cell table:formula="of:=[.A367]+[.B366]" office:value-type="float" office:value="188.190566761079" calcext:value-type="float">
            <text:p>188.190566761079</text:p>
          </table:table-cell>
        </table:table-row>
        <table:table-row table:style-name="ro1">
          <table:table-cell office:value-type="float" office:value="0.60339517158779" calcext:value-type="float">
            <text:p>0.60339517158779</text:p>
          </table:table-cell>
          <table:table-cell table:formula="of:=[.A368]+[.B367]" office:value-type="float" office:value="188.793961932666" calcext:value-type="float">
            <text:p>188.793961932666</text:p>
          </table:table-cell>
        </table:table-row>
        <table:table-row table:style-name="ro1">
          <table:table-cell office:value-type="float" office:value="0.0933396033059957" calcext:value-type="float">
            <text:p>0.0933396033059957</text:p>
          </table:table-cell>
          <table:table-cell table:formula="of:=[.A369]+[.B368]" office:value-type="float" office:value="188.887301535972" calcext:value-type="float">
            <text:p>188.887301535972</text:p>
          </table:table-cell>
        </table:table-row>
        <table:table-row table:style-name="ro1">
          <table:table-cell office:value-type="float" office:value="0.614911539795772" calcext:value-type="float">
            <text:p>0.614911539795772</text:p>
          </table:table-cell>
          <table:table-cell table:formula="of:=[.A370]+[.B369]" office:value-type="float" office:value="189.502213075768" calcext:value-type="float">
            <text:p>189.502213075768</text:p>
          </table:table-cell>
        </table:table-row>
        <table:table-row table:style-name="ro1">
          <table:table-cell office:value-type="float" office:value="0.058116438901021" calcext:value-type="float">
            <text:p>0.058116438901021</text:p>
          </table:table-cell>
          <table:table-cell table:formula="of:=[.A371]+[.B370]" office:value-type="float" office:value="189.560329514669" calcext:value-type="float">
            <text:p>189.560329514669</text:p>
          </table:table-cell>
        </table:table-row>
        <table:table-row table:style-name="ro1">
          <table:table-cell office:value-type="float" office:value="0.70588814127984" calcext:value-type="float">
            <text:p>0.70588814127984</text:p>
          </table:table-cell>
          <table:table-cell table:formula="of:=[.A372]+[.B371]" office:value-type="float" office:value="190.266217655949" calcext:value-type="float">
            <text:p>190.266217655949</text:p>
          </table:table-cell>
        </table:table-row>
        <table:table-row table:style-name="ro1">
          <table:table-cell office:value-type="float" office:value="0.567654120214938" calcext:value-type="float">
            <text:p>0.567654120214938</text:p>
          </table:table-cell>
          <table:table-cell table:formula="of:=[.A373]+[.B372]" office:value-type="float" office:value="190.833871776164" calcext:value-type="float">
            <text:p>190.833871776164</text:p>
          </table:table-cell>
        </table:table-row>
        <table:table-row table:style-name="ro1">
          <table:table-cell office:value-type="float" office:value="0.078928995608403" calcext:value-type="float">
            <text:p>0.078928995608403</text:p>
          </table:table-cell>
          <table:table-cell table:formula="of:=[.A374]+[.B373]" office:value-type="float" office:value="190.912800771772" calcext:value-type="float">
            <text:p>190.912800771772</text:p>
          </table:table-cell>
        </table:table-row>
        <table:table-row table:style-name="ro1">
          <table:table-cell office:value-type="float" office:value="0.314415721772004" calcext:value-type="float">
            <text:p>0.314415721772004</text:p>
          </table:table-cell>
          <table:table-cell table:formula="of:=[.A375]+[.B374]" office:value-type="float" office:value="191.227216493544" calcext:value-type="float">
            <text:p>191.227216493544</text:p>
          </table:table-cell>
        </table:table-row>
        <table:table-row table:style-name="ro1">
          <table:table-cell office:value-type="float" office:value="0.957844101685368" calcext:value-type="float">
            <text:p>0.957844101685368</text:p>
          </table:table-cell>
          <table:table-cell table:formula="of:=[.A376]+[.B375]" office:value-type="float" office:value="192.18506059523" calcext:value-type="float">
            <text:p>192.18506059523</text:p>
          </table:table-cell>
        </table:table-row>
        <table:table-row table:style-name="ro1">
          <table:table-cell office:value-type="float" office:value="0.675198144664292" calcext:value-type="float">
            <text:p>0.675198144664292</text:p>
          </table:table-cell>
          <table:table-cell table:formula="of:=[.A377]+[.B376]" office:value-type="float" office:value="192.860258739894" calcext:value-type="float">
            <text:p>192.860258739894</text:p>
          </table:table-cell>
        </table:table-row>
        <table:table-row table:style-name="ro1">
          <table:table-cell office:value-type="float" office:value="0.640563707288754" calcext:value-type="float">
            <text:p>0.640563707288754</text:p>
          </table:table-cell>
          <table:table-cell table:formula="of:=[.A378]+[.B377]" office:value-type="float" office:value="193.500822447183" calcext:value-type="float">
            <text:p>193.500822447183</text:p>
          </table:table-cell>
        </table:table-row>
        <table:table-row table:style-name="ro1">
          <table:table-cell office:value-type="float" office:value="0.410527968357427" calcext:value-type="float">
            <text:p>0.410527968357427</text:p>
          </table:table-cell>
          <table:table-cell table:formula="of:=[.A379]+[.B378]" office:value-type="float" office:value="193.91135041554" calcext:value-type="float">
            <text:p>193.91135041554</text:p>
          </table:table-cell>
        </table:table-row>
        <table:table-row table:style-name="ro1">
          <table:table-cell office:value-type="float" office:value="0.0799670798089311" calcext:value-type="float">
            <text:p>0.0799670798089311</text:p>
          </table:table-cell>
          <table:table-cell table:formula="of:=[.A380]+[.B379]" office:value-type="float" office:value="193.991317495349" calcext:value-type="float">
            <text:p>193.991317495349</text:p>
          </table:table-cell>
        </table:table-row>
        <table:table-row table:style-name="ro1">
          <table:table-cell office:value-type="float" office:value="0.74022869555878" calcext:value-type="float">
            <text:p>0.74022869555878</text:p>
          </table:table-cell>
          <table:table-cell table:formula="of:=[.A381]+[.B380]" office:value-type="float" office:value="194.731546190908" calcext:value-type="float">
            <text:p>194.731546190908</text:p>
          </table:table-cell>
        </table:table-row>
        <table:table-row table:style-name="ro1">
          <table:table-cell office:value-type="float" office:value="0.578410876673044" calcext:value-type="float">
            <text:p>0.578410876673044</text:p>
          </table:table-cell>
          <table:table-cell table:formula="of:=[.A382]+[.B381]" office:value-type="float" office:value="195.309957067581" calcext:value-type="float">
            <text:p>195.309957067581</text:p>
          </table:table-cell>
        </table:table-row>
        <table:table-row table:style-name="ro1">
          <table:table-cell office:value-type="float" office:value="0.200651821259785" calcext:value-type="float">
            <text:p>0.200651821259785</text:p>
          </table:table-cell>
          <table:table-cell table:formula="of:=[.A383]+[.B382]" office:value-type="float" office:value="195.510608888841" calcext:value-type="float">
            <text:p>195.510608888841</text:p>
          </table:table-cell>
        </table:table-row>
        <table:table-row table:style-name="ro1">
          <table:table-cell office:value-type="float" office:value="0.364598854791488" calcext:value-type="float">
            <text:p>0.364598854791488</text:p>
          </table:table-cell>
          <table:table-cell table:formula="of:=[.A384]+[.B383]" office:value-type="float" office:value="195.875207743632" calcext:value-type="float">
            <text:p>195.875207743632</text:p>
          </table:table-cell>
        </table:table-row>
        <table:table-row table:style-name="ro1">
          <table:table-cell office:value-type="float" office:value="0.901679665424671" calcext:value-type="float">
            <text:p>0.901679665424671</text:p>
          </table:table-cell>
          <table:table-cell table:formula="of:=[.A385]+[.B384]" office:value-type="float" office:value="196.776887409057" calcext:value-type="float">
            <text:p>196.776887409057</text:p>
          </table:table-cell>
        </table:table-row>
        <table:table-row table:style-name="ro1">
          <table:table-cell office:value-type="float" office:value="0.133730792834844" calcext:value-type="float">
            <text:p>0.133730792834844</text:p>
          </table:table-cell>
          <table:table-cell table:formula="of:=[.A386]+[.B385]" office:value-type="float" office:value="196.910618201892" calcext:value-type="float">
            <text:p>196.910618201892</text:p>
          </table:table-cell>
        </table:table-row>
        <table:table-row table:style-name="ro1">
          <table:table-cell office:value-type="float" office:value="0.528126596134652" calcext:value-type="float">
            <text:p>0.528126596134652</text:p>
          </table:table-cell>
          <table:table-cell table:formula="of:=[.A387]+[.B386]" office:value-type="float" office:value="197.438744798026" calcext:value-type="float">
            <text:p>197.438744798026</text:p>
          </table:table-cell>
        </table:table-row>
        <table:table-row table:style-name="ro1">
          <table:table-cell office:value-type="float" office:value="0.609969254244175" calcext:value-type="float">
            <text:p>0.609969254244175</text:p>
          </table:table-cell>
          <table:table-cell table:formula="of:=[.A388]+[.B387]" office:value-type="float" office:value="198.048714052271" calcext:value-type="float">
            <text:p>198.048714052271</text:p>
          </table:table-cell>
        </table:table-row>
        <table:table-row table:style-name="ro1">
          <table:table-cell office:value-type="float" office:value="0.502250396085482" calcext:value-type="float">
            <text:p>0.502250396085482</text:p>
          </table:table-cell>
          <table:table-cell table:formula="of:=[.A389]+[.B388]" office:value-type="float" office:value="198.550964448356" calcext:value-type="float">
            <text:p>198.550964448356</text:p>
          </table:table-cell>
        </table:table-row>
        <table:table-row table:style-name="ro1">
          <table:table-cell office:value-type="float" office:value="0.861965163475046" calcext:value-type="float">
            <text:p>0.861965163475046</text:p>
          </table:table-cell>
          <table:table-cell table:formula="of:=[.A390]+[.B389]" office:value-type="float" office:value="199.412929611831" calcext:value-type="float">
            <text:p>199.412929611831</text:p>
          </table:table-cell>
        </table:table-row>
        <table:table-row table:style-name="ro1">
          <table:table-cell office:value-type="float" office:value="0.946085064863699" calcext:value-type="float">
            <text:p>0.946085064863699</text:p>
          </table:table-cell>
          <table:table-cell table:formula="of:=[.A391]+[.B390]" office:value-type="float" office:value="200.359014676695" calcext:value-type="float">
            <text:p>200.359014676695</text:p>
          </table:table-cell>
        </table:table-row>
        <table:table-row table:style-name="ro1">
          <table:table-cell office:value-type="float" office:value="0.0639648680152351" calcext:value-type="float">
            <text:p>0.0639648680152351</text:p>
          </table:table-cell>
          <table:table-cell table:formula="of:=[.A392]+[.B391]" office:value-type="float" office:value="200.42297954471" calcext:value-type="float">
            <text:p>200.42297954471</text:p>
          </table:table-cell>
        </table:table-row>
        <table:table-row table:style-name="ro1">
          <table:table-cell office:value-type="float" office:value="0.795820195636414" calcext:value-type="float">
            <text:p>0.795820195636414</text:p>
          </table:table-cell>
          <table:table-cell table:formula="of:=[.A393]+[.B392]" office:value-type="float" office:value="201.218799740346" calcext:value-type="float">
            <text:p>201.218799740346</text:p>
          </table:table-cell>
        </table:table-row>
        <table:table-row table:style-name="ro1">
          <table:table-cell office:value-type="float" office:value="0.798703397009964" calcext:value-type="float">
            <text:p>0.798703397009964</text:p>
          </table:table-cell>
          <table:table-cell table:formula="of:=[.A394]+[.B393]" office:value-type="float" office:value="202.017503137357" calcext:value-type="float">
            <text:p>202.017503137357</text:p>
          </table:table-cell>
        </table:table-row>
        <table:table-row table:style-name="ro1">
          <table:table-cell office:value-type="float" office:value="0.734862096493008" calcext:value-type="float">
            <text:p>0.734862096493008</text:p>
          </table:table-cell>
          <table:table-cell table:formula="of:=[.A395]+[.B394]" office:value-type="float" office:value="202.75236523385" calcext:value-type="float">
            <text:p>202.75236523385</text:p>
          </table:table-cell>
        </table:table-row>
        <table:table-row table:style-name="ro1">
          <table:table-cell office:value-type="float" office:value="0.53824262800645" calcext:value-type="float">
            <text:p>0.53824262800645</text:p>
          </table:table-cell>
          <table:table-cell table:formula="of:=[.A396]+[.B395]" office:value-type="float" office:value="203.290607861856" calcext:value-type="float">
            <text:p>203.290607861856</text:p>
          </table:table-cell>
        </table:table-row>
        <table:table-row table:style-name="ro1">
          <table:table-cell office:value-type="float" office:value="0.534058449638518" calcext:value-type="float">
            <text:p>0.534058449638518</text:p>
          </table:table-cell>
          <table:table-cell table:formula="of:=[.A397]+[.B396]" office:value-type="float" office:value="203.824666311494" calcext:value-type="float">
            <text:p>203.824666311494</text:p>
          </table:table-cell>
        </table:table-row>
        <table:table-row table:style-name="ro1">
          <table:table-cell office:value-type="float" office:value="0.658788879840588" calcext:value-type="float">
            <text:p>0.658788879840588</text:p>
          </table:table-cell>
          <table:table-cell table:formula="of:=[.A398]+[.B397]" office:value-type="float" office:value="204.483455191335" calcext:value-type="float">
            <text:p>204.483455191335</text:p>
          </table:table-cell>
        </table:table-row>
        <table:table-row table:style-name="ro1">
          <table:table-cell office:value-type="float" office:value="0.468450751874238" calcext:value-type="float">
            <text:p>0.468450751874238</text:p>
          </table:table-cell>
          <table:table-cell table:formula="of:=[.A399]+[.B398]" office:value-type="float" office:value="204.951905943209" calcext:value-type="float">
            <text:p>204.951905943209</text:p>
          </table:table-cell>
        </table:table-row>
        <table:table-row table:style-name="ro1">
          <table:table-cell office:value-type="float" office:value="0.809117819693931" calcext:value-type="float">
            <text:p>0.809117819693931</text:p>
          </table:table-cell>
          <table:table-cell table:formula="of:=[.A400]+[.B399]" office:value-type="float" office:value="205.761023762903" calcext:value-type="float">
            <text:p>205.761023762903</text:p>
          </table:table-cell>
        </table:table-row>
        <table:table-row table:style-name="ro1">
          <table:table-cell office:value-type="float" office:value="0.315835985254028" calcext:value-type="float">
            <text:p>0.315835985254028</text:p>
          </table:table-cell>
          <table:table-cell table:formula="of:=[.A401]+[.B400]" office:value-type="float" office:value="206.076859748157" calcext:value-type="float">
            <text:p>206.076859748157</text:p>
          </table:table-cell>
        </table:table-row>
        <table:table-row table:style-name="ro1">
          <table:table-cell office:value-type="float" office:value="0.501366758190414" calcext:value-type="float">
            <text:p>0.501366758190414</text:p>
          </table:table-cell>
          <table:table-cell table:formula="of:=[.A402]+[.B401]" office:value-type="float" office:value="206.578226506348" calcext:value-type="float">
            <text:p>206.578226506348</text:p>
          </table:table-cell>
        </table:table-row>
        <table:table-row table:style-name="ro1">
          <table:table-cell office:value-type="float" office:value="0.811700954721752" calcext:value-type="float">
            <text:p>0.811700954721752</text:p>
          </table:table-cell>
          <table:table-cell table:formula="of:=[.A403]+[.B402]" office:value-type="float" office:value="207.389927461069" calcext:value-type="float">
            <text:p>207.389927461069</text:p>
          </table:table-cell>
        </table:table-row>
        <table:table-row table:style-name="ro1">
          <table:table-cell office:value-type="float" office:value="0.516677512263072" calcext:value-type="float">
            <text:p>0.516677512263072</text:p>
          </table:table-cell>
          <table:table-cell table:formula="of:=[.A404]+[.B403]" office:value-type="float" office:value="207.906604973332" calcext:value-type="float">
            <text:p>207.906604973332</text:p>
          </table:table-cell>
        </table:table-row>
        <table:table-row table:style-name="ro1">
          <table:table-cell office:value-type="float" office:value="0.899379744436192" calcext:value-type="float">
            <text:p>0.899379744436192</text:p>
          </table:table-cell>
          <table:table-cell table:formula="of:=[.A405]+[.B404]" office:value-type="float" office:value="208.805984717769" calcext:value-type="float">
            <text:p>208.805984717769</text:p>
          </table:table-cell>
        </table:table-row>
        <table:table-row table:style-name="ro1">
          <table:table-cell office:value-type="float" office:value="0.135833609248276" calcext:value-type="float">
            <text:p>0.135833609248276</text:p>
          </table:table-cell>
          <table:table-cell table:formula="of:=[.A406]+[.B405]" office:value-type="float" office:value="208.941818327017" calcext:value-type="float">
            <text:p>208.941818327017</text:p>
          </table:table-cell>
        </table:table-row>
        <table:table-row table:style-name="ro1">
          <table:table-cell office:value-type="float" office:value="0.966048736844367" calcext:value-type="float">
            <text:p>0.966048736844367</text:p>
          </table:table-cell>
          <table:table-cell table:formula="of:=[.A407]+[.B406]" office:value-type="float" office:value="209.907867063861" calcext:value-type="float">
            <text:p>209.907867063861</text:p>
          </table:table-cell>
        </table:table-row>
        <table:table-row table:style-name="ro1">
          <table:table-cell office:value-type="float" office:value="0.337059572998374" calcext:value-type="float">
            <text:p>0.337059572998374</text:p>
          </table:table-cell>
          <table:table-cell table:formula="of:=[.A408]+[.B407]" office:value-type="float" office:value="210.24492663686" calcext:value-type="float">
            <text:p>210.24492663686</text:p>
          </table:table-cell>
        </table:table-row>
        <table:table-row table:style-name="ro1">
          <table:table-cell office:value-type="float" office:value="0.319817670875372" calcext:value-type="float">
            <text:p>0.319817670875372</text:p>
          </table:table-cell>
          <table:table-cell table:formula="of:=[.A409]+[.B408]" office:value-type="float" office:value="210.564744307735" calcext:value-type="float">
            <text:p>210.564744307735</text:p>
          </table:table-cell>
        </table:table-row>
        <table:table-row table:style-name="ro1">
          <table:table-cell office:value-type="float" office:value="0.231040092922395" calcext:value-type="float">
            <text:p>0.231040092922395</text:p>
          </table:table-cell>
          <table:table-cell table:formula="of:=[.A410]+[.B409]" office:value-type="float" office:value="210.795784400657" calcext:value-type="float">
            <text:p>210.795784400657</text:p>
          </table:table-cell>
        </table:table-row>
        <table:table-row table:style-name="ro1">
          <table:table-cell office:value-type="float" office:value="0.033166294186546" calcext:value-type="float">
            <text:p>0.033166294186546</text:p>
          </table:table-cell>
          <table:table-cell table:formula="of:=[.A411]+[.B410]" office:value-type="float" office:value="210.828950694844" calcext:value-type="float">
            <text:p>210.828950694844</text:p>
          </table:table-cell>
        </table:table-row>
        <table:table-row table:style-name="ro1">
          <table:table-cell office:value-type="float" office:value="0.0212761507568866" calcext:value-type="float">
            <text:p>0.0212761507568866</text:p>
          </table:table-cell>
          <table:table-cell table:formula="of:=[.A412]+[.B411]" office:value-type="float" office:value="210.850226845601" calcext:value-type="float">
            <text:p>210.850226845601</text:p>
          </table:table-cell>
        </table:table-row>
        <table:table-row table:style-name="ro1">
          <table:table-cell office:value-type="float" office:value="0.137105725988952" calcext:value-type="float">
            <text:p>0.137105725988952</text:p>
          </table:table-cell>
          <table:table-cell table:formula="of:=[.A413]+[.B412]" office:value-type="float" office:value="210.98733257159" calcext:value-type="float">
            <text:p>210.98733257159</text:p>
          </table:table-cell>
        </table:table-row>
        <table:table-row table:style-name="ro1">
          <table:table-cell office:value-type="float" office:value="0.344374199719994" calcext:value-type="float">
            <text:p>0.344374199719994</text:p>
          </table:table-cell>
          <table:table-cell table:formula="of:=[.A414]+[.B413]" office:value-type="float" office:value="211.33170677131" calcext:value-type="float">
            <text:p>211.33170677131</text:p>
          </table:table-cell>
        </table:table-row>
        <table:table-row table:style-name="ro1">
          <table:table-cell office:value-type="float" office:value="0.60000338856373" calcext:value-type="float">
            <text:p>0.60000338856373</text:p>
          </table:table-cell>
          <table:table-cell table:formula="of:=[.A415]+[.B414]" office:value-type="float" office:value="211.931710159874" calcext:value-type="float">
            <text:p>211.931710159874</text:p>
          </table:table-cell>
        </table:table-row>
        <table:table-row table:style-name="ro1">
          <table:table-cell office:value-type="float" office:value="0.811102585952776" calcext:value-type="float">
            <text:p>0.811102585952776</text:p>
          </table:table-cell>
          <table:table-cell table:formula="of:=[.A416]+[.B415]" office:value-type="float" office:value="212.742812745826" calcext:value-type="float">
            <text:p>212.742812745826</text:p>
          </table:table-cell>
        </table:table-row>
        <table:table-row table:style-name="ro1">
          <table:table-cell office:value-type="float" office:value="0.0596273229431669" calcext:value-type="float">
            <text:p>0.0596273229431669</text:p>
          </table:table-cell>
          <table:table-cell table:formula="of:=[.A417]+[.B416]" office:value-type="float" office:value="212.802440068769" calcext:value-type="float">
            <text:p>212.802440068769</text:p>
          </table:table-cell>
        </table:table-row>
        <table:table-row table:style-name="ro1">
          <table:table-cell office:value-type="float" office:value="0.974606696893791" calcext:value-type="float">
            <text:p>0.974606696893791</text:p>
          </table:table-cell>
          <table:table-cell table:formula="of:=[.A418]+[.B417]" office:value-type="float" office:value="213.777046765663" calcext:value-type="float">
            <text:p>213.777046765663</text:p>
          </table:table-cell>
        </table:table-row>
        <table:table-row table:style-name="ro1">
          <table:table-cell office:value-type="float" office:value="0.950408745575932" calcext:value-type="float">
            <text:p>0.950408745575932</text:p>
          </table:table-cell>
          <table:table-cell table:formula="of:=[.A419]+[.B418]" office:value-type="float" office:value="214.727455511239" calcext:value-type="float">
            <text:p>214.727455511239</text:p>
          </table:table-cell>
        </table:table-row>
        <table:table-row table:style-name="ro1">
          <table:table-cell office:value-type="float" office:value="0.660086315673469" calcext:value-type="float">
            <text:p>0.660086315673469</text:p>
          </table:table-cell>
          <table:table-cell table:formula="of:=[.A420]+[.B419]" office:value-type="float" office:value="215.387541826913" calcext:value-type="float">
            <text:p>215.387541826913</text:p>
          </table:table-cell>
        </table:table-row>
        <table:table-row table:style-name="ro1">
          <table:table-cell office:value-type="float" office:value="0.249299406347584" calcext:value-type="float">
            <text:p>0.249299406347584</text:p>
          </table:table-cell>
          <table:table-cell table:formula="of:=[.A421]+[.B420]" office:value-type="float" office:value="215.63684123326" calcext:value-type="float">
            <text:p>215.63684123326</text:p>
          </table:table-cell>
        </table:table-row>
        <table:table-row table:style-name="ro1">
          <table:table-cell office:value-type="float" office:value="0.851061857463502" calcext:value-type="float">
            <text:p>0.851061857463502</text:p>
          </table:table-cell>
          <table:table-cell table:formula="of:=[.A422]+[.B421]" office:value-type="float" office:value="216.487903090724" calcext:value-type="float">
            <text:p>216.487903090724</text:p>
          </table:table-cell>
        </table:table-row>
        <table:table-row table:style-name="ro1">
          <table:table-cell office:value-type="float" office:value="0.559614436679791" calcext:value-type="float">
            <text:p>0.559614436679791</text:p>
          </table:table-cell>
          <table:table-cell table:formula="of:=[.A423]+[.B422]" office:value-type="float" office:value="217.047517527404" calcext:value-type="float">
            <text:p>217.047517527404</text:p>
          </table:table-cell>
        </table:table-row>
        <table:table-row table:style-name="ro1">
          <table:table-cell office:value-type="float" office:value="0.502585176847711" calcext:value-type="float">
            <text:p>0.502585176847711</text:p>
          </table:table-cell>
          <table:table-cell table:formula="of:=[.A424]+[.B423]" office:value-type="float" office:value="217.550102704251" calcext:value-type="float">
            <text:p>217.550102704251</text:p>
          </table:table-cell>
        </table:table-row>
        <table:table-row table:style-name="ro1">
          <table:table-cell office:value-type="float" office:value="0.224177726008223" calcext:value-type="float">
            <text:p>0.224177726008223</text:p>
          </table:table-cell>
          <table:table-cell table:formula="of:=[.A425]+[.B424]" office:value-type="float" office:value="217.774280430259" calcext:value-type="float">
            <text:p>217.774280430259</text:p>
          </table:table-cell>
        </table:table-row>
        <table:table-row table:style-name="ro1">
          <table:table-cell office:value-type="float" office:value="0.183873175598199" calcext:value-type="float">
            <text:p>0.183873175598199</text:p>
          </table:table-cell>
          <table:table-cell table:formula="of:=[.A426]+[.B425]" office:value-type="float" office:value="217.958153605858" calcext:value-type="float">
            <text:p>217.958153605858</text:p>
          </table:table-cell>
        </table:table-row>
        <table:table-row table:style-name="ro1">
          <table:table-cell office:value-type="float" office:value="0.772195125268205" calcext:value-type="float">
            <text:p>0.772195125268205</text:p>
          </table:table-cell>
          <table:table-cell table:formula="of:=[.A427]+[.B426]" office:value-type="float" office:value="218.730348731126" calcext:value-type="float">
            <text:p>218.730348731126</text:p>
          </table:table-cell>
        </table:table-row>
        <table:table-row table:style-name="ro1">
          <table:table-cell office:value-type="float" office:value="0.334974059202048" calcext:value-type="float">
            <text:p>0.334974059202048</text:p>
          </table:table-cell>
          <table:table-cell table:formula="of:=[.A428]+[.B427]" office:value-type="float" office:value="219.065322790328" calcext:value-type="float">
            <text:p>219.065322790328</text:p>
          </table:table-cell>
        </table:table-row>
        <table:table-row table:style-name="ro1">
          <table:table-cell office:value-type="float" office:value="0.775367601409323" calcext:value-type="float">
            <text:p>0.775367601409323</text:p>
          </table:table-cell>
          <table:table-cell table:formula="of:=[.A429]+[.B428]" office:value-type="float" office:value="219.840690391737" calcext:value-type="float">
            <text:p>219.840690391737</text:p>
          </table:table-cell>
        </table:table-row>
        <table:table-row table:style-name="ro1">
          <table:table-cell office:value-type="float" office:value="0.0555829532218504" calcext:value-type="float">
            <text:p>0.0555829532218504</text:p>
          </table:table-cell>
          <table:table-cell table:formula="of:=[.A430]+[.B429]" office:value-type="float" office:value="219.896273344959" calcext:value-type="float">
            <text:p>219.896273344959</text:p>
          </table:table-cell>
        </table:table-row>
        <table:table-row table:style-name="ro1">
          <table:table-cell office:value-type="float" office:value="0.130205186039217" calcext:value-type="float">
            <text:p>0.130205186039217</text:p>
          </table:table-cell>
          <table:table-cell table:formula="of:=[.A431]+[.B430]" office:value-type="float" office:value="220.026478530998" calcext:value-type="float">
            <text:p>220.026478530998</text:p>
          </table:table-cell>
        </table:table-row>
        <table:table-row table:style-name="ro1">
          <table:table-cell office:value-type="float" office:value="0.652030065178246" calcext:value-type="float">
            <text:p>0.652030065178246</text:p>
          </table:table-cell>
          <table:table-cell table:formula="of:=[.A432]+[.B431]" office:value-type="float" office:value="220.678508596177" calcext:value-type="float">
            <text:p>220.678508596177</text:p>
          </table:table-cell>
        </table:table-row>
        <table:table-row table:style-name="ro1">
          <table:table-cell office:value-type="float" office:value="0.380108272444107" calcext:value-type="float">
            <text:p>0.380108272444107</text:p>
          </table:table-cell>
          <table:table-cell table:formula="of:=[.A433]+[.B432]" office:value-type="float" office:value="221.058616868621" calcext:value-type="float">
            <text:p>221.058616868621</text:p>
          </table:table-cell>
        </table:table-row>
        <table:table-row table:style-name="ro1">
          <table:table-cell office:value-type="float" office:value="0.720206447595209" calcext:value-type="float">
            <text:p>0.720206447595209</text:p>
          </table:table-cell>
          <table:table-cell table:formula="of:=[.A434]+[.B433]" office:value-type="float" office:value="221.778823316216" calcext:value-type="float">
            <text:p>221.778823316216</text:p>
          </table:table-cell>
        </table:table-row>
        <table:table-row table:style-name="ro1">
          <table:table-cell office:value-type="float" office:value="0.71570750953537" calcext:value-type="float">
            <text:p>0.71570750953537</text:p>
          </table:table-cell>
          <table:table-cell table:formula="of:=[.A435]+[.B434]" office:value-type="float" office:value="222.494530825751" calcext:value-type="float">
            <text:p>222.494530825751</text:p>
          </table:table-cell>
        </table:table-row>
        <table:table-row table:style-name="ro1">
          <table:table-cell office:value-type="float" office:value="0.0173593957465199" calcext:value-type="float">
            <text:p>0.0173593957465199</text:p>
          </table:table-cell>
          <table:table-cell table:formula="of:=[.A436]+[.B435]" office:value-type="float" office:value="222.511890221498" calcext:value-type="float">
            <text:p>222.511890221498</text:p>
          </table:table-cell>
        </table:table-row>
        <table:table-row table:style-name="ro1">
          <table:table-cell office:value-type="float" office:value="0.476797529108894" calcext:value-type="float">
            <text:p>0.476797529108894</text:p>
          </table:table-cell>
          <table:table-cell table:formula="of:=[.A437]+[.B436]" office:value-type="float" office:value="222.988687750607" calcext:value-type="float">
            <text:p>222.988687750607</text:p>
          </table:table-cell>
        </table:table-row>
        <table:table-row table:style-name="ro1">
          <table:table-cell office:value-type="float" office:value="0.242696387387765" calcext:value-type="float">
            <text:p>0.242696387387765</text:p>
          </table:table-cell>
          <table:table-cell table:formula="of:=[.A438]+[.B437]" office:value-type="float" office:value="223.231384137994" calcext:value-type="float">
            <text:p>223.231384137994</text:p>
          </table:table-cell>
        </table:table-row>
        <table:table-row table:style-name="ro1">
          <table:table-cell office:value-type="float" office:value="0.340562784717102" calcext:value-type="float">
            <text:p>0.340562784717102</text:p>
          </table:table-cell>
          <table:table-cell table:formula="of:=[.A439]+[.B438]" office:value-type="float" office:value="223.571946922712" calcext:value-type="float">
            <text:p>223.571946922712</text:p>
          </table:table-cell>
        </table:table-row>
        <table:table-row table:style-name="ro1">
          <table:table-cell office:value-type="float" office:value="0.303218768439487" calcext:value-type="float">
            <text:p>0.303218768439487</text:p>
          </table:table-cell>
          <table:table-cell table:formula="of:=[.A440]+[.B439]" office:value-type="float" office:value="223.875165691151" calcext:value-type="float">
            <text:p>223.875165691151</text:p>
          </table:table-cell>
        </table:table-row>
        <table:table-row table:style-name="ro1">
          <table:table-cell office:value-type="float" office:value="0.503540515454234" calcext:value-type="float">
            <text:p>0.503540515454234</text:p>
          </table:table-cell>
          <table:table-cell table:formula="of:=[.A441]+[.B440]" office:value-type="float" office:value="224.378706206605" calcext:value-type="float">
            <text:p>224.378706206605</text:p>
          </table:table-cell>
        </table:table-row>
        <table:table-row table:style-name="ro1">
          <table:table-cell office:value-type="float" office:value="0.790050095467489" calcext:value-type="float">
            <text:p>0.790050095467489</text:p>
          </table:table-cell>
          <table:table-cell table:formula="of:=[.A442]+[.B441]" office:value-type="float" office:value="225.168756302073" calcext:value-type="float">
            <text:p>225.168756302073</text:p>
          </table:table-cell>
        </table:table-row>
        <table:table-row table:style-name="ro1">
          <table:table-cell office:value-type="float" office:value="0.928942174929976" calcext:value-type="float">
            <text:p>0.928942174929976</text:p>
          </table:table-cell>
          <table:table-cell table:formula="of:=[.A443]+[.B442]" office:value-type="float" office:value="226.097698477003" calcext:value-type="float">
            <text:p>226.097698477003</text:p>
          </table:table-cell>
        </table:table-row>
        <table:table-row table:style-name="ro1">
          <table:table-cell office:value-type="float" office:value="0.984056086181832" calcext:value-type="float">
            <text:p>0.984056086181832</text:p>
          </table:table-cell>
          <table:table-cell table:formula="of:=[.A444]+[.B443]" office:value-type="float" office:value="227.081754563185" calcext:value-type="float">
            <text:p>227.081754563185</text:p>
          </table:table-cell>
        </table:table-row>
        <table:table-row table:style-name="ro1">
          <table:table-cell office:value-type="float" office:value="0.310393828743973" calcext:value-type="float">
            <text:p>0.310393828743973</text:p>
          </table:table-cell>
          <table:table-cell table:formula="of:=[.A445]+[.B444]" office:value-type="float" office:value="227.392148391929" calcext:value-type="float">
            <text:p>227.392148391929</text:p>
          </table:table-cell>
        </table:table-row>
        <table:table-row table:style-name="ro1">
          <table:table-cell office:value-type="float" office:value="0.533692712695634" calcext:value-type="float">
            <text:p>0.533692712695634</text:p>
          </table:table-cell>
          <table:table-cell table:formula="of:=[.A446]+[.B445]" office:value-type="float" office:value="227.925841104624" calcext:value-type="float">
            <text:p>227.925841104624</text:p>
          </table:table-cell>
        </table:table-row>
        <table:table-row table:style-name="ro1">
          <table:table-cell office:value-type="float" office:value="0.428253106798774" calcext:value-type="float">
            <text:p>0.428253106798774</text:p>
          </table:table-cell>
          <table:table-cell table:formula="of:=[.A447]+[.B446]" office:value-type="float" office:value="228.354094211423" calcext:value-type="float">
            <text:p>228.354094211423</text:p>
          </table:table-cell>
        </table:table-row>
        <table:table-row table:style-name="ro1">
          <table:table-cell office:value-type="float" office:value="0.850212430237675" calcext:value-type="float">
            <text:p>0.850212430237675</text:p>
          </table:table-cell>
          <table:table-cell table:formula="of:=[.A448]+[.B447]" office:value-type="float" office:value="229.204306641661" calcext:value-type="float">
            <text:p>229.204306641661</text:p>
          </table:table-cell>
        </table:table-row>
        <table:table-row table:style-name="ro1">
          <table:table-cell office:value-type="float" office:value="0.809982871737731" calcext:value-type="float">
            <text:p>0.809982871737731</text:p>
          </table:table-cell>
          <table:table-cell table:formula="of:=[.A449]+[.B448]" office:value-type="float" office:value="230.014289513398" calcext:value-type="float">
            <text:p>230.014289513398</text:p>
          </table:table-cell>
        </table:table-row>
        <table:table-row table:style-name="ro1">
          <table:table-cell office:value-type="float" office:value="0.889493343669645" calcext:value-type="float">
            <text:p>0.889493343669645</text:p>
          </table:table-cell>
          <table:table-cell table:formula="of:=[.A450]+[.B449]" office:value-type="float" office:value="230.903782857068" calcext:value-type="float">
            <text:p>230.903782857068</text:p>
          </table:table-cell>
        </table:table-row>
        <table:table-row table:style-name="ro1">
          <table:table-cell office:value-type="float" office:value="0.424645210272678" calcext:value-type="float">
            <text:p>0.424645210272678</text:p>
          </table:table-cell>
          <table:table-cell table:formula="of:=[.A451]+[.B450]" office:value-type="float" office:value="231.328428067341" calcext:value-type="float">
            <text:p>231.328428067341</text:p>
          </table:table-cell>
        </table:table-row>
        <table:table-row table:style-name="ro1">
          <table:table-cell office:value-type="float" office:value="0.571792981866381" calcext:value-type="float">
            <text:p>0.571792981866381</text:p>
          </table:table-cell>
          <table:table-cell table:formula="of:=[.A452]+[.B451]" office:value-type="float" office:value="231.900221049207" calcext:value-type="float">
            <text:p>231.900221049207</text:p>
          </table:table-cell>
        </table:table-row>
        <table:table-row table:style-name="ro1">
          <table:table-cell office:value-type="float" office:value="0.11397309452958" calcext:value-type="float">
            <text:p>0.11397309452958</text:p>
          </table:table-cell>
          <table:table-cell table:formula="of:=[.A453]+[.B452]" office:value-type="float" office:value="232.014194143737" calcext:value-type="float">
            <text:p>232.014194143737</text:p>
          </table:table-cell>
        </table:table-row>
        <table:table-row table:style-name="ro1">
          <table:table-cell office:value-type="float" office:value="0.529157087247874" calcext:value-type="float">
            <text:p>0.529157087247874</text:p>
          </table:table-cell>
          <table:table-cell table:formula="of:=[.A454]+[.B453]" office:value-type="float" office:value="232.543351230984" calcext:value-type="float">
            <text:p>232.543351230984</text:p>
          </table:table-cell>
        </table:table-row>
        <table:table-row table:style-name="ro1">
          <table:table-cell office:value-type="float" office:value="0.457449343801862" calcext:value-type="float">
            <text:p>0.457449343801862</text:p>
          </table:table-cell>
          <table:table-cell table:formula="of:=[.A455]+[.B454]" office:value-type="float" office:value="233.000800574786" calcext:value-type="float">
            <text:p>233.000800574786</text:p>
          </table:table-cell>
        </table:table-row>
        <table:table-row table:style-name="ro1">
          <table:table-cell office:value-type="float" office:value="0.919385908297787" calcext:value-type="float">
            <text:p>0.919385908297787</text:p>
          </table:table-cell>
          <table:table-cell table:formula="of:=[.A456]+[.B455]" office:value-type="float" office:value="233.920186483084" calcext:value-type="float">
            <text:p>233.920186483084</text:p>
          </table:table-cell>
        </table:table-row>
        <table:table-row table:style-name="ro1">
          <table:table-cell office:value-type="float" office:value="0.235279275488195" calcext:value-type="float">
            <text:p>0.235279275488195</text:p>
          </table:table-cell>
          <table:table-cell table:formula="of:=[.A457]+[.B456]" office:value-type="float" office:value="234.155465758572" calcext:value-type="float">
            <text:p>234.155465758572</text:p>
          </table:table-cell>
        </table:table-row>
        <table:table-row table:style-name="ro1">
          <table:table-cell office:value-type="float" office:value="0.138932340630154" calcext:value-type="float">
            <text:p>0.138932340630154</text:p>
          </table:table-cell>
          <table:table-cell table:formula="of:=[.A458]+[.B457]" office:value-type="float" office:value="234.294398099202" calcext:value-type="float">
            <text:p>234.294398099202</text:p>
          </table:table-cell>
        </table:table-row>
        <table:table-row table:style-name="ro1">
          <table:table-cell office:value-type="float" office:value="0.873291999463756" calcext:value-type="float">
            <text:p>0.873291999463756</text:p>
          </table:table-cell>
          <table:table-cell table:formula="of:=[.A459]+[.B458]" office:value-type="float" office:value="235.167690098666" calcext:value-type="float">
            <text:p>235.167690098666</text:p>
          </table:table-cell>
        </table:table-row>
        <table:table-row table:style-name="ro1">
          <table:table-cell office:value-type="float" office:value="0.00527296380973942" calcext:value-type="float">
            <text:p>0.00527296380973942</text:p>
          </table:table-cell>
          <table:table-cell table:formula="of:=[.A460]+[.B459]" office:value-type="float" office:value="235.172963062476" calcext:value-type="float">
            <text:p>235.172963062476</text:p>
          </table:table-cell>
        </table:table-row>
        <table:table-row table:style-name="ro1">
          <table:table-cell office:value-type="float" office:value="0.525310509491572" calcext:value-type="float">
            <text:p>0.525310509491572</text:p>
          </table:table-cell>
          <table:table-cell table:formula="of:=[.A461]+[.B460]" office:value-type="float" office:value="235.698273571968" calcext:value-type="float">
            <text:p>235.698273571968</text:p>
          </table:table-cell>
        </table:table-row>
        <table:table-row table:style-name="ro1">
          <table:table-cell office:value-type="float" office:value="0.0647184721598952" calcext:value-type="float">
            <text:p>0.0647184721598952</text:p>
          </table:table-cell>
          <table:table-cell table:formula="of:=[.A462]+[.B461]" office:value-type="float" office:value="235.762992044127" calcext:value-type="float">
            <text:p>235.762992044127</text:p>
          </table:table-cell>
        </table:table-row>
        <table:table-row table:style-name="ro1">
          <table:table-cell office:value-type="float" office:value="0.710518302874721" calcext:value-type="float">
            <text:p>0.710518302874721</text:p>
          </table:table-cell>
          <table:table-cell table:formula="of:=[.A463]+[.B462]" office:value-type="float" office:value="236.473510347002" calcext:value-type="float">
            <text:p>236.473510347002</text:p>
          </table:table-cell>
        </table:table-row>
        <table:table-row table:style-name="ro1">
          <table:table-cell office:value-type="float" office:value="0.63682890842066" calcext:value-type="float">
            <text:p>0.63682890842066</text:p>
          </table:table-cell>
          <table:table-cell table:formula="of:=[.A464]+[.B463]" office:value-type="float" office:value="237.110339255423" calcext:value-type="float">
            <text:p>237.110339255423</text:p>
          </table:table-cell>
        </table:table-row>
        <table:table-row table:style-name="ro1">
          <table:table-cell office:value-type="float" office:value="0.726222810671339" calcext:value-type="float">
            <text:p>0.726222810671339</text:p>
          </table:table-cell>
          <table:table-cell table:formula="of:=[.A465]+[.B464]" office:value-type="float" office:value="237.836562066094" calcext:value-type="float">
            <text:p>237.836562066094</text:p>
          </table:table-cell>
        </table:table-row>
        <table:table-row table:style-name="ro1">
          <table:table-cell office:value-type="float" office:value="0.558927482267711" calcext:value-type="float">
            <text:p>0.558927482267711</text:p>
          </table:table-cell>
          <table:table-cell table:formula="of:=[.A466]+[.B465]" office:value-type="float" office:value="238.395489548362" calcext:value-type="float">
            <text:p>238.395489548362</text:p>
          </table:table-cell>
        </table:table-row>
        <table:table-row table:style-name="ro1">
          <table:table-cell office:value-type="float" office:value="0.229705206660446" calcext:value-type="float">
            <text:p>0.229705206660446</text:p>
          </table:table-cell>
          <table:table-cell table:formula="of:=[.A467]+[.B466]" office:value-type="float" office:value="238.625194755022" calcext:value-type="float">
            <text:p>238.625194755022</text:p>
          </table:table-cell>
        </table:table-row>
        <table:table-row table:style-name="ro1">
          <table:table-cell office:value-type="float" office:value="0.919963745506707" calcext:value-type="float">
            <text:p>0.919963745506707</text:p>
          </table:table-cell>
          <table:table-cell table:formula="of:=[.A468]+[.B467]" office:value-type="float" office:value="239.545158500529" calcext:value-type="float">
            <text:p>239.545158500529</text:p>
          </table:table-cell>
        </table:table-row>
        <table:table-row table:style-name="ro1">
          <table:table-cell office:value-type="float" office:value="0.764740599770684" calcext:value-type="float">
            <text:p>0.764740599770684</text:p>
          </table:table-cell>
          <table:table-cell table:formula="of:=[.A469]+[.B468]" office:value-type="float" office:value="240.3098991003" calcext:value-type="float">
            <text:p>240.3098991003</text:p>
          </table:table-cell>
        </table:table-row>
        <table:table-row table:style-name="ro1">
          <table:table-cell office:value-type="float" office:value="0.0603839414573526" calcext:value-type="float">
            <text:p>0.0603839414573526</text:p>
          </table:table-cell>
          <table:table-cell table:formula="of:=[.A470]+[.B469]" office:value-type="float" office:value="240.370283041757" calcext:value-type="float">
            <text:p>240.370283041757</text:p>
          </table:table-cell>
        </table:table-row>
        <table:table-row table:style-name="ro1">
          <table:table-cell office:value-type="float" office:value="0.909997866129815" calcext:value-type="float">
            <text:p>0.909997866129815</text:p>
          </table:table-cell>
          <table:table-cell table:formula="of:=[.A471]+[.B470]" office:value-type="float" office:value="241.280280907887" calcext:value-type="float">
            <text:p>241.280280907887</text:p>
          </table:table-cell>
        </table:table-row>
        <table:table-row table:style-name="ro1">
          <table:table-cell office:value-type="float" office:value="0.208950555547158" calcext:value-type="float">
            <text:p>0.208950555547158</text:p>
          </table:table-cell>
          <table:table-cell table:formula="of:=[.A472]+[.B471]" office:value-type="float" office:value="241.489231463434" calcext:value-type="float">
            <text:p>241.489231463434</text:p>
          </table:table-cell>
        </table:table-row>
        <table:table-row table:style-name="ro1">
          <table:table-cell office:value-type="float" office:value="0.695588685302538" calcext:value-type="float">
            <text:p>0.695588685302538</text:p>
          </table:table-cell>
          <table:table-cell table:formula="of:=[.A473]+[.B472]" office:value-type="float" office:value="242.184820148737" calcext:value-type="float">
            <text:p>242.184820148737</text:p>
          </table:table-cell>
        </table:table-row>
        <table:table-row table:style-name="ro1">
          <table:table-cell office:value-type="float" office:value="0.311961198122657" calcext:value-type="float">
            <text:p>0.311961198122657</text:p>
          </table:table-cell>
          <table:table-cell table:formula="of:=[.A474]+[.B473]" office:value-type="float" office:value="242.496781346859" calcext:value-type="float">
            <text:p>242.496781346859</text:p>
          </table:table-cell>
        </table:table-row>
        <table:table-row table:style-name="ro1">
          <table:table-cell office:value-type="float" office:value="0.459435459647561" calcext:value-type="float">
            <text:p>0.459435459647561</text:p>
          </table:table-cell>
          <table:table-cell table:formula="of:=[.A475]+[.B474]" office:value-type="float" office:value="242.956216806507" calcext:value-type="float">
            <text:p>242.956216806507</text:p>
          </table:table-cell>
        </table:table-row>
        <table:table-row table:style-name="ro1">
          <table:table-cell office:value-type="float" office:value="0.335635218303047" calcext:value-type="float">
            <text:p>0.335635218303047</text:p>
          </table:table-cell>
          <table:table-cell table:formula="of:=[.A476]+[.B475]" office:value-type="float" office:value="243.29185202481" calcext:value-type="float">
            <text:p>243.29185202481</text:p>
          </table:table-cell>
        </table:table-row>
        <table:table-row table:style-name="ro1">
          <table:table-cell office:value-type="float" office:value="0.805467968707336" calcext:value-type="float">
            <text:p>0.805467968707336</text:p>
          </table:table-cell>
          <table:table-cell table:formula="of:=[.A477]+[.B476]" office:value-type="float" office:value="244.097319993517" calcext:value-type="float">
            <text:p>244.097319993517</text:p>
          </table:table-cell>
        </table:table-row>
        <table:table-row table:style-name="ro1">
          <table:table-cell office:value-type="float" office:value="0.0510680623761677" calcext:value-type="float">
            <text:p>0.0510680623761677</text:p>
          </table:table-cell>
          <table:table-cell table:formula="of:=[.A478]+[.B477]" office:value-type="float" office:value="244.148388055893" calcext:value-type="float">
            <text:p>244.148388055893</text:p>
          </table:table-cell>
        </table:table-row>
        <table:table-row table:style-name="ro1">
          <table:table-cell office:value-type="float" office:value="0.802049668583206" calcext:value-type="float">
            <text:p>0.802049668583206</text:p>
          </table:table-cell>
          <table:table-cell table:formula="of:=[.A479]+[.B478]" office:value-type="float" office:value="244.950437724477" calcext:value-type="float">
            <text:p>244.950437724477</text:p>
          </table:table-cell>
        </table:table-row>
        <table:table-row table:style-name="ro1">
          <table:table-cell office:value-type="float" office:value="0.319445694472715" calcext:value-type="float">
            <text:p>0.319445694472715</text:p>
          </table:table-cell>
          <table:table-cell table:formula="of:=[.A480]+[.B479]" office:value-type="float" office:value="245.269883418949" calcext:value-type="float">
            <text:p>245.269883418949</text:p>
          </table:table-cell>
        </table:table-row>
        <table:table-row table:style-name="ro1">
          <table:table-cell office:value-type="float" office:value="0.214698157920494" calcext:value-type="float">
            <text:p>0.214698157920494</text:p>
          </table:table-cell>
          <table:table-cell table:formula="of:=[.A481]+[.B480]" office:value-type="float" office:value="245.48458157687" calcext:value-type="float">
            <text:p>245.48458157687</text:p>
          </table:table-cell>
        </table:table-row>
        <table:table-row table:style-name="ro1">
          <table:table-cell office:value-type="float" office:value="0.282439711685126" calcext:value-type="float">
            <text:p>0.282439711685126</text:p>
          </table:table-cell>
          <table:table-cell table:formula="of:=[.A482]+[.B481]" office:value-type="float" office:value="245.767021288555" calcext:value-type="float">
            <text:p>245.767021288555</text:p>
          </table:table-cell>
        </table:table-row>
        <table:table-row table:style-name="ro1">
          <table:table-cell office:value-type="float" office:value="0.873185104393721" calcext:value-type="float">
            <text:p>0.873185104393721</text:p>
          </table:table-cell>
          <table:table-cell table:formula="of:=[.A483]+[.B482]" office:value-type="float" office:value="246.640206392949" calcext:value-type="float">
            <text:p>246.640206392949</text:p>
          </table:table-cell>
        </table:table-row>
        <table:table-row table:style-name="ro1">
          <table:table-cell office:value-type="float" office:value="0.948373081644439" calcext:value-type="float">
            <text:p>0.948373081644439</text:p>
          </table:table-cell>
          <table:table-cell table:formula="of:=[.A484]+[.B483]" office:value-type="float" office:value="247.588579474593" calcext:value-type="float">
            <text:p>247.588579474593</text:p>
          </table:table-cell>
        </table:table-row>
        <table:table-row table:style-name="ro1">
          <table:table-cell office:value-type="float" office:value="0.522283695473705" calcext:value-type="float">
            <text:p>0.522283695473705</text:p>
          </table:table-cell>
          <table:table-cell table:formula="of:=[.A485]+[.B484]" office:value-type="float" office:value="248.110863170067" calcext:value-type="float">
            <text:p>248.110863170067</text:p>
          </table:table-cell>
        </table:table-row>
        <table:table-row table:style-name="ro1">
          <table:table-cell office:value-type="float" office:value="0.296881806689362" calcext:value-type="float">
            <text:p>0.296881806689362</text:p>
          </table:table-cell>
          <table:table-cell table:formula="of:=[.A486]+[.B485]" office:value-type="float" office:value="248.407744976756" calcext:value-type="float">
            <text:p>248.407744976756</text:p>
          </table:table-cell>
        </table:table-row>
        <table:table-row table:style-name="ro1">
          <table:table-cell office:value-type="float" office:value="0.707923578266247" calcext:value-type="float">
            <text:p>0.707923578266247</text:p>
          </table:table-cell>
          <table:table-cell table:formula="of:=[.A487]+[.B486]" office:value-type="float" office:value="249.115668555022" calcext:value-type="float">
            <text:p>249.115668555022</text:p>
          </table:table-cell>
        </table:table-row>
        <table:table-row table:style-name="ro1">
          <table:table-cell office:value-type="float" office:value="0.762241612120648" calcext:value-type="float">
            <text:p>0.762241612120648</text:p>
          </table:table-cell>
          <table:table-cell table:formula="of:=[.A488]+[.B487]" office:value-type="float" office:value="249.877910167143" calcext:value-type="float">
            <text:p>249.877910167143</text:p>
          </table:table-cell>
        </table:table-row>
        <table:table-row table:style-name="ro1">
          <table:table-cell office:value-type="float" office:value="0.322462869851085" calcext:value-type="float">
            <text:p>0.322462869851085</text:p>
          </table:table-cell>
          <table:table-cell table:formula="of:=[.A489]+[.B488]" office:value-type="float" office:value="250.200373036994" calcext:value-type="float">
            <text:p>250.200373036994</text:p>
          </table:table-cell>
        </table:table-row>
        <table:table-row table:style-name="ro1">
          <table:table-cell office:value-type="float" office:value="0.116134780561044" calcext:value-type="float">
            <text:p>0.116134780561044</text:p>
          </table:table-cell>
          <table:table-cell table:formula="of:=[.A490]+[.B489]" office:value-type="float" office:value="250.316507817555" calcext:value-type="float">
            <text:p>250.316507817555</text:p>
          </table:table-cell>
        </table:table-row>
        <table:table-row table:style-name="ro1">
          <table:table-cell office:value-type="float" office:value="0.212571321342241" calcext:value-type="float">
            <text:p>0.212571321342241</text:p>
          </table:table-cell>
          <table:table-cell table:formula="of:=[.A491]+[.B490]" office:value-type="float" office:value="250.529079138897" calcext:value-type="float">
            <text:p>250.529079138897</text:p>
          </table:table-cell>
        </table:table-row>
        <table:table-row table:style-name="ro1">
          <table:table-cell office:value-type="float" office:value="0.0819985681325793" calcext:value-type="float">
            <text:p>0.0819985681325793</text:p>
          </table:table-cell>
          <table:table-cell table:formula="of:=[.A492]+[.B491]" office:value-type="float" office:value="250.61107770703" calcext:value-type="float">
            <text:p>250.61107770703</text:p>
          </table:table-cell>
        </table:table-row>
        <table:table-row table:style-name="ro1">
          <table:table-cell office:value-type="float" office:value="0.953955047499661" calcext:value-type="float">
            <text:p>0.953955047499661</text:p>
          </table:table-cell>
          <table:table-cell table:formula="of:=[.A493]+[.B492]" office:value-type="float" office:value="251.56503275453" calcext:value-type="float">
            <text:p>251.56503275453</text:p>
          </table:table-cell>
        </table:table-row>
        <table:table-row table:style-name="ro1">
          <table:table-cell office:value-type="float" office:value="0.405839331653092" calcext:value-type="float">
            <text:p>0.405839331653092</text:p>
          </table:table-cell>
          <table:table-cell table:formula="of:=[.A494]+[.B493]" office:value-type="float" office:value="251.970872086183" calcext:value-type="float">
            <text:p>251.970872086183</text:p>
          </table:table-cell>
        </table:table-row>
        <table:table-row table:style-name="ro1">
          <table:table-cell office:value-type="float" office:value="0.729418952700686" calcext:value-type="float">
            <text:p>0.729418952700686</text:p>
          </table:table-cell>
          <table:table-cell table:formula="of:=[.A495]+[.B494]" office:value-type="float" office:value="252.700291038883" calcext:value-type="float">
            <text:p>252.700291038883</text:p>
          </table:table-cell>
        </table:table-row>
        <table:table-row table:style-name="ro1">
          <table:table-cell office:value-type="float" office:value="0.278574913161674" calcext:value-type="float">
            <text:p>0.278574913161674</text:p>
          </table:table-cell>
          <table:table-cell table:formula="of:=[.A496]+[.B495]" office:value-type="float" office:value="252.978865952045" calcext:value-type="float">
            <text:p>252.978865952045</text:p>
          </table:table-cell>
        </table:table-row>
        <table:table-row table:style-name="ro1">
          <table:table-cell office:value-type="float" office:value="0.666715220387864" calcext:value-type="float">
            <text:p>0.666715220387864</text:p>
          </table:table-cell>
          <table:table-cell table:formula="of:=[.A497]+[.B496]" office:value-type="float" office:value="253.645581172433" calcext:value-type="float">
            <text:p>253.645581172433</text:p>
          </table:table-cell>
        </table:table-row>
        <table:table-row table:style-name="ro1">
          <table:table-cell office:value-type="float" office:value="0.794467666771868" calcext:value-type="float">
            <text:p>0.794467666771868</text:p>
          </table:table-cell>
          <table:table-cell table:formula="of:=[.A498]+[.B497]" office:value-type="float" office:value="254.440048839205" calcext:value-type="float">
            <text:p>254.440048839205</text:p>
          </table:table-cell>
        </table:table-row>
        <table:table-row table:style-name="ro1">
          <table:table-cell office:value-type="float" office:value="0.0817894937386056" calcext:value-type="float">
            <text:p>0.0817894937386056</text:p>
          </table:table-cell>
          <table:table-cell table:formula="of:=[.A499]+[.B498]" office:value-type="float" office:value="254.521838332943" calcext:value-type="float">
            <text:p>254.521838332943</text:p>
          </table:table-cell>
        </table:table-row>
        <table:table-row table:style-name="ro1">
          <table:table-cell office:value-type="float" office:value="0.646712690973765" calcext:value-type="float">
            <text:p>0.646712690973765</text:p>
          </table:table-cell>
          <table:table-cell table:formula="of:=[.A500]+[.B499]" office:value-type="float" office:value="255.168551023917" calcext:value-type="float">
            <text:p>255.168551023917</text:p>
          </table:table-cell>
        </table:table-row>
        <table:table-row table:style-name="ro1">
          <table:table-cell office:value-type="float" office:value="0.921838252647092" calcext:value-type="float">
            <text:p>0.921838252647092</text:p>
          </table:table-cell>
          <table:table-cell table:formula="of:=[.A501]+[.B500]" office:value-type="float" office:value="256.090389276564" calcext:value-type="float">
            <text:p>256.090389276564</text:p>
          </table:table-cell>
        </table:table-row>
        <table:table-row table:style-name="ro1">
          <table:table-cell office:value-type="float" office:value="0.927103079116543" calcext:value-type="float">
            <text:p>0.927103079116543</text:p>
          </table:table-cell>
          <table:table-cell table:formula="of:=[.A502]+[.B501]" office:value-type="float" office:value="257.017492355681" calcext:value-type="float">
            <text:p>257.017492355681</text:p>
          </table:table-cell>
        </table:table-row>
        <table:table-row table:style-name="ro1">
          <table:table-cell office:value-type="float" office:value="0.69729317486877" calcext:value-type="float">
            <text:p>0.69729317486877</text:p>
          </table:table-cell>
          <table:table-cell table:formula="of:=[.A503]+[.B502]" office:value-type="float" office:value="257.714785530549" calcext:value-type="float">
            <text:p>257.714785530549</text:p>
          </table:table-cell>
        </table:table-row>
        <table:table-row table:style-name="ro1">
          <table:table-cell office:value-type="float" office:value="0.532098458865475" calcext:value-type="float">
            <text:p>0.532098458865475</text:p>
          </table:table-cell>
          <table:table-cell table:formula="of:=[.A504]+[.B503]" office:value-type="float" office:value="258.246883989415" calcext:value-type="float">
            <text:p>258.246883989415</text:p>
          </table:table-cell>
        </table:table-row>
        <table:table-row table:style-name="ro1">
          <table:table-cell office:value-type="float" office:value="0.173322375770702" calcext:value-type="float">
            <text:p>0.173322375770702</text:p>
          </table:table-cell>
          <table:table-cell table:formula="of:=[.A505]+[.B504]" office:value-type="float" office:value="258.420206365186" calcext:value-type="float">
            <text:p>258.420206365186</text:p>
          </table:table-cell>
        </table:table-row>
        <table:table-row table:style-name="ro1">
          <table:table-cell office:value-type="float" office:value="0.0377888209206674" calcext:value-type="float">
            <text:p>0.0377888209206674</text:p>
          </table:table-cell>
          <table:table-cell table:formula="of:=[.A506]+[.B505]" office:value-type="float" office:value="258.457995186106" calcext:value-type="float">
            <text:p>258.457995186106</text:p>
          </table:table-cell>
        </table:table-row>
        <table:table-row table:style-name="ro1">
          <table:table-cell office:value-type="float" office:value="0.892695413640404" calcext:value-type="float">
            <text:p>0.892695413640404</text:p>
          </table:table-cell>
          <table:table-cell table:formula="of:=[.A507]+[.B506]" office:value-type="float" office:value="259.350690599747" calcext:value-type="float">
            <text:p>259.350690599747</text:p>
          </table:table-cell>
        </table:table-row>
        <table:table-row table:style-name="ro1">
          <table:table-cell office:value-type="float" office:value="0.316156937476165" calcext:value-type="float">
            <text:p>0.316156937476165</text:p>
          </table:table-cell>
          <table:table-cell table:formula="of:=[.A508]+[.B507]" office:value-type="float" office:value="259.666847537223" calcext:value-type="float">
            <text:p>259.666847537223</text:p>
          </table:table-cell>
        </table:table-row>
        <table:table-row table:style-name="ro1">
          <table:table-cell office:value-type="float" office:value="0.384299303795276" calcext:value-type="float">
            <text:p>0.384299303795276</text:p>
          </table:table-cell>
          <table:table-cell table:formula="of:=[.A509]+[.B508]" office:value-type="float" office:value="260.051146841018" calcext:value-type="float">
            <text:p>260.051146841018</text:p>
          </table:table-cell>
        </table:table-row>
        <table:table-row table:style-name="ro1">
          <table:table-cell office:value-type="float" office:value="0.964942462482537" calcext:value-type="float">
            <text:p>0.964942462482537</text:p>
          </table:table-cell>
          <table:table-cell table:formula="of:=[.A510]+[.B509]" office:value-type="float" office:value="261.016089303501" calcext:value-type="float">
            <text:p>261.016089303501</text:p>
          </table:table-cell>
        </table:table-row>
        <table:table-row table:style-name="ro1">
          <table:table-cell office:value-type="float" office:value="0.745394248292648" calcext:value-type="float">
            <text:p>0.745394248292648</text:p>
          </table:table-cell>
          <table:table-cell table:formula="of:=[.A511]+[.B510]" office:value-type="float" office:value="261.761483551793" calcext:value-type="float">
            <text:p>261.761483551793</text:p>
          </table:table-cell>
        </table:table-row>
        <table:table-row table:style-name="ro1">
          <table:table-cell office:value-type="float" office:value="0.993537948168238" calcext:value-type="float">
            <text:p>0.993537948168238</text:p>
          </table:table-cell>
          <table:table-cell table:formula="of:=[.A512]+[.B511]" office:value-type="float" office:value="262.755021499962" calcext:value-type="float">
            <text:p>262.755021499962</text:p>
          </table:table-cell>
        </table:table-row>
        <table:table-row table:style-name="ro1">
          <table:table-cell office:value-type="float" office:value="0.911687973887925" calcext:value-type="float">
            <text:p>0.911687973887925</text:p>
          </table:table-cell>
          <table:table-cell table:formula="of:=[.A513]+[.B512]" office:value-type="float" office:value="263.666709473849" calcext:value-type="float">
            <text:p>263.666709473849</text:p>
          </table:table-cell>
        </table:table-row>
        <table:table-row table:style-name="ro1">
          <table:table-cell office:value-type="float" office:value="0.0416920337305191" calcext:value-type="float">
            <text:p>0.0416920337305191</text:p>
          </table:table-cell>
          <table:table-cell table:formula="of:=[.A514]+[.B513]" office:value-type="float" office:value="263.70840150758" calcext:value-type="float">
            <text:p>263.70840150758</text:p>
          </table:table-cell>
        </table:table-row>
        <table:table-row table:style-name="ro1">
          <table:table-cell office:value-type="float" office:value="0.524500497163891" calcext:value-type="float">
            <text:p>0.524500497163891</text:p>
          </table:table-cell>
          <table:table-cell table:formula="of:=[.A515]+[.B514]" office:value-type="float" office:value="264.232902004744" calcext:value-type="float">
            <text:p>264.232902004744</text:p>
          </table:table-cell>
        </table:table-row>
        <table:table-row table:style-name="ro1">
          <table:table-cell office:value-type="float" office:value="0.302856168790749" calcext:value-type="float">
            <text:p>0.302856168790749</text:p>
          </table:table-cell>
          <table:table-cell table:formula="of:=[.A516]+[.B515]" office:value-type="float" office:value="264.535758173535" calcext:value-type="float">
            <text:p>264.535758173535</text:p>
          </table:table-cell>
        </table:table-row>
        <table:table-row table:style-name="ro1">
          <table:table-cell office:value-type="float" office:value="0.173289446503923" calcext:value-type="float">
            <text:p>0.173289446503923</text:p>
          </table:table-cell>
          <table:table-cell table:formula="of:=[.A517]+[.B516]" office:value-type="float" office:value="264.709047620039" calcext:value-type="float">
            <text:p>264.709047620039</text:p>
          </table:table-cell>
        </table:table-row>
        <table:table-row table:style-name="ro1">
          <table:table-cell office:value-type="float" office:value="0.23378283178393" calcext:value-type="float">
            <text:p>0.23378283178393</text:p>
          </table:table-cell>
          <table:table-cell table:formula="of:=[.A518]+[.B517]" office:value-type="float" office:value="264.942830451822" calcext:value-type="float">
            <text:p>264.942830451822</text:p>
          </table:table-cell>
        </table:table-row>
        <table:table-row table:style-name="ro1">
          <table:table-cell office:value-type="float" office:value="0.643840163212004" calcext:value-type="float">
            <text:p>0.643840163212004</text:p>
          </table:table-cell>
          <table:table-cell table:formula="of:=[.A519]+[.B518]" office:value-type="float" office:value="265.586670615034" calcext:value-type="float">
            <text:p>265.586670615034</text:p>
          </table:table-cell>
        </table:table-row>
        <table:table-row table:style-name="ro1">
          <table:table-cell office:value-type="float" office:value="0.0257196045484127" calcext:value-type="float">
            <text:p>0.0257196045484127</text:p>
          </table:table-cell>
          <table:table-cell table:formula="of:=[.A520]+[.B519]" office:value-type="float" office:value="265.612390219583" calcext:value-type="float">
            <text:p>265.612390219583</text:p>
          </table:table-cell>
        </table:table-row>
        <table:table-row table:style-name="ro1">
          <table:table-cell office:value-type="float" office:value="0.183726779248865" calcext:value-type="float">
            <text:p>0.183726779248865</text:p>
          </table:table-cell>
          <table:table-cell table:formula="of:=[.A521]+[.B520]" office:value-type="float" office:value="265.796116998832" calcext:value-type="float">
            <text:p>265.796116998832</text:p>
          </table:table-cell>
        </table:table-row>
        <table:table-row table:style-name="ro1">
          <table:table-cell office:value-type="float" office:value="0.825146124736964" calcext:value-type="float">
            <text:p>0.825146124736964</text:p>
          </table:table-cell>
          <table:table-cell table:formula="of:=[.A522]+[.B521]" office:value-type="float" office:value="266.621263123569" calcext:value-type="float">
            <text:p>266.621263123569</text:p>
          </table:table-cell>
        </table:table-row>
        <table:table-row table:style-name="ro1">
          <table:table-cell office:value-type="float" office:value="0.365866250332092" calcext:value-type="float">
            <text:p>0.365866250332092</text:p>
          </table:table-cell>
          <table:table-cell table:formula="of:=[.A523]+[.B522]" office:value-type="float" office:value="266.987129373901" calcext:value-type="float">
            <text:p>266.987129373901</text:p>
          </table:table-cell>
        </table:table-row>
        <table:table-row table:style-name="ro1">
          <table:table-cell office:value-type="float" office:value="0.137190402615517" calcext:value-type="float">
            <text:p>0.137190402615517</text:p>
          </table:table-cell>
          <table:table-cell table:formula="of:=[.A524]+[.B523]" office:value-type="float" office:value="267.124319776516" calcext:value-type="float">
            <text:p>267.124319776516</text:p>
          </table:table-cell>
        </table:table-row>
        <table:table-row table:style-name="ro1">
          <table:table-cell office:value-type="float" office:value="0.418757013655322" calcext:value-type="float">
            <text:p>0.418757013655322</text:p>
          </table:table-cell>
          <table:table-cell table:formula="of:=[.A525]+[.B524]" office:value-type="float" office:value="267.543076790172" calcext:value-type="float">
            <text:p>267.543076790172</text:p>
          </table:table-cell>
        </table:table-row>
        <table:table-row table:style-name="ro1">
          <table:table-cell office:value-type="float" office:value="0.49247773658376" calcext:value-type="float">
            <text:p>0.49247773658376</text:p>
          </table:table-cell>
          <table:table-cell table:formula="of:=[.A526]+[.B525]" office:value-type="float" office:value="268.035554526755" calcext:value-type="float">
            <text:p>268.035554526755</text:p>
          </table:table-cell>
        </table:table-row>
        <table:table-row table:style-name="ro1">
          <table:table-cell office:value-type="float" office:value="0.235362875673782" calcext:value-type="float">
            <text:p>0.235362875673782</text:p>
          </table:table-cell>
          <table:table-cell table:formula="of:=[.A527]+[.B526]" office:value-type="float" office:value="268.270917402429" calcext:value-type="float">
            <text:p>268.270917402429</text:p>
          </table:table-cell>
        </table:table-row>
        <table:table-row table:style-name="ro1">
          <table:table-cell office:value-type="float" office:value="0.0160095075795731" calcext:value-type="float">
            <text:p>0.0160095075795731</text:p>
          </table:table-cell>
          <table:table-cell table:formula="of:=[.A528]+[.B527]" office:value-type="float" office:value="268.286926910009" calcext:value-type="float">
            <text:p>268.286926910009</text:p>
          </table:table-cell>
        </table:table-row>
        <table:table-row table:style-name="ro1">
          <table:table-cell office:value-type="float" office:value="0.541358532505744" calcext:value-type="float">
            <text:p>0.541358532505744</text:p>
          </table:table-cell>
          <table:table-cell table:formula="of:=[.A529]+[.B528]" office:value-type="float" office:value="268.828285442514" calcext:value-type="float">
            <text:p>268.828285442514</text:p>
          </table:table-cell>
        </table:table-row>
        <table:table-row table:style-name="ro1">
          <table:table-cell office:value-type="float" office:value="0.289437608737432" calcext:value-type="float">
            <text:p>0.289437608737432</text:p>
          </table:table-cell>
          <table:table-cell table:formula="of:=[.A530]+[.B529]" office:value-type="float" office:value="269.117723051252" calcext:value-type="float">
            <text:p>269.117723051252</text:p>
          </table:table-cell>
        </table:table-row>
        <table:table-row table:style-name="ro1">
          <table:table-cell office:value-type="float" office:value="0.0756048374235924" calcext:value-type="float">
            <text:p>0.0756048374235924</text:p>
          </table:table-cell>
          <table:table-cell table:formula="of:=[.A531]+[.B530]" office:value-type="float" office:value="269.193327888676" calcext:value-type="float">
            <text:p>269.193327888676</text:p>
          </table:table-cell>
        </table:table-row>
        <table:table-row table:style-name="ro1">
          <table:table-cell office:value-type="float" office:value="0.340850418110929" calcext:value-type="float">
            <text:p>0.340850418110929</text:p>
          </table:table-cell>
          <table:table-cell table:formula="of:=[.A532]+[.B531]" office:value-type="float" office:value="269.534178306786" calcext:value-type="float">
            <text:p>269.534178306786</text:p>
          </table:table-cell>
        </table:table-row>
        <table:table-row table:style-name="ro1">
          <table:table-cell office:value-type="float" office:value="0.0173191692932215" calcext:value-type="float">
            <text:p>0.0173191692932215</text:p>
          </table:table-cell>
          <table:table-cell table:formula="of:=[.A533]+[.B532]" office:value-type="float" office:value="269.55149747608" calcext:value-type="float">
            <text:p>269.55149747608</text:p>
          </table:table-cell>
        </table:table-row>
        <table:table-row table:style-name="ro1">
          <table:table-cell office:value-type="float" office:value="0.321386478382353" calcext:value-type="float">
            <text:p>0.321386478382353</text:p>
          </table:table-cell>
          <table:table-cell table:formula="of:=[.A534]+[.B533]" office:value-type="float" office:value="269.872883954462" calcext:value-type="float">
            <text:p>269.872883954462</text:p>
          </table:table-cell>
        </table:table-row>
        <table:table-row table:style-name="ro1">
          <table:table-cell office:value-type="float" office:value="0.120256812828602" calcext:value-type="float">
            <text:p>0.120256812828602</text:p>
          </table:table-cell>
          <table:table-cell table:formula="of:=[.A535]+[.B534]" office:value-type="float" office:value="269.993140767291" calcext:value-type="float">
            <text:p>269.993140767291</text:p>
          </table:table-cell>
        </table:table-row>
        <table:table-row table:style-name="ro1">
          <table:table-cell office:value-type="float" office:value="0.859180401080944" calcext:value-type="float">
            <text:p>0.859180401080944</text:p>
          </table:table-cell>
          <table:table-cell table:formula="of:=[.A536]+[.B535]" office:value-type="float" office:value="270.852321168372" calcext:value-type="float">
            <text:p>270.852321168372</text:p>
          </table:table-cell>
        </table:table-row>
        <table:table-row table:style-name="ro1">
          <table:table-cell office:value-type="float" office:value="0.1995281421024" calcext:value-type="float">
            <text:p>0.1995281421024</text:p>
          </table:table-cell>
          <table:table-cell table:formula="of:=[.A537]+[.B536]" office:value-type="float" office:value="271.051849310474" calcext:value-type="float">
            <text:p>271.051849310474</text:p>
          </table:table-cell>
        </table:table-row>
        <table:table-row table:style-name="ro1">
          <table:table-cell office:value-type="float" office:value="0.368551430639327" calcext:value-type="float">
            <text:p>0.368551430639327</text:p>
          </table:table-cell>
          <table:table-cell table:formula="of:=[.A538]+[.B537]" office:value-type="float" office:value="271.420400741113" calcext:value-type="float">
            <text:p>271.420400741113</text:p>
          </table:table-cell>
        </table:table-row>
        <table:table-row table:style-name="ro1">
          <table:table-cell office:value-type="float" office:value="0.143741149535254" calcext:value-type="float">
            <text:p>0.143741149535254</text:p>
          </table:table-cell>
          <table:table-cell table:formula="of:=[.A539]+[.B538]" office:value-type="float" office:value="271.564141890648" calcext:value-type="float">
            <text:p>271.564141890648</text:p>
          </table:table-cell>
        </table:table-row>
        <table:table-row table:style-name="ro1">
          <table:table-cell office:value-type="float" office:value="0.610914710711254" calcext:value-type="float">
            <text:p>0.610914710711254</text:p>
          </table:table-cell>
          <table:table-cell table:formula="of:=[.A540]+[.B539]" office:value-type="float" office:value="272.17505660136" calcext:value-type="float">
            <text:p>272.17505660136</text:p>
          </table:table-cell>
        </table:table-row>
        <table:table-row table:style-name="ro1">
          <table:table-cell office:value-type="float" office:value="0.908248358496833" calcext:value-type="float">
            <text:p>0.908248358496833</text:p>
          </table:table-cell>
          <table:table-cell table:formula="of:=[.A541]+[.B540]" office:value-type="float" office:value="273.083304959857" calcext:value-type="float">
            <text:p>273.083304959857</text:p>
          </table:table-cell>
        </table:table-row>
        <table:table-row table:style-name="ro1">
          <table:table-cell office:value-type="float" office:value="0.273959141796113" calcext:value-type="float">
            <text:p>0.273959141796113</text:p>
          </table:table-cell>
          <table:table-cell table:formula="of:=[.A542]+[.B541]" office:value-type="float" office:value="273.357264101653" calcext:value-type="float">
            <text:p>273.357264101653</text:p>
          </table:table-cell>
        </table:table-row>
        <table:table-row table:style-name="ro1">
          <table:table-cell office:value-type="float" office:value="0.667866327422201" calcext:value-type="float">
            <text:p>0.667866327422201</text:p>
          </table:table-cell>
          <table:table-cell table:formula="of:=[.A543]+[.B542]" office:value-type="float" office:value="274.025130429075" calcext:value-type="float">
            <text:p>274.025130429075</text:p>
          </table:table-cell>
        </table:table-row>
        <table:table-row table:style-name="ro1">
          <table:table-cell office:value-type="float" office:value="0.878388446037058" calcext:value-type="float">
            <text:p>0.878388446037058</text:p>
          </table:table-cell>
          <table:table-cell table:formula="of:=[.A544]+[.B543]" office:value-type="float" office:value="274.903518875112" calcext:value-type="float">
            <text:p>274.903518875112</text:p>
          </table:table-cell>
        </table:table-row>
        <table:table-row table:style-name="ro1">
          <table:table-cell office:value-type="float" office:value="0.859255716991414" calcext:value-type="float">
            <text:p>0.859255716991414</text:p>
          </table:table-cell>
          <table:table-cell table:formula="of:=[.A545]+[.B544]" office:value-type="float" office:value="275.762774592103" calcext:value-type="float">
            <text:p>275.762774592103</text:p>
          </table:table-cell>
        </table:table-row>
        <table:table-row table:style-name="ro1">
          <table:table-cell office:value-type="float" office:value="0.183675223025336" calcext:value-type="float">
            <text:p>0.183675223025336</text:p>
          </table:table-cell>
          <table:table-cell table:formula="of:=[.A546]+[.B545]" office:value-type="float" office:value="275.946449815129" calcext:value-type="float">
            <text:p>275.946449815129</text:p>
          </table:table-cell>
        </table:table-row>
        <table:table-row table:style-name="ro1">
          <table:table-cell office:value-type="float" office:value="0.561043141937272" calcext:value-type="float">
            <text:p>0.561043141937272</text:p>
          </table:table-cell>
          <table:table-cell table:formula="of:=[.A547]+[.B546]" office:value-type="float" office:value="276.507492957066" calcext:value-type="float">
            <text:p>276.507492957066</text:p>
          </table:table-cell>
        </table:table-row>
        <table:table-row table:style-name="ro1">
          <table:table-cell office:value-type="float" office:value="0.594973469072172" calcext:value-type="float">
            <text:p>0.594973469072172</text:p>
          </table:table-cell>
          <table:table-cell table:formula="of:=[.A548]+[.B547]" office:value-type="float" office:value="277.102466426138" calcext:value-type="float">
            <text:p>277.102466426138</text:p>
          </table:table-cell>
        </table:table-row>
        <table:table-row table:style-name="ro1">
          <table:table-cell office:value-type="float" office:value="0.336505635420753" calcext:value-type="float">
            <text:p>0.336505635420753</text:p>
          </table:table-cell>
          <table:table-cell table:formula="of:=[.A549]+[.B548]" office:value-type="float" office:value="277.438972061559" calcext:value-type="float">
            <text:p>277.438972061559</text:p>
          </table:table-cell>
        </table:table-row>
        <table:table-row table:style-name="ro1">
          <table:table-cell office:value-type="float" office:value="0.3083741639236" calcext:value-type="float">
            <text:p>0.3083741639236</text:p>
          </table:table-cell>
          <table:table-cell table:formula="of:=[.A550]+[.B549]" office:value-type="float" office:value="277.747346225482" calcext:value-type="float">
            <text:p>277.747346225482</text:p>
          </table:table-cell>
        </table:table-row>
        <table:table-row table:style-name="ro1">
          <table:table-cell office:value-type="float" office:value="0.518011926292659" calcext:value-type="float">
            <text:p>0.518011926292659</text:p>
          </table:table-cell>
          <table:table-cell table:formula="of:=[.A551]+[.B550]" office:value-type="float" office:value="278.265358151775" calcext:value-type="float">
            <text:p>278.265358151775</text:p>
          </table:table-cell>
        </table:table-row>
        <table:table-row table:style-name="ro1">
          <table:table-cell office:value-type="float" office:value="0.865409456863552" calcext:value-type="float">
            <text:p>0.865409456863552</text:p>
          </table:table-cell>
          <table:table-cell table:formula="of:=[.A552]+[.B551]" office:value-type="float" office:value="279.130767608639" calcext:value-type="float">
            <text:p>279.130767608639</text:p>
          </table:table-cell>
        </table:table-row>
        <table:table-row table:style-name="ro1">
          <table:table-cell office:value-type="float" office:value="0.36075135723201" calcext:value-type="float">
            <text:p>0.36075135723201</text:p>
          </table:table-cell>
          <table:table-cell table:formula="of:=[.A553]+[.B552]" office:value-type="float" office:value="279.491518965871" calcext:value-type="float">
            <text:p>279.491518965871</text:p>
          </table:table-cell>
        </table:table-row>
        <table:table-row table:style-name="ro1">
          <table:table-cell office:value-type="float" office:value="0.870495245674674" calcext:value-type="float">
            <text:p>0.870495245674674</text:p>
          </table:table-cell>
          <table:table-cell table:formula="of:=[.A554]+[.B553]" office:value-type="float" office:value="280.362014211545" calcext:value-type="float">
            <text:p>280.362014211545</text:p>
          </table:table-cell>
        </table:table-row>
        <table:table-row table:style-name="ro1">
          <table:table-cell office:value-type="float" office:value="0.101111268980638" calcext:value-type="float">
            <text:p>0.101111268980638</text:p>
          </table:table-cell>
          <table:table-cell table:formula="of:=[.A555]+[.B554]" office:value-type="float" office:value="280.463125480526" calcext:value-type="float">
            <text:p>280.463125480526</text:p>
          </table:table-cell>
        </table:table-row>
        <table:table-row table:style-name="ro1">
          <table:table-cell office:value-type="float" office:value="0.719434369945468" calcext:value-type="float">
            <text:p>0.719434369945468</text:p>
          </table:table-cell>
          <table:table-cell table:formula="of:=[.A556]+[.B555]" office:value-type="float" office:value="281.182559850471" calcext:value-type="float">
            <text:p>281.182559850471</text:p>
          </table:table-cell>
        </table:table-row>
        <table:table-row table:style-name="ro1">
          <table:table-cell office:value-type="float" office:value="0.701159886271787" calcext:value-type="float">
            <text:p>0.701159886271787</text:p>
          </table:table-cell>
          <table:table-cell table:formula="of:=[.A557]+[.B556]" office:value-type="float" office:value="281.883719736743" calcext:value-type="float">
            <text:p>281.883719736743</text:p>
          </table:table-cell>
        </table:table-row>
        <table:table-row table:style-name="ro1">
          <table:table-cell office:value-type="float" office:value="0.851521355307663" calcext:value-type="float">
            <text:p>0.851521355307663</text:p>
          </table:table-cell>
          <table:table-cell table:formula="of:=[.A558]+[.B557]" office:value-type="float" office:value="282.735241092051" calcext:value-type="float">
            <text:p>282.735241092051</text:p>
          </table:table-cell>
        </table:table-row>
        <table:table-row table:style-name="ro1">
          <table:table-cell office:value-type="float" office:value="0.120693642120805" calcext:value-type="float">
            <text:p>0.120693642120805</text:p>
          </table:table-cell>
          <table:table-cell table:formula="of:=[.A559]+[.B558]" office:value-type="float" office:value="282.855934734172" calcext:value-type="float">
            <text:p>282.855934734172</text:p>
          </table:table-cell>
        </table:table-row>
        <table:table-row table:style-name="ro1">
          <table:table-cell office:value-type="float" office:value="0.847603884159472" calcext:value-type="float">
            <text:p>0.847603884159472</text:p>
          </table:table-cell>
          <table:table-cell table:formula="of:=[.A560]+[.B559]" office:value-type="float" office:value="283.703538618331" calcext:value-type="float">
            <text:p>283.703538618331</text:p>
          </table:table-cell>
        </table:table-row>
        <table:table-row table:style-name="ro1">
          <table:table-cell office:value-type="float" office:value="0.948933279150523" calcext:value-type="float">
            <text:p>0.948933279150523</text:p>
          </table:table-cell>
          <table:table-cell table:formula="of:=[.A561]+[.B560]" office:value-type="float" office:value="284.652471897482" calcext:value-type="float">
            <text:p>284.652471897482</text:p>
          </table:table-cell>
        </table:table-row>
        <table:table-row table:style-name="ro1">
          <table:table-cell office:value-type="float" office:value="0.995344129966264" calcext:value-type="float">
            <text:p>0.995344129966264</text:p>
          </table:table-cell>
          <table:table-cell table:formula="of:=[.A562]+[.B561]" office:value-type="float" office:value="285.647816027448" calcext:value-type="float">
            <text:p>285.647816027448</text:p>
          </table:table-cell>
        </table:table-row>
        <table:table-row table:style-name="ro1">
          <table:table-cell office:value-type="float" office:value="0.465788300567012" calcext:value-type="float">
            <text:p>0.465788300567012</text:p>
          </table:table-cell>
          <table:table-cell table:formula="of:=[.A563]+[.B562]" office:value-type="float" office:value="286.113604328015" calcext:value-type="float">
            <text:p>286.113604328015</text:p>
          </table:table-cell>
        </table:table-row>
        <table:table-row table:style-name="ro1">
          <table:table-cell office:value-type="float" office:value="0.890414465762495" calcext:value-type="float">
            <text:p>0.890414465762495</text:p>
          </table:table-cell>
          <table:table-cell table:formula="of:=[.A564]+[.B563]" office:value-type="float" office:value="287.004018793777" calcext:value-type="float">
            <text:p>287.004018793777</text:p>
          </table:table-cell>
        </table:table-row>
        <table:table-row table:style-name="ro1">
          <table:table-cell office:value-type="float" office:value="0.831937625410456" calcext:value-type="float">
            <text:p>0.831937625410456</text:p>
          </table:table-cell>
          <table:table-cell table:formula="of:=[.A565]+[.B564]" office:value-type="float" office:value="287.835956419188" calcext:value-type="float">
            <text:p>287.835956419188</text:p>
          </table:table-cell>
        </table:table-row>
        <table:table-row table:style-name="ro1">
          <table:table-cell office:value-type="float" office:value="0.307724501583211" calcext:value-type="float">
            <text:p>0.307724501583211</text:p>
          </table:table-cell>
          <table:table-cell table:formula="of:=[.A566]+[.B565]" office:value-type="float" office:value="288.143680920771" calcext:value-type="float">
            <text:p>288.143680920771</text:p>
          </table:table-cell>
        </table:table-row>
        <table:table-row table:style-name="ro1">
          <table:table-cell office:value-type="float" office:value="0.800111062767915" calcext:value-type="float">
            <text:p>0.800111062767915</text:p>
          </table:table-cell>
          <table:table-cell table:formula="of:=[.A567]+[.B566]" office:value-type="float" office:value="288.943791983539" calcext:value-type="float">
            <text:p>288.943791983539</text:p>
          </table:table-cell>
        </table:table-row>
        <table:table-row table:style-name="ro1">
          <table:table-cell office:value-type="float" office:value="0.95264246286955" calcext:value-type="float">
            <text:p>0.95264246286955</text:p>
          </table:table-cell>
          <table:table-cell table:formula="of:=[.A568]+[.B567]" office:value-type="float" office:value="289.896434446409" calcext:value-type="float">
            <text:p>289.896434446409</text:p>
          </table:table-cell>
        </table:table-row>
        <table:table-row table:style-name="ro1">
          <table:table-cell office:value-type="float" office:value="0.136013596412711" calcext:value-type="float">
            <text:p>0.136013596412711</text:p>
          </table:table-cell>
          <table:table-cell table:formula="of:=[.A569]+[.B568]" office:value-type="float" office:value="290.032448042821" calcext:value-type="float">
            <text:p>290.032448042821</text:p>
          </table:table-cell>
        </table:table-row>
        <table:table-row table:style-name="ro1">
          <table:table-cell office:value-type="float" office:value="0.199505639646419" calcext:value-type="float">
            <text:p>0.199505639646419</text:p>
          </table:table-cell>
          <table:table-cell table:formula="of:=[.A570]+[.B569]" office:value-type="float" office:value="290.231953682468" calcext:value-type="float">
            <text:p>290.231953682468</text:p>
          </table:table-cell>
        </table:table-row>
        <table:table-row table:style-name="ro1">
          <table:table-cell office:value-type="float" office:value="0.869263306164569" calcext:value-type="float">
            <text:p>0.869263306164569</text:p>
          </table:table-cell>
          <table:table-cell table:formula="of:=[.A571]+[.B570]" office:value-type="float" office:value="291.101216988632" calcext:value-type="float">
            <text:p>291.101216988632</text:p>
          </table:table-cell>
        </table:table-row>
        <table:table-row table:style-name="ro1">
          <table:table-cell office:value-type="float" office:value="0.84801771165076" calcext:value-type="float">
            <text:p>0.84801771165076</text:p>
          </table:table-cell>
          <table:table-cell table:formula="of:=[.A572]+[.B571]" office:value-type="float" office:value="291.949234700283" calcext:value-type="float">
            <text:p>291.949234700283</text:p>
          </table:table-cell>
        </table:table-row>
        <table:table-row table:style-name="ro1">
          <table:table-cell office:value-type="float" office:value="0.67558979936582" calcext:value-type="float">
            <text:p>0.67558979936582</text:p>
          </table:table-cell>
          <table:table-cell table:formula="of:=[.A573]+[.B572]" office:value-type="float" office:value="292.624824499649" calcext:value-type="float">
            <text:p>292.624824499649</text:p>
          </table:table-cell>
        </table:table-row>
        <table:table-row table:style-name="ro1">
          <table:table-cell office:value-type="float" office:value="0.0832665290389848" calcext:value-type="float">
            <text:p>0.0832665290389848</text:p>
          </table:table-cell>
          <table:table-cell table:formula="of:=[.A574]+[.B573]" office:value-type="float" office:value="292.708091028688" calcext:value-type="float">
            <text:p>292.708091028688</text:p>
          </table:table-cell>
        </table:table-row>
        <table:table-row table:style-name="ro1">
          <table:table-cell office:value-type="float" office:value="0.123230371602218" calcext:value-type="float">
            <text:p>0.123230371602218</text:p>
          </table:table-cell>
          <table:table-cell table:formula="of:=[.A575]+[.B574]" office:value-type="float" office:value="292.83132140029" calcext:value-type="float">
            <text:p>292.83132140029</text:p>
          </table:table-cell>
        </table:table-row>
        <table:table-row table:style-name="ro1">
          <table:table-cell office:value-type="float" office:value="0.161227163132929" calcext:value-type="float">
            <text:p>0.161227163132929</text:p>
          </table:table-cell>
          <table:table-cell table:formula="of:=[.A576]+[.B575]" office:value-type="float" office:value="292.992548563423" calcext:value-type="float">
            <text:p>292.992548563423</text:p>
          </table:table-cell>
        </table:table-row>
        <table:table-row table:style-name="ro1">
          <table:table-cell office:value-type="float" office:value="0.886281261355247" calcext:value-type="float">
            <text:p>0.886281261355247</text:p>
          </table:table-cell>
          <table:table-cell table:formula="of:=[.A577]+[.B576]" office:value-type="float" office:value="293.878829824778" calcext:value-type="float">
            <text:p>293.878829824778</text:p>
          </table:table-cell>
        </table:table-row>
        <table:table-row table:style-name="ro1">
          <table:table-cell office:value-type="float" office:value="0.600632051185539" calcext:value-type="float">
            <text:p>0.600632051185539</text:p>
          </table:table-cell>
          <table:table-cell table:formula="of:=[.A578]+[.B577]" office:value-type="float" office:value="294.479461875964" calcext:value-type="float">
            <text:p>294.479461875964</text:p>
          </table:table-cell>
        </table:table-row>
        <table:table-row table:style-name="ro1">
          <table:table-cell office:value-type="float" office:value="0.960887771224769" calcext:value-type="float">
            <text:p>0.960887771224769</text:p>
          </table:table-cell>
          <table:table-cell table:formula="of:=[.A579]+[.B578]" office:value-type="float" office:value="295.440349647189" calcext:value-type="float">
            <text:p>295.440349647189</text:p>
          </table:table-cell>
        </table:table-row>
        <table:table-row table:style-name="ro1">
          <table:table-cell office:value-type="float" office:value="0.270727433190667" calcext:value-type="float">
            <text:p>0.270727433190667</text:p>
          </table:table-cell>
          <table:table-cell table:formula="of:=[.A580]+[.B579]" office:value-type="float" office:value="295.711077080379" calcext:value-type="float">
            <text:p>295.711077080379</text:p>
          </table:table-cell>
        </table:table-row>
        <table:table-row table:style-name="ro1">
          <table:table-cell office:value-type="float" office:value="0.646897049952493" calcext:value-type="float">
            <text:p>0.646897049952493</text:p>
          </table:table-cell>
          <table:table-cell table:formula="of:=[.A581]+[.B580]" office:value-type="float" office:value="296.357974130332" calcext:value-type="float">
            <text:p>296.357974130332</text:p>
          </table:table-cell>
        </table:table-row>
        <table:table-row table:style-name="ro1">
          <table:table-cell office:value-type="float" office:value="0.287896662391702" calcext:value-type="float">
            <text:p>0.287896662391702</text:p>
          </table:table-cell>
          <table:table-cell table:formula="of:=[.A582]+[.B581]" office:value-type="float" office:value="296.645870792723" calcext:value-type="float">
            <text:p>296.645870792723</text:p>
          </table:table-cell>
        </table:table-row>
        <table:table-row table:style-name="ro1">
          <table:table-cell office:value-type="float" office:value="0.150345497486187" calcext:value-type="float">
            <text:p>0.150345497486187</text:p>
          </table:table-cell>
          <table:table-cell table:formula="of:=[.A583]+[.B582]" office:value-type="float" office:value="296.79621629021" calcext:value-type="float">
            <text:p>296.79621629021</text:p>
          </table:table-cell>
        </table:table-row>
        <table:table-row table:style-name="ro1">
          <table:table-cell office:value-type="float" office:value="0.999097969819724" calcext:value-type="float">
            <text:p>0.999097969819724</text:p>
          </table:table-cell>
          <table:table-cell table:formula="of:=[.A584]+[.B583]" office:value-type="float" office:value="297.795314260029" calcext:value-type="float">
            <text:p>297.795314260029</text:p>
          </table:table-cell>
        </table:table-row>
        <table:table-row table:style-name="ro1">
          <table:table-cell office:value-type="float" office:value="0.00573386241171338" calcext:value-type="float">
            <text:p>0.00573386241171338</text:p>
          </table:table-cell>
          <table:table-cell table:formula="of:=[.A585]+[.B584]" office:value-type="float" office:value="297.801048122441" calcext:value-type="float">
            <text:p>297.801048122441</text:p>
          </table:table-cell>
        </table:table-row>
        <table:table-row table:style-name="ro1">
          <table:table-cell office:value-type="float" office:value="0.501218498498408" calcext:value-type="float">
            <text:p>0.501218498498408</text:p>
          </table:table-cell>
          <table:table-cell table:formula="of:=[.A586]+[.B585]" office:value-type="float" office:value="298.302266620939" calcext:value-type="float">
            <text:p>298.302266620939</text:p>
          </table:table-cell>
        </table:table-row>
        <table:table-row table:style-name="ro1">
          <table:table-cell office:value-type="float" office:value="0.953266166258816" calcext:value-type="float">
            <text:p>0.953266166258816</text:p>
          </table:table-cell>
          <table:table-cell table:formula="of:=[.A587]+[.B586]" office:value-type="float" office:value="299.255532787198" calcext:value-type="float">
            <text:p>299.255532787198</text:p>
          </table:table-cell>
        </table:table-row>
        <table:table-row table:style-name="ro1">
          <table:table-cell office:value-type="float" office:value="0.662823717019929" calcext:value-type="float">
            <text:p>0.662823717019929</text:p>
          </table:table-cell>
          <table:table-cell table:formula="of:=[.A588]+[.B587]" office:value-type="float" office:value="299.918356504218" calcext:value-type="float">
            <text:p>299.918356504218</text:p>
          </table:table-cell>
        </table:table-row>
        <table:table-row table:style-name="ro1">
          <table:table-cell office:value-type="float" office:value="0.958450986540328" calcext:value-type="float">
            <text:p>0.958450986540328</text:p>
          </table:table-cell>
          <table:table-cell table:formula="of:=[.A589]+[.B588]" office:value-type="float" office:value="300.876807490758" calcext:value-type="float">
            <text:p>300.876807490758</text:p>
          </table:table-cell>
        </table:table-row>
        <table:table-row table:style-name="ro1">
          <table:table-cell office:value-type="float" office:value="0.778393406410928" calcext:value-type="float">
            <text:p>0.778393406410928</text:p>
          </table:table-cell>
          <table:table-cell table:formula="of:=[.A590]+[.B589]" office:value-type="float" office:value="301.655200897169" calcext:value-type="float">
            <text:p>301.655200897169</text:p>
          </table:table-cell>
        </table:table-row>
        <table:table-row table:style-name="ro1">
          <table:table-cell office:value-type="float" office:value="0.412600708536779" calcext:value-type="float">
            <text:p>0.412600708536779</text:p>
          </table:table-cell>
          <table:table-cell table:formula="of:=[.A591]+[.B590]" office:value-type="float" office:value="302.067801605706" calcext:value-type="float">
            <text:p>302.067801605706</text:p>
          </table:table-cell>
        </table:table-row>
        <table:table-row table:style-name="ro1">
          <table:table-cell office:value-type="float" office:value="0.688561214906413" calcext:value-type="float">
            <text:p>0.688561214906413</text:p>
          </table:table-cell>
          <table:table-cell table:formula="of:=[.A592]+[.B591]" office:value-type="float" office:value="302.756362820613" calcext:value-type="float">
            <text:p>302.756362820613</text:p>
          </table:table-cell>
        </table:table-row>
        <table:table-row table:style-name="ro1">
          <table:table-cell office:value-type="float" office:value="0.524798782146506" calcext:value-type="float">
            <text:p>0.524798782146506</text:p>
          </table:table-cell>
          <table:table-cell table:formula="of:=[.A593]+[.B592]" office:value-type="float" office:value="303.281161602759" calcext:value-type="float">
            <text:p>303.281161602759</text:p>
          </table:table-cell>
        </table:table-row>
        <table:table-row table:style-name="ro1">
          <table:table-cell office:value-type="float" office:value="0.62515925090445" calcext:value-type="float">
            <text:p>0.62515925090445</text:p>
          </table:table-cell>
          <table:table-cell table:formula="of:=[.A594]+[.B593]" office:value-type="float" office:value="303.906320853664" calcext:value-type="float">
            <text:p>303.906320853664</text:p>
          </table:table-cell>
        </table:table-row>
        <table:table-row table:style-name="ro1">
          <table:table-cell office:value-type="float" office:value="0.252079032053338" calcext:value-type="float">
            <text:p>0.252079032053338</text:p>
          </table:table-cell>
          <table:table-cell table:formula="of:=[.A595]+[.B594]" office:value-type="float" office:value="304.158399885717" calcext:value-type="float">
            <text:p>304.158399885717</text:p>
          </table:table-cell>
        </table:table-row>
        <table:table-row table:style-name="ro1">
          <table:table-cell office:value-type="float" office:value="0.0713360859840918" calcext:value-type="float">
            <text:p>0.0713360859840918</text:p>
          </table:table-cell>
          <table:table-cell table:formula="of:=[.A596]+[.B595]" office:value-type="float" office:value="304.229735971701" calcext:value-type="float">
            <text:p>304.229735971701</text:p>
          </table:table-cell>
        </table:table-row>
        <table:table-row table:style-name="ro1">
          <table:table-cell office:value-type="float" office:value="0.734214835915787" calcext:value-type="float">
            <text:p>0.734214835915787</text:p>
          </table:table-cell>
          <table:table-cell table:formula="of:=[.A597]+[.B596]" office:value-type="float" office:value="304.963950807617" calcext:value-type="float">
            <text:p>304.963950807617</text:p>
          </table:table-cell>
        </table:table-row>
        <table:table-row table:style-name="ro1">
          <table:table-cell office:value-type="float" office:value="0.0401697842022508" calcext:value-type="float">
            <text:p>0.0401697842022508</text:p>
          </table:table-cell>
          <table:table-cell table:formula="of:=[.A598]+[.B597]" office:value-type="float" office:value="305.004120591819" calcext:value-type="float">
            <text:p>305.004120591819</text:p>
          </table:table-cell>
        </table:table-row>
        <table:table-row table:style-name="ro1">
          <table:table-cell office:value-type="float" office:value="0.322363109338343" calcext:value-type="float">
            <text:p>0.322363109338343</text:p>
          </table:table-cell>
          <table:table-cell table:formula="of:=[.A599]+[.B598]" office:value-type="float" office:value="305.326483701157" calcext:value-type="float">
            <text:p>305.326483701157</text:p>
          </table:table-cell>
        </table:table-row>
        <table:table-row table:style-name="ro1">
          <table:table-cell office:value-type="float" office:value="0.87560965570299" calcext:value-type="float">
            <text:p>0.87560965570299</text:p>
          </table:table-cell>
          <table:table-cell table:formula="of:=[.A600]+[.B599]" office:value-type="float" office:value="306.20209335686" calcext:value-type="float">
            <text:p>306.20209335686</text:p>
          </table:table-cell>
        </table:table-row>
        <table:table-row table:style-name="ro1">
          <table:table-cell office:value-type="float" office:value="0.66172422788754" calcext:value-type="float">
            <text:p>0.66172422788754</text:p>
          </table:table-cell>
          <table:table-cell table:formula="of:=[.A601]+[.B600]" office:value-type="float" office:value="306.863817584748" calcext:value-type="float">
            <text:p>306.863817584748</text:p>
          </table:table-cell>
        </table:table-row>
        <table:table-row table:style-name="ro1">
          <table:table-cell office:value-type="float" office:value="0.824992330859963" calcext:value-type="float">
            <text:p>0.824992330859963</text:p>
          </table:table-cell>
          <table:table-cell table:formula="of:=[.A602]+[.B601]" office:value-type="float" office:value="307.688809915608" calcext:value-type="float">
            <text:p>307.688809915608</text:p>
          </table:table-cell>
        </table:table-row>
        <table:table-row table:style-name="ro1">
          <table:table-cell office:value-type="float" office:value="0.694995882360957" calcext:value-type="float">
            <text:p>0.694995882360957</text:p>
          </table:table-cell>
          <table:table-cell table:formula="of:=[.A603]+[.B602]" office:value-type="float" office:value="308.383805797969" calcext:value-type="float">
            <text:p>308.383805797969</text:p>
          </table:table-cell>
        </table:table-row>
        <table:table-row table:style-name="ro1">
          <table:table-cell office:value-type="float" office:value="0.37191225185935" calcext:value-type="float">
            <text:p>0.37191225185935</text:p>
          </table:table-cell>
          <table:table-cell table:formula="of:=[.A604]+[.B603]" office:value-type="float" office:value="308.755718049828" calcext:value-type="float">
            <text:p>308.755718049828</text:p>
          </table:table-cell>
        </table:table-row>
        <table:table-row table:style-name="ro1">
          <table:table-cell office:value-type="float" office:value="0.873820838354999" calcext:value-type="float">
            <text:p>0.873820838354999</text:p>
          </table:table-cell>
          <table:table-cell table:formula="of:=[.A605]+[.B604]" office:value-type="float" office:value="309.629538888183" calcext:value-type="float">
            <text:p>309.629538888183</text:p>
          </table:table-cell>
        </table:table-row>
        <table:table-row table:style-name="ro1">
          <table:table-cell office:value-type="float" office:value="0.0745648752600836" calcext:value-type="float">
            <text:p>0.0745648752600836</text:p>
          </table:table-cell>
          <table:table-cell table:formula="of:=[.A606]+[.B605]" office:value-type="float" office:value="309.704103763443" calcext:value-type="float">
            <text:p>309.704103763443</text:p>
          </table:table-cell>
        </table:table-row>
        <table:table-row table:style-name="ro1">
          <table:table-cell office:value-type="float" office:value="0.624695438474906" calcext:value-type="float">
            <text:p>0.624695438474906</text:p>
          </table:table-cell>
          <table:table-cell table:formula="of:=[.A607]+[.B606]" office:value-type="float" office:value="310.328799201918" calcext:value-type="float">
            <text:p>310.328799201918</text:p>
          </table:table-cell>
        </table:table-row>
        <table:table-row table:style-name="ro1">
          <table:table-cell office:value-type="float" office:value="0.953044352853222" calcext:value-type="float">
            <text:p>0.953044352853222</text:p>
          </table:table-cell>
          <table:table-cell table:formula="of:=[.A608]+[.B607]" office:value-type="float" office:value="311.281843554771" calcext:value-type="float">
            <text:p>311.281843554771</text:p>
          </table:table-cell>
        </table:table-row>
        <table:table-row table:style-name="ro1">
          <table:table-cell office:value-type="float" office:value="0.935535480533613" calcext:value-type="float">
            <text:p>0.935535480533613</text:p>
          </table:table-cell>
          <table:table-cell table:formula="of:=[.A609]+[.B608]" office:value-type="float" office:value="312.217379035305" calcext:value-type="float">
            <text:p>312.217379035305</text:p>
          </table:table-cell>
        </table:table-row>
        <table:table-row table:style-name="ro1">
          <table:table-cell office:value-type="float" office:value="0.142950946601075" calcext:value-type="float">
            <text:p>0.142950946601075</text:p>
          </table:table-cell>
          <table:table-cell table:formula="of:=[.A610]+[.B609]" office:value-type="float" office:value="312.360329981906" calcext:value-type="float">
            <text:p>312.360329981906</text:p>
          </table:table-cell>
        </table:table-row>
        <table:table-row table:style-name="ro1">
          <table:table-cell office:value-type="float" office:value="0.400896940144818" calcext:value-type="float">
            <text:p>0.400896940144818</text:p>
          </table:table-cell>
          <table:table-cell table:formula="of:=[.A611]+[.B610]" office:value-type="float" office:value="312.761226922051" calcext:value-type="float">
            <text:p>312.761226922051</text:p>
          </table:table-cell>
        </table:table-row>
        <table:table-row table:style-name="ro1">
          <table:table-cell office:value-type="float" office:value="0.211199400492484" calcext:value-type="float">
            <text:p>0.211199400492484</text:p>
          </table:table-cell>
          <table:table-cell table:formula="of:=[.A612]+[.B611]" office:value-type="float" office:value="312.972426322543" calcext:value-type="float">
            <text:p>312.972426322543</text:p>
          </table:table-cell>
        </table:table-row>
        <table:table-row table:style-name="ro1">
          <table:table-cell office:value-type="float" office:value="0.694379848122737" calcext:value-type="float">
            <text:p>0.694379848122737</text:p>
          </table:table-cell>
          <table:table-cell table:formula="of:=[.A613]+[.B612]" office:value-type="float" office:value="313.666806170666" calcext:value-type="float">
            <text:p>313.666806170666</text:p>
          </table:table-cell>
        </table:table-row>
        <table:table-row table:style-name="ro1">
          <table:table-cell office:value-type="float" office:value="0.0433975089046566" calcext:value-type="float">
            <text:p>0.0433975089046566</text:p>
          </table:table-cell>
          <table:table-cell table:formula="of:=[.A614]+[.B613]" office:value-type="float" office:value="313.710203679571" calcext:value-type="float">
            <text:p>313.710203679571</text:p>
          </table:table-cell>
        </table:table-row>
        <table:table-row table:style-name="ro1">
          <table:table-cell office:value-type="float" office:value="0.0780691171608643" calcext:value-type="float">
            <text:p>0.0780691171608643</text:p>
          </table:table-cell>
          <table:table-cell table:formula="of:=[.A615]+[.B614]" office:value-type="float" office:value="313.788272796732" calcext:value-type="float">
            <text:p>313.788272796732</text:p>
          </table:table-cell>
        </table:table-row>
        <table:table-row table:style-name="ro1">
          <table:table-cell office:value-type="float" office:value="0.558666716595064" calcext:value-type="float">
            <text:p>0.558666716595064</text:p>
          </table:table-cell>
          <table:table-cell table:formula="of:=[.A616]+[.B615]" office:value-type="float" office:value="314.346939513327" calcext:value-type="float">
            <text:p>314.346939513327</text:p>
          </table:table-cell>
        </table:table-row>
        <table:table-row table:style-name="ro1">
          <table:table-cell office:value-type="float" office:value="0.980095965945735" calcext:value-type="float">
            <text:p>0.980095965945735</text:p>
          </table:table-cell>
          <table:table-cell table:formula="of:=[.A617]+[.B616]" office:value-type="float" office:value="315.327035479273" calcext:value-type="float">
            <text:p>315.327035479273</text:p>
          </table:table-cell>
        </table:table-row>
        <table:table-row table:style-name="ro1">
          <table:table-cell office:value-type="float" office:value="0.73683408271552" calcext:value-type="float">
            <text:p>0.73683408271552</text:p>
          </table:table-cell>
          <table:table-cell table:formula="of:=[.A618]+[.B617]" office:value-type="float" office:value="316.063869561988" calcext:value-type="float">
            <text:p>316.063869561988</text:p>
          </table:table-cell>
        </table:table-row>
        <table:table-row table:style-name="ro1">
          <table:table-cell office:value-type="float" office:value="0.527341740659955" calcext:value-type="float">
            <text:p>0.527341740659955</text:p>
          </table:table-cell>
          <table:table-cell table:formula="of:=[.A619]+[.B618]" office:value-type="float" office:value="316.591211302648" calcext:value-type="float">
            <text:p>316.591211302648</text:p>
          </table:table-cell>
        </table:table-row>
        <table:table-row table:style-name="ro1">
          <table:table-cell office:value-type="float" office:value="0.22744400835179" calcext:value-type="float">
            <text:p>0.22744400835179</text:p>
          </table:table-cell>
          <table:table-cell table:formula="of:=[.A620]+[.B619]" office:value-type="float" office:value="316.818655311" calcext:value-type="float">
            <text:p>316.818655311</text:p>
          </table:table-cell>
        </table:table-row>
        <table:table-row table:style-name="ro1">
          <table:table-cell office:value-type="float" office:value="0.548506653281551" calcext:value-type="float">
            <text:p>0.548506653281551</text:p>
          </table:table-cell>
          <table:table-cell table:formula="of:=[.A621]+[.B620]" office:value-type="float" office:value="317.367161964281" calcext:value-type="float">
            <text:p>317.367161964281</text:p>
          </table:table-cell>
        </table:table-row>
        <table:table-row table:style-name="ro1">
          <table:table-cell office:value-type="float" office:value="0.618425743009017" calcext:value-type="float">
            <text:p>0.618425743009017</text:p>
          </table:table-cell>
          <table:table-cell table:formula="of:=[.A622]+[.B621]" office:value-type="float" office:value="317.98558770729" calcext:value-type="float">
            <text:p>317.98558770729</text:p>
          </table:table-cell>
        </table:table-row>
        <table:table-row table:style-name="ro1">
          <table:table-cell office:value-type="float" office:value="0.646474164828508" calcext:value-type="float">
            <text:p>0.646474164828508</text:p>
          </table:table-cell>
          <table:table-cell table:formula="of:=[.A623]+[.B622]" office:value-type="float" office:value="318.632061872119" calcext:value-type="float">
            <text:p>318.632061872119</text:p>
          </table:table-cell>
        </table:table-row>
        <table:table-row table:style-name="ro1">
          <table:table-cell office:value-type="float" office:value="0.486682675981451" calcext:value-type="float">
            <text:p>0.486682675981451</text:p>
          </table:table-cell>
          <table:table-cell table:formula="of:=[.A624]+[.B623]" office:value-type="float" office:value="319.1187445481" calcext:value-type="float">
            <text:p>319.1187445481</text:p>
          </table:table-cell>
        </table:table-row>
        <table:table-row table:style-name="ro1">
          <table:table-cell office:value-type="float" office:value="0.959692314780496" calcext:value-type="float">
            <text:p>0.959692314780496</text:p>
          </table:table-cell>
          <table:table-cell table:formula="of:=[.A625]+[.B624]" office:value-type="float" office:value="320.078436862881" calcext:value-type="float">
            <text:p>320.078436862881</text:p>
          </table:table-cell>
        </table:table-row>
        <table:table-row table:style-name="ro1">
          <table:table-cell office:value-type="float" office:value="0.851779553920525" calcext:value-type="float">
            <text:p>0.851779553920525</text:p>
          </table:table-cell>
          <table:table-cell table:formula="of:=[.A626]+[.B625]" office:value-type="float" office:value="320.930216416801" calcext:value-type="float">
            <text:p>320.930216416801</text:p>
          </table:table-cell>
        </table:table-row>
        <table:table-row table:style-name="ro1">
          <table:table-cell office:value-type="float" office:value="0.200086405681902" calcext:value-type="float">
            <text:p>0.200086405681902</text:p>
          </table:table-cell>
          <table:table-cell table:formula="of:=[.A627]+[.B626]" office:value-type="float" office:value="321.130302822483" calcext:value-type="float">
            <text:p>321.130302822483</text:p>
          </table:table-cell>
        </table:table-row>
        <table:table-row table:style-name="ro1">
          <table:table-cell office:value-type="float" office:value="0.313603167424083" calcext:value-type="float">
            <text:p>0.313603167424083</text:p>
          </table:table-cell>
          <table:table-cell table:formula="of:=[.A628]+[.B627]" office:value-type="float" office:value="321.443905989907" calcext:value-type="float">
            <text:p>321.443905989907</text:p>
          </table:table-cell>
        </table:table-row>
        <table:table-row table:style-name="ro1">
          <table:table-cell office:value-type="float" office:value="0.632324061987095" calcext:value-type="float">
            <text:p>0.632324061987095</text:p>
          </table:table-cell>
          <table:table-cell table:formula="of:=[.A629]+[.B628]" office:value-type="float" office:value="322.076230051895" calcext:value-type="float">
            <text:p>322.076230051895</text:p>
          </table:table-cell>
        </table:table-row>
        <table:table-row table:style-name="ro1">
          <table:table-cell office:value-type="float" office:value="0.306348744475749" calcext:value-type="float">
            <text:p>0.306348744475749</text:p>
          </table:table-cell>
          <table:table-cell table:formula="of:=[.A630]+[.B629]" office:value-type="float" office:value="322.38257879637" calcext:value-type="float">
            <text:p>322.38257879637</text:p>
          </table:table-cell>
        </table:table-row>
        <table:table-row table:style-name="ro1">
          <table:table-cell office:value-type="float" office:value="0.667238559397925" calcext:value-type="float">
            <text:p>0.667238559397925</text:p>
          </table:table-cell>
          <table:table-cell table:formula="of:=[.A631]+[.B630]" office:value-type="float" office:value="323.049817355768" calcext:value-type="float">
            <text:p>323.049817355768</text:p>
          </table:table-cell>
        </table:table-row>
        <table:table-row table:style-name="ro1">
          <table:table-cell office:value-type="float" office:value="0.324925454510317" calcext:value-type="float">
            <text:p>0.324925454510317</text:p>
          </table:table-cell>
          <table:table-cell table:formula="of:=[.A632]+[.B631]" office:value-type="float" office:value="323.374742810279" calcext:value-type="float">
            <text:p>323.374742810279</text:p>
          </table:table-cell>
        </table:table-row>
        <table:table-row table:style-name="ro1">
          <table:table-cell office:value-type="float" office:value="0.290190292743738" calcext:value-type="float">
            <text:p>0.290190292743738</text:p>
          </table:table-cell>
          <table:table-cell table:formula="of:=[.A633]+[.B632]" office:value-type="float" office:value="323.664933103022" calcext:value-type="float">
            <text:p>323.664933103022</text:p>
          </table:table-cell>
        </table:table-row>
        <table:table-row table:style-name="ro1">
          <table:table-cell office:value-type="float" office:value="0.101902758525091" calcext:value-type="float">
            <text:p>0.101902758525091</text:p>
          </table:table-cell>
          <table:table-cell table:formula="of:=[.A634]+[.B633]" office:value-type="float" office:value="323.766835861547" calcext:value-type="float">
            <text:p>323.766835861547</text:p>
          </table:table-cell>
        </table:table-row>
        <table:table-row table:style-name="ro1">
          <table:table-cell office:value-type="float" office:value="0.540112522706914" calcext:value-type="float">
            <text:p>0.540112522706914</text:p>
          </table:table-cell>
          <table:table-cell table:formula="of:=[.A635]+[.B634]" office:value-type="float" office:value="324.306948384254" calcext:value-type="float">
            <text:p>324.306948384254</text:p>
          </table:table-cell>
        </table:table-row>
        <table:table-row table:style-name="ro1">
          <table:table-cell office:value-type="float" office:value="0.801138640656925" calcext:value-type="float">
            <text:p>0.801138640656925</text:p>
          </table:table-cell>
          <table:table-cell table:formula="of:=[.A636]+[.B635]" office:value-type="float" office:value="325.108087024911" calcext:value-type="float">
            <text:p>325.108087024911</text:p>
          </table:table-cell>
        </table:table-row>
        <table:table-row table:style-name="ro1">
          <table:table-cell office:value-type="float" office:value="0.503078575534882" calcext:value-type="float">
            <text:p>0.503078575534882</text:p>
          </table:table-cell>
          <table:table-cell table:formula="of:=[.A637]+[.B636]" office:value-type="float" office:value="325.611165600446" calcext:value-type="float">
            <text:p>325.611165600446</text:p>
          </table:table-cell>
        </table:table-row>
        <table:table-row table:style-name="ro1">
          <table:table-cell office:value-type="float" office:value="0.308857945246659" calcext:value-type="float">
            <text:p>0.308857945246659</text:p>
          </table:table-cell>
          <table:table-cell table:formula="of:=[.A638]+[.B637]" office:value-type="float" office:value="325.920023545693" calcext:value-type="float">
            <text:p>325.920023545693</text:p>
          </table:table-cell>
        </table:table-row>
        <table:table-row table:style-name="ro1">
          <table:table-cell office:value-type="float" office:value="0.678146412378342" calcext:value-type="float">
            <text:p>0.678146412378342</text:p>
          </table:table-cell>
          <table:table-cell table:formula="of:=[.A639]+[.B638]" office:value-type="float" office:value="326.598169958071" calcext:value-type="float">
            <text:p>326.598169958071</text:p>
          </table:table-cell>
        </table:table-row>
        <table:table-row table:style-name="ro1">
          <table:table-cell office:value-type="float" office:value="0.175086685118064" calcext:value-type="float">
            <text:p>0.175086685118064</text:p>
          </table:table-cell>
          <table:table-cell table:formula="of:=[.A640]+[.B639]" office:value-type="float" office:value="326.773256643189" calcext:value-type="float">
            <text:p>326.773256643189</text:p>
          </table:table-cell>
        </table:table-row>
        <table:table-row table:style-name="ro1">
          <table:table-cell office:value-type="float" office:value="0.0499237642941982" calcext:value-type="float">
            <text:p>0.0499237642941982</text:p>
          </table:table-cell>
          <table:table-cell table:formula="of:=[.A641]+[.B640]" office:value-type="float" office:value="326.823180407483" calcext:value-type="float">
            <text:p>326.823180407483</text:p>
          </table:table-cell>
        </table:table-row>
        <table:table-row table:style-name="ro1">
          <table:table-cell office:value-type="float" office:value="0.266715066512674" calcext:value-type="float">
            <text:p>0.266715066512674</text:p>
          </table:table-cell>
          <table:table-cell table:formula="of:=[.A642]+[.B641]" office:value-type="float" office:value="327.089895473996" calcext:value-type="float">
            <text:p>327.089895473996</text:p>
          </table:table-cell>
        </table:table-row>
        <table:table-row table:style-name="ro1">
          <table:table-cell office:value-type="float" office:value="0.711007890195616" calcext:value-type="float">
            <text:p>0.711007890195616</text:p>
          </table:table-cell>
          <table:table-cell table:formula="of:=[.A643]+[.B642]" office:value-type="float" office:value="327.800903364192" calcext:value-type="float">
            <text:p>327.800903364192</text:p>
          </table:table-cell>
        </table:table-row>
        <table:table-row table:style-name="ro1">
          <table:table-cell office:value-type="float" office:value="0.264122554350165" calcext:value-type="float">
            <text:p>0.264122554350165</text:p>
          </table:table-cell>
          <table:table-cell table:formula="of:=[.A644]+[.B643]" office:value-type="float" office:value="328.065025918542" calcext:value-type="float">
            <text:p>328.065025918542</text:p>
          </table:table-cell>
        </table:table-row>
        <table:table-row table:style-name="ro1">
          <table:table-cell office:value-type="float" office:value="0.398155832836967" calcext:value-type="float">
            <text:p>0.398155832836967</text:p>
          </table:table-cell>
          <table:table-cell table:formula="of:=[.A645]+[.B644]" office:value-type="float" office:value="328.463181751379" calcext:value-type="float">
            <text:p>328.463181751379</text:p>
          </table:table-cell>
        </table:table-row>
        <table:table-row table:style-name="ro1">
          <table:table-cell office:value-type="float" office:value="0.746530768340894" calcext:value-type="float">
            <text:p>0.746530768340894</text:p>
          </table:table-cell>
          <table:table-cell table:formula="of:=[.A646]+[.B645]" office:value-type="float" office:value="329.20971251972" calcext:value-type="float">
            <text:p>329.20971251972</text:p>
          </table:table-cell>
        </table:table-row>
        <table:table-row table:style-name="ro1">
          <table:table-cell office:value-type="float" office:value="0.485577370166713" calcext:value-type="float">
            <text:p>0.485577370166713</text:p>
          </table:table-cell>
          <table:table-cell table:formula="of:=[.A647]+[.B646]" office:value-type="float" office:value="329.695289889886" calcext:value-type="float">
            <text:p>329.695289889886</text:p>
          </table:table-cell>
        </table:table-row>
        <table:table-row table:style-name="ro1">
          <table:table-cell office:value-type="float" office:value="0.737147952012734" calcext:value-type="float">
            <text:p>0.737147952012734</text:p>
          </table:table-cell>
          <table:table-cell table:formula="of:=[.A648]+[.B647]" office:value-type="float" office:value="330.432437841899" calcext:value-type="float">
            <text:p>330.432437841899</text:p>
          </table:table-cell>
        </table:table-row>
        <table:table-row table:style-name="ro1">
          <table:table-cell office:value-type="float" office:value="0.452076505897412" calcext:value-type="float">
            <text:p>0.452076505897412</text:p>
          </table:table-cell>
          <table:table-cell table:formula="of:=[.A649]+[.B648]" office:value-type="float" office:value="330.884514347796" calcext:value-type="float">
            <text:p>330.884514347796</text:p>
          </table:table-cell>
        </table:table-row>
        <table:table-row table:style-name="ro1">
          <table:table-cell office:value-type="float" office:value="0.315174471916073" calcext:value-type="float">
            <text:p>0.315174471916073</text:p>
          </table:table-cell>
          <table:table-cell table:formula="of:=[.A650]+[.B649]" office:value-type="float" office:value="331.199688819712" calcext:value-type="float">
            <text:p>331.199688819712</text:p>
          </table:table-cell>
        </table:table-row>
        <table:table-row table:style-name="ro1">
          <table:table-cell office:value-type="float" office:value="0.334053550745427" calcext:value-type="float">
            <text:p>0.334053550745427</text:p>
          </table:table-cell>
          <table:table-cell table:formula="of:=[.A651]+[.B650]" office:value-type="float" office:value="331.533742370458" calcext:value-type="float">
            <text:p>331.533742370458</text:p>
          </table:table-cell>
        </table:table-row>
        <table:table-row table:style-name="ro1">
          <table:table-cell office:value-type="float" office:value="0.47473477982935" calcext:value-type="float">
            <text:p>0.47473477982935</text:p>
          </table:table-cell>
          <table:table-cell table:formula="of:=[.A652]+[.B651]" office:value-type="float" office:value="332.008477150287" calcext:value-type="float">
            <text:p>332.008477150287</text:p>
          </table:table-cell>
        </table:table-row>
        <table:table-row table:style-name="ro1">
          <table:table-cell office:value-type="float" office:value="0.455542763665888" calcext:value-type="float">
            <text:p>0.455542763665888</text:p>
          </table:table-cell>
          <table:table-cell table:formula="of:=[.A653]+[.B652]" office:value-type="float" office:value="332.464019913953" calcext:value-type="float">
            <text:p>332.464019913953</text:p>
          </table:table-cell>
        </table:table-row>
        <table:table-row table:style-name="ro1">
          <table:table-cell office:value-type="float" office:value="0.908443937867707" calcext:value-type="float">
            <text:p>0.908443937867707</text:p>
          </table:table-cell>
          <table:table-cell table:formula="of:=[.A654]+[.B653]" office:value-type="float" office:value="333.372463851821" calcext:value-type="float">
            <text:p>333.372463851821</text:p>
          </table:table-cell>
        </table:table-row>
        <table:table-row table:style-name="ro1">
          <table:table-cell office:value-type="float" office:value="0.575594549001786" calcext:value-type="float">
            <text:p>0.575594549001786</text:p>
          </table:table-cell>
          <table:table-cell table:formula="of:=[.A655]+[.B654]" office:value-type="float" office:value="333.948058400823" calcext:value-type="float">
            <text:p>333.948058400823</text:p>
          </table:table-cell>
        </table:table-row>
        <table:table-row table:style-name="ro1">
          <table:table-cell office:value-type="float" office:value="0.645319657879788" calcext:value-type="float">
            <text:p>0.645319657879788</text:p>
          </table:table-cell>
          <table:table-cell table:formula="of:=[.A656]+[.B655]" office:value-type="float" office:value="334.593378058702" calcext:value-type="float">
            <text:p>334.593378058702</text:p>
          </table:table-cell>
        </table:table-row>
        <table:table-row table:style-name="ro1">
          <table:table-cell office:value-type="float" office:value="0.947111771902004" calcext:value-type="float">
            <text:p>0.947111771902004</text:p>
          </table:table-cell>
          <table:table-cell table:formula="of:=[.A657]+[.B656]" office:value-type="float" office:value="335.540489830604" calcext:value-type="float">
            <text:p>335.540489830604</text:p>
          </table:table-cell>
        </table:table-row>
        <table:table-row table:style-name="ro1">
          <table:table-cell office:value-type="float" office:value="0.798547791417992" calcext:value-type="float">
            <text:p>0.798547791417992</text:p>
          </table:table-cell>
          <table:table-cell table:formula="of:=[.A658]+[.B657]" office:value-type="float" office:value="336.339037622022" calcext:value-type="float">
            <text:p>336.339037622022</text:p>
          </table:table-cell>
        </table:table-row>
        <table:table-row table:style-name="ro1">
          <table:table-cell office:value-type="float" office:value="0.492278779199217" calcext:value-type="float">
            <text:p>0.492278779199217</text:p>
          </table:table-cell>
          <table:table-cell table:formula="of:=[.A659]+[.B658]" office:value-type="float" office:value="336.831316401222" calcext:value-type="float">
            <text:p>336.831316401222</text:p>
          </table:table-cell>
        </table:table-row>
        <table:table-row table:style-name="ro1">
          <table:table-cell office:value-type="float" office:value="0.316564291874792" calcext:value-type="float">
            <text:p>0.316564291874792</text:p>
          </table:table-cell>
          <table:table-cell table:formula="of:=[.A660]+[.B659]" office:value-type="float" office:value="337.147880693096" calcext:value-type="float">
            <text:p>337.147880693096</text:p>
          </table:table-cell>
        </table:table-row>
        <table:table-row table:style-name="ro1">
          <table:table-cell office:value-type="float" office:value="0.768451655488543" calcext:value-type="float">
            <text:p>0.768451655488543</text:p>
          </table:table-cell>
          <table:table-cell table:formula="of:=[.A661]+[.B660]" office:value-type="float" office:value="337.916332348585" calcext:value-type="float">
            <text:p>337.916332348585</text:p>
          </table:table-cell>
        </table:table-row>
        <table:table-row table:style-name="ro1">
          <table:table-cell office:value-type="float" office:value="0.54472443195889" calcext:value-type="float">
            <text:p>0.54472443195889</text:p>
          </table:table-cell>
          <table:table-cell table:formula="of:=[.A662]+[.B661]" office:value-type="float" office:value="338.461056780544" calcext:value-type="float">
            <text:p>338.461056780544</text:p>
          </table:table-cell>
        </table:table-row>
        <table:table-row table:style-name="ro1">
          <table:table-cell office:value-type="float" office:value="0.39331388451093" calcext:value-type="float">
            <text:p>0.39331388451093</text:p>
          </table:table-cell>
          <table:table-cell table:formula="of:=[.A663]+[.B662]" office:value-type="float" office:value="338.854370665055" calcext:value-type="float">
            <text:p>338.854370665055</text:p>
          </table:table-cell>
        </table:table-row>
        <table:table-row table:style-name="ro1">
          <table:table-cell office:value-type="float" office:value="0.55418849016325" calcext:value-type="float">
            <text:p>0.55418849016325</text:p>
          </table:table-cell>
          <table:table-cell table:formula="of:=[.A664]+[.B663]" office:value-type="float" office:value="339.408559155218" calcext:value-type="float">
            <text:p>339.408559155218</text:p>
          </table:table-cell>
        </table:table-row>
        <table:table-row table:style-name="ro1">
          <table:table-cell office:value-type="float" office:value="0.309359434876517" calcext:value-type="float">
            <text:p>0.309359434876517</text:p>
          </table:table-cell>
          <table:table-cell table:formula="of:=[.A665]+[.B664]" office:value-type="float" office:value="339.717918590095" calcext:value-type="float">
            <text:p>339.717918590095</text:p>
          </table:table-cell>
        </table:table-row>
        <table:table-row table:style-name="ro1">
          <table:table-cell office:value-type="float" office:value="0.20397781931292" calcext:value-type="float">
            <text:p>0.20397781931292</text:p>
          </table:table-cell>
          <table:table-cell table:formula="of:=[.A666]+[.B665]" office:value-type="float" office:value="339.921896409408" calcext:value-type="float">
            <text:p>339.921896409408</text:p>
          </table:table-cell>
        </table:table-row>
        <table:table-row table:style-name="ro1">
          <table:table-cell office:value-type="float" office:value="0.772553087628363" calcext:value-type="float">
            <text:p>0.772553087628363</text:p>
          </table:table-cell>
          <table:table-cell table:formula="of:=[.A667]+[.B666]" office:value-type="float" office:value="340.694449497036" calcext:value-type="float">
            <text:p>340.694449497036</text:p>
          </table:table-cell>
        </table:table-row>
        <table:table-row table:style-name="ro1">
          <table:table-cell office:value-type="float" office:value="0.904265304842058" calcext:value-type="float">
            <text:p>0.904265304842058</text:p>
          </table:table-cell>
          <table:table-cell table:formula="of:=[.A668]+[.B667]" office:value-type="float" office:value="341.598714801878" calcext:value-type="float">
            <text:p>341.598714801878</text:p>
          </table:table-cell>
        </table:table-row>
        <table:table-row table:style-name="ro1">
          <table:table-cell office:value-type="float" office:value="0.643633872099941" calcext:value-type="float">
            <text:p>0.643633872099941</text:p>
          </table:table-cell>
          <table:table-cell table:formula="of:=[.A669]+[.B668]" office:value-type="float" office:value="342.242348673978" calcext:value-type="float">
            <text:p>342.242348673978</text:p>
          </table:table-cell>
        </table:table-row>
        <table:table-row table:style-name="ro1">
          <table:table-cell office:value-type="float" office:value="0.525771195022614" calcext:value-type="float">
            <text:p>0.525771195022614</text:p>
          </table:table-cell>
          <table:table-cell table:formula="of:=[.A670]+[.B669]" office:value-type="float" office:value="342.768119869001" calcext:value-type="float">
            <text:p>342.768119869001</text:p>
          </table:table-cell>
        </table:table-row>
        <table:table-row table:style-name="ro1">
          <table:table-cell office:value-type="float" office:value="0.0895466979969944" calcext:value-type="float">
            <text:p>0.0895466979969944</text:p>
          </table:table-cell>
          <table:table-cell table:formula="of:=[.A671]+[.B670]" office:value-type="float" office:value="342.857666566998" calcext:value-type="float">
            <text:p>342.857666566998</text:p>
          </table:table-cell>
        </table:table-row>
        <table:table-row table:style-name="ro1">
          <table:table-cell office:value-type="float" office:value="0.404652259893371" calcext:value-type="float">
            <text:p>0.404652259893371</text:p>
          </table:table-cell>
          <table:table-cell table:formula="of:=[.A672]+[.B671]" office:value-type="float" office:value="343.262318826891" calcext:value-type="float">
            <text:p>343.262318826891</text:p>
          </table:table-cell>
        </table:table-row>
        <table:table-row table:style-name="ro1">
          <table:table-cell office:value-type="float" office:value="0.680745730552114" calcext:value-type="float">
            <text:p>0.680745730552114</text:p>
          </table:table-cell>
          <table:table-cell table:formula="of:=[.A673]+[.B672]" office:value-type="float" office:value="343.943064557443" calcext:value-type="float">
            <text:p>343.943064557443</text:p>
          </table:table-cell>
        </table:table-row>
        <table:table-row table:style-name="ro1">
          <table:table-cell office:value-type="float" office:value="0.860807380374445" calcext:value-type="float">
            <text:p>0.860807380374445</text:p>
          </table:table-cell>
          <table:table-cell table:formula="of:=[.A674]+[.B673]" office:value-type="float" office:value="344.803871937818" calcext:value-type="float">
            <text:p>344.803871937818</text:p>
          </table:table-cell>
        </table:table-row>
        <table:table-row table:style-name="ro1">
          <table:table-cell office:value-type="float" office:value="0.793605423773125" calcext:value-type="float">
            <text:p>0.793605423773125</text:p>
          </table:table-cell>
          <table:table-cell table:formula="of:=[.A675]+[.B674]" office:value-type="float" office:value="345.597477361591" calcext:value-type="float">
            <text:p>345.597477361591</text:p>
          </table:table-cell>
        </table:table-row>
        <table:table-row table:style-name="ro1">
          <table:table-cell office:value-type="float" office:value="0.136005061190771" calcext:value-type="float">
            <text:p>0.136005061190771</text:p>
          </table:table-cell>
          <table:table-cell table:formula="of:=[.A676]+[.B675]" office:value-type="float" office:value="345.733482422781" calcext:value-type="float">
            <text:p>345.733482422781</text:p>
          </table:table-cell>
        </table:table-row>
        <table:table-row table:style-name="ro1">
          <table:table-cell office:value-type="float" office:value="0.902927175618887" calcext:value-type="float">
            <text:p>0.902927175618887</text:p>
          </table:table-cell>
          <table:table-cell table:formula="of:=[.A677]+[.B676]" office:value-type="float" office:value="346.6364095984" calcext:value-type="float">
            <text:p>346.6364095984</text:p>
          </table:table-cell>
        </table:table-row>
        <table:table-row table:style-name="ro1">
          <table:table-cell office:value-type="float" office:value="0.164618427805971" calcext:value-type="float">
            <text:p>0.164618427805971</text:p>
          </table:table-cell>
          <table:table-cell table:formula="of:=[.A678]+[.B677]" office:value-type="float" office:value="346.801028026206" calcext:value-type="float">
            <text:p>346.801028026206</text:p>
          </table:table-cell>
        </table:table-row>
        <table:table-row table:style-name="ro1">
          <table:table-cell office:value-type="float" office:value="0.0360796813458542" calcext:value-type="float">
            <text:p>0.0360796813458542</text:p>
          </table:table-cell>
          <table:table-cell table:formula="of:=[.A679]+[.B678]" office:value-type="float" office:value="346.837107707552" calcext:value-type="float">
            <text:p>346.837107707552</text:p>
          </table:table-cell>
        </table:table-row>
        <table:table-row table:style-name="ro1">
          <table:table-cell office:value-type="float" office:value="0.320468815819466" calcext:value-type="float">
            <text:p>0.320468815819466</text:p>
          </table:table-cell>
          <table:table-cell table:formula="of:=[.A680]+[.B679]" office:value-type="float" office:value="347.157576523372" calcext:value-type="float">
            <text:p>347.157576523372</text:p>
          </table:table-cell>
        </table:table-row>
        <table:table-row table:style-name="ro1">
          <table:table-cell office:value-type="float" office:value="0.184088083041736" calcext:value-type="float">
            <text:p>0.184088083041736</text:p>
          </table:table-cell>
          <table:table-cell table:formula="of:=[.A681]+[.B680]" office:value-type="float" office:value="347.341664606413" calcext:value-type="float">
            <text:p>347.341664606413</text:p>
          </table:table-cell>
        </table:table-row>
        <table:table-row table:style-name="ro1">
          <table:table-cell office:value-type="float" office:value="0.0901547033727852" calcext:value-type="float">
            <text:p>0.0901547033727852</text:p>
          </table:table-cell>
          <table:table-cell table:formula="of:=[.A682]+[.B681]" office:value-type="float" office:value="347.431819309786" calcext:value-type="float">
            <text:p>347.431819309786</text:p>
          </table:table-cell>
        </table:table-row>
        <table:table-row table:style-name="ro1">
          <table:table-cell office:value-type="float" office:value="0.0125140729252603" calcext:value-type="float">
            <text:p>0.0125140729252603</text:p>
          </table:table-cell>
          <table:table-cell table:formula="of:=[.A683]+[.B682]" office:value-type="float" office:value="347.444333382711" calcext:value-type="float">
            <text:p>347.444333382711</text:p>
          </table:table-cell>
        </table:table-row>
        <table:table-row table:style-name="ro1">
          <table:table-cell office:value-type="float" office:value="0.229603416048574" calcext:value-type="float">
            <text:p>0.229603416048574</text:p>
          </table:table-cell>
          <table:table-cell table:formula="of:=[.A684]+[.B683]" office:value-type="float" office:value="347.67393679876" calcext:value-type="float">
            <text:p>347.67393679876</text:p>
          </table:table-cell>
        </table:table-row>
        <table:table-row table:style-name="ro1">
          <table:table-cell office:value-type="float" office:value="0.705723650654969" calcext:value-type="float">
            <text:p>0.705723650654969</text:p>
          </table:table-cell>
          <table:table-cell table:formula="of:=[.A685]+[.B684]" office:value-type="float" office:value="348.379660449415" calcext:value-type="float">
            <text:p>348.379660449415</text:p>
          </table:table-cell>
        </table:table-row>
        <table:table-row table:style-name="ro1">
          <table:table-cell office:value-type="float" office:value="0.0603292440394424" calcext:value-type="float">
            <text:p>0.0603292440394424</text:p>
          </table:table-cell>
          <table:table-cell table:formula="of:=[.A686]+[.B685]" office:value-type="float" office:value="348.439989693454" calcext:value-type="float">
            <text:p>348.439989693454</text:p>
          </table:table-cell>
        </table:table-row>
        <table:table-row table:style-name="ro1">
          <table:table-cell office:value-type="float" office:value="0.47517278391786" calcext:value-type="float">
            <text:p>0.47517278391786</text:p>
          </table:table-cell>
          <table:table-cell table:formula="of:=[.A687]+[.B686]" office:value-type="float" office:value="348.915162477372" calcext:value-type="float">
            <text:p>348.915162477372</text:p>
          </table:table-cell>
        </table:table-row>
        <table:table-row table:style-name="ro1">
          <table:table-cell office:value-type="float" office:value="0.965816165851772" calcext:value-type="float">
            <text:p>0.965816165851772</text:p>
          </table:table-cell>
          <table:table-cell table:formula="of:=[.A688]+[.B687]" office:value-type="float" office:value="349.880978643224" calcext:value-type="float">
            <text:p>349.880978643224</text:p>
          </table:table-cell>
        </table:table-row>
        <table:table-row table:style-name="ro1">
          <table:table-cell office:value-type="float" office:value="0.0997637682635601" calcext:value-type="float">
            <text:p>0.0997637682635601</text:p>
          </table:table-cell>
          <table:table-cell table:formula="of:=[.A689]+[.B688]" office:value-type="float" office:value="349.980742411488" calcext:value-type="float">
            <text:p>349.980742411488</text:p>
          </table:table-cell>
        </table:table-row>
        <table:table-row table:style-name="ro1">
          <table:table-cell office:value-type="float" office:value="0.197562320174597" calcext:value-type="float">
            <text:p>0.197562320174597</text:p>
          </table:table-cell>
          <table:table-cell table:formula="of:=[.A690]+[.B689]" office:value-type="float" office:value="350.178304731662" calcext:value-type="float">
            <text:p>350.178304731662</text:p>
          </table:table-cell>
        </table:table-row>
        <table:table-row table:style-name="ro1">
          <table:table-cell office:value-type="float" office:value="0.974112748694549" calcext:value-type="float">
            <text:p>0.974112748694549</text:p>
          </table:table-cell>
          <table:table-cell table:formula="of:=[.A691]+[.B690]" office:value-type="float" office:value="351.152417480357" calcext:value-type="float">
            <text:p>351.152417480357</text:p>
          </table:table-cell>
        </table:table-row>
        <table:table-row table:style-name="ro1">
          <table:table-cell office:value-type="float" office:value="0.033030127417262" calcext:value-type="float">
            <text:p>0.033030127417262</text:p>
          </table:table-cell>
          <table:table-cell table:formula="of:=[.A692]+[.B691]" office:value-type="float" office:value="351.185447607774" calcext:value-type="float">
            <text:p>351.185447607774</text:p>
          </table:table-cell>
        </table:table-row>
        <table:table-row table:style-name="ro1">
          <table:table-cell office:value-type="float" office:value="0.286848418766373" calcext:value-type="float">
            <text:p>0.286848418766373</text:p>
          </table:table-cell>
          <table:table-cell table:formula="of:=[.A693]+[.B692]" office:value-type="float" office:value="351.47229602654" calcext:value-type="float">
            <text:p>351.47229602654</text:p>
          </table:table-cell>
        </table:table-row>
        <table:table-row table:style-name="ro1">
          <table:table-cell office:value-type="float" office:value="0.4780980758571" calcext:value-type="float">
            <text:p>0.4780980758571</text:p>
          </table:table-cell>
          <table:table-cell table:formula="of:=[.A694]+[.B693]" office:value-type="float" office:value="351.950394102398" calcext:value-type="float">
            <text:p>351.950394102398</text:p>
          </table:table-cell>
        </table:table-row>
        <table:table-row table:style-name="ro1">
          <table:table-cell office:value-type="float" office:value="0.502834492465911" calcext:value-type="float">
            <text:p>0.502834492465911</text:p>
          </table:table-cell>
          <table:table-cell table:formula="of:=[.A695]+[.B694]" office:value-type="float" office:value="352.453228594863" calcext:value-type="float">
            <text:p>352.453228594863</text:p>
          </table:table-cell>
        </table:table-row>
        <table:table-row table:style-name="ro1">
          <table:table-cell office:value-type="float" office:value="0.206943526345801" calcext:value-type="float">
            <text:p>0.206943526345801</text:p>
          </table:table-cell>
          <table:table-cell table:formula="of:=[.A696]+[.B695]" office:value-type="float" office:value="352.660172121209" calcext:value-type="float">
            <text:p>352.660172121209</text:p>
          </table:table-cell>
        </table:table-row>
        <table:table-row table:style-name="ro1">
          <table:table-cell office:value-type="float" office:value="0.16103535289981" calcext:value-type="float">
            <text:p>0.16103535289981</text:p>
          </table:table-cell>
          <table:table-cell table:formula="of:=[.A697]+[.B696]" office:value-type="float" office:value="352.821207474109" calcext:value-type="float">
            <text:p>352.821207474109</text:p>
          </table:table-cell>
        </table:table-row>
        <table:table-row table:style-name="ro1">
          <table:table-cell office:value-type="float" office:value="0.523432762595111" calcext:value-type="float">
            <text:p>0.523432762595111</text:p>
          </table:table-cell>
          <table:table-cell table:formula="of:=[.A698]+[.B697]" office:value-type="float" office:value="353.344640236704" calcext:value-type="float">
            <text:p>353.344640236704</text:p>
          </table:table-cell>
        </table:table-row>
        <table:table-row table:style-name="ro1">
          <table:table-cell office:value-type="float" office:value="0.823992310529912" calcext:value-type="float">
            <text:p>0.823992310529912</text:p>
          </table:table-cell>
          <table:table-cell table:formula="of:=[.A699]+[.B698]" office:value-type="float" office:value="354.168632547234" calcext:value-type="float">
            <text:p>354.168632547234</text:p>
          </table:table-cell>
        </table:table-row>
        <table:table-row table:style-name="ro1">
          <table:table-cell office:value-type="float" office:value="0.101382670694468" calcext:value-type="float">
            <text:p>0.101382670694468</text:p>
          </table:table-cell>
          <table:table-cell table:formula="of:=[.A700]+[.B699]" office:value-type="float" office:value="354.270015217929" calcext:value-type="float">
            <text:p>354.270015217929</text:p>
          </table:table-cell>
        </table:table-row>
        <table:table-row table:style-name="ro1">
          <table:table-cell office:value-type="float" office:value="0.863898927007353" calcext:value-type="float">
            <text:p>0.863898927007353</text:p>
          </table:table-cell>
          <table:table-cell table:formula="of:=[.A701]+[.B700]" office:value-type="float" office:value="355.133914144936" calcext:value-type="float">
            <text:p>355.133914144936</text:p>
          </table:table-cell>
        </table:table-row>
        <table:table-row table:style-name="ro1">
          <table:table-cell office:value-type="float" office:value="0.511114256260427" calcext:value-type="float">
            <text:p>0.511114256260427</text:p>
          </table:table-cell>
          <table:table-cell table:formula="of:=[.A702]+[.B701]" office:value-type="float" office:value="355.645028401196" calcext:value-type="float">
            <text:p>355.645028401196</text:p>
          </table:table-cell>
        </table:table-row>
        <table:table-row table:style-name="ro1">
          <table:table-cell office:value-type="float" office:value="0.300909949804755" calcext:value-type="float">
            <text:p>0.300909949804755</text:p>
          </table:table-cell>
          <table:table-cell table:formula="of:=[.A703]+[.B702]" office:value-type="float" office:value="355.945938351001" calcext:value-type="float">
            <text:p>355.945938351001</text:p>
          </table:table-cell>
        </table:table-row>
        <table:table-row table:style-name="ro1">
          <table:table-cell office:value-type="float" office:value="0.195583418457257" calcext:value-type="float">
            <text:p>0.195583418457257</text:p>
          </table:table-cell>
          <table:table-cell table:formula="of:=[.A704]+[.B703]" office:value-type="float" office:value="356.141521769458" calcext:value-type="float">
            <text:p>356.141521769458</text:p>
          </table:table-cell>
        </table:table-row>
        <table:table-row table:style-name="ro1">
          <table:table-cell office:value-type="float" office:value="0.385142168405046" calcext:value-type="float">
            <text:p>0.385142168405046</text:p>
          </table:table-cell>
          <table:table-cell table:formula="of:=[.A705]+[.B704]" office:value-type="float" office:value="356.526663937863" calcext:value-type="float">
            <text:p>356.526663937863</text:p>
          </table:table-cell>
        </table:table-row>
        <table:table-row table:style-name="ro1">
          <table:table-cell office:value-type="float" office:value="0.207423644469019" calcext:value-type="float">
            <text:p>0.207423644469019</text:p>
          </table:table-cell>
          <table:table-cell table:formula="of:=[.A706]+[.B705]" office:value-type="float" office:value="356.734087582332" calcext:value-type="float">
            <text:p>356.734087582332</text:p>
          </table:table-cell>
        </table:table-row>
        <table:table-row table:style-name="ro1">
          <table:table-cell office:value-type="float" office:value="0.209378205746286" calcext:value-type="float">
            <text:p>0.209378205746286</text:p>
          </table:table-cell>
          <table:table-cell table:formula="of:=[.A707]+[.B706]" office:value-type="float" office:value="356.943465788079" calcext:value-type="float">
            <text:p>356.943465788079</text:p>
          </table:table-cell>
        </table:table-row>
        <table:table-row table:style-name="ro1">
          <table:table-cell office:value-type="float" office:value="0.628409446737401" calcext:value-type="float">
            <text:p>0.628409446737401</text:p>
          </table:table-cell>
          <table:table-cell table:formula="of:=[.A708]+[.B707]" office:value-type="float" office:value="357.571875234816" calcext:value-type="float">
            <text:p>357.571875234816</text:p>
          </table:table-cell>
        </table:table-row>
        <table:table-row table:style-name="ro1">
          <table:table-cell office:value-type="float" office:value="0.448577696063146" calcext:value-type="float">
            <text:p>0.448577696063146</text:p>
          </table:table-cell>
          <table:table-cell table:formula="of:=[.A709]+[.B708]" office:value-type="float" office:value="358.020452930879" calcext:value-type="float">
            <text:p>358.020452930879</text:p>
          </table:table-cell>
        </table:table-row>
        <table:table-row table:style-name="ro1">
          <table:table-cell office:value-type="float" office:value="0.817454245993817" calcext:value-type="float">
            <text:p>0.817454245993817</text:p>
          </table:table-cell>
          <table:table-cell table:formula="of:=[.A710]+[.B709]" office:value-type="float" office:value="358.837907176873" calcext:value-type="float">
            <text:p>358.837907176873</text:p>
          </table:table-cell>
        </table:table-row>
        <table:table-row table:style-name="ro1">
          <table:table-cell office:value-type="float" office:value="0.348716763175384" calcext:value-type="float">
            <text:p>0.348716763175384</text:p>
          </table:table-cell>
          <table:table-cell table:formula="of:=[.A711]+[.B710]" office:value-type="float" office:value="359.186623940048" calcext:value-type="float">
            <text:p>359.186623940048</text:p>
          </table:table-cell>
        </table:table-row>
        <table:table-row table:style-name="ro1">
          <table:table-cell office:value-type="float" office:value="0.0982238980379399" calcext:value-type="float">
            <text:p>0.0982238980379399</text:p>
          </table:table-cell>
          <table:table-cell table:formula="of:=[.A712]+[.B711]" office:value-type="float" office:value="359.284847838086" calcext:value-type="float">
            <text:p>359.284847838086</text:p>
          </table:table-cell>
        </table:table-row>
        <table:table-row table:style-name="ro1">
          <table:table-cell office:value-type="float" office:value="0.316995534356415" calcext:value-type="float">
            <text:p>0.316995534356415</text:p>
          </table:table-cell>
          <table:table-cell table:formula="of:=[.A713]+[.B712]" office:value-type="float" office:value="359.601843372443" calcext:value-type="float">
            <text:p>359.601843372443</text:p>
          </table:table-cell>
        </table:table-row>
        <table:table-row table:style-name="ro1">
          <table:table-cell office:value-type="float" office:value="0.851855408327989" calcext:value-type="float">
            <text:p>0.851855408327989</text:p>
          </table:table-cell>
          <table:table-cell table:formula="of:=[.A714]+[.B713]" office:value-type="float" office:value="360.453698780771" calcext:value-type="float">
            <text:p>360.453698780771</text:p>
          </table:table-cell>
        </table:table-row>
        <table:table-row table:style-name="ro1">
          <table:table-cell office:value-type="float" office:value="0.780629296877217" calcext:value-type="float">
            <text:p>0.780629296877217</text:p>
          </table:table-cell>
          <table:table-cell table:formula="of:=[.A715]+[.B714]" office:value-type="float" office:value="361.234328077648" calcext:value-type="float">
            <text:p>361.234328077648</text:p>
          </table:table-cell>
        </table:table-row>
        <table:table-row table:style-name="ro1">
          <table:table-cell office:value-type="float" office:value="0.420465221617756" calcext:value-type="float">
            <text:p>0.420465221617756</text:p>
          </table:table-cell>
          <table:table-cell table:formula="of:=[.A716]+[.B715]" office:value-type="float" office:value="361.654793299266" calcext:value-type="float">
            <text:p>361.654793299266</text:p>
          </table:table-cell>
        </table:table-row>
        <table:table-row table:style-name="ro1">
          <table:table-cell office:value-type="float" office:value="0.650484045835341" calcext:value-type="float">
            <text:p>0.650484045835341</text:p>
          </table:table-cell>
          <table:table-cell table:formula="of:=[.A717]+[.B716]" office:value-type="float" office:value="362.305277345101" calcext:value-type="float">
            <text:p>362.305277345101</text:p>
          </table:table-cell>
        </table:table-row>
        <table:table-row table:style-name="ro1">
          <table:table-cell office:value-type="float" office:value="0.607172684994075" calcext:value-type="float">
            <text:p>0.607172684994075</text:p>
          </table:table-cell>
          <table:table-cell table:formula="of:=[.A718]+[.B717]" office:value-type="float" office:value="362.912450030095" calcext:value-type="float">
            <text:p>362.912450030095</text:p>
          </table:table-cell>
        </table:table-row>
        <table:table-row table:style-name="ro1">
          <table:table-cell office:value-type="float" office:value="0.380494731787272" calcext:value-type="float">
            <text:p>0.380494731787272</text:p>
          </table:table-cell>
          <table:table-cell table:formula="of:=[.A719]+[.B718]" office:value-type="float" office:value="363.292944761882" calcext:value-type="float">
            <text:p>363.292944761882</text:p>
          </table:table-cell>
        </table:table-row>
        <table:table-row table:style-name="ro1">
          <table:table-cell office:value-type="float" office:value="0.0557946224086964" calcext:value-type="float">
            <text:p>0.0557946224086964</text:p>
          </table:table-cell>
          <table:table-cell table:formula="of:=[.A720]+[.B719]" office:value-type="float" office:value="363.348739384291" calcext:value-type="float">
            <text:p>363.348739384291</text:p>
          </table:table-cell>
        </table:table-row>
        <table:table-row table:style-name="ro1">
          <table:table-cell office:value-type="float" office:value="0.535364792697181" calcext:value-type="float">
            <text:p>0.535364792697181</text:p>
          </table:table-cell>
          <table:table-cell table:formula="of:=[.A721]+[.B720]" office:value-type="float" office:value="363.884104176988" calcext:value-type="float">
            <text:p>363.884104176988</text:p>
          </table:table-cell>
        </table:table-row>
        <table:table-row table:style-name="ro1">
          <table:table-cell office:value-type="float" office:value="0.551939936386268" calcext:value-type="float">
            <text:p>0.551939936386268</text:p>
          </table:table-cell>
          <table:table-cell table:formula="of:=[.A722]+[.B721]" office:value-type="float" office:value="364.436044113375" calcext:value-type="float">
            <text:p>364.436044113375</text:p>
          </table:table-cell>
        </table:table-row>
        <table:table-row table:style-name="ro1">
          <table:table-cell office:value-type="float" office:value="0.893593553278356" calcext:value-type="float">
            <text:p>0.893593553278356</text:p>
          </table:table-cell>
          <table:table-cell table:formula="of:=[.A723]+[.B722]" office:value-type="float" office:value="365.329637666653" calcext:value-type="float">
            <text:p>365.329637666653</text:p>
          </table:table-cell>
        </table:table-row>
        <table:table-row table:style-name="ro1">
          <table:table-cell office:value-type="float" office:value="0.85284378545186" calcext:value-type="float">
            <text:p>0.85284378545186</text:p>
          </table:table-cell>
          <table:table-cell table:formula="of:=[.A724]+[.B723]" office:value-type="float" office:value="366.182481452105" calcext:value-type="float">
            <text:p>366.182481452105</text:p>
          </table:table-cell>
        </table:table-row>
        <table:table-row table:style-name="ro1">
          <table:table-cell office:value-type="float" office:value="0.878698210396879" calcext:value-type="float">
            <text:p>0.878698210396879</text:p>
          </table:table-cell>
          <table:table-cell table:formula="of:=[.A725]+[.B724]" office:value-type="float" office:value="367.061179662502" calcext:value-type="float">
            <text:p>367.061179662502</text:p>
          </table:table-cell>
        </table:table-row>
        <table:table-row table:style-name="ro1">
          <table:table-cell office:value-type="float" office:value="0.283063025050419" calcext:value-type="float">
            <text:p>0.283063025050419</text:p>
          </table:table-cell>
          <table:table-cell table:formula="of:=[.A726]+[.B725]" office:value-type="float" office:value="367.344242687552" calcext:value-type="float">
            <text:p>367.344242687552</text:p>
          </table:table-cell>
        </table:table-row>
        <table:table-row table:style-name="ro1">
          <table:table-cell office:value-type="float" office:value="0.861427383349781" calcext:value-type="float">
            <text:p>0.861427383349781</text:p>
          </table:table-cell>
          <table:table-cell table:formula="of:=[.A727]+[.B726]" office:value-type="float" office:value="368.205670070902" calcext:value-type="float">
            <text:p>368.205670070902</text:p>
          </table:table-cell>
        </table:table-row>
        <table:table-row table:style-name="ro1">
          <table:table-cell office:value-type="float" office:value="0.356860802059955" calcext:value-type="float">
            <text:p>0.356860802059955</text:p>
          </table:table-cell>
          <table:table-cell table:formula="of:=[.A728]+[.B727]" office:value-type="float" office:value="368.562530872962" calcext:value-type="float">
            <text:p>368.562530872962</text:p>
          </table:table-cell>
        </table:table-row>
        <table:table-row table:style-name="ro1">
          <table:table-cell office:value-type="float" office:value="0.349418995375231" calcext:value-type="float">
            <text:p>0.349418995375231</text:p>
          </table:table-cell>
          <table:table-cell table:formula="of:=[.A729]+[.B728]" office:value-type="float" office:value="368.911949868337" calcext:value-type="float">
            <text:p>368.911949868337</text:p>
          </table:table-cell>
        </table:table-row>
        <table:table-row table:style-name="ro1">
          <table:table-cell office:value-type="float" office:value="0.173892858747679" calcext:value-type="float">
            <text:p>0.173892858747679</text:p>
          </table:table-cell>
          <table:table-cell table:formula="of:=[.A730]+[.B729]" office:value-type="float" office:value="369.085842727085" calcext:value-type="float">
            <text:p>369.085842727085</text:p>
          </table:table-cell>
        </table:table-row>
        <table:table-row table:style-name="ro1">
          <table:table-cell office:value-type="float" office:value="0.842289980093602" calcext:value-type="float">
            <text:p>0.842289980093602</text:p>
          </table:table-cell>
          <table:table-cell table:formula="of:=[.A731]+[.B730]" office:value-type="float" office:value="369.928132707178" calcext:value-type="float">
            <text:p>369.928132707178</text:p>
          </table:table-cell>
        </table:table-row>
        <table:table-row table:style-name="ro1">
          <table:table-cell office:value-type="float" office:value="0.943816650367316" calcext:value-type="float">
            <text:p>0.943816650367316</text:p>
          </table:table-cell>
          <table:table-cell table:formula="of:=[.A732]+[.B731]" office:value-type="float" office:value="370.871949357546" calcext:value-type="float">
            <text:p>370.871949357546</text:p>
          </table:table-cell>
        </table:table-row>
        <table:table-row table:style-name="ro1">
          <table:table-cell office:value-type="float" office:value="0.769137965385294" calcext:value-type="float">
            <text:p>0.769137965385294</text:p>
          </table:table-cell>
          <table:table-cell table:formula="of:=[.A733]+[.B732]" office:value-type="float" office:value="371.641087322931" calcext:value-type="float">
            <text:p>371.641087322931</text:p>
          </table:table-cell>
        </table:table-row>
        <table:table-row table:style-name="ro1">
          <table:table-cell office:value-type="float" office:value="0.0839709871512812" calcext:value-type="float">
            <text:p>0.0839709871512812</text:p>
          </table:table-cell>
          <table:table-cell table:formula="of:=[.A734]+[.B733]" office:value-type="float" office:value="371.725058310082" calcext:value-type="float">
            <text:p>371.725058310082</text:p>
          </table:table-cell>
        </table:table-row>
        <table:table-row table:style-name="ro1">
          <table:table-cell office:value-type="float" office:value="0.837160461123436" calcext:value-type="float">
            <text:p>0.837160461123436</text:p>
          </table:table-cell>
          <table:table-cell table:formula="of:=[.A735]+[.B734]" office:value-type="float" office:value="372.562218771206" calcext:value-type="float">
            <text:p>372.562218771206</text:p>
          </table:table-cell>
        </table:table-row>
        <table:table-row table:style-name="ro1">
          <table:table-cell office:value-type="float" office:value="0.736635519357621" calcext:value-type="float">
            <text:p>0.736635519357621</text:p>
          </table:table-cell>
          <table:table-cell table:formula="of:=[.A736]+[.B735]" office:value-type="float" office:value="373.298854290563" calcext:value-type="float">
            <text:p>373.298854290563</text:p>
          </table:table-cell>
        </table:table-row>
        <table:table-row table:style-name="ro1">
          <table:table-cell office:value-type="float" office:value="0.373510100604021" calcext:value-type="float">
            <text:p>0.373510100604021</text:p>
          </table:table-cell>
          <table:table-cell table:formula="of:=[.A737]+[.B736]" office:value-type="float" office:value="373.672364391167" calcext:value-type="float">
            <text:p>373.672364391167</text:p>
          </table:table-cell>
        </table:table-row>
        <table:table-row table:style-name="ro1">
          <table:table-cell office:value-type="float" office:value="0.323302280743764" calcext:value-type="float">
            <text:p>0.323302280743764</text:p>
          </table:table-cell>
          <table:table-cell table:formula="of:=[.A738]+[.B737]" office:value-type="float" office:value="373.995666671911" calcext:value-type="float">
            <text:p>373.995666671911</text:p>
          </table:table-cell>
        </table:table-row>
        <table:table-row table:style-name="ro1">
          <table:table-cell office:value-type="float" office:value="0.81894338200127" calcext:value-type="float">
            <text:p>0.81894338200127</text:p>
          </table:table-cell>
          <table:table-cell table:formula="of:=[.A739]+[.B738]" office:value-type="float" office:value="374.814610053912" calcext:value-type="float">
            <text:p>374.814610053912</text:p>
          </table:table-cell>
        </table:table-row>
        <table:table-row table:style-name="ro1">
          <table:table-cell office:value-type="float" office:value="0.239055089857484" calcext:value-type="float">
            <text:p>0.239055089857484</text:p>
          </table:table-cell>
          <table:table-cell table:formula="of:=[.A740]+[.B739]" office:value-type="float" office:value="375.05366514377" calcext:value-type="float">
            <text:p>375.05366514377</text:p>
          </table:table-cell>
        </table:table-row>
        <table:table-row table:style-name="ro1">
          <table:table-cell office:value-type="float" office:value="0.353295440474608" calcext:value-type="float">
            <text:p>0.353295440474608</text:p>
          </table:table-cell>
          <table:table-cell table:formula="of:=[.A741]+[.B740]" office:value-type="float" office:value="375.406960584244" calcext:value-type="float">
            <text:p>375.406960584244</text:p>
          </table:table-cell>
        </table:table-row>
        <table:table-row table:style-name="ro1">
          <table:table-cell office:value-type="float" office:value="0.147046216950695" calcext:value-type="float">
            <text:p>0.147046216950695</text:p>
          </table:table-cell>
          <table:table-cell table:formula="of:=[.A742]+[.B741]" office:value-type="float" office:value="375.554006801195" calcext:value-type="float">
            <text:p>375.554006801195</text:p>
          </table:table-cell>
        </table:table-row>
        <table:table-row table:style-name="ro1">
          <table:table-cell office:value-type="float" office:value="0.0538025834335539" calcext:value-type="float">
            <text:p>0.0538025834335539</text:p>
          </table:table-cell>
          <table:table-cell table:formula="of:=[.A743]+[.B742]" office:value-type="float" office:value="375.607809384629" calcext:value-type="float">
            <text:p>375.607809384629</text:p>
          </table:table-cell>
        </table:table-row>
        <table:table-row table:style-name="ro1">
          <table:table-cell office:value-type="float" office:value="0.981907846068602" calcext:value-type="float">
            <text:p>0.981907846068602</text:p>
          </table:table-cell>
          <table:table-cell table:formula="of:=[.A744]+[.B743]" office:value-type="float" office:value="376.589717230697" calcext:value-type="float">
            <text:p>376.589717230697</text:p>
          </table:table-cell>
        </table:table-row>
        <table:table-row table:style-name="ro1">
          <table:table-cell office:value-type="float" office:value="0.487681371389399" calcext:value-type="float">
            <text:p>0.487681371389399</text:p>
          </table:table-cell>
          <table:table-cell table:formula="of:=[.A745]+[.B744]" office:value-type="float" office:value="377.077398602087" calcext:value-type="float">
            <text:p>377.077398602087</text:p>
          </table:table-cell>
        </table:table-row>
        <table:table-row table:style-name="ro1">
          <table:table-cell office:value-type="float" office:value="0.377367184109123" calcext:value-type="float">
            <text:p>0.377367184109123</text:p>
          </table:table-cell>
          <table:table-cell table:formula="of:=[.A746]+[.B745]" office:value-type="float" office:value="377.454765786196" calcext:value-type="float">
            <text:p>377.454765786196</text:p>
          </table:table-cell>
        </table:table-row>
        <table:table-row table:style-name="ro1">
          <table:table-cell office:value-type="float" office:value="0.559884659356013" calcext:value-type="float">
            <text:p>0.559884659356013</text:p>
          </table:table-cell>
          <table:table-cell table:formula="of:=[.A747]+[.B746]" office:value-type="float" office:value="378.014650445552" calcext:value-type="float">
            <text:p>378.014650445552</text:p>
          </table:table-cell>
        </table:table-row>
        <table:table-row table:style-name="ro1">
          <table:table-cell office:value-type="float" office:value="0.294813692062729" calcext:value-type="float">
            <text:p>0.294813692062729</text:p>
          </table:table-cell>
          <table:table-cell table:formula="of:=[.A748]+[.B747]" office:value-type="float" office:value="378.309464137615" calcext:value-type="float">
            <text:p>378.309464137615</text:p>
          </table:table-cell>
        </table:table-row>
        <table:table-row table:style-name="ro1">
          <table:table-cell office:value-type="float" office:value="0.392459802187115" calcext:value-type="float">
            <text:p>0.392459802187115</text:p>
          </table:table-cell>
          <table:table-cell table:formula="of:=[.A749]+[.B748]" office:value-type="float" office:value="378.701923939802" calcext:value-type="float">
            <text:p>378.701923939802</text:p>
          </table:table-cell>
        </table:table-row>
        <table:table-row table:style-name="ro1">
          <table:table-cell office:value-type="float" office:value="0.104540507077541" calcext:value-type="float">
            <text:p>0.104540507077541</text:p>
          </table:table-cell>
          <table:table-cell table:formula="of:=[.A750]+[.B749]" office:value-type="float" office:value="378.806464446879" calcext:value-type="float">
            <text:p>378.806464446879</text:p>
          </table:table-cell>
        </table:table-row>
        <table:table-row table:style-name="ro1">
          <table:table-cell office:value-type="float" office:value="0.316878442307266" calcext:value-type="float">
            <text:p>0.316878442307266</text:p>
          </table:table-cell>
          <table:table-cell table:formula="of:=[.A751]+[.B750]" office:value-type="float" office:value="379.123342889186" calcext:value-type="float">
            <text:p>379.123342889186</text:p>
          </table:table-cell>
        </table:table-row>
        <table:table-row table:style-name="ro1">
          <table:table-cell office:value-type="float" office:value="0.27602420172936" calcext:value-type="float">
            <text:p>0.27602420172936</text:p>
          </table:table-cell>
          <table:table-cell table:formula="of:=[.A752]+[.B751]" office:value-type="float" office:value="379.399367090916" calcext:value-type="float">
            <text:p>379.399367090916</text:p>
          </table:table-cell>
        </table:table-row>
        <table:table-row table:style-name="ro1">
          <table:table-cell office:value-type="float" office:value="0.644299091960272" calcext:value-type="float">
            <text:p>0.644299091960272</text:p>
          </table:table-cell>
          <table:table-cell table:formula="of:=[.A753]+[.B752]" office:value-type="float" office:value="380.043666182876" calcext:value-type="float">
            <text:p>380.043666182876</text:p>
          </table:table-cell>
        </table:table-row>
        <table:table-row table:style-name="ro1">
          <table:table-cell office:value-type="float" office:value="0.141556415491548" calcext:value-type="float">
            <text:p>0.141556415491548</text:p>
          </table:table-cell>
          <table:table-cell table:formula="of:=[.A754]+[.B753]" office:value-type="float" office:value="380.185222598368" calcext:value-type="float">
            <text:p>380.185222598368</text:p>
          </table:table-cell>
        </table:table-row>
        <table:table-row table:style-name="ro1">
          <table:table-cell office:value-type="float" office:value="0.148161117984503" calcext:value-type="float">
            <text:p>0.148161117984503</text:p>
          </table:table-cell>
          <table:table-cell table:formula="of:=[.A755]+[.B754]" office:value-type="float" office:value="380.333383716352" calcext:value-type="float">
            <text:p>380.333383716352</text:p>
          </table:table-cell>
        </table:table-row>
        <table:table-row table:style-name="ro1">
          <table:table-cell office:value-type="float" office:value="0.82403551892835" calcext:value-type="float">
            <text:p>0.82403551892835</text:p>
          </table:table-cell>
          <table:table-cell table:formula="of:=[.A756]+[.B755]" office:value-type="float" office:value="381.15741923528" calcext:value-type="float">
            <text:p>381.15741923528</text:p>
          </table:table-cell>
        </table:table-row>
        <table:table-row table:style-name="ro1">
          <table:table-cell office:value-type="float" office:value="0.817012536937397" calcext:value-type="float">
            <text:p>0.817012536937397</text:p>
          </table:table-cell>
          <table:table-cell table:formula="of:=[.A757]+[.B756]" office:value-type="float" office:value="381.974431772218" calcext:value-type="float">
            <text:p>381.974431772218</text:p>
          </table:table-cell>
        </table:table-row>
        <table:table-row table:style-name="ro1">
          <table:table-cell office:value-type="float" office:value="0.285424650342684" calcext:value-type="float">
            <text:p>0.285424650342684</text:p>
          </table:table-cell>
          <table:table-cell table:formula="of:=[.A758]+[.B757]" office:value-type="float" office:value="382.25985642256" calcext:value-type="float">
            <text:p>382.25985642256</text:p>
          </table:table-cell>
        </table:table-row>
        <table:table-row table:style-name="ro1">
          <table:table-cell office:value-type="float" office:value="0.422135125846278" calcext:value-type="float">
            <text:p>0.422135125846278</text:p>
          </table:table-cell>
          <table:table-cell table:formula="of:=[.A759]+[.B758]" office:value-type="float" office:value="382.681991548407" calcext:value-type="float">
            <text:p>382.681991548407</text:p>
          </table:table-cell>
        </table:table-row>
        <table:table-row table:style-name="ro1">
          <table:table-cell office:value-type="float" office:value="0.191178348822185" calcext:value-type="float">
            <text:p>0.191178348822185</text:p>
          </table:table-cell>
          <table:table-cell table:formula="of:=[.A760]+[.B759]" office:value-type="float" office:value="382.873169897229" calcext:value-type="float">
            <text:p>382.873169897229</text:p>
          </table:table-cell>
        </table:table-row>
        <table:table-row table:style-name="ro1">
          <table:table-cell office:value-type="float" office:value="0.734826646933586" calcext:value-type="float">
            <text:p>0.734826646933586</text:p>
          </table:table-cell>
          <table:table-cell table:formula="of:=[.A761]+[.B760]" office:value-type="float" office:value="383.607996544163" calcext:value-type="float">
            <text:p>383.607996544163</text:p>
          </table:table-cell>
        </table:table-row>
        <table:table-row table:style-name="ro1">
          <table:table-cell office:value-type="float" office:value="0.325494806115582" calcext:value-type="float">
            <text:p>0.325494806115582</text:p>
          </table:table-cell>
          <table:table-cell table:formula="of:=[.A762]+[.B761]" office:value-type="float" office:value="383.933491350278" calcext:value-type="float">
            <text:p>383.933491350278</text:p>
          </table:table-cell>
        </table:table-row>
        <table:table-row table:style-name="ro1">
          <table:table-cell office:value-type="float" office:value="0.954523666892808" calcext:value-type="float">
            <text:p>0.954523666892808</text:p>
          </table:table-cell>
          <table:table-cell table:formula="of:=[.A763]+[.B762]" office:value-type="float" office:value="384.888015017171" calcext:value-type="float">
            <text:p>384.888015017171</text:p>
          </table:table-cell>
        </table:table-row>
        <table:table-row table:style-name="ro1">
          <table:table-cell office:value-type="float" office:value="0.405239498220117" calcext:value-type="float">
            <text:p>0.405239498220117</text:p>
          </table:table-cell>
          <table:table-cell table:formula="of:=[.A764]+[.B763]" office:value-type="float" office:value="385.293254515391" calcext:value-type="float">
            <text:p>385.293254515391</text:p>
          </table:table-cell>
        </table:table-row>
        <table:table-row table:style-name="ro1">
          <table:table-cell office:value-type="float" office:value="0.563164988305538" calcext:value-type="float">
            <text:p>0.563164988305538</text:p>
          </table:table-cell>
          <table:table-cell table:formula="of:=[.A765]+[.B764]" office:value-type="float" office:value="385.856419503697" calcext:value-type="float">
            <text:p>385.856419503697</text:p>
          </table:table-cell>
        </table:table-row>
        <table:table-row table:style-name="ro1">
          <table:table-cell office:value-type="float" office:value="0.0916715663248274" calcext:value-type="float">
            <text:p>0.0916715663248274</text:p>
          </table:table-cell>
          <table:table-cell table:formula="of:=[.A766]+[.B765]" office:value-type="float" office:value="385.948091070021" calcext:value-type="float">
            <text:p>385.948091070021</text:p>
          </table:table-cell>
        </table:table-row>
        <table:table-row table:style-name="ro1">
          <table:table-cell office:value-type="float" office:value="0.788465885030365" calcext:value-type="float">
            <text:p>0.788465885030365</text:p>
          </table:table-cell>
          <table:table-cell table:formula="of:=[.A767]+[.B766]" office:value-type="float" office:value="386.736556955052" calcext:value-type="float">
            <text:p>386.736556955052</text:p>
          </table:table-cell>
        </table:table-row>
        <table:table-row table:style-name="ro1">
          <table:table-cell office:value-type="float" office:value="0.190805366773279" calcext:value-type="float">
            <text:p>0.190805366773279</text:p>
          </table:table-cell>
          <table:table-cell table:formula="of:=[.A768]+[.B767]" office:value-type="float" office:value="386.927362321825" calcext:value-type="float">
            <text:p>386.927362321825</text:p>
          </table:table-cell>
        </table:table-row>
        <table:table-row table:style-name="ro1">
          <table:table-cell office:value-type="float" office:value="0.219881987052334" calcext:value-type="float">
            <text:p>0.219881987052334</text:p>
          </table:table-cell>
          <table:table-cell table:formula="of:=[.A769]+[.B768]" office:value-type="float" office:value="387.147244308877" calcext:value-type="float">
            <text:p>387.147244308877</text:p>
          </table:table-cell>
        </table:table-row>
        <table:table-row table:style-name="ro1">
          <table:table-cell office:value-type="float" office:value="0.161938356839216" calcext:value-type="float">
            <text:p>0.161938356839216</text:p>
          </table:table-cell>
          <table:table-cell table:formula="of:=[.A770]+[.B769]" office:value-type="float" office:value="387.309182665717" calcext:value-type="float">
            <text:p>387.309182665717</text:p>
          </table:table-cell>
        </table:table-row>
        <table:table-row table:style-name="ro1">
          <table:table-cell office:value-type="float" office:value="0.0636372237361064" calcext:value-type="float">
            <text:p>0.0636372237361064</text:p>
          </table:table-cell>
          <table:table-cell table:formula="of:=[.A771]+[.B770]" office:value-type="float" office:value="387.372819889453" calcext:value-type="float">
            <text:p>387.372819889453</text:p>
          </table:table-cell>
        </table:table-row>
        <table:table-row table:style-name="ro1">
          <table:table-cell office:value-type="float" office:value="0.425141942540289" calcext:value-type="float">
            <text:p>0.425141942540289</text:p>
          </table:table-cell>
          <table:table-cell table:formula="of:=[.A772]+[.B771]" office:value-type="float" office:value="387.797961831993" calcext:value-type="float">
            <text:p>387.797961831993</text:p>
          </table:table-cell>
        </table:table-row>
        <table:table-row table:style-name="ro1">
          <table:table-cell office:value-type="float" office:value="0.923412929090403" calcext:value-type="float">
            <text:p>0.923412929090403</text:p>
          </table:table-cell>
          <table:table-cell table:formula="of:=[.A773]+[.B772]" office:value-type="float" office:value="388.721374761083" calcext:value-type="float">
            <text:p>388.721374761083</text:p>
          </table:table-cell>
        </table:table-row>
        <table:table-row table:style-name="ro1">
          <table:table-cell office:value-type="float" office:value="0.834030576103443" calcext:value-type="float">
            <text:p>0.834030576103443</text:p>
          </table:table-cell>
          <table:table-cell table:formula="of:=[.A774]+[.B773]" office:value-type="float" office:value="389.555405337187" calcext:value-type="float">
            <text:p>389.555405337187</text:p>
          </table:table-cell>
        </table:table-row>
        <table:table-row table:style-name="ro1">
          <table:table-cell office:value-type="float" office:value="0.986597823783664" calcext:value-type="float">
            <text:p>0.986597823783664</text:p>
          </table:table-cell>
          <table:table-cell table:formula="of:=[.A775]+[.B774]" office:value-type="float" office:value="390.54200316097" calcext:value-type="float">
            <text:p>390.54200316097</text:p>
          </table:table-cell>
        </table:table-row>
        <table:table-row table:style-name="ro1">
          <table:table-cell office:value-type="float" office:value="0.575292017550118" calcext:value-type="float">
            <text:p>0.575292017550118</text:p>
          </table:table-cell>
          <table:table-cell table:formula="of:=[.A776]+[.B775]" office:value-type="float" office:value="391.117295178521" calcext:value-type="float">
            <text:p>391.117295178521</text:p>
          </table:table-cell>
        </table:table-row>
        <table:table-row table:style-name="ro1">
          <table:table-cell office:value-type="float" office:value="0.0717102657141105" calcext:value-type="float">
            <text:p>0.0717102657141105</text:p>
          </table:table-cell>
          <table:table-cell table:formula="of:=[.A777]+[.B776]" office:value-type="float" office:value="391.189005444235" calcext:value-type="float">
            <text:p>391.189005444235</text:p>
          </table:table-cell>
        </table:table-row>
        <table:table-row table:style-name="ro1">
          <table:table-cell office:value-type="float" office:value="0.0224334353800753" calcext:value-type="float">
            <text:p>0.0224334353800753</text:p>
          </table:table-cell>
          <table:table-cell table:formula="of:=[.A778]+[.B777]" office:value-type="float" office:value="391.211438879615" calcext:value-type="float">
            <text:p>391.211438879615</text:p>
          </table:table-cell>
        </table:table-row>
        <table:table-row table:style-name="ro1">
          <table:table-cell office:value-type="float" office:value="0.0208336535251032" calcext:value-type="float">
            <text:p>0.0208336535251032</text:p>
          </table:table-cell>
          <table:table-cell table:formula="of:=[.A779]+[.B778]" office:value-type="float" office:value="391.23227253314" calcext:value-type="float">
            <text:p>391.23227253314</text:p>
          </table:table-cell>
        </table:table-row>
        <table:table-row table:style-name="ro1">
          <table:table-cell office:value-type="float" office:value="0.747251612229765" calcext:value-type="float">
            <text:p>0.747251612229765</text:p>
          </table:table-cell>
          <table:table-cell table:formula="of:=[.A780]+[.B779]" office:value-type="float" office:value="391.97952414537" calcext:value-type="float">
            <text:p>391.97952414537</text:p>
          </table:table-cell>
        </table:table-row>
        <table:table-row table:style-name="ro1">
          <table:table-cell office:value-type="float" office:value="0.640925487293347" calcext:value-type="float">
            <text:p>0.640925487293347</text:p>
          </table:table-cell>
          <table:table-cell table:formula="of:=[.A781]+[.B780]" office:value-type="float" office:value="392.620449632663" calcext:value-type="float">
            <text:p>392.620449632663</text:p>
          </table:table-cell>
        </table:table-row>
        <table:table-row table:style-name="ro1">
          <table:table-cell office:value-type="float" office:value="0.343067054891332" calcext:value-type="float">
            <text:p>0.343067054891332</text:p>
          </table:table-cell>
          <table:table-cell table:formula="of:=[.A782]+[.B781]" office:value-type="float" office:value="392.963516687554" calcext:value-type="float">
            <text:p>392.963516687554</text:p>
          </table:table-cell>
        </table:table-row>
        <table:table-row table:style-name="ro1">
          <table:table-cell office:value-type="float" office:value="0.132278285264352" calcext:value-type="float">
            <text:p>0.132278285264352</text:p>
          </table:table-cell>
          <table:table-cell table:formula="of:=[.A783]+[.B782]" office:value-type="float" office:value="393.095794972819" calcext:value-type="float">
            <text:p>393.095794972819</text:p>
          </table:table-cell>
        </table:table-row>
        <table:table-row table:style-name="ro1">
          <table:table-cell office:value-type="float" office:value="0.284127665710602" calcext:value-type="float">
            <text:p>0.284127665710602</text:p>
          </table:table-cell>
          <table:table-cell table:formula="of:=[.A784]+[.B783]" office:value-type="float" office:value="393.379922638529" calcext:value-type="float">
            <text:p>393.379922638529</text:p>
          </table:table-cell>
        </table:table-row>
        <table:table-row table:style-name="ro1">
          <table:table-cell office:value-type="float" office:value="0.138269886525599" calcext:value-type="float">
            <text:p>0.138269886525599</text:p>
          </table:table-cell>
          <table:table-cell table:formula="of:=[.A785]+[.B784]" office:value-type="float" office:value="393.518192525055" calcext:value-type="float">
            <text:p>393.518192525055</text:p>
          </table:table-cell>
        </table:table-row>
        <table:table-row table:style-name="ro1">
          <table:table-cell office:value-type="float" office:value="0.631053681410255" calcext:value-type="float">
            <text:p>0.631053681410255</text:p>
          </table:table-cell>
          <table:table-cell table:formula="of:=[.A786]+[.B785]" office:value-type="float" office:value="394.149246206465" calcext:value-type="float">
            <text:p>394.149246206465</text:p>
          </table:table-cell>
        </table:table-row>
        <table:table-row table:style-name="ro1">
          <table:table-cell office:value-type="float" office:value="0.12317623168318" calcext:value-type="float">
            <text:p>0.12317623168318</text:p>
          </table:table-cell>
          <table:table-cell table:formula="of:=[.A787]+[.B786]" office:value-type="float" office:value="394.272422438148" calcext:value-type="float">
            <text:p>394.272422438148</text:p>
          </table:table-cell>
        </table:table-row>
        <table:table-row table:style-name="ro1">
          <table:table-cell office:value-type="float" office:value="0.565442826269527" calcext:value-type="float">
            <text:p>0.565442826269527</text:p>
          </table:table-cell>
          <table:table-cell table:formula="of:=[.A788]+[.B787]" office:value-type="float" office:value="394.837865264418" calcext:value-type="float">
            <text:p>394.837865264418</text:p>
          </table:table-cell>
        </table:table-row>
        <table:table-row table:style-name="ro1">
          <table:table-cell office:value-type="float" office:value="0.98300811348041" calcext:value-type="float">
            <text:p>0.98300811348041</text:p>
          </table:table-cell>
          <table:table-cell table:formula="of:=[.A789]+[.B788]" office:value-type="float" office:value="395.820873377898" calcext:value-type="float">
            <text:p>395.820873377898</text:p>
          </table:table-cell>
        </table:table-row>
        <table:table-row table:style-name="ro1">
          <table:table-cell office:value-type="float" office:value="0.327561302540135" calcext:value-type="float">
            <text:p>0.327561302540135</text:p>
          </table:table-cell>
          <table:table-cell table:formula="of:=[.A790]+[.B789]" office:value-type="float" office:value="396.148434680439" calcext:value-type="float">
            <text:p>396.148434680439</text:p>
          </table:table-cell>
        </table:table-row>
        <table:table-row table:style-name="ro1">
          <table:table-cell office:value-type="float" office:value="0.774842570688843" calcext:value-type="float">
            <text:p>0.774842570688843</text:p>
          </table:table-cell>
          <table:table-cell table:formula="of:=[.A791]+[.B790]" office:value-type="float" office:value="396.923277251127" calcext:value-type="float">
            <text:p>396.923277251127</text:p>
          </table:table-cell>
        </table:table-row>
        <table:table-row table:style-name="ro1">
          <table:table-cell office:value-type="float" office:value="0.336454789267078" calcext:value-type="float">
            <text:p>0.336454789267078</text:p>
          </table:table-cell>
          <table:table-cell table:formula="of:=[.A792]+[.B791]" office:value-type="float" office:value="397.259732040394" calcext:value-type="float">
            <text:p>397.259732040394</text:p>
          </table:table-cell>
        </table:table-row>
        <table:table-row table:style-name="ro1">
          <table:table-cell office:value-type="float" office:value="0.324527791703722" calcext:value-type="float">
            <text:p>0.324527791703722</text:p>
          </table:table-cell>
          <table:table-cell table:formula="of:=[.A793]+[.B792]" office:value-type="float" office:value="397.584259832098" calcext:value-type="float">
            <text:p>397.584259832098</text:p>
          </table:table-cell>
        </table:table-row>
        <table:table-row table:style-name="ro1">
          <table:table-cell office:value-type="float" office:value="0.325114144712487" calcext:value-type="float">
            <text:p>0.325114144712487</text:p>
          </table:table-cell>
          <table:table-cell table:formula="of:=[.A794]+[.B793]" office:value-type="float" office:value="397.909373976811" calcext:value-type="float">
            <text:p>397.909373976811</text:p>
          </table:table-cell>
        </table:table-row>
        <table:table-row table:style-name="ro1">
          <table:table-cell office:value-type="float" office:value="0.100266395093808" calcext:value-type="float">
            <text:p>0.100266395093808</text:p>
          </table:table-cell>
          <table:table-cell table:formula="of:=[.A795]+[.B794]" office:value-type="float" office:value="398.009640371904" calcext:value-type="float">
            <text:p>398.009640371904</text:p>
          </table:table-cell>
        </table:table-row>
        <table:table-row table:style-name="ro1">
          <table:table-cell office:value-type="float" office:value="0.340373879792401" calcext:value-type="float">
            <text:p>0.340373879792401</text:p>
          </table:table-cell>
          <table:table-cell table:formula="of:=[.A796]+[.B795]" office:value-type="float" office:value="398.350014251697" calcext:value-type="float">
            <text:p>398.350014251697</text:p>
          </table:table-cell>
        </table:table-row>
        <table:table-row table:style-name="ro1">
          <table:table-cell office:value-type="float" office:value="0.817533621903502" calcext:value-type="float">
            <text:p>0.817533621903502</text:p>
          </table:table-cell>
          <table:table-cell table:formula="of:=[.A797]+[.B796]" office:value-type="float" office:value="399.1675478736" calcext:value-type="float">
            <text:p>399.1675478736</text:p>
          </table:table-cell>
        </table:table-row>
        <table:table-row table:style-name="ro1">
          <table:table-cell office:value-type="float" office:value="0.930748756538929" calcext:value-type="float">
            <text:p>0.930748756538929</text:p>
          </table:table-cell>
          <table:table-cell table:formula="of:=[.A798]+[.B797]" office:value-type="float" office:value="400.098296630139" calcext:value-type="float">
            <text:p>400.098296630139</text:p>
          </table:table-cell>
        </table:table-row>
        <table:table-row table:style-name="ro1">
          <table:table-cell office:value-type="float" office:value="0.420175146006165" calcext:value-type="float">
            <text:p>0.420175146006165</text:p>
          </table:table-cell>
          <table:table-cell table:formula="of:=[.A799]+[.B798]" office:value-type="float" office:value="400.518471776145" calcext:value-type="float">
            <text:p>400.518471776145</text:p>
          </table:table-cell>
        </table:table-row>
        <table:table-row table:style-name="ro1">
          <table:table-cell office:value-type="float" office:value="0.791987684768261" calcext:value-type="float">
            <text:p>0.791987684768261</text:p>
          </table:table-cell>
          <table:table-cell table:formula="of:=[.A800]+[.B799]" office:value-type="float" office:value="401.310459460914" calcext:value-type="float">
            <text:p>401.310459460914</text:p>
          </table:table-cell>
        </table:table-row>
        <table:table-row table:style-name="ro1">
          <table:table-cell office:value-type="float" office:value="0.657778307101733" calcext:value-type="float">
            <text:p>0.657778307101733</text:p>
          </table:table-cell>
          <table:table-cell table:formula="of:=[.A801]+[.B800]" office:value-type="float" office:value="401.968237768016" calcext:value-type="float">
            <text:p>401.968237768016</text:p>
          </table:table-cell>
        </table:table-row>
        <table:table-row table:style-name="ro1">
          <table:table-cell office:value-type="float" office:value="0.717945950710751" calcext:value-type="float">
            <text:p>0.717945950710751</text:p>
          </table:table-cell>
          <table:table-cell table:formula="of:=[.A802]+[.B801]" office:value-type="float" office:value="402.686183718726" calcext:value-type="float">
            <text:p>402.686183718726</text:p>
          </table:table-cell>
        </table:table-row>
        <table:table-row table:style-name="ro1">
          <table:table-cell office:value-type="float" office:value="0.887893172974125" calcext:value-type="float">
            <text:p>0.887893172974125</text:p>
          </table:table-cell>
          <table:table-cell table:formula="of:=[.A803]+[.B802]" office:value-type="float" office:value="403.5740768917" calcext:value-type="float">
            <text:p>403.5740768917</text:p>
          </table:table-cell>
        </table:table-row>
        <table:table-row table:style-name="ro1">
          <table:table-cell office:value-type="float" office:value="0.0303570694356613" calcext:value-type="float">
            <text:p>0.0303570694356613</text:p>
          </table:table-cell>
          <table:table-cell table:formula="of:=[.A804]+[.B803]" office:value-type="float" office:value="403.604433961136" calcext:value-type="float">
            <text:p>403.604433961136</text:p>
          </table:table-cell>
        </table:table-row>
        <table:table-row table:style-name="ro1">
          <table:table-cell office:value-type="float" office:value="0.135473716585838" calcext:value-type="float">
            <text:p>0.135473716585838</text:p>
          </table:table-cell>
          <table:table-cell table:formula="of:=[.A805]+[.B804]" office:value-type="float" office:value="403.739907677722" calcext:value-type="float">
            <text:p>403.739907677722</text:p>
          </table:table-cell>
        </table:table-row>
        <table:table-row table:style-name="ro1">
          <table:table-cell office:value-type="float" office:value="0.369983447326975" calcext:value-type="float">
            <text:p>0.369983447326975</text:p>
          </table:table-cell>
          <table:table-cell table:formula="of:=[.A806]+[.B805]" office:value-type="float" office:value="404.109891125049" calcext:value-type="float">
            <text:p>404.109891125049</text:p>
          </table:table-cell>
        </table:table-row>
        <table:table-row table:style-name="ro1">
          <table:table-cell office:value-type="float" office:value="0.958241835102442" calcext:value-type="float">
            <text:p>0.958241835102442</text:p>
          </table:table-cell>
          <table:table-cell table:formula="of:=[.A807]+[.B806]" office:value-type="float" office:value="405.068132960151" calcext:value-type="float">
            <text:p>405.068132960151</text:p>
          </table:table-cell>
        </table:table-row>
        <table:table-row table:style-name="ro1">
          <table:table-cell office:value-type="float" office:value="0.713157304113164" calcext:value-type="float">
            <text:p>0.713157304113164</text:p>
          </table:table-cell>
          <table:table-cell table:formula="of:=[.A808]+[.B807]" office:value-type="float" office:value="405.781290264265" calcext:value-type="float">
            <text:p>405.781290264265</text:p>
          </table:table-cell>
        </table:table-row>
        <table:table-row table:style-name="ro1">
          <table:table-cell office:value-type="float" office:value="0.599641251331777" calcext:value-type="float">
            <text:p>0.599641251331777</text:p>
          </table:table-cell>
          <table:table-cell table:formula="of:=[.A809]+[.B808]" office:value-type="float" office:value="406.380931515596" calcext:value-type="float">
            <text:p>406.380931515596</text:p>
          </table:table-cell>
        </table:table-row>
        <table:table-row table:style-name="ro1">
          <table:table-cell office:value-type="float" office:value="0.0788620283542949" calcext:value-type="float">
            <text:p>0.0788620283542949</text:p>
          </table:table-cell>
          <table:table-cell table:formula="of:=[.A810]+[.B809]" office:value-type="float" office:value="406.459793543951" calcext:value-type="float">
            <text:p>406.459793543951</text:p>
          </table:table-cell>
        </table:table-row>
        <table:table-row table:style-name="ro1">
          <table:table-cell office:value-type="float" office:value="0.503458591901359" calcext:value-type="float">
            <text:p>0.503458591901359</text:p>
          </table:table-cell>
          <table:table-cell table:formula="of:=[.A811]+[.B810]" office:value-type="float" office:value="406.963252135852" calcext:value-type="float">
            <text:p>406.963252135852</text:p>
          </table:table-cell>
        </table:table-row>
        <table:table-row table:style-name="ro1">
          <table:table-cell office:value-type="float" office:value="0.579565017653276" calcext:value-type="float">
            <text:p>0.579565017653276</text:p>
          </table:table-cell>
          <table:table-cell table:formula="of:=[.A812]+[.B811]" office:value-type="float" office:value="407.542817153505" calcext:value-type="float">
            <text:p>407.542817153505</text:p>
          </table:table-cell>
        </table:table-row>
        <table:table-row table:style-name="ro1">
          <table:table-cell office:value-type="float" office:value="0.782524082565499" calcext:value-type="float">
            <text:p>0.782524082565499</text:p>
          </table:table-cell>
          <table:table-cell table:formula="of:=[.A813]+[.B812]" office:value-type="float" office:value="408.325341236071" calcext:value-type="float">
            <text:p>408.325341236071</text:p>
          </table:table-cell>
        </table:table-row>
        <table:table-row table:style-name="ro1">
          <table:table-cell office:value-type="float" office:value="0.526940925866132" calcext:value-type="float">
            <text:p>0.526940925866132</text:p>
          </table:table-cell>
          <table:table-cell table:formula="of:=[.A814]+[.B813]" office:value-type="float" office:value="408.852282161937" calcext:value-type="float">
            <text:p>408.852282161937</text:p>
          </table:table-cell>
        </table:table-row>
        <table:table-row table:style-name="ro1">
          <table:table-cell office:value-type="float" office:value="0.570326783591062" calcext:value-type="float">
            <text:p>0.570326783591062</text:p>
          </table:table-cell>
          <table:table-cell table:formula="of:=[.A815]+[.B814]" office:value-type="float" office:value="409.422608945528" calcext:value-type="float">
            <text:p>409.422608945528</text:p>
          </table:table-cell>
        </table:table-row>
        <table:table-row table:style-name="ro1">
          <table:table-cell office:value-type="float" office:value="0.489593345458252" calcext:value-type="float">
            <text:p>0.489593345458252</text:p>
          </table:table-cell>
          <table:table-cell table:formula="of:=[.A816]+[.B815]" office:value-type="float" office:value="409.912202290986" calcext:value-type="float">
            <text:p>409.912202290986</text:p>
          </table:table-cell>
        </table:table-row>
        <table:table-row table:style-name="ro1">
          <table:table-cell office:value-type="float" office:value="0.394921347418529" calcext:value-type="float">
            <text:p>0.394921347418529</text:p>
          </table:table-cell>
          <table:table-cell table:formula="of:=[.A817]+[.B816]" office:value-type="float" office:value="410.307123638405" calcext:value-type="float">
            <text:p>410.307123638405</text:p>
          </table:table-cell>
        </table:table-row>
        <table:table-row table:style-name="ro1">
          <table:table-cell office:value-type="float" office:value="0.0898977920591232" calcext:value-type="float">
            <text:p>0.0898977920591232</text:p>
          </table:table-cell>
          <table:table-cell table:formula="of:=[.A818]+[.B817]" office:value-type="float" office:value="410.397021430464" calcext:value-type="float">
            <text:p>410.397021430464</text:p>
          </table:table-cell>
        </table:table-row>
        <table:table-row table:style-name="ro1">
          <table:table-cell office:value-type="float" office:value="0.561458814377241" calcext:value-type="float">
            <text:p>0.561458814377241</text:p>
          </table:table-cell>
          <table:table-cell table:formula="of:=[.A819]+[.B818]" office:value-type="float" office:value="410.958480244841" calcext:value-type="float">
            <text:p>410.958480244841</text:p>
          </table:table-cell>
        </table:table-row>
        <table:table-row table:style-name="ro1">
          <table:table-cell office:value-type="float" office:value="0.279513997461705" calcext:value-type="float">
            <text:p>0.279513997461705</text:p>
          </table:table-cell>
          <table:table-cell table:formula="of:=[.A820]+[.B819]" office:value-type="float" office:value="411.237994242303" calcext:value-type="float">
            <text:p>411.237994242303</text:p>
          </table:table-cell>
        </table:table-row>
        <table:table-row table:style-name="ro1">
          <table:table-cell office:value-type="float" office:value="0.101949358666014" calcext:value-type="float">
            <text:p>0.101949358666014</text:p>
          </table:table-cell>
          <table:table-cell table:formula="of:=[.A821]+[.B820]" office:value-type="float" office:value="411.339943600969" calcext:value-type="float">
            <text:p>411.339943600969</text:p>
          </table:table-cell>
        </table:table-row>
        <table:table-row table:style-name="ro1">
          <table:table-cell office:value-type="float" office:value="0.91857488824974" calcext:value-type="float">
            <text:p>0.91857488824974</text:p>
          </table:table-cell>
          <table:table-cell table:formula="of:=[.A822]+[.B821]" office:value-type="float" office:value="412.258518489219" calcext:value-type="float">
            <text:p>412.258518489219</text:p>
          </table:table-cell>
        </table:table-row>
        <table:table-row table:style-name="ro1">
          <table:table-cell office:value-type="float" office:value="0.621558245153947" calcext:value-type="float">
            <text:p>0.621558245153947</text:p>
          </table:table-cell>
          <table:table-cell table:formula="of:=[.A823]+[.B822]" office:value-type="float" office:value="412.880076734372" calcext:value-type="float">
            <text:p>412.880076734372</text:p>
          </table:table-cell>
        </table:table-row>
        <table:table-row table:style-name="ro1">
          <table:table-cell office:value-type="float" office:value="0.362087567596318" calcext:value-type="float">
            <text:p>0.362087567596318</text:p>
          </table:table-cell>
          <table:table-cell table:formula="of:=[.A824]+[.B823]" office:value-type="float" office:value="413.242164301969" calcext:value-type="float">
            <text:p>413.242164301969</text:p>
          </table:table-cell>
        </table:table-row>
        <table:table-row table:style-name="ro1">
          <table:table-cell office:value-type="float" office:value="0.93999821543583" calcext:value-type="float">
            <text:p>0.93999821543583</text:p>
          </table:table-cell>
          <table:table-cell table:formula="of:=[.A825]+[.B824]" office:value-type="float" office:value="414.182162517405" calcext:value-type="float">
            <text:p>414.182162517405</text:p>
          </table:table-cell>
        </table:table-row>
        <table:table-row table:style-name="ro1">
          <table:table-cell office:value-type="float" office:value="0.0364089519503522" calcext:value-type="float">
            <text:p>0.0364089519503522</text:p>
          </table:table-cell>
          <table:table-cell table:formula="of:=[.A826]+[.B825]" office:value-type="float" office:value="414.218571469355" calcext:value-type="float">
            <text:p>414.218571469355</text:p>
          </table:table-cell>
        </table:table-row>
        <table:table-row table:style-name="ro1">
          <table:table-cell office:value-type="float" office:value="0.4768711952404" calcext:value-type="float">
            <text:p>0.4768711952404</text:p>
          </table:table-cell>
          <table:table-cell table:formula="of:=[.A827]+[.B826]" office:value-type="float" office:value="414.695442664595" calcext:value-type="float">
            <text:p>414.695442664595</text:p>
          </table:table-cell>
        </table:table-row>
        <table:table-row table:style-name="ro1">
          <table:table-cell office:value-type="float" office:value="0.910889014981421" calcext:value-type="float">
            <text:p>0.910889014981421</text:p>
          </table:table-cell>
          <table:table-cell table:formula="of:=[.A828]+[.B827]" office:value-type="float" office:value="415.606331679577" calcext:value-type="float">
            <text:p>415.606331679577</text:p>
          </table:table-cell>
        </table:table-row>
        <table:table-row table:style-name="ro1">
          <table:table-cell office:value-type="float" office:value="0.181558124345068" calcext:value-type="float">
            <text:p>0.181558124345068</text:p>
          </table:table-cell>
          <table:table-cell table:formula="of:=[.A829]+[.B828]" office:value-type="float" office:value="415.787889803922" calcext:value-type="float">
            <text:p>415.787889803922</text:p>
          </table:table-cell>
        </table:table-row>
        <table:table-row table:style-name="ro1">
          <table:table-cell office:value-type="float" office:value="0.935788708142026" calcext:value-type="float">
            <text:p>0.935788708142026</text:p>
          </table:table-cell>
          <table:table-cell table:formula="of:=[.A830]+[.B829]" office:value-type="float" office:value="416.723678512064" calcext:value-type="float">
            <text:p>416.723678512064</text:p>
          </table:table-cell>
        </table:table-row>
        <table:table-row table:style-name="ro1">
          <table:table-cell office:value-type="float" office:value="0.458666962031477" calcext:value-type="float">
            <text:p>0.458666962031477</text:p>
          </table:table-cell>
          <table:table-cell table:formula="of:=[.A831]+[.B830]" office:value-type="float" office:value="417.182345474095" calcext:value-type="float">
            <text:p>417.182345474095</text:p>
          </table:table-cell>
        </table:table-row>
        <table:table-row table:style-name="ro1">
          <table:table-cell office:value-type="float" office:value="0.467097573967935" calcext:value-type="float">
            <text:p>0.467097573967935</text:p>
          </table:table-cell>
          <table:table-cell table:formula="of:=[.A832]+[.B831]" office:value-type="float" office:value="417.649443048063" calcext:value-type="float">
            <text:p>417.649443048063</text:p>
          </table:table-cell>
        </table:table-row>
        <table:table-row table:style-name="ro1">
          <table:table-cell office:value-type="float" office:value="0.481523165015533" calcext:value-type="float">
            <text:p>0.481523165015533</text:p>
          </table:table-cell>
          <table:table-cell table:formula="of:=[.A833]+[.B832]" office:value-type="float" office:value="418.130966213079" calcext:value-type="float">
            <text:p>418.130966213079</text:p>
          </table:table-cell>
        </table:table-row>
        <table:table-row table:style-name="ro1">
          <table:table-cell office:value-type="float" office:value="0.797088972759557" calcext:value-type="float">
            <text:p>0.797088972759557</text:p>
          </table:table-cell>
          <table:table-cell table:formula="of:=[.A834]+[.B833]" office:value-type="float" office:value="418.928055185838" calcext:value-type="float">
            <text:p>418.928055185838</text:p>
          </table:table-cell>
        </table:table-row>
        <table:table-row table:style-name="ro1">
          <table:table-cell office:value-type="float" office:value="0.473307817583983" calcext:value-type="float">
            <text:p>0.473307817583983</text:p>
          </table:table-cell>
          <table:table-cell table:formula="of:=[.A835]+[.B834]" office:value-type="float" office:value="419.401363003422" calcext:value-type="float">
            <text:p>419.401363003422</text:p>
          </table:table-cell>
        </table:table-row>
        <table:table-row table:style-name="ro1">
          <table:table-cell office:value-type="float" office:value="0.535227553215992" calcext:value-type="float">
            <text:p>0.535227553215992</text:p>
          </table:table-cell>
          <table:table-cell table:formula="of:=[.A836]+[.B835]" office:value-type="float" office:value="419.936590556638" calcext:value-type="float">
            <text:p>419.936590556638</text:p>
          </table:table-cell>
        </table:table-row>
        <table:table-row table:style-name="ro1">
          <table:table-cell office:value-type="float" office:value="0.991087659230968" calcext:value-type="float">
            <text:p>0.991087659230968</text:p>
          </table:table-cell>
          <table:table-cell table:formula="of:=[.A837]+[.B836]" office:value-type="float" office:value="420.927678215869" calcext:value-type="float">
            <text:p>420.927678215869</text:p>
          </table:table-cell>
        </table:table-row>
        <table:table-row table:style-name="ro1">
          <table:table-cell office:value-type="float" office:value="0.656303154240861" calcext:value-type="float">
            <text:p>0.656303154240861</text:p>
          </table:table-cell>
          <table:table-cell table:formula="of:=[.A838]+[.B837]" office:value-type="float" office:value="421.58398137011" calcext:value-type="float">
            <text:p>421.58398137011</text:p>
          </table:table-cell>
        </table:table-row>
        <table:table-row table:style-name="ro1">
          <table:table-cell office:value-type="float" office:value="0.226773501491411" calcext:value-type="float">
            <text:p>0.226773501491411</text:p>
          </table:table-cell>
          <table:table-cell table:formula="of:=[.A839]+[.B838]" office:value-type="float" office:value="421.810754871602" calcext:value-type="float">
            <text:p>421.810754871602</text:p>
          </table:table-cell>
        </table:table-row>
        <table:table-row table:style-name="ro1">
          <table:table-cell office:value-type="float" office:value="0.916894307238515" calcext:value-type="float">
            <text:p>0.916894307238515</text:p>
          </table:table-cell>
          <table:table-cell table:formula="of:=[.A840]+[.B839]" office:value-type="float" office:value="422.72764917884" calcext:value-type="float">
            <text:p>422.72764917884</text:p>
          </table:table-cell>
        </table:table-row>
        <table:table-row table:style-name="ro1">
          <table:table-cell office:value-type="float" office:value="0.559112335270474" calcext:value-type="float">
            <text:p>0.559112335270474</text:p>
          </table:table-cell>
          <table:table-cell table:formula="of:=[.A841]+[.B840]" office:value-type="float" office:value="423.286761514111" calcext:value-type="float">
            <text:p>423.286761514111</text:p>
          </table:table-cell>
        </table:table-row>
        <table:table-row table:style-name="ro1">
          <table:table-cell office:value-type="float" office:value="0.845746185456275" calcext:value-type="float">
            <text:p>0.845746185456275</text:p>
          </table:table-cell>
          <table:table-cell table:formula="of:=[.A842]+[.B841]" office:value-type="float" office:value="424.132507699567" calcext:value-type="float">
            <text:p>424.132507699567</text:p>
          </table:table-cell>
        </table:table-row>
        <table:table-row table:style-name="ro1">
          <table:table-cell office:value-type="float" office:value="0.756932152293928" calcext:value-type="float">
            <text:p>0.756932152293928</text:p>
          </table:table-cell>
          <table:table-cell table:formula="of:=[.A843]+[.B842]" office:value-type="float" office:value="424.889439851861" calcext:value-type="float">
            <text:p>424.889439851861</text:p>
          </table:table-cell>
        </table:table-row>
        <table:table-row table:style-name="ro1">
          <table:table-cell office:value-type="float" office:value="0.699924369903756" calcext:value-type="float">
            <text:p>0.699924369903756</text:p>
          </table:table-cell>
          <table:table-cell table:formula="of:=[.A844]+[.B843]" office:value-type="float" office:value="425.589364221765" calcext:value-type="float">
            <text:p>425.589364221765</text:p>
          </table:table-cell>
        </table:table-row>
        <table:table-row table:style-name="ro1">
          <table:table-cell office:value-type="float" office:value="0.760601716865268" calcext:value-type="float">
            <text:p>0.760601716865268</text:p>
          </table:table-cell>
          <table:table-cell table:formula="of:=[.A845]+[.B844]" office:value-type="float" office:value="426.34996593863" calcext:value-type="float">
            <text:p>426.34996593863</text:p>
          </table:table-cell>
        </table:table-row>
        <table:table-row table:style-name="ro1">
          <table:table-cell office:value-type="float" office:value="0.703339812855888" calcext:value-type="float">
            <text:p>0.703339812855888</text:p>
          </table:table-cell>
          <table:table-cell table:formula="of:=[.A846]+[.B845]" office:value-type="float" office:value="427.053305751486" calcext:value-type="float">
            <text:p>427.053305751486</text:p>
          </table:table-cell>
        </table:table-row>
        <table:table-row table:style-name="ro1">
          <table:table-cell office:value-type="float" office:value="0.488376976004531" calcext:value-type="float">
            <text:p>0.488376976004531</text:p>
          </table:table-cell>
          <table:table-cell table:formula="of:=[.A847]+[.B846]" office:value-type="float" office:value="427.54168272749" calcext:value-type="float">
            <text:p>427.54168272749</text:p>
          </table:table-cell>
        </table:table-row>
        <table:table-row table:style-name="ro1">
          <table:table-cell office:value-type="float" office:value="0.36983966150154" calcext:value-type="float">
            <text:p>0.36983966150154</text:p>
          </table:table-cell>
          <table:table-cell table:formula="of:=[.A848]+[.B847]" office:value-type="float" office:value="427.911522388992" calcext:value-type="float">
            <text:p>427.911522388992</text:p>
          </table:table-cell>
        </table:table-row>
        <table:table-row table:style-name="ro1">
          <table:table-cell office:value-type="float" office:value="0.578766010544186" calcext:value-type="float">
            <text:p>0.578766010544186</text:p>
          </table:table-cell>
          <table:table-cell table:formula="of:=[.A849]+[.B848]" office:value-type="float" office:value="428.490288399536" calcext:value-type="float">
            <text:p>428.490288399536</text:p>
          </table:table-cell>
        </table:table-row>
        <table:table-row table:style-name="ro1">
          <table:table-cell office:value-type="float" office:value="0.320904614336488" calcext:value-type="float">
            <text:p>0.320904614336488</text:p>
          </table:table-cell>
          <table:table-cell table:formula="of:=[.A850]+[.B849]" office:value-type="float" office:value="428.811193013873" calcext:value-type="float">
            <text:p>428.811193013873</text:p>
          </table:table-cell>
        </table:table-row>
        <table:table-row table:style-name="ro1">
          <table:table-cell office:value-type="float" office:value="0.617428745665763" calcext:value-type="float">
            <text:p>0.617428745665763</text:p>
          </table:table-cell>
          <table:table-cell table:formula="of:=[.A851]+[.B850]" office:value-type="float" office:value="429.428621759538" calcext:value-type="float">
            <text:p>429.428621759538</text:p>
          </table:table-cell>
        </table:table-row>
        <table:table-row table:style-name="ro1">
          <table:table-cell office:value-type="float" office:value="0.933408457431649" calcext:value-type="float">
            <text:p>0.933408457431649</text:p>
          </table:table-cell>
          <table:table-cell table:formula="of:=[.A852]+[.B851]" office:value-type="float" office:value="430.36203021697" calcext:value-type="float">
            <text:p>430.36203021697</text:p>
          </table:table-cell>
        </table:table-row>
        <table:table-row table:style-name="ro1">
          <table:table-cell office:value-type="float" office:value="0.743586219654745" calcext:value-type="float">
            <text:p>0.743586219654745</text:p>
          </table:table-cell>
          <table:table-cell table:formula="of:=[.A853]+[.B852]" office:value-type="float" office:value="431.105616436625" calcext:value-type="float">
            <text:p>431.105616436625</text:p>
          </table:table-cell>
        </table:table-row>
        <table:table-row table:style-name="ro1">
          <table:table-cell office:value-type="float" office:value="0.986905409822137" calcext:value-type="float">
            <text:p>0.986905409822137</text:p>
          </table:table-cell>
          <table:table-cell table:formula="of:=[.A854]+[.B853]" office:value-type="float" office:value="432.092521846447" calcext:value-type="float">
            <text:p>432.092521846447</text:p>
          </table:table-cell>
        </table:table-row>
        <table:table-row table:style-name="ro1">
          <table:table-cell office:value-type="float" office:value="0.921617100677876" calcext:value-type="float">
            <text:p>0.921617100677876</text:p>
          </table:table-cell>
          <table:table-cell table:formula="of:=[.A855]+[.B854]" office:value-type="float" office:value="433.014138947125" calcext:value-type="float">
            <text:p>433.014138947125</text:p>
          </table:table-cell>
        </table:table-row>
        <table:table-row table:style-name="ro1">
          <table:table-cell office:value-type="float" office:value="0.447313942971195" calcext:value-type="float">
            <text:p>0.447313942971195</text:p>
          </table:table-cell>
          <table:table-cell table:formula="of:=[.A856]+[.B855]" office:value-type="float" office:value="433.461452890096" calcext:value-type="float">
            <text:p>433.461452890096</text:p>
          </table:table-cell>
        </table:table-row>
        <table:table-row table:style-name="ro1">
          <table:table-cell office:value-type="float" office:value="0.0484617668686936" calcext:value-type="float">
            <text:p>0.0484617668686936</text:p>
          </table:table-cell>
          <table:table-cell table:formula="of:=[.A857]+[.B856]" office:value-type="float" office:value="433.509914656965" calcext:value-type="float">
            <text:p>433.509914656965</text:p>
          </table:table-cell>
        </table:table-row>
        <table:table-row table:style-name="ro1">
          <table:table-cell office:value-type="float" office:value="0.6307405552671" calcext:value-type="float">
            <text:p>0.6307405552671</text:p>
          </table:table-cell>
          <table:table-cell table:formula="of:=[.A858]+[.B857]" office:value-type="float" office:value="434.140655212232" calcext:value-type="float">
            <text:p>434.140655212232</text:p>
          </table:table-cell>
        </table:table-row>
        <table:table-row table:style-name="ro1">
          <table:table-cell office:value-type="float" office:value="0.430877169700967" calcext:value-type="float">
            <text:p>0.430877169700967</text:p>
          </table:table-cell>
          <table:table-cell table:formula="of:=[.A859]+[.B858]" office:value-type="float" office:value="434.571532381933" calcext:value-type="float">
            <text:p>434.571532381933</text:p>
          </table:table-cell>
        </table:table-row>
        <table:table-row table:style-name="ro1">
          <table:table-cell office:value-type="float" office:value="0.402156835781607" calcext:value-type="float">
            <text:p>0.402156835781607</text:p>
          </table:table-cell>
          <table:table-cell table:formula="of:=[.A860]+[.B859]" office:value-type="float" office:value="434.973689217714" calcext:value-type="float">
            <text:p>434.973689217714</text:p>
          </table:table-cell>
        </table:table-row>
        <table:table-row table:style-name="ro1">
          <table:table-cell office:value-type="float" office:value="0.430161021724956" calcext:value-type="float">
            <text:p>0.430161021724956</text:p>
          </table:table-cell>
          <table:table-cell table:formula="of:=[.A861]+[.B860]" office:value-type="float" office:value="435.403850239439" calcext:value-type="float">
            <text:p>435.403850239439</text:p>
          </table:table-cell>
        </table:table-row>
        <table:table-row table:style-name="ro1">
          <table:table-cell office:value-type="float" office:value="0.131310285462099" calcext:value-type="float">
            <text:p>0.131310285462099</text:p>
          </table:table-cell>
          <table:table-cell table:formula="of:=[.A862]+[.B861]" office:value-type="float" office:value="435.535160524901" calcext:value-type="float">
            <text:p>435.535160524901</text:p>
          </table:table-cell>
        </table:table-row>
        <table:table-row table:style-name="ro1">
          <table:table-cell office:value-type="float" office:value="0.00707955119070986" calcext:value-type="float">
            <text:p>0.00707955119070986</text:p>
          </table:table-cell>
          <table:table-cell table:formula="of:=[.A863]+[.B862]" office:value-type="float" office:value="435.542240076092" calcext:value-type="float">
            <text:p>435.542240076092</text:p>
          </table:table-cell>
        </table:table-row>
        <table:table-row table:style-name="ro1">
          <table:table-cell office:value-type="float" office:value="0.374446602269939" calcext:value-type="float">
            <text:p>0.374446602269939</text:p>
          </table:table-cell>
          <table:table-cell table:formula="of:=[.A864]+[.B863]" office:value-type="float" office:value="435.916686678362" calcext:value-type="float">
            <text:p>435.916686678362</text:p>
          </table:table-cell>
        </table:table-row>
        <table:table-row table:style-name="ro1">
          <table:table-cell office:value-type="float" office:value="0.0484384258560729" calcext:value-type="float">
            <text:p>0.0484384258560729</text:p>
          </table:table-cell>
          <table:table-cell table:formula="of:=[.A865]+[.B864]" office:value-type="float" office:value="435.965125104218" calcext:value-type="float">
            <text:p>435.965125104218</text:p>
          </table:table-cell>
        </table:table-row>
        <table:table-row table:style-name="ro1">
          <table:table-cell office:value-type="float" office:value="0.917746720440762" calcext:value-type="float">
            <text:p>0.917746720440762</text:p>
          </table:table-cell>
          <table:table-cell table:formula="of:=[.A866]+[.B865]" office:value-type="float" office:value="436.882871824659" calcext:value-type="float">
            <text:p>436.882871824659</text:p>
          </table:table-cell>
        </table:table-row>
        <table:table-row table:style-name="ro1">
          <table:table-cell office:value-type="float" office:value="0.846323404781045" calcext:value-type="float">
            <text:p>0.846323404781045</text:p>
          </table:table-cell>
          <table:table-cell table:formula="of:=[.A867]+[.B866]" office:value-type="float" office:value="437.72919522944" calcext:value-type="float">
            <text:p>437.72919522944</text:p>
          </table:table-cell>
        </table:table-row>
        <table:table-row table:style-name="ro1">
          <table:table-cell office:value-type="float" office:value="0.131781890662946" calcext:value-type="float">
            <text:p>0.131781890662946</text:p>
          </table:table-cell>
          <table:table-cell table:formula="of:=[.A868]+[.B867]" office:value-type="float" office:value="437.860977120103" calcext:value-type="float">
            <text:p>437.860977120103</text:p>
          </table:table-cell>
        </table:table-row>
        <table:table-row table:style-name="ro1">
          <table:table-cell office:value-type="float" office:value="0.739979018593771" calcext:value-type="float">
            <text:p>0.739979018593771</text:p>
          </table:table-cell>
          <table:table-cell table:formula="of:=[.A869]+[.B868]" office:value-type="float" office:value="438.600956138697" calcext:value-type="float">
            <text:p>438.600956138697</text:p>
          </table:table-cell>
        </table:table-row>
        <table:table-row table:style-name="ro1">
          <table:table-cell office:value-type="float" office:value="0.895575806916437" calcext:value-type="float">
            <text:p>0.895575806916437</text:p>
          </table:table-cell>
          <table:table-cell table:formula="of:=[.A870]+[.B869]" office:value-type="float" office:value="439.496531945613" calcext:value-type="float">
            <text:p>439.496531945613</text:p>
          </table:table-cell>
        </table:table-row>
        <table:table-row table:style-name="ro1">
          <table:table-cell office:value-type="float" office:value="0.14377708465628" calcext:value-type="float">
            <text:p>0.14377708465628</text:p>
          </table:table-cell>
          <table:table-cell table:formula="of:=[.A871]+[.B870]" office:value-type="float" office:value="439.640309030269" calcext:value-type="float">
            <text:p>439.640309030269</text:p>
          </table:table-cell>
        </table:table-row>
        <table:table-row table:style-name="ro1">
          <table:table-cell office:value-type="float" office:value="0.356013785137601" calcext:value-type="float">
            <text:p>0.356013785137601</text:p>
          </table:table-cell>
          <table:table-cell table:formula="of:=[.A872]+[.B871]" office:value-type="float" office:value="439.996322815407" calcext:value-type="float">
            <text:p>439.996322815407</text:p>
          </table:table-cell>
        </table:table-row>
        <table:table-row table:style-name="ro1">
          <table:table-cell office:value-type="float" office:value="0.286112815401934" calcext:value-type="float">
            <text:p>0.286112815401934</text:p>
          </table:table-cell>
          <table:table-cell table:formula="of:=[.A873]+[.B872]" office:value-type="float" office:value="440.282435630809" calcext:value-type="float">
            <text:p>440.282435630809</text:p>
          </table:table-cell>
        </table:table-row>
        <table:table-row table:style-name="ro1">
          <table:table-cell office:value-type="float" office:value="0.41838849298671" calcext:value-type="float">
            <text:p>0.41838849298671</text:p>
          </table:table-cell>
          <table:table-cell table:formula="of:=[.A874]+[.B873]" office:value-type="float" office:value="440.700824123796" calcext:value-type="float">
            <text:p>440.700824123796</text:p>
          </table:table-cell>
        </table:table-row>
        <table:table-row table:style-name="ro1">
          <table:table-cell office:value-type="float" office:value="0.759281637095622" calcext:value-type="float">
            <text:p>0.759281637095622</text:p>
          </table:table-cell>
          <table:table-cell table:formula="of:=[.A875]+[.B874]" office:value-type="float" office:value="441.460105760891" calcext:value-type="float">
            <text:p>441.460105760891</text:p>
          </table:table-cell>
        </table:table-row>
        <table:table-row table:style-name="ro1">
          <table:table-cell office:value-type="float" office:value="0.178767955120185" calcext:value-type="float">
            <text:p>0.178767955120185</text:p>
          </table:table-cell>
          <table:table-cell table:formula="of:=[.A876]+[.B875]" office:value-type="float" office:value="441.638873716011" calcext:value-type="float">
            <text:p>441.638873716011</text:p>
          </table:table-cell>
        </table:table-row>
        <table:table-row table:style-name="ro1">
          <table:table-cell office:value-type="float" office:value="0.0258154320580195" calcext:value-type="float">
            <text:p>0.0258154320580195</text:p>
          </table:table-cell>
          <table:table-cell table:formula="of:=[.A877]+[.B876]" office:value-type="float" office:value="441.664689148069" calcext:value-type="float">
            <text:p>441.664689148069</text:p>
          </table:table-cell>
        </table:table-row>
        <table:table-row table:style-name="ro1">
          <table:table-cell office:value-type="float" office:value="0.267835414889508" calcext:value-type="float">
            <text:p>0.267835414889508</text:p>
          </table:table-cell>
          <table:table-cell table:formula="of:=[.A878]+[.B877]" office:value-type="float" office:value="441.932524562959" calcext:value-type="float">
            <text:p>441.932524562959</text:p>
          </table:table-cell>
        </table:table-row>
        <table:table-row table:style-name="ro1">
          <table:table-cell office:value-type="float" office:value="0.424948985850812" calcext:value-type="float">
            <text:p>0.424948985850812</text:p>
          </table:table-cell>
          <table:table-cell table:formula="of:=[.A879]+[.B878]" office:value-type="float" office:value="442.35747354881" calcext:value-type="float">
            <text:p>442.35747354881</text:p>
          </table:table-cell>
        </table:table-row>
        <table:table-row table:style-name="ro1">
          <table:table-cell office:value-type="float" office:value="0.682926994054878" calcext:value-type="float">
            <text:p>0.682926994054878</text:p>
          </table:table-cell>
          <table:table-cell table:formula="of:=[.A880]+[.B879]" office:value-type="float" office:value="443.040400542865" calcext:value-type="float">
            <text:p>443.040400542865</text:p>
          </table:table-cell>
        </table:table-row>
        <table:table-row table:style-name="ro1">
          <table:table-cell office:value-type="float" office:value="0.919188135803524" calcext:value-type="float">
            <text:p>0.919188135803524</text:p>
          </table:table-cell>
          <table:table-cell table:formula="of:=[.A881]+[.B880]" office:value-type="float" office:value="443.959588678668" calcext:value-type="float">
            <text:p>443.959588678668</text:p>
          </table:table-cell>
        </table:table-row>
        <table:table-row table:style-name="ro1">
          <table:table-cell office:value-type="float" office:value="0.173556659197678" calcext:value-type="float">
            <text:p>0.173556659197678</text:p>
          </table:table-cell>
          <table:table-cell table:formula="of:=[.A882]+[.B881]" office:value-type="float" office:value="444.133145337866" calcext:value-type="float">
            <text:p>444.133145337866</text:p>
          </table:table-cell>
        </table:table-row>
        <table:table-row table:style-name="ro1">
          <table:table-cell office:value-type="float" office:value="0.400707780459665" calcext:value-type="float">
            <text:p>0.400707780459665</text:p>
          </table:table-cell>
          <table:table-cell table:formula="of:=[.A883]+[.B882]" office:value-type="float" office:value="444.533853118325" calcext:value-type="float">
            <text:p>444.533853118325</text:p>
          </table:table-cell>
        </table:table-row>
        <table:table-row table:style-name="ro1">
          <table:table-cell office:value-type="float" office:value="0.948020777612648" calcext:value-type="float">
            <text:p>0.948020777612648</text:p>
          </table:table-cell>
          <table:table-cell table:formula="of:=[.A884]+[.B883]" office:value-type="float" office:value="445.481873895938" calcext:value-type="float">
            <text:p>445.481873895938</text:p>
          </table:table-cell>
        </table:table-row>
        <table:table-row table:style-name="ro1">
          <table:table-cell office:value-type="float" office:value="0.596983801251103" calcext:value-type="float">
            <text:p>0.596983801251103</text:p>
          </table:table-cell>
          <table:table-cell table:formula="of:=[.A885]+[.B884]" office:value-type="float" office:value="446.078857697189" calcext:value-type="float">
            <text:p>446.078857697189</text:p>
          </table:table-cell>
        </table:table-row>
        <table:table-row table:style-name="ro1">
          <table:table-cell office:value-type="float" office:value="0.611296426542782" calcext:value-type="float">
            <text:p>0.611296426542782</text:p>
          </table:table-cell>
          <table:table-cell table:formula="of:=[.A886]+[.B885]" office:value-type="float" office:value="446.690154123732" calcext:value-type="float">
            <text:p>446.690154123732</text:p>
          </table:table-cell>
        </table:table-row>
        <table:table-row table:style-name="ro1">
          <table:table-cell office:value-type="float" office:value="0.231550555865068" calcext:value-type="float">
            <text:p>0.231550555865068</text:p>
          </table:table-cell>
          <table:table-cell table:formula="of:=[.A887]+[.B886]" office:value-type="float" office:value="446.921704679597" calcext:value-type="float">
            <text:p>446.921704679597</text:p>
          </table:table-cell>
        </table:table-row>
        <table:table-row table:style-name="ro1">
          <table:table-cell office:value-type="float" office:value="0.158957625146371" calcext:value-type="float">
            <text:p>0.158957625146371</text:p>
          </table:table-cell>
          <table:table-cell table:formula="of:=[.A888]+[.B887]" office:value-type="float" office:value="447.080662304743" calcext:value-type="float">
            <text:p>447.080662304743</text:p>
          </table:table-cell>
        </table:table-row>
        <table:table-row table:style-name="ro1">
          <table:table-cell office:value-type="float" office:value="0.0917415464435649" calcext:value-type="float">
            <text:p>0.0917415464435649</text:p>
          </table:table-cell>
          <table:table-cell table:formula="of:=[.A889]+[.B888]" office:value-type="float" office:value="447.172403851187" calcext:value-type="float">
            <text:p>447.172403851187</text:p>
          </table:table-cell>
        </table:table-row>
        <table:table-row table:style-name="ro1">
          <table:table-cell office:value-type="float" office:value="0.191710777224286" calcext:value-type="float">
            <text:p>0.191710777224286</text:p>
          </table:table-cell>
          <table:table-cell table:formula="of:=[.A890]+[.B889]" office:value-type="float" office:value="447.364114628411" calcext:value-type="float">
            <text:p>447.364114628411</text:p>
          </table:table-cell>
        </table:table-row>
        <table:table-row table:style-name="ro1">
          <table:table-cell office:value-type="float" office:value="0.810643431112549" calcext:value-type="float">
            <text:p>0.810643431112549</text:p>
          </table:table-cell>
          <table:table-cell table:formula="of:=[.A891]+[.B890]" office:value-type="float" office:value="448.174758059524" calcext:value-type="float">
            <text:p>448.174758059524</text:p>
          </table:table-cell>
        </table:table-row>
        <table:table-row table:style-name="ro1">
          <table:table-cell office:value-type="float" office:value="0.47792428605655" calcext:value-type="float">
            <text:p>0.47792428605655</text:p>
          </table:table-cell>
          <table:table-cell table:formula="of:=[.A892]+[.B891]" office:value-type="float" office:value="448.65268234558" calcext:value-type="float">
            <text:p>448.65268234558</text:p>
          </table:table-cell>
        </table:table-row>
        <table:table-row table:style-name="ro1">
          <table:table-cell office:value-type="float" office:value="0.871892420868284" calcext:value-type="float">
            <text:p>0.871892420868284</text:p>
          </table:table-cell>
          <table:table-cell table:formula="of:=[.A893]+[.B892]" office:value-type="float" office:value="449.524574766449" calcext:value-type="float">
            <text:p>449.524574766449</text:p>
          </table:table-cell>
        </table:table-row>
        <table:table-row table:style-name="ro1">
          <table:table-cell office:value-type="float" office:value="0.287095192667167" calcext:value-type="float">
            <text:p>0.287095192667167</text:p>
          </table:table-cell>
          <table:table-cell table:formula="of:=[.A894]+[.B893]" office:value-type="float" office:value="449.811669959116" calcext:value-type="float">
            <text:p>449.811669959116</text:p>
          </table:table-cell>
        </table:table-row>
        <table:table-row table:style-name="ro1">
          <table:table-cell office:value-type="float" office:value="0.478263001377117" calcext:value-type="float">
            <text:p>0.478263001377117</text:p>
          </table:table-cell>
          <table:table-cell table:formula="of:=[.A895]+[.B894]" office:value-type="float" office:value="450.289932960493" calcext:value-type="float">
            <text:p>450.289932960493</text:p>
          </table:table-cell>
        </table:table-row>
        <table:table-row table:style-name="ro1">
          <table:table-cell office:value-type="float" office:value="0.552982449448467" calcext:value-type="float">
            <text:p>0.552982449448467</text:p>
          </table:table-cell>
          <table:table-cell table:formula="of:=[.A896]+[.B895]" office:value-type="float" office:value="450.842915409941" calcext:value-type="float">
            <text:p>450.842915409941</text:p>
          </table:table-cell>
        </table:table-row>
        <table:table-row table:style-name="ro1">
          <table:table-cell office:value-type="float" office:value="0.564906621482809" calcext:value-type="float">
            <text:p>0.564906621482809</text:p>
          </table:table-cell>
          <table:table-cell table:formula="of:=[.A897]+[.B896]" office:value-type="float" office:value="451.407822031424" calcext:value-type="float">
            <text:p>451.407822031424</text:p>
          </table:table-cell>
        </table:table-row>
        <table:table-row table:style-name="ro1">
          <table:table-cell office:value-type="float" office:value="0.0928277691438278" calcext:value-type="float">
            <text:p>0.0928277691438278</text:p>
          </table:table-cell>
          <table:table-cell table:formula="of:=[.A898]+[.B897]" office:value-type="float" office:value="451.500649800568" calcext:value-type="float">
            <text:p>451.500649800568</text:p>
          </table:table-cell>
        </table:table-row>
        <table:table-row table:style-name="ro1">
          <table:table-cell office:value-type="float" office:value="0.891339406619112" calcext:value-type="float">
            <text:p>0.891339406619112</text:p>
          </table:table-cell>
          <table:table-cell table:formula="of:=[.A899]+[.B898]" office:value-type="float" office:value="452.391989207187" calcext:value-type="float">
            <text:p>452.391989207187</text:p>
          </table:table-cell>
        </table:table-row>
        <table:table-row table:style-name="ro1">
          <table:table-cell office:value-type="float" office:value="0.0513478569244577" calcext:value-type="float">
            <text:p>0.0513478569244577</text:p>
          </table:table-cell>
          <table:table-cell table:formula="of:=[.A900]+[.B899]" office:value-type="float" office:value="452.443337064112" calcext:value-type="float">
            <text:p>452.443337064112</text:p>
          </table:table-cell>
        </table:table-row>
        <table:table-row table:style-name="ro1">
          <table:table-cell office:value-type="float" office:value="0.401527405064598" calcext:value-type="float">
            <text:p>0.401527405064598</text:p>
          </table:table-cell>
          <table:table-cell table:formula="of:=[.A901]+[.B900]" office:value-type="float" office:value="452.844864469176" calcext:value-type="float">
            <text:p>452.844864469176</text:p>
          </table:table-cell>
        </table:table-row>
        <table:table-row table:style-name="ro1">
          <table:table-cell office:value-type="float" office:value="0.331522990295249" calcext:value-type="float">
            <text:p>0.331522990295249</text:p>
          </table:table-cell>
          <table:table-cell table:formula="of:=[.A902]+[.B901]" office:value-type="float" office:value="453.176387459471" calcext:value-type="float">
            <text:p>453.176387459471</text:p>
          </table:table-cell>
        </table:table-row>
        <table:table-row table:style-name="ro1">
          <table:table-cell office:value-type="float" office:value="0.13673805618365" calcext:value-type="float">
            <text:p>0.13673805618365</text:p>
          </table:table-cell>
          <table:table-cell table:formula="of:=[.A903]+[.B902]" office:value-type="float" office:value="453.313125515655" calcext:value-type="float">
            <text:p>453.313125515655</text:p>
          </table:table-cell>
        </table:table-row>
        <table:table-row table:style-name="ro1">
          <table:table-cell office:value-type="float" office:value="0.3943343870151" calcext:value-type="float">
            <text:p>0.3943343870151</text:p>
          </table:table-cell>
          <table:table-cell table:formula="of:=[.A904]+[.B903]" office:value-type="float" office:value="453.70745990267" calcext:value-type="float">
            <text:p>453.70745990267</text:p>
          </table:table-cell>
        </table:table-row>
        <table:table-row table:style-name="ro1">
          <table:table-cell office:value-type="float" office:value="0.532069675928068" calcext:value-type="float">
            <text:p>0.532069675928068</text:p>
          </table:table-cell>
          <table:table-cell table:formula="of:=[.A905]+[.B904]" office:value-type="float" office:value="454.239529578598" calcext:value-type="float">
            <text:p>454.239529578598</text:p>
          </table:table-cell>
        </table:table-row>
        <table:table-row table:style-name="ro1">
          <table:table-cell office:value-type="float" office:value="0.152710450210963" calcext:value-type="float">
            <text:p>0.152710450210963</text:p>
          </table:table-cell>
          <table:table-cell table:formula="of:=[.A906]+[.B905]" office:value-type="float" office:value="454.392240028809" calcext:value-type="float">
            <text:p>454.392240028809</text:p>
          </table:table-cell>
        </table:table-row>
        <table:table-row table:style-name="ro1">
          <table:table-cell office:value-type="float" office:value="0.227581432767967" calcext:value-type="float">
            <text:p>0.227581432767967</text:p>
          </table:table-cell>
          <table:table-cell table:formula="of:=[.A907]+[.B906]" office:value-type="float" office:value="454.619821461577" calcext:value-type="float">
            <text:p>454.619821461577</text:p>
          </table:table-cell>
        </table:table-row>
        <table:table-row table:style-name="ro1">
          <table:table-cell office:value-type="float" office:value="0.32599107181435" calcext:value-type="float">
            <text:p>0.32599107181435</text:p>
          </table:table-cell>
          <table:table-cell table:formula="of:=[.A908]+[.B907]" office:value-type="float" office:value="454.945812533392" calcext:value-type="float">
            <text:p>454.945812533392</text:p>
          </table:table-cell>
        </table:table-row>
        <table:table-row table:style-name="ro1">
          <table:table-cell office:value-type="float" office:value="0.40483345228671" calcext:value-type="float">
            <text:p>0.40483345228671</text:p>
          </table:table-cell>
          <table:table-cell table:formula="of:=[.A909]+[.B908]" office:value-type="float" office:value="455.350645985678" calcext:value-type="float">
            <text:p>455.350645985678</text:p>
          </table:table-cell>
        </table:table-row>
        <table:table-row table:style-name="ro1">
          <table:table-cell office:value-type="float" office:value="0.144069622457082" calcext:value-type="float">
            <text:p>0.144069622457082</text:p>
          </table:table-cell>
          <table:table-cell table:formula="of:=[.A910]+[.B909]" office:value-type="float" office:value="455.494715608135" calcext:value-type="float">
            <text:p>455.494715608135</text:p>
          </table:table-cell>
        </table:table-row>
        <table:table-row table:style-name="ro1">
          <table:table-cell office:value-type="float" office:value="0.571029163954437" calcext:value-type="float">
            <text:p>0.571029163954437</text:p>
          </table:table-cell>
          <table:table-cell table:formula="of:=[.A911]+[.B910]" office:value-type="float" office:value="456.06574477209" calcext:value-type="float">
            <text:p>456.06574477209</text:p>
          </table:table-cell>
        </table:table-row>
        <table:table-row table:style-name="ro1">
          <table:table-cell office:value-type="float" office:value="0.851890848366791" calcext:value-type="float">
            <text:p>0.851890848366791</text:p>
          </table:table-cell>
          <table:table-cell table:formula="of:=[.A912]+[.B911]" office:value-type="float" office:value="456.917635620457" calcext:value-type="float">
            <text:p>456.917635620457</text:p>
          </table:table-cell>
        </table:table-row>
        <table:table-row table:style-name="ro1">
          <table:table-cell office:value-type="float" office:value="0.133622371869553" calcext:value-type="float">
            <text:p>0.133622371869553</text:p>
          </table:table-cell>
          <table:table-cell table:formula="of:=[.A913]+[.B912]" office:value-type="float" office:value="457.051257992326" calcext:value-type="float">
            <text:p>457.051257992326</text:p>
          </table:table-cell>
        </table:table-row>
        <table:table-row table:style-name="ro1">
          <table:table-cell office:value-type="float" office:value="0.477301507645763" calcext:value-type="float">
            <text:p>0.477301507645763</text:p>
          </table:table-cell>
          <table:table-cell table:formula="of:=[.A914]+[.B913]" office:value-type="float" office:value="457.528559499972" calcext:value-type="float">
            <text:p>457.528559499972</text:p>
          </table:table-cell>
        </table:table-row>
        <table:table-row table:style-name="ro1">
          <table:table-cell office:value-type="float" office:value="0.638491326719107" calcext:value-type="float">
            <text:p>0.638491326719107</text:p>
          </table:table-cell>
          <table:table-cell table:formula="of:=[.A915]+[.B914]" office:value-type="float" office:value="458.167050826691" calcext:value-type="float">
            <text:p>458.167050826691</text:p>
          </table:table-cell>
        </table:table-row>
        <table:table-row table:style-name="ro1">
          <table:table-cell office:value-type="float" office:value="0.844648085862964" calcext:value-type="float">
            <text:p>0.844648085862964</text:p>
          </table:table-cell>
          <table:table-cell table:formula="of:=[.A916]+[.B915]" office:value-type="float" office:value="459.011698912554" calcext:value-type="float">
            <text:p>459.011698912554</text:p>
          </table:table-cell>
        </table:table-row>
        <table:table-row table:style-name="ro1">
          <table:table-cell office:value-type="float" office:value="0.746577775497268" calcext:value-type="float">
            <text:p>0.746577775497268</text:p>
          </table:table-cell>
          <table:table-cell table:formula="of:=[.A917]+[.B916]" office:value-type="float" office:value="459.758276688051" calcext:value-type="float">
            <text:p>459.758276688051</text:p>
          </table:table-cell>
        </table:table-row>
        <table:table-row table:style-name="ro1">
          <table:table-cell office:value-type="float" office:value="0.510365540511272" calcext:value-type="float">
            <text:p>0.510365540511272</text:p>
          </table:table-cell>
          <table:table-cell table:formula="of:=[.A918]+[.B917]" office:value-type="float" office:value="460.268642228563" calcext:value-type="float">
            <text:p>460.268642228563</text:p>
          </table:table-cell>
        </table:table-row>
        <table:table-row table:style-name="ro1">
          <table:table-cell office:value-type="float" office:value="0.881161298547763" calcext:value-type="float">
            <text:p>0.881161298547763</text:p>
          </table:table-cell>
          <table:table-cell table:formula="of:=[.A919]+[.B918]" office:value-type="float" office:value="461.14980352711" calcext:value-type="float">
            <text:p>461.14980352711</text:p>
          </table:table-cell>
        </table:table-row>
        <table:table-row table:style-name="ro1">
          <table:table-cell office:value-type="float" office:value="0.365195407720789" calcext:value-type="float">
            <text:p>0.365195407720789</text:p>
          </table:table-cell>
          <table:table-cell table:formula="of:=[.A920]+[.B919]" office:value-type="float" office:value="461.514998934831" calcext:value-type="float">
            <text:p>461.514998934831</text:p>
          </table:table-cell>
        </table:table-row>
        <table:table-row table:style-name="ro1">
          <table:table-cell office:value-type="float" office:value="0.954877933701179" calcext:value-type="float">
            <text:p>0.954877933701179</text:p>
          </table:table-cell>
          <table:table-cell table:formula="of:=[.A921]+[.B920]" office:value-type="float" office:value="462.469876868532" calcext:value-type="float">
            <text:p>462.469876868532</text:p>
          </table:table-cell>
        </table:table-row>
        <table:table-row table:style-name="ro1">
          <table:table-cell office:value-type="float" office:value="0.111239106271696" calcext:value-type="float">
            <text:p>0.111239106271696</text:p>
          </table:table-cell>
          <table:table-cell table:formula="of:=[.A922]+[.B921]" office:value-type="float" office:value="462.581115974804" calcext:value-type="float">
            <text:p>462.581115974804</text:p>
          </table:table-cell>
        </table:table-row>
        <table:table-row table:style-name="ro1">
          <table:table-cell office:value-type="float" office:value="0.0581030594245103" calcext:value-type="float">
            <text:p>0.0581030594245103</text:p>
          </table:table-cell>
          <table:table-cell table:formula="of:=[.A923]+[.B922]" office:value-type="float" office:value="462.639219034228" calcext:value-type="float">
            <text:p>462.639219034228</text:p>
          </table:table-cell>
        </table:table-row>
        <table:table-row table:style-name="ro1">
          <table:table-cell office:value-type="float" office:value="0.801190231300541" calcext:value-type="float">
            <text:p>0.801190231300541</text:p>
          </table:table-cell>
          <table:table-cell table:formula="of:=[.A924]+[.B923]" office:value-type="float" office:value="463.440409265529" calcext:value-type="float">
            <text:p>463.440409265529</text:p>
          </table:table-cell>
        </table:table-row>
        <table:table-row table:style-name="ro1">
          <table:table-cell office:value-type="float" office:value="0.716265447317135" calcext:value-type="float">
            <text:p>0.716265447317135</text:p>
          </table:table-cell>
          <table:table-cell table:formula="of:=[.A925]+[.B924]" office:value-type="float" office:value="464.156674712846" calcext:value-type="float">
            <text:p>464.156674712846</text:p>
          </table:table-cell>
        </table:table-row>
        <table:table-row table:style-name="ro1">
          <table:table-cell office:value-type="float" office:value="0.270778685025715" calcext:value-type="float">
            <text:p>0.270778685025715</text:p>
          </table:table-cell>
          <table:table-cell table:formula="of:=[.A926]+[.B925]" office:value-type="float" office:value="464.427453397872" calcext:value-type="float">
            <text:p>464.427453397872</text:p>
          </table:table-cell>
        </table:table-row>
        <table:table-row table:style-name="ro1">
          <table:table-cell office:value-type="float" office:value="0.351213678617385" calcext:value-type="float">
            <text:p>0.351213678617385</text:p>
          </table:table-cell>
          <table:table-cell table:formula="of:=[.A927]+[.B926]" office:value-type="float" office:value="464.778667076489" calcext:value-type="float">
            <text:p>464.778667076489</text:p>
          </table:table-cell>
        </table:table-row>
        <table:table-row table:style-name="ro1">
          <table:table-cell office:value-type="float" office:value="0.0663899080013146" calcext:value-type="float">
            <text:p>0.0663899080013146</text:p>
          </table:table-cell>
          <table:table-cell table:formula="of:=[.A928]+[.B927]" office:value-type="float" office:value="464.845056984491" calcext:value-type="float">
            <text:p>464.845056984491</text:p>
          </table:table-cell>
        </table:table-row>
        <table:table-row table:style-name="ro1">
          <table:table-cell office:value-type="float" office:value="0.0218596209136542" calcext:value-type="float">
            <text:p>0.0218596209136542</text:p>
          </table:table-cell>
          <table:table-cell table:formula="of:=[.A929]+[.B928]" office:value-type="float" office:value="464.866916605404" calcext:value-type="float">
            <text:p>464.866916605404</text:p>
          </table:table-cell>
        </table:table-row>
        <table:table-row table:style-name="ro1">
          <table:table-cell office:value-type="float" office:value="0.143928244962255" calcext:value-type="float">
            <text:p>0.143928244962255</text:p>
          </table:table-cell>
          <table:table-cell table:formula="of:=[.A930]+[.B929]" office:value-type="float" office:value="465.010844850367" calcext:value-type="float">
            <text:p>465.010844850367</text:p>
          </table:table-cell>
        </table:table-row>
        <table:table-row table:style-name="ro1">
          <table:table-cell office:value-type="float" office:value="0.992469815981362" calcext:value-type="float">
            <text:p>0.992469815981362</text:p>
          </table:table-cell>
          <table:table-cell table:formula="of:=[.A931]+[.B930]" office:value-type="float" office:value="466.003314666348" calcext:value-type="float">
            <text:p>466.003314666348</text:p>
          </table:table-cell>
        </table:table-row>
        <table:table-row table:style-name="ro1">
          <table:table-cell office:value-type="float" office:value="0.954528786211866" calcext:value-type="float">
            <text:p>0.954528786211866</text:p>
          </table:table-cell>
          <table:table-cell table:formula="of:=[.A932]+[.B931]" office:value-type="float" office:value="466.95784345256" calcext:value-type="float">
            <text:p>466.95784345256</text:p>
          </table:table-cell>
        </table:table-row>
        <table:table-row table:style-name="ro1">
          <table:table-cell office:value-type="float" office:value="0.987010608891371" calcext:value-type="float">
            <text:p>0.987010608891371</text:p>
          </table:table-cell>
          <table:table-cell table:formula="of:=[.A933]+[.B932]" office:value-type="float" office:value="467.944854061451" calcext:value-type="float">
            <text:p>467.944854061451</text:p>
          </table:table-cell>
        </table:table-row>
        <table:table-row table:style-name="ro1">
          <table:table-cell office:value-type="float" office:value="0.94745159599923" calcext:value-type="float">
            <text:p>0.94745159599923</text:p>
          </table:table-cell>
          <table:table-cell table:formula="of:=[.A934]+[.B933]" office:value-type="float" office:value="468.89230565745" calcext:value-type="float">
            <text:p>468.89230565745</text:p>
          </table:table-cell>
        </table:table-row>
        <table:table-row table:style-name="ro1">
          <table:table-cell office:value-type="float" office:value="0.537098840637194" calcext:value-type="float">
            <text:p>0.537098840637194</text:p>
          </table:table-cell>
          <table:table-cell table:formula="of:=[.A935]+[.B934]" office:value-type="float" office:value="469.429404498088" calcext:value-type="float">
            <text:p>469.429404498088</text:p>
          </table:table-cell>
        </table:table-row>
        <table:table-row table:style-name="ro1">
          <table:table-cell office:value-type="float" office:value="0.606763149159103" calcext:value-type="float">
            <text:p>0.606763149159103</text:p>
          </table:table-cell>
          <table:table-cell table:formula="of:=[.A936]+[.B935]" office:value-type="float" office:value="470.036167647247" calcext:value-type="float">
            <text:p>470.036167647247</text:p>
          </table:table-cell>
        </table:table-row>
        <table:table-row table:style-name="ro1">
          <table:table-cell office:value-type="float" office:value="0.963789341554969" calcext:value-type="float">
            <text:p>0.963789341554969</text:p>
          </table:table-cell>
          <table:table-cell table:formula="of:=[.A937]+[.B936]" office:value-type="float" office:value="470.999956988802" calcext:value-type="float">
            <text:p>470.999956988802</text:p>
          </table:table-cell>
        </table:table-row>
        <table:table-row table:style-name="ro1">
          <table:table-cell office:value-type="float" office:value="0.702762708046672" calcext:value-type="float">
            <text:p>0.702762708046672</text:p>
          </table:table-cell>
          <table:table-cell table:formula="of:=[.A938]+[.B937]" office:value-type="float" office:value="471.702719696848" calcext:value-type="float">
            <text:p>471.702719696848</text:p>
          </table:table-cell>
        </table:table-row>
        <table:table-row table:style-name="ro1">
          <table:table-cell office:value-type="float" office:value="0.154938691989894" calcext:value-type="float">
            <text:p>0.154938691989894</text:p>
          </table:table-cell>
          <table:table-cell table:formula="of:=[.A939]+[.B938]" office:value-type="float" office:value="471.857658388838" calcext:value-type="float">
            <text:p>471.857658388838</text:p>
          </table:table-cell>
        </table:table-row>
        <table:table-row table:style-name="ro1">
          <table:table-cell office:value-type="float" office:value="0.723986046770893" calcext:value-type="float">
            <text:p>0.723986046770893</text:p>
          </table:table-cell>
          <table:table-cell table:formula="of:=[.A940]+[.B939]" office:value-type="float" office:value="472.581644435609" calcext:value-type="float">
            <text:p>472.581644435609</text:p>
          </table:table-cell>
        </table:table-row>
        <table:table-row table:style-name="ro1">
          <table:table-cell office:value-type="float" office:value="0.390416163784109" calcext:value-type="float">
            <text:p>0.390416163784109</text:p>
          </table:table-cell>
          <table:table-cell table:formula="of:=[.A941]+[.B940]" office:value-type="float" office:value="472.972060599393" calcext:value-type="float">
            <text:p>472.972060599393</text:p>
          </table:table-cell>
        </table:table-row>
        <table:table-row table:style-name="ro1">
          <table:table-cell office:value-type="float" office:value="0.00824643162019838" calcext:value-type="float">
            <text:p>0.00824643162019838</text:p>
          </table:table-cell>
          <table:table-cell table:formula="of:=[.A942]+[.B941]" office:value-type="float" office:value="472.980307031013" calcext:value-type="float">
            <text:p>472.980307031013</text:p>
          </table:table-cell>
        </table:table-row>
        <table:table-row table:style-name="ro1">
          <table:table-cell office:value-type="float" office:value="0.41884893955056" calcext:value-type="float">
            <text:p>0.41884893955056</text:p>
          </table:table-cell>
          <table:table-cell table:formula="of:=[.A943]+[.B942]" office:value-type="float" office:value="473.399155970564" calcext:value-type="float">
            <text:p>473.399155970564</text:p>
          </table:table-cell>
        </table:table-row>
        <table:table-row table:style-name="ro1">
          <table:table-cell office:value-type="float" office:value="0.924812706630544" calcext:value-type="float">
            <text:p>0.924812706630544</text:p>
          </table:table-cell>
          <table:table-cell table:formula="of:=[.A944]+[.B943]" office:value-type="float" office:value="474.323968677194" calcext:value-type="float">
            <text:p>474.323968677194</text:p>
          </table:table-cell>
        </table:table-row>
        <table:table-row table:style-name="ro1">
          <table:table-cell office:value-type="float" office:value="0.571556233354025" calcext:value-type="float">
            <text:p>0.571556233354025</text:p>
          </table:table-cell>
          <table:table-cell table:formula="of:=[.A945]+[.B944]" office:value-type="float" office:value="474.895524910549" calcext:value-type="float">
            <text:p>474.895524910549</text:p>
          </table:table-cell>
        </table:table-row>
        <table:table-row table:style-name="ro1">
          <table:table-cell office:value-type="float" office:value="0.559642216848095" calcext:value-type="float">
            <text:p>0.559642216848095</text:p>
          </table:table-cell>
          <table:table-cell table:formula="of:=[.A946]+[.B945]" office:value-type="float" office:value="475.455167127397" calcext:value-type="float">
            <text:p>475.455167127397</text:p>
          </table:table-cell>
        </table:table-row>
        <table:table-row table:style-name="ro1">
          <table:table-cell office:value-type="float" office:value="0.873464708488819" calcext:value-type="float">
            <text:p>0.873464708488819</text:p>
          </table:table-cell>
          <table:table-cell table:formula="of:=[.A947]+[.B946]" office:value-type="float" office:value="476.328631835885" calcext:value-type="float">
            <text:p>476.328631835885</text:p>
          </table:table-cell>
        </table:table-row>
        <table:table-row table:style-name="ro1">
          <table:table-cell office:value-type="float" office:value="0.496429018485742" calcext:value-type="float">
            <text:p>0.496429018485742</text:p>
          </table:table-cell>
          <table:table-cell table:formula="of:=[.A948]+[.B947]" office:value-type="float" office:value="476.825060854371" calcext:value-type="float">
            <text:p>476.825060854371</text:p>
          </table:table-cell>
        </table:table-row>
        <table:table-row table:style-name="ro1">
          <table:table-cell office:value-type="float" office:value="0.853352119962909" calcext:value-type="float">
            <text:p>0.853352119962909</text:p>
          </table:table-cell>
          <table:table-cell table:formula="of:=[.A949]+[.B948]" office:value-type="float" office:value="477.678412974334" calcext:value-type="float">
            <text:p>477.678412974334</text:p>
          </table:table-cell>
        </table:table-row>
        <table:table-row table:style-name="ro1">
          <table:table-cell office:value-type="float" office:value="0.797190224528749" calcext:value-type="float">
            <text:p>0.797190224528749</text:p>
          </table:table-cell>
          <table:table-cell table:formula="of:=[.A950]+[.B949]" office:value-type="float" office:value="478.475603198863" calcext:value-type="float">
            <text:p>478.475603198863</text:p>
          </table:table-cell>
        </table:table-row>
        <table:table-row table:style-name="ro1">
          <table:table-cell office:value-type="float" office:value="0.585932505999423" calcext:value-type="float">
            <text:p>0.585932505999423</text:p>
          </table:table-cell>
          <table:table-cell table:formula="of:=[.A951]+[.B950]" office:value-type="float" office:value="479.061535704862" calcext:value-type="float">
            <text:p>479.061535704862</text:p>
          </table:table-cell>
        </table:table-row>
        <table:table-row table:style-name="ro1">
          <table:table-cell office:value-type="float" office:value="0.392883336702769" calcext:value-type="float">
            <text:p>0.392883336702769</text:p>
          </table:table-cell>
          <table:table-cell table:formula="of:=[.A952]+[.B951]" office:value-type="float" office:value="479.454419041565" calcext:value-type="float">
            <text:p>479.454419041565</text:p>
          </table:table-cell>
        </table:table-row>
        <table:table-row table:style-name="ro1">
          <table:table-cell office:value-type="float" office:value="0.365361795965076" calcext:value-type="float">
            <text:p>0.365361795965076</text:p>
          </table:table-cell>
          <table:table-cell table:formula="of:=[.A953]+[.B952]" office:value-type="float" office:value="479.81978083753" calcext:value-type="float">
            <text:p>479.81978083753</text:p>
          </table:table-cell>
        </table:table-row>
        <table:table-row table:style-name="ro1">
          <table:table-cell office:value-type="float" office:value="0.548306184222491" calcext:value-type="float">
            <text:p>0.548306184222491</text:p>
          </table:table-cell>
          <table:table-cell table:formula="of:=[.A954]+[.B953]" office:value-type="float" office:value="480.368087021753" calcext:value-type="float">
            <text:p>480.368087021753</text:p>
          </table:table-cell>
        </table:table-row>
        <table:table-row table:style-name="ro1">
          <table:table-cell office:value-type="float" office:value="0.54141770983486" calcext:value-type="float">
            <text:p>0.54141770983486</text:p>
          </table:table-cell>
          <table:table-cell table:formula="of:=[.A955]+[.B954]" office:value-type="float" office:value="480.909504731588" calcext:value-type="float">
            <text:p>480.909504731588</text:p>
          </table:table-cell>
        </table:table-row>
        <table:table-row table:style-name="ro1">
          <table:table-cell office:value-type="float" office:value="0.189094881528143" calcext:value-type="float">
            <text:p>0.189094881528143</text:p>
          </table:table-cell>
          <table:table-cell table:formula="of:=[.A956]+[.B955]" office:value-type="float" office:value="481.098599613116" calcext:value-type="float">
            <text:p>481.098599613116</text:p>
          </table:table-cell>
        </table:table-row>
        <table:table-row table:style-name="ro1">
          <table:table-cell office:value-type="float" office:value="0.454114447002485" calcext:value-type="float">
            <text:p>0.454114447002485</text:p>
          </table:table-cell>
          <table:table-cell table:formula="of:=[.A957]+[.B956]" office:value-type="float" office:value="481.552714060118" calcext:value-type="float">
            <text:p>481.552714060118</text:p>
          </table:table-cell>
        </table:table-row>
        <table:table-row table:style-name="ro1">
          <table:table-cell office:value-type="float" office:value="0.184136737560126" calcext:value-type="float">
            <text:p>0.184136737560126</text:p>
          </table:table-cell>
          <table:table-cell table:formula="of:=[.A958]+[.B957]" office:value-type="float" office:value="481.736850797678" calcext:value-type="float">
            <text:p>481.736850797678</text:p>
          </table:table-cell>
        </table:table-row>
        <table:table-row table:style-name="ro1">
          <table:table-cell office:value-type="float" office:value="0.930302253419075" calcext:value-type="float">
            <text:p>0.930302253419075</text:p>
          </table:table-cell>
          <table:table-cell table:formula="of:=[.A959]+[.B958]" office:value-type="float" office:value="482.667153051097" calcext:value-type="float">
            <text:p>482.667153051097</text:p>
          </table:table-cell>
        </table:table-row>
        <table:table-row table:style-name="ro1">
          <table:table-cell office:value-type="float" office:value="0.631418285480075" calcext:value-type="float">
            <text:p>0.631418285480075</text:p>
          </table:table-cell>
          <table:table-cell table:formula="of:=[.A960]+[.B959]" office:value-type="float" office:value="483.298571336577" calcext:value-type="float">
            <text:p>483.298571336577</text:p>
          </table:table-cell>
        </table:table-row>
        <table:table-row table:style-name="ro1">
          <table:table-cell office:value-type="float" office:value="0.959648049572598" calcext:value-type="float">
            <text:p>0.959648049572598</text:p>
          </table:table-cell>
          <table:table-cell table:formula="of:=[.A961]+[.B960]" office:value-type="float" office:value="484.25821938615" calcext:value-type="float">
            <text:p>484.25821938615</text:p>
          </table:table-cell>
        </table:table-row>
        <table:table-row table:style-name="ro1">
          <table:table-cell office:value-type="float" office:value="0.314936096459996" calcext:value-type="float">
            <text:p>0.314936096459996</text:p>
          </table:table-cell>
          <table:table-cell table:formula="of:=[.A962]+[.B961]" office:value-type="float" office:value="484.57315548261" calcext:value-type="float">
            <text:p>484.57315548261</text:p>
          </table:table-cell>
        </table:table-row>
        <table:table-row table:style-name="ro1">
          <table:table-cell office:value-type="float" office:value="0.146303327347361" calcext:value-type="float">
            <text:p>0.146303327347361</text:p>
          </table:table-cell>
          <table:table-cell table:formula="of:=[.A963]+[.B962]" office:value-type="float" office:value="484.719458809957" calcext:value-type="float">
            <text:p>484.719458809957</text:p>
          </table:table-cell>
        </table:table-row>
        <table:table-row table:style-name="ro1">
          <table:table-cell office:value-type="float" office:value="0.163430741035979" calcext:value-type="float">
            <text:p>0.163430741035979</text:p>
          </table:table-cell>
          <table:table-cell table:formula="of:=[.A964]+[.B963]" office:value-type="float" office:value="484.882889550993" calcext:value-type="float">
            <text:p>484.882889550993</text:p>
          </table:table-cell>
        </table:table-row>
        <table:table-row table:style-name="ro1">
          <table:table-cell office:value-type="float" office:value="0.265637284679801" calcext:value-type="float">
            <text:p>0.265637284679801</text:p>
          </table:table-cell>
          <table:table-cell table:formula="of:=[.A965]+[.B964]" office:value-type="float" office:value="485.148526835673" calcext:value-type="float">
            <text:p>485.148526835673</text:p>
          </table:table-cell>
        </table:table-row>
        <table:table-row table:style-name="ro1">
          <table:table-cell office:value-type="float" office:value="0.708313092420227" calcext:value-type="float">
            <text:p>0.708313092420227</text:p>
          </table:table-cell>
          <table:table-cell table:formula="of:=[.A966]+[.B965]" office:value-type="float" office:value="485.856839928093" calcext:value-type="float">
            <text:p>485.856839928093</text:p>
          </table:table-cell>
        </table:table-row>
        <table:table-row table:style-name="ro1">
          <table:table-cell office:value-type="float" office:value="0.242982360469219" calcext:value-type="float">
            <text:p>0.242982360469219</text:p>
          </table:table-cell>
          <table:table-cell table:formula="of:=[.A967]+[.B966]" office:value-type="float" office:value="486.099822288563" calcext:value-type="float">
            <text:p>486.099822288563</text:p>
          </table:table-cell>
        </table:table-row>
        <table:table-row table:style-name="ro1">
          <table:table-cell office:value-type="float" office:value="0.218573015575078" calcext:value-type="float">
            <text:p>0.218573015575078</text:p>
          </table:table-cell>
          <table:table-cell table:formula="of:=[.A968]+[.B967]" office:value-type="float" office:value="486.318395304138" calcext:value-type="float">
            <text:p>486.318395304138</text:p>
          </table:table-cell>
        </table:table-row>
        <table:table-row table:style-name="ro1">
          <table:table-cell office:value-type="float" office:value="0.327143648028589" calcext:value-type="float">
            <text:p>0.327143648028589</text:p>
          </table:table-cell>
          <table:table-cell table:formula="of:=[.A969]+[.B968]" office:value-type="float" office:value="486.645538952166" calcext:value-type="float">
            <text:p>486.645538952166</text:p>
          </table:table-cell>
        </table:table-row>
        <table:table-row table:style-name="ro1">
          <table:table-cell office:value-type="float" office:value="0.992132498301907" calcext:value-type="float">
            <text:p>0.992132498301907</text:p>
          </table:table-cell>
          <table:table-cell table:formula="of:=[.A970]+[.B969]" office:value-type="float" office:value="487.637671450468" calcext:value-type="float">
            <text:p>487.637671450468</text:p>
          </table:table-cell>
        </table:table-row>
        <table:table-row table:style-name="ro1">
          <table:table-cell office:value-type="float" office:value="0.981254530091955" calcext:value-type="float">
            <text:p>0.981254530091955</text:p>
          </table:table-cell>
          <table:table-cell table:formula="of:=[.A971]+[.B970]" office:value-type="float" office:value="488.61892598056" calcext:value-type="float">
            <text:p>488.61892598056</text:p>
          </table:table-cell>
        </table:table-row>
        <table:table-row table:style-name="ro1">
          <table:table-cell office:value-type="float" office:value="0.509272267316303" calcext:value-type="float">
            <text:p>0.509272267316303</text:p>
          </table:table-cell>
          <table:table-cell table:formula="of:=[.A972]+[.B971]" office:value-type="float" office:value="489.128198247876" calcext:value-type="float">
            <text:p>489.128198247876</text:p>
          </table:table-cell>
        </table:table-row>
        <table:table-row table:style-name="ro1">
          <table:table-cell office:value-type="float" office:value="0.0304213948491194" calcext:value-type="float">
            <text:p>0.0304213948491194</text:p>
          </table:table-cell>
          <table:table-cell table:formula="of:=[.A973]+[.B972]" office:value-type="float" office:value="489.158619642726" calcext:value-type="float">
            <text:p>489.158619642726</text:p>
          </table:table-cell>
        </table:table-row>
        <table:table-row table:style-name="ro1">
          <table:table-cell office:value-type="float" office:value="0.10441868687434" calcext:value-type="float">
            <text:p>0.10441868687434</text:p>
          </table:table-cell>
          <table:table-cell table:formula="of:=[.A974]+[.B973]" office:value-type="float" office:value="489.2630383296" calcext:value-type="float">
            <text:p>489.2630383296</text:p>
          </table:table-cell>
        </table:table-row>
        <table:table-row table:style-name="ro1">
          <table:table-cell office:value-type="float" office:value="0.689097486772649" calcext:value-type="float">
            <text:p>0.689097486772649</text:p>
          </table:table-cell>
          <table:table-cell table:formula="of:=[.A975]+[.B974]" office:value-type="float" office:value="489.952135816373" calcext:value-type="float">
            <text:p>489.952135816373</text:p>
          </table:table-cell>
        </table:table-row>
        <table:table-row table:style-name="ro1">
          <table:table-cell office:value-type="float" office:value="0.647766848914803" calcext:value-type="float">
            <text:p>0.647766848914803</text:p>
          </table:table-cell>
          <table:table-cell table:formula="of:=[.A976]+[.B975]" office:value-type="float" office:value="490.599902665287" calcext:value-type="float">
            <text:p>490.599902665287</text:p>
          </table:table-cell>
        </table:table-row>
        <table:table-row table:style-name="ro1">
          <table:table-cell office:value-type="float" office:value="0.768723726835715" calcext:value-type="float">
            <text:p>0.768723726835715</text:p>
          </table:table-cell>
          <table:table-cell table:formula="of:=[.A977]+[.B976]" office:value-type="float" office:value="491.368626392123" calcext:value-type="float">
            <text:p>491.368626392123</text:p>
          </table:table-cell>
        </table:table-row>
        <table:table-row table:style-name="ro1">
          <table:table-cell office:value-type="float" office:value="0.038614533149493" calcext:value-type="float">
            <text:p>0.038614533149493</text:p>
          </table:table-cell>
          <table:table-cell table:formula="of:=[.A978]+[.B977]" office:value-type="float" office:value="491.407240925273" calcext:value-type="float">
            <text:p>491.407240925273</text:p>
          </table:table-cell>
        </table:table-row>
        <table:table-row table:style-name="ro1">
          <table:table-cell office:value-type="float" office:value="0.623106159295283" calcext:value-type="float">
            <text:p>0.623106159295283</text:p>
          </table:table-cell>
          <table:table-cell table:formula="of:=[.A979]+[.B978]" office:value-type="float" office:value="492.030347084568" calcext:value-type="float">
            <text:p>492.030347084568</text:p>
          </table:table-cell>
        </table:table-row>
        <table:table-row table:style-name="ro1">
          <table:table-cell office:value-type="float" office:value="0.556128482255474" calcext:value-type="float">
            <text:p>0.556128482255474</text:p>
          </table:table-cell>
          <table:table-cell table:formula="of:=[.A980]+[.B979]" office:value-type="float" office:value="492.586475566823" calcext:value-type="float">
            <text:p>492.586475566823</text:p>
          </table:table-cell>
        </table:table-row>
        <table:table-row table:style-name="ro1">
          <table:table-cell office:value-type="float" office:value="0.95216756132641" calcext:value-type="float">
            <text:p>0.95216756132641</text:p>
          </table:table-cell>
          <table:table-cell table:formula="of:=[.A981]+[.B980]" office:value-type="float" office:value="493.53864312815" calcext:value-type="float">
            <text:p>493.53864312815</text:p>
          </table:table-cell>
        </table:table-row>
        <table:table-row table:style-name="ro1">
          <table:table-cell office:value-type="float" office:value="0.632143759900173" calcext:value-type="float">
            <text:p>0.632143759900173</text:p>
          </table:table-cell>
          <table:table-cell table:formula="of:=[.A982]+[.B981]" office:value-type="float" office:value="494.17078688805" calcext:value-type="float">
            <text:p>494.17078688805</text:p>
          </table:table-cell>
        </table:table-row>
        <table:table-row table:style-name="ro1">
          <table:table-cell office:value-type="float" office:value="0.618804310014243" calcext:value-type="float">
            <text:p>0.618804310014243</text:p>
          </table:table-cell>
          <table:table-cell table:formula="of:=[.A983]+[.B982]" office:value-type="float" office:value="494.789591198064" calcext:value-type="float">
            <text:p>494.789591198064</text:p>
          </table:table-cell>
        </table:table-row>
        <table:table-row table:style-name="ro1">
          <table:table-cell office:value-type="float" office:value="0.0109253921441009" calcext:value-type="float">
            <text:p>0.0109253921441009</text:p>
          </table:table-cell>
          <table:table-cell table:formula="of:=[.A984]+[.B983]" office:value-type="float" office:value="494.800516590208" calcext:value-type="float">
            <text:p>494.800516590208</text:p>
          </table:table-cell>
        </table:table-row>
        <table:table-row table:style-name="ro1">
          <table:table-cell office:value-type="float" office:value="0.597877632253388" calcext:value-type="float">
            <text:p>0.597877632253388</text:p>
          </table:table-cell>
          <table:table-cell table:formula="of:=[.A985]+[.B984]" office:value-type="float" office:value="495.398394222462" calcext:value-type="float">
            <text:p>495.398394222462</text:p>
          </table:table-cell>
        </table:table-row>
        <table:table-row table:style-name="ro1">
          <table:table-cell office:value-type="float" office:value="0.943629241090725" calcext:value-type="float">
            <text:p>0.943629241090725</text:p>
          </table:table-cell>
          <table:table-cell table:formula="of:=[.A986]+[.B985]" office:value-type="float" office:value="496.342023463552" calcext:value-type="float">
            <text:p>496.342023463552</text:p>
          </table:table-cell>
        </table:table-row>
        <table:table-row table:style-name="ro1">
          <table:table-cell office:value-type="float" office:value="0.351096055472073" calcext:value-type="float">
            <text:p>0.351096055472073</text:p>
          </table:table-cell>
          <table:table-cell table:formula="of:=[.A987]+[.B986]" office:value-type="float" office:value="496.693119519024" calcext:value-type="float">
            <text:p>496.693119519024</text:p>
          </table:table-cell>
        </table:table-row>
        <table:table-row table:style-name="ro1">
          <table:table-cell office:value-type="float" office:value="0.534772604652751" calcext:value-type="float">
            <text:p>0.534772604652751</text:p>
          </table:table-cell>
          <table:table-cell table:formula="of:=[.A988]+[.B987]" office:value-type="float" office:value="497.227892123677" calcext:value-type="float">
            <text:p>497.227892123677</text:p>
          </table:table-cell>
        </table:table-row>
        <table:table-row table:style-name="ro1">
          <table:table-cell office:value-type="float" office:value="0.0819626781156619" calcext:value-type="float">
            <text:p>0.0819626781156619</text:p>
          </table:table-cell>
          <table:table-cell table:formula="of:=[.A989]+[.B988]" office:value-type="float" office:value="497.309854801793" calcext:value-type="float">
            <text:p>497.309854801793</text:p>
          </table:table-cell>
        </table:table-row>
        <table:table-row table:style-name="ro1">
          <table:table-cell office:value-type="float" office:value="0.619006423788539" calcext:value-type="float">
            <text:p>0.619006423788539</text:p>
          </table:table-cell>
          <table:table-cell table:formula="of:=[.A990]+[.B989]" office:value-type="float" office:value="497.928861225581" calcext:value-type="float">
            <text:p>497.928861225581</text:p>
          </table:table-cell>
        </table:table-row>
        <table:table-row table:style-name="ro1">
          <table:table-cell office:value-type="float" office:value="0.303364742697821" calcext:value-type="float">
            <text:p>0.303364742697821</text:p>
          </table:table-cell>
          <table:table-cell table:formula="of:=[.A991]+[.B990]" office:value-type="float" office:value="498.232225968279" calcext:value-type="float">
            <text:p>498.232225968279</text:p>
          </table:table-cell>
        </table:table-row>
        <table:table-row table:style-name="ro1">
          <table:table-cell office:value-type="float" office:value="0.221122465593936" calcext:value-type="float">
            <text:p>0.221122465593936</text:p>
          </table:table-cell>
          <table:table-cell table:formula="of:=[.A992]+[.B991]" office:value-type="float" office:value="498.453348433873" calcext:value-type="float">
            <text:p>498.453348433873</text:p>
          </table:table-cell>
        </table:table-row>
        <table:table-row table:style-name="ro1">
          <table:table-cell office:value-type="float" office:value="0.75614708256474" calcext:value-type="float">
            <text:p>0.75614708256474</text:p>
          </table:table-cell>
          <table:table-cell table:formula="of:=[.A993]+[.B992]" office:value-type="float" office:value="499.209495516438" calcext:value-type="float">
            <text:p>499.209495516438</text:p>
          </table:table-cell>
        </table:table-row>
        <table:table-row table:style-name="ro1">
          <table:table-cell office:value-type="float" office:value="0.392321488675897" calcext:value-type="float">
            <text:p>0.392321488675897</text:p>
          </table:table-cell>
          <table:table-cell table:formula="of:=[.A994]+[.B993]" office:value-type="float" office:value="499.601817005114" calcext:value-type="float">
            <text:p>499.601817005114</text:p>
          </table:table-cell>
        </table:table-row>
        <table:table-row table:style-name="ro1">
          <table:table-cell office:value-type="float" office:value="0.346143528317866" calcext:value-type="float">
            <text:p>0.346143528317866</text:p>
          </table:table-cell>
          <table:table-cell table:formula="of:=[.A995]+[.B994]" office:value-type="float" office:value="499.947960533432" calcext:value-type="float">
            <text:p>499.947960533432</text:p>
          </table:table-cell>
        </table:table-row>
        <table:table-row table:style-name="ro1">
          <table:table-cell office:value-type="float" office:value="0.227208028570581" calcext:value-type="float">
            <text:p>0.227208028570581</text:p>
          </table:table-cell>
          <table:table-cell table:formula="of:=[.A996]+[.B995]" office:value-type="float" office:value="500.175168562002" calcext:value-type="float">
            <text:p>500.175168562002</text:p>
          </table:table-cell>
        </table:table-row>
        <table:table-row table:style-name="ro1">
          <table:table-cell office:value-type="float" office:value="0.487734301474871" calcext:value-type="float">
            <text:p>0.487734301474871</text:p>
          </table:table-cell>
          <table:table-cell table:formula="of:=[.A997]+[.B996]" office:value-type="float" office:value="500.662902863477" calcext:value-type="float">
            <text:p>500.662902863477</text:p>
          </table:table-cell>
        </table:table-row>
        <table:table-row table:style-name="ro1">
          <table:table-cell office:value-type="float" office:value="0.0206362991715666" calcext:value-type="float">
            <text:p>0.0206362991715666</text:p>
          </table:table-cell>
          <table:table-cell table:formula="of:=[.A998]+[.B997]" office:value-type="float" office:value="500.683539162649" calcext:value-type="float">
            <text:p>500.683539162649</text:p>
          </table:table-cell>
        </table:table-row>
        <table:table-row table:style-name="ro1">
          <table:table-cell office:value-type="float" office:value="0.0725708186564285" calcext:value-type="float">
            <text:p>0.0725708186564285</text:p>
          </table:table-cell>
          <table:table-cell table:formula="of:=[.A999]+[.B998]" office:value-type="float" office:value="500.756109981305" calcext:value-type="float">
            <text:p>500.756109981305</text:p>
          </table:table-cell>
        </table:table-row>
        <table:table-row table:style-name="ro1">
          <table:table-cell office:value-type="float" office:value="0.450897278746546" calcext:value-type="float">
            <text:p>0.450897278746546</text:p>
          </table:table-cell>
          <table:table-cell table:formula="of:=[.A1000]+[.B999]" office:value-type="float" office:value="501.207007260051" calcext:value-type="float">
            <text:p>501.207007260051</text:p>
          </table:table-cell>
        </table:table-row>
        <table:table-row table:style-name="ro1">
          <table:table-cell office:value-type="float" office:value="0.883632434837261" calcext:value-type="float">
            <text:p>0.883632434837261</text:p>
          </table:table-cell>
          <table:table-cell table:formula="of:=[.A1001]+[.B1000]" office:value-type="float" office:value="502.090639694889" calcext:value-type="float">
            <text:p>502.090639694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5T15:25:05.038000000</dc:date>
    <meta:editing-duration>P0D</meta:editing-duration>
    <meta:editing-cycles>1</meta:editing-cycles>
    <meta:document-statistic meta:table-count="1" meta:cell-count="2002" meta:object-count="0"/>
    <meta:generator>LibreOffice/7.2.4.1$Windows_X86_64 LibreOffice_project/27d75539669ac387bb498e35313b970b7fe9c4f9</meta:generator>
  </office:meta>
</office:document-meta>
</file>